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251fe7">
      <style:table-properties style:width="6.692in" table:align="margins"/>
    </style:style>
    <style:style style:family="table-column" style:name="a394de3"/>
    <style:style style:family="table-cell" style:name="a571a38">
      <style:table-cell-properties style:decimal-places="2"/>
      <style:paragraph-properties style:tab-stop-distance="1.25cm"/>
      <style:text-properties fo:color="#c9211e" fo:font-size="15.0pt" fo:font-weight="bold" style:font-name="Arial" style:font-name-asian="Lucida Sans Unicode" style:font-name-complex="Tahoma"/>
    </style:style>
    <style:style style:family="table-cell" style:name="a860df4">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bf63a8">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9ad8b6">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18b7d8">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a7af93">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612623">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4eae8c">
      <style:table-cell-properties fo:background-color="#ffb66c" fo:border="0.03cm solid #000000" fo:border-bottom="0.03cm solid #000000" fo:border-top="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a88d15">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c479ca">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3edc0f">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number:number-style style:name="n4f693e">
      <number:number number:decimal-places="0" number:grouping="true" number:min-integer-digits="1"/>
    </number:number-style>
    <style:style style:data-style-name="n4f693e" style:family="table-cell" style:name="a4298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62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7dcf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091b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d8f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7357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129c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abc3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32f8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2bac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859a1">
      <number:number number:decimal-places="0" number:grouping="true" number:min-integer-digits="1"/>
    </number:number-style>
    <style:style style:data-style-name="n2859a1" style:family="table-cell" style:name="ab1163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54834">
      <number:number number:decimal-places="0" number:grouping="true" number:min-integer-digits="1"/>
    </number:number-style>
    <style:style style:data-style-name="nf54834" style:family="table-cell" style:name="aca4f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6efb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776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8de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23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9b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42e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d08ed">
      <number:number number:decimal-places="0" number:grouping="true" number:min-integer-digits="1"/>
    </number:number-style>
    <style:style style:data-style-name="n0d08ed" style:family="table-cell" style:name="a148b4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52461">
      <number:number number:decimal-places="0" number:grouping="true" number:min-integer-digits="1"/>
    </number:number-style>
    <style:style style:data-style-name="nb52461" style:family="table-cell" style:name="ae1bd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66e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41a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07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288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e59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7a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5ffd2">
      <number:number number:decimal-places="0" number:grouping="true" number:min-integer-digits="1"/>
    </number:number-style>
    <style:style style:data-style-name="n25ffd2" style:family="table-cell" style:name="a757a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a5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d2ab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308b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d099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51b7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99f3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18db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6e7b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f371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270a3">
      <number:number number:decimal-places="0" number:grouping="true" number:min-integer-digits="1"/>
    </number:number-style>
    <style:style style:data-style-name="n2270a3" style:family="table-cell" style:name="a6bd57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0a316">
      <number:number number:decimal-places="0" number:grouping="true" number:min-integer-digits="1"/>
    </number:number-style>
    <style:style style:data-style-name="nd0a316" style:family="table-cell" style:name="aa7c5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98d5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ee3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e55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00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9e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55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cbc8f">
      <number:number number:decimal-places="0" number:grouping="true" number:min-integer-digits="1"/>
    </number:number-style>
    <style:style style:data-style-name="n7cbc8f" style:family="table-cell" style:name="a4fbe0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9139d">
      <number:number number:decimal-places="0" number:grouping="true" number:min-integer-digits="1"/>
    </number:number-style>
    <style:style style:data-style-name="nc9139d" style:family="table-cell" style:name="a2efa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042c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395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86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2d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da1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a1a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3667e">
      <number:number number:decimal-places="0" number:grouping="true" number:min-integer-digits="1"/>
    </number:number-style>
    <style:style style:data-style-name="n73667e" style:family="table-cell" style:name="a722d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aaa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8f9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426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5f44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3f2e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1bc4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14fd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95b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0a2a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7b7da">
      <number:number number:decimal-places="0" number:grouping="true" number:min-integer-digits="1"/>
    </number:number-style>
    <style:style style:data-style-name="nc7b7da" style:family="table-cell" style:name="a133d1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67f10">
      <number:number number:decimal-places="0" number:grouping="true" number:min-integer-digits="1"/>
    </number:number-style>
    <style:style style:data-style-name="n767f10" style:family="table-cell" style:name="a708b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d8e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662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ad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d331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24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5c2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55fb0">
      <number:number number:decimal-places="0" number:grouping="true" number:min-integer-digits="1"/>
    </number:number-style>
    <style:style style:data-style-name="ne55fb0" style:family="table-cell" style:name="ae4964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fe1c8">
      <number:number number:decimal-places="0" number:grouping="true" number:min-integer-digits="1"/>
    </number:number-style>
    <style:style style:data-style-name="ndfe1c8" style:family="table-cell" style:name="a5231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a002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67a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31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1834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7e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812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3d160">
      <number:number number:decimal-places="0" number:grouping="true" number:min-integer-digits="1"/>
    </number:number-style>
    <style:style style:data-style-name="n23d160" style:family="table-cell" style:name="a7e8d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f2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a101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7612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b3d9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cd8e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d74f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5dc8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3c08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a986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bae1c">
      <number:number number:decimal-places="0" number:grouping="true" number:min-integer-digits="1"/>
    </number:number-style>
    <style:style style:data-style-name="nbbae1c" style:family="table-cell" style:name="a791be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94352">
      <number:number number:decimal-places="0" number:grouping="true" number:min-integer-digits="1"/>
    </number:number-style>
    <style:style style:data-style-name="n294352" style:family="table-cell" style:name="a3269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6d42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c876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d56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0ce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f1d2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5b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f9f00">
      <number:number number:decimal-places="0" number:grouping="true" number:min-integer-digits="1"/>
    </number:number-style>
    <style:style style:data-style-name="n1f9f00" style:family="table-cell" style:name="ae12b4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ad3a9">
      <number:number number:decimal-places="0" number:grouping="true" number:min-integer-digits="1"/>
    </number:number-style>
    <style:style style:data-style-name="ncad3a9" style:family="table-cell" style:name="a461e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ddd5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136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65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321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57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e49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25894">
      <number:number number:decimal-places="0" number:grouping="true" number:min-integer-digits="1"/>
    </number:number-style>
    <style:style style:data-style-name="nc25894" style:family="table-cell" style:name="a5093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3b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3d43c">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8d41b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f3dc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59c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86e1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7ff9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2bfd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0f6a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55079">
      <number:number number:decimal-places="0" number:grouping="true" number:min-integer-digits="1"/>
    </number:number-style>
    <style:style style:data-style-name="n555079" style:family="table-cell" style:name="abadb6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ff781">
      <number:number number:decimal-places="0" number:grouping="true" number:min-integer-digits="1"/>
    </number:number-style>
    <style:style style:data-style-name="n8ff781" style:family="table-cell" style:name="aa07a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352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257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806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08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dd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c3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8ec4d">
      <number:number number:decimal-places="0" number:grouping="true" number:min-integer-digits="1"/>
    </number:number-style>
    <style:style style:data-style-name="n48ec4d" style:family="table-cell" style:name="aff0d8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1c67f">
      <number:number number:decimal-places="0" number:grouping="true" number:min-integer-digits="1"/>
    </number:number-style>
    <style:style style:data-style-name="ne1c67f" style:family="table-cell" style:name="ae1e0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60e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fb9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c3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34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d7c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3b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e90b8">
      <number:number number:decimal-places="0" number:grouping="true" number:min-integer-digits="1"/>
    </number:number-style>
    <style:style style:data-style-name="nae90b8" style:family="table-cell" style:name="a7bcd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ec8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8c3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6974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6a36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2f46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6299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a8ad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c0c0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9c3e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7d5a9">
      <number:number number:decimal-places="0" number:grouping="true" number:min-integer-digits="1"/>
    </number:number-style>
    <style:style style:data-style-name="nb7d5a9" style:family="table-cell" style:name="a9a4bf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d4944">
      <number:number number:decimal-places="0" number:grouping="true" number:min-integer-digits="1"/>
    </number:number-style>
    <style:style style:data-style-name="n1d4944" style:family="table-cell" style:name="a7aee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521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d0a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ff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17a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c9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b5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69b6b">
      <number:number number:decimal-places="0" number:grouping="true" number:min-integer-digits="1"/>
    </number:number-style>
    <style:style style:data-style-name="n369b6b" style:family="table-cell" style:name="a1cf27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21e4f">
      <number:number number:decimal-places="0" number:grouping="true" number:min-integer-digits="1"/>
    </number:number-style>
    <style:style style:data-style-name="nf21e4f" style:family="table-cell" style:name="a7dd1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17c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756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35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89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ee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09e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441d4">
      <number:number number:decimal-places="0" number:grouping="true" number:min-integer-digits="1"/>
    </number:number-style>
    <style:style style:data-style-name="nb441d4" style:family="table-cell" style:name="a1ac8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6a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4cdb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14b6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b688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3aa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db96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87f7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6d6d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4090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6060f">
      <number:number number:decimal-places="0" number:grouping="true" number:min-integer-digits="1"/>
    </number:number-style>
    <style:style style:data-style-name="nf6060f" style:family="table-cell" style:name="aef004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9b1b0">
      <number:number number:decimal-places="0" number:grouping="true" number:min-integer-digits="1"/>
    </number:number-style>
    <style:style style:data-style-name="n29b1b0" style:family="table-cell" style:name="a9ab9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effd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c3d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e392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cb1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466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15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9a2b8">
      <number:number number:decimal-places="0" number:grouping="true" number:min-integer-digits="1"/>
    </number:number-style>
    <style:style style:data-style-name="n79a2b8" style:family="table-cell" style:name="a38e5c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c7cd4">
      <number:number number:decimal-places="0" number:grouping="true" number:min-integer-digits="1"/>
    </number:number-style>
    <style:style style:data-style-name="n8c7cd4" style:family="table-cell" style:name="a9e3d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a1b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d74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6f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bf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8b7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0d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661dc">
      <number:number number:decimal-places="0" number:grouping="true" number:min-integer-digits="1"/>
    </number:number-style>
    <style:style style:data-style-name="nc661dc" style:family="table-cell" style:name="ac179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1a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1435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976e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cf8e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e4d5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e451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964d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f21f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bac2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7e126">
      <number:number number:decimal-places="0" number:grouping="true" number:min-integer-digits="1"/>
    </number:number-style>
    <style:style style:data-style-name="nc7e126" style:family="table-cell" style:name="a4ae75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66ede">
      <number:number number:decimal-places="0" number:grouping="true" number:min-integer-digits="1"/>
    </number:number-style>
    <style:style style:data-style-name="nc66ede" style:family="table-cell" style:name="ab68e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dcb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5a1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c3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cc7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b7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d63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b1ac6">
      <number:number number:decimal-places="0" number:grouping="true" number:min-integer-digits="1"/>
    </number:number-style>
    <style:style style:data-style-name="n2b1ac6" style:family="table-cell" style:name="a089be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e4310">
      <number:number number:decimal-places="0" number:grouping="true" number:min-integer-digits="1"/>
    </number:number-style>
    <style:style style:data-style-name="nae4310" style:family="table-cell" style:name="ad0ff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8e7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a76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faa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2d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7b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fe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8d29b">
      <number:number number:decimal-places="0" number:grouping="true" number:min-integer-digits="1"/>
    </number:number-style>
    <style:style style:data-style-name="na8d29b" style:family="table-cell" style:name="ade1b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c3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4c3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f324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6b36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f71e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95df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4805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0b42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41a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71b7b">
      <number:number number:decimal-places="0" number:grouping="true" number:min-integer-digits="1"/>
    </number:number-style>
    <style:style style:data-style-name="n471b7b" style:family="table-cell" style:name="a4be0f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11e11">
      <number:number number:decimal-places="0" number:grouping="true" number:min-integer-digits="1"/>
    </number:number-style>
    <style:style style:data-style-name="nc11e11" style:family="table-cell" style:name="a18c6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674b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16e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89c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63d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73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44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3e4b3">
      <number:number number:decimal-places="0" number:grouping="true" number:min-integer-digits="1"/>
    </number:number-style>
    <style:style style:data-style-name="nb3e4b3" style:family="table-cell" style:name="afe4ae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55111">
      <number:number number:decimal-places="0" number:grouping="true" number:min-integer-digits="1"/>
    </number:number-style>
    <style:style style:data-style-name="n755111" style:family="table-cell" style:name="ae5651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c32d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117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dd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2e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264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a8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0d347">
      <number:number number:decimal-places="0" number:grouping="true" number:min-integer-digits="1"/>
    </number:number-style>
    <style:style style:data-style-name="n30d347" style:family="table-cell" style:name="ab32a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56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579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ede5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a674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87ca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9c9d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872d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ec32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3e8d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bcd37">
      <number:number number:decimal-places="0" number:grouping="true" number:min-integer-digits="1"/>
    </number:number-style>
    <style:style style:data-style-name="nfbcd37" style:family="table-cell" style:name="ab8bdd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7b73d">
      <number:number number:decimal-places="0" number:grouping="true" number:min-integer-digits="1"/>
    </number:number-style>
    <style:style style:data-style-name="n87b73d" style:family="table-cell" style:name="a5b2c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ff16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146e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97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ce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d51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11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c6155">
      <number:number number:decimal-places="0" number:grouping="true" number:min-integer-digits="1"/>
    </number:number-style>
    <style:style style:data-style-name="n8c6155" style:family="table-cell" style:name="a403a4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56c18">
      <number:number number:decimal-places="0" number:grouping="true" number:min-integer-digits="1"/>
    </number:number-style>
    <style:style style:data-style-name="n956c18" style:family="table-cell" style:name="a9a52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780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c71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fbf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0a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fa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d5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aecd9">
      <number:number number:decimal-places="0" number:grouping="true" number:min-integer-digits="1"/>
    </number:number-style>
    <style:style style:data-style-name="nbaecd9" style:family="table-cell" style:name="a7d16e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88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d11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65e4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68a3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7a4c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3488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28a7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364b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40ec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708dd">
      <number:number number:decimal-places="0" number:grouping="true" number:min-integer-digits="1"/>
    </number:number-style>
    <style:style style:data-style-name="n9708dd" style:family="table-cell" style:name="a6db1b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3f481">
      <number:number number:decimal-places="0" number:grouping="true" number:min-integer-digits="1"/>
    </number:number-style>
    <style:style style:data-style-name="n93f481" style:family="table-cell" style:name="a32b4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a2c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561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77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29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66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bf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6cec9">
      <number:number number:decimal-places="0" number:grouping="true" number:min-integer-digits="1"/>
    </number:number-style>
    <style:style style:data-style-name="ne6cec9" style:family="table-cell" style:name="a15b33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b6ff7">
      <number:number number:decimal-places="0" number:grouping="true" number:min-integer-digits="1"/>
    </number:number-style>
    <style:style style:data-style-name="n9b6ff7" style:family="table-cell" style:name="a25db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3520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e62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fc5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8a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11c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1c6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a6e0e">
      <number:number number:decimal-places="0" number:grouping="true" number:min-integer-digits="1"/>
    </number:number-style>
    <style:style style:data-style-name="nda6e0e" style:family="table-cell" style:name="acf95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5c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2b6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9bec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f2d1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9813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e7f8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a491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5f3d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84c8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e3eb1">
      <number:number number:decimal-places="0" number:grouping="true" number:min-integer-digits="1"/>
    </number:number-style>
    <style:style style:data-style-name="n4e3eb1" style:family="table-cell" style:name="a401e3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c1a64">
      <number:number number:decimal-places="0" number:grouping="true" number:min-integer-digits="1"/>
    </number:number-style>
    <style:style style:data-style-name="n4c1a64" style:family="table-cell" style:name="a1228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0d8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b5a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4e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4a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7df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2a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282a5">
      <number:number number:decimal-places="0" number:grouping="true" number:min-integer-digits="1"/>
    </number:number-style>
    <style:style style:data-style-name="n1282a5" style:family="table-cell" style:name="a0670f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bcf92">
      <number:number number:decimal-places="0" number:grouping="true" number:min-integer-digits="1"/>
    </number:number-style>
    <style:style style:data-style-name="n5bcf92" style:family="table-cell" style:name="aa06d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2cb5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75f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04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a37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da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857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c4f77">
      <number:number number:decimal-places="0" number:grouping="true" number:min-integer-digits="1"/>
    </number:number-style>
    <style:style style:data-style-name="n5c4f77" style:family="table-cell" style:name="a1a86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ad5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27d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f5d7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206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887d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6acf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59e7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5aca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63c1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5c376">
      <number:number number:decimal-places="0" number:grouping="true" number:min-integer-digits="1"/>
    </number:number-style>
    <style:style style:data-style-name="nb5c376" style:family="table-cell" style:name="a5e48a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57755">
      <number:number number:decimal-places="0" number:grouping="true" number:min-integer-digits="1"/>
    </number:number-style>
    <style:style style:data-style-name="n457755" style:family="table-cell" style:name="af4b0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0cd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b16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bc3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ff6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11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a1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eb3dd">
      <number:number number:decimal-places="0" number:grouping="true" number:min-integer-digits="1"/>
    </number:number-style>
    <style:style style:data-style-name="n2eb3dd" style:family="table-cell" style:name="abd30d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e95d4">
      <number:number number:decimal-places="0" number:grouping="true" number:min-integer-digits="1"/>
    </number:number-style>
    <style:style style:data-style-name="n4e95d4" style:family="table-cell" style:name="a377e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238c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d85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32d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792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ea2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b05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c69ae">
      <number:number number:decimal-places="0" number:grouping="true" number:min-integer-digits="1"/>
    </number:number-style>
    <style:style style:data-style-name="n0c69ae" style:family="table-cell" style:name="a8894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824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0048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c2bb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9b1a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a847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0e0c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8ef7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efad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8ddd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bcfca">
      <number:number number:decimal-places="0" number:grouping="true" number:min-integer-digits="1"/>
    </number:number-style>
    <style:style style:data-style-name="n2bcfca" style:family="table-cell" style:name="ae5230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07caa">
      <number:number number:decimal-places="0" number:grouping="true" number:min-integer-digits="1"/>
    </number:number-style>
    <style:style style:data-style-name="nd07caa" style:family="table-cell" style:name="a1be6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dca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8da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387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fa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dc0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71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ebea2">
      <number:number number:decimal-places="0" number:grouping="true" number:min-integer-digits="1"/>
    </number:number-style>
    <style:style style:data-style-name="n9ebea2" style:family="table-cell" style:name="aa4b0a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dabae">
      <number:number number:decimal-places="0" number:grouping="true" number:min-integer-digits="1"/>
    </number:number-style>
    <style:style style:data-style-name="n8dabae" style:family="table-cell" style:name="aa2f3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fa3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231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5aa6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4c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55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829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eead7">
      <number:number number:decimal-places="0" number:grouping="true" number:min-integer-digits="1"/>
    </number:number-style>
    <style:style style:data-style-name="ndeead7" style:family="table-cell" style:name="acfa9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16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33ad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2e2b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68bf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a459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c47c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5986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962e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4202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8c368">
      <number:number number:decimal-places="0" number:grouping="true" number:min-integer-digits="1"/>
    </number:number-style>
    <style:style style:data-style-name="na8c368" style:family="table-cell" style:name="ac5919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4c4f1">
      <number:number number:decimal-places="0" number:grouping="true" number:min-integer-digits="1"/>
    </number:number-style>
    <style:style style:data-style-name="n94c4f1" style:family="table-cell" style:name="a50c4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036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d04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937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ba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0567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40a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c9e50">
      <number:number number:decimal-places="0" number:grouping="true" number:min-integer-digits="1"/>
    </number:number-style>
    <style:style style:data-style-name="n2c9e50" style:family="table-cell" style:name="ae3324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12274">
      <number:number number:decimal-places="0" number:grouping="true" number:min-integer-digits="1"/>
    </number:number-style>
    <style:style style:data-style-name="nd12274" style:family="table-cell" style:name="a39e2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6984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62f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53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6e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6e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e9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85131">
      <number:number number:decimal-places="0" number:grouping="true" number:min-integer-digits="1"/>
    </number:number-style>
    <style:style style:data-style-name="na85131" style:family="table-cell" style:name="a8387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55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18d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fe64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7d52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41c7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a013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5d4a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b3d6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199a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26c05">
      <number:number number:decimal-places="0" number:grouping="true" number:min-integer-digits="1"/>
    </number:number-style>
    <style:style style:data-style-name="n126c05" style:family="table-cell" style:name="a62007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91a97">
      <number:number number:decimal-places="0" number:grouping="true" number:min-integer-digits="1"/>
    </number:number-style>
    <style:style style:data-style-name="n691a97" style:family="table-cell" style:name="ac243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e61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d68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cb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642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eb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5b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f52e8">
      <number:number number:decimal-places="0" number:grouping="true" number:min-integer-digits="1"/>
    </number:number-style>
    <style:style style:data-style-name="naf52e8" style:family="table-cell" style:name="afb9b0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1e17b">
      <number:number number:decimal-places="0" number:grouping="true" number:min-integer-digits="1"/>
    </number:number-style>
    <style:style style:data-style-name="n91e17b" style:family="table-cell" style:name="a029f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13d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e2a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fcf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f79f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df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fa6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67ec8">
      <number:number number:decimal-places="0" number:grouping="true" number:min-integer-digits="1"/>
    </number:number-style>
    <style:style style:data-style-name="ne67ec8" style:family="table-cell" style:name="a9bcb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3e0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cd43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6e04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cb18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4279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da1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2d6c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9637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5cca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dde7a">
      <number:number number:decimal-places="0" number:grouping="true" number:min-integer-digits="1"/>
    </number:number-style>
    <style:style style:data-style-name="n5dde7a" style:family="table-cell" style:name="a474e7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f3455">
      <number:number number:decimal-places="0" number:grouping="true" number:min-integer-digits="1"/>
    </number:number-style>
    <style:style style:data-style-name="nef3455" style:family="table-cell" style:name="a22f9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b7d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2be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f4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f54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3b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7a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121ab">
      <number:number number:decimal-places="0" number:grouping="true" number:min-integer-digits="1"/>
    </number:number-style>
    <style:style style:data-style-name="ne121ab" style:family="table-cell" style:name="a158b2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a7c4d">
      <number:number number:decimal-places="0" number:grouping="true" number:min-integer-digits="1"/>
    </number:number-style>
    <style:style style:data-style-name="n1a7c4d" style:family="table-cell" style:name="a94db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923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e0b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29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73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99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1d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0a5a1">
      <number:number number:decimal-places="0" number:grouping="true" number:min-integer-digits="1"/>
    </number:number-style>
    <style:style style:data-style-name="nc0a5a1" style:family="table-cell" style:name="a9298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ca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f12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1f43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3f4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8d3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e4bf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30f3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02a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b20b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0f175">
      <number:number number:decimal-places="0" number:grouping="true" number:min-integer-digits="1"/>
    </number:number-style>
    <style:style style:data-style-name="n10f175" style:family="table-cell" style:name="a3f743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c89c7">
      <number:number number:decimal-places="0" number:grouping="true" number:min-integer-digits="1"/>
    </number:number-style>
    <style:style style:data-style-name="n5c89c7" style:family="table-cell" style:name="acf3a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f51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6fd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87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0c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80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57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d261e">
      <number:number number:decimal-places="0" number:grouping="true" number:min-integer-digits="1"/>
    </number:number-style>
    <style:style style:data-style-name="nfd261e" style:family="table-cell" style:name="a9a8e3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3d0a2">
      <number:number number:decimal-places="0" number:grouping="true" number:min-integer-digits="1"/>
    </number:number-style>
    <style:style style:data-style-name="n43d0a2" style:family="table-cell" style:name="a54a6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99f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b79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62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2c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17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03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8a376">
      <number:number number:decimal-places="0" number:grouping="true" number:min-integer-digits="1"/>
    </number:number-style>
    <style:style style:data-style-name="n58a376" style:family="table-cell" style:name="ab3ff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35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cbc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7905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12cc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5602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a6dd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e1a5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5ca7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64b9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f6d35">
      <number:number number:decimal-places="0" number:grouping="true" number:min-integer-digits="1"/>
    </number:number-style>
    <style:style style:data-style-name="n8f6d35" style:family="table-cell" style:name="a98453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ed61a">
      <number:number number:decimal-places="0" number:grouping="true" number:min-integer-digits="1"/>
    </number:number-style>
    <style:style style:data-style-name="nded61a" style:family="table-cell" style:name="a04725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6b0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047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1ee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d15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d7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2f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23b40">
      <number:number number:decimal-places="0" number:grouping="true" number:min-integer-digits="1"/>
    </number:number-style>
    <style:style style:data-style-name="nf23b40" style:family="table-cell" style:name="a0752e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e91d1">
      <number:number number:decimal-places="0" number:grouping="true" number:min-integer-digits="1"/>
    </number:number-style>
    <style:style style:data-style-name="nae91d1" style:family="table-cell" style:name="a68c6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0f0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940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27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c3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21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1d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7a636">
      <number:number number:decimal-places="0" number:grouping="true" number:min-integer-digits="1"/>
    </number:number-style>
    <style:style style:data-style-name="n17a636" style:family="table-cell" style:name="a257e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66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0ce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831f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0b47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0dd4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9eea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4d0a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d114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2e80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04281">
      <number:number number:decimal-places="0" number:grouping="true" number:min-integer-digits="1"/>
    </number:number-style>
    <style:style style:data-style-name="nc04281" style:family="table-cell" style:name="af91df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f8fa8">
      <number:number number:decimal-places="0" number:grouping="true" number:min-integer-digits="1"/>
    </number:number-style>
    <style:style style:data-style-name="ncf8fa8" style:family="table-cell" style:name="a1df7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2ee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dd9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1e4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a6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13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81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07d4c">
      <number:number number:decimal-places="0" number:grouping="true" number:min-integer-digits="1"/>
    </number:number-style>
    <style:style style:data-style-name="n407d4c" style:family="table-cell" style:name="a95919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745c3">
      <number:number number:decimal-places="0" number:grouping="true" number:min-integer-digits="1"/>
    </number:number-style>
    <style:style style:data-style-name="n8745c3" style:family="table-cell" style:name="a1969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4d69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b7a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dd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04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c24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90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5ae01">
      <number:number number:decimal-places="0" number:grouping="true" number:min-integer-digits="1"/>
    </number:number-style>
    <style:style style:data-style-name="n35ae01" style:family="table-cell" style:name="ac14be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95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ed0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1d2a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830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1b1e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88d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c6eb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eb6c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6955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d6d32">
      <number:number number:decimal-places="0" number:grouping="true" number:min-integer-digits="1"/>
    </number:number-style>
    <style:style style:data-style-name="n6d6d32" style:family="table-cell" style:name="a5a828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7bc4b">
      <number:number number:decimal-places="0" number:grouping="true" number:min-integer-digits="1"/>
    </number:number-style>
    <style:style style:data-style-name="nc7bc4b" style:family="table-cell" style:name="acb06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a843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9f8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96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b2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8c0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4a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c7b3d">
      <number:number number:decimal-places="0" number:grouping="true" number:min-integer-digits="1"/>
    </number:number-style>
    <style:style style:data-style-name="nec7b3d" style:family="table-cell" style:name="a9405f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34e55">
      <number:number number:decimal-places="0" number:grouping="true" number:min-integer-digits="1"/>
    </number:number-style>
    <style:style style:data-style-name="nc34e55" style:family="table-cell" style:name="a9266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df0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a70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bda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1a9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84a7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09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cda98">
      <number:number number:decimal-places="0" number:grouping="true" number:min-integer-digits="1"/>
    </number:number-style>
    <style:style style:data-style-name="nccda98" style:family="table-cell" style:name="a9422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1da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ce1d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2478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4732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da96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87b3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32cd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ff0e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887d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8317d">
      <number:number number:decimal-places="0" number:grouping="true" number:min-integer-digits="1"/>
    </number:number-style>
    <style:style style:data-style-name="n08317d" style:family="table-cell" style:name="a988f4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3f135">
      <number:number number:decimal-places="0" number:grouping="true" number:min-integer-digits="1"/>
    </number:number-style>
    <style:style style:data-style-name="na3f135" style:family="table-cell" style:name="a65c5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8e9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020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5a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ef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1d0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97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ddd29">
      <number:number number:decimal-places="0" number:grouping="true" number:min-integer-digits="1"/>
    </number:number-style>
    <style:style style:data-style-name="nfddd29" style:family="table-cell" style:name="a45b90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2233d">
      <number:number number:decimal-places="0" number:grouping="true" number:min-integer-digits="1"/>
    </number:number-style>
    <style:style style:data-style-name="n42233d" style:family="table-cell" style:name="acced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7de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387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e4a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fe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45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e4a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fc797">
      <number:number number:decimal-places="0" number:grouping="true" number:min-integer-digits="1"/>
    </number:number-style>
    <style:style style:data-style-name="nafc797" style:family="table-cell" style:name="af276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647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95f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db65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1093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a559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f33d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fe1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153d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c082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29778">
      <number:number number:decimal-places="0" number:grouping="true" number:min-integer-digits="1"/>
    </number:number-style>
    <style:style style:data-style-name="n629778" style:family="table-cell" style:name="a91d6e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1f3e4">
      <number:number number:decimal-places="0" number:grouping="true" number:min-integer-digits="1"/>
    </number:number-style>
    <style:style style:data-style-name="nb1f3e4" style:family="table-cell" style:name="a45fe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ec0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2f9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a7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71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ab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ed4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d87ec">
      <number:number number:decimal-places="0" number:grouping="true" number:min-integer-digits="1"/>
    </number:number-style>
    <style:style style:data-style-name="nbd87ec" style:family="table-cell" style:name="ae686e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7f3d2">
      <number:number number:decimal-places="0" number:grouping="true" number:min-integer-digits="1"/>
    </number:number-style>
    <style:style style:data-style-name="nb7f3d2" style:family="table-cell" style:name="acf2d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b37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bf8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05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7a0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f3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00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ca7a5">
      <number:number number:decimal-places="0" number:grouping="true" number:min-integer-digits="1"/>
    </number:number-style>
    <style:style style:data-style-name="n4ca7a5" style:family="table-cell" style:name="a80bf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35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a9c3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35c0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6fa9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ae5d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39b4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2954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7d39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b82c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909b1">
      <number:number number:decimal-places="0" number:grouping="true" number:min-integer-digits="1"/>
    </number:number-style>
    <style:style style:data-style-name="n2909b1" style:family="table-cell" style:name="a7365c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61d04">
      <number:number number:decimal-places="0" number:grouping="true" number:min-integer-digits="1"/>
    </number:number-style>
    <style:style style:data-style-name="nb61d04" style:family="table-cell" style:name="acbf1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e34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655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448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6e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52e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51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207e7">
      <number:number number:decimal-places="0" number:grouping="true" number:min-integer-digits="1"/>
    </number:number-style>
    <style:style style:data-style-name="n3207e7" style:family="table-cell" style:name="a002d1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3de7b">
      <number:number number:decimal-places="0" number:grouping="true" number:min-integer-digits="1"/>
    </number:number-style>
    <style:style style:data-style-name="n03de7b" style:family="table-cell" style:name="a68e8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b9e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5ec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625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46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074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21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31020">
      <number:number number:decimal-places="0" number:grouping="true" number:min-integer-digits="1"/>
    </number:number-style>
    <style:style style:data-style-name="nb31020" style:family="table-cell" style:name="ab79a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a0a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7ed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b90b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8e84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56ca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ef18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05fe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f64f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d9f2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46234">
      <number:number number:decimal-places="0" number:grouping="true" number:min-integer-digits="1"/>
    </number:number-style>
    <style:style style:data-style-name="nb46234" style:family="table-cell" style:name="a2c4cd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ddeed">
      <number:number number:decimal-places="0" number:grouping="true" number:min-integer-digits="1"/>
    </number:number-style>
    <style:style style:data-style-name="ndddeed" style:family="table-cell" style:name="a5a817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ccb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7e4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db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3eb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81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924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f6129">
      <number:number number:decimal-places="0" number:grouping="true" number:min-integer-digits="1"/>
    </number:number-style>
    <style:style style:data-style-name="n1f6129" style:family="table-cell" style:name="a78aca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4a368">
      <number:number number:decimal-places="0" number:grouping="true" number:min-integer-digits="1"/>
    </number:number-style>
    <style:style style:data-style-name="n34a368" style:family="table-cell" style:name="ac794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991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5de2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2d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74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c4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d1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e1f70">
      <number:number number:decimal-places="0" number:grouping="true" number:min-integer-digits="1"/>
    </number:number-style>
    <style:style style:data-style-name="n2e1f70" style:family="table-cell" style:name="a58d6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2f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a9d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7946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bc86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b121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6e0f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ce0a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4f94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9e6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42fb2">
      <number:number number:decimal-places="0" number:grouping="true" number:min-integer-digits="1"/>
    </number:number-style>
    <style:style style:data-style-name="n342fb2" style:family="table-cell" style:name="abb030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46b49">
      <number:number number:decimal-places="0" number:grouping="true" number:min-integer-digits="1"/>
    </number:number-style>
    <style:style style:data-style-name="n546b49" style:family="table-cell" style:name="ac79b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a83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ffd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91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4e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3fd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e6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df1e8">
      <number:number number:decimal-places="0" number:grouping="true" number:min-integer-digits="1"/>
    </number:number-style>
    <style:style style:data-style-name="n8df1e8" style:family="table-cell" style:name="a5798f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93a2d">
      <number:number number:decimal-places="0" number:grouping="true" number:min-integer-digits="1"/>
    </number:number-style>
    <style:style style:data-style-name="n093a2d" style:family="table-cell" style:name="a74c7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b44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48a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f6c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93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b8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c7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803e2">
      <number:number number:decimal-places="0" number:grouping="true" number:min-integer-digits="1"/>
    </number:number-style>
    <style:style style:data-style-name="na803e2" style:family="table-cell" style:name="a58d3a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91e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86a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1e70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dcee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2589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0d4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821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f47b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e379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de14b">
      <number:number number:decimal-places="0" number:grouping="true" number:min-integer-digits="1"/>
    </number:number-style>
    <style:style style:data-style-name="nede14b" style:family="table-cell" style:name="a0c4f2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d1e68">
      <number:number number:decimal-places="0" number:grouping="true" number:min-integer-digits="1"/>
    </number:number-style>
    <style:style style:data-style-name="nbd1e68" style:family="table-cell" style:name="a1580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f203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99b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69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014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4ae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8b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8da38">
      <number:number number:decimal-places="0" number:grouping="true" number:min-integer-digits="1"/>
    </number:number-style>
    <style:style style:data-style-name="na8da38" style:family="table-cell" style:name="a0e339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e327f">
      <number:number number:decimal-places="0" number:grouping="true" number:min-integer-digits="1"/>
    </number:number-style>
    <style:style style:data-style-name="n1e327f" style:family="table-cell" style:name="ac39e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a75c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4e2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c06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836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03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a66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ea182">
      <number:number number:decimal-places="0" number:grouping="true" number:min-integer-digits="1"/>
    </number:number-style>
    <style:style style:data-style-name="n9ea182" style:family="table-cell" style:name="abae2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b4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5dd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c159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f72f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7dfa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708e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9a9b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10f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5dba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5a527">
      <number:number number:decimal-places="0" number:grouping="true" number:min-integer-digits="1"/>
    </number:number-style>
    <style:style style:data-style-name="n95a527" style:family="table-cell" style:name="ab3b19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ce5a6">
      <number:number number:decimal-places="0" number:grouping="true" number:min-integer-digits="1"/>
    </number:number-style>
    <style:style style:data-style-name="n3ce5a6" style:family="table-cell" style:name="ad955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56bf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21e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00b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a8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517b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475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fce63">
      <number:number number:decimal-places="0" number:grouping="true" number:min-integer-digits="1"/>
    </number:number-style>
    <style:style style:data-style-name="n5fce63" style:family="table-cell" style:name="aa311b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d0fff">
      <number:number number:decimal-places="0" number:grouping="true" number:min-integer-digits="1"/>
    </number:number-style>
    <style:style style:data-style-name="n8d0fff" style:family="table-cell" style:name="a2423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7c9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9cb7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9f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5c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d4a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6b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ad5c0">
      <number:number number:decimal-places="0" number:grouping="true" number:min-integer-digits="1"/>
    </number:number-style>
    <style:style style:data-style-name="nead5c0" style:family="table-cell" style:name="a2af1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08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60a6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8f54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9e54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5b6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d104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e933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593a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d248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fb173">
      <number:number number:decimal-places="0" number:grouping="true" number:min-integer-digits="1"/>
    </number:number-style>
    <style:style style:data-style-name="ndfb173" style:family="table-cell" style:name="ab5c6a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7b79c">
      <number:number number:decimal-places="0" number:grouping="true" number:min-integer-digits="1"/>
    </number:number-style>
    <style:style style:data-style-name="n47b79c" style:family="table-cell" style:name="a7b39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726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80c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3b27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8f1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41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6c1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ccc85">
      <number:number number:decimal-places="0" number:grouping="true" number:min-integer-digits="1"/>
    </number:number-style>
    <style:style style:data-style-name="neccc85" style:family="table-cell" style:name="a8a6ed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bfae1">
      <number:number number:decimal-places="0" number:grouping="true" number:min-integer-digits="1"/>
    </number:number-style>
    <style:style style:data-style-name="n1bfae1" style:family="table-cell" style:name="a2452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5f6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66f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65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84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1c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36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10093">
      <number:number number:decimal-places="0" number:grouping="true" number:min-integer-digits="1"/>
    </number:number-style>
    <style:style style:data-style-name="n110093" style:family="table-cell" style:name="adc7f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e3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180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22b4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96ee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ed30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7a86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3828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6e38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9937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36a51">
      <number:number number:decimal-places="0" number:grouping="true" number:min-integer-digits="1"/>
    </number:number-style>
    <style:style style:data-style-name="n236a51" style:family="table-cell" style:name="ad57e8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e5ae7">
      <number:number number:decimal-places="0" number:grouping="true" number:min-integer-digits="1"/>
    </number:number-style>
    <style:style style:data-style-name="n9e5ae7" style:family="table-cell" style:name="a6bff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2f9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ca67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b85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a6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e3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ceb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f3700">
      <number:number number:decimal-places="0" number:grouping="true" number:min-integer-digits="1"/>
    </number:number-style>
    <style:style style:data-style-name="n0f3700" style:family="table-cell" style:name="ac0d43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3c2b6">
      <number:number number:decimal-places="0" number:grouping="true" number:min-integer-digits="1"/>
    </number:number-style>
    <style:style style:data-style-name="na3c2b6" style:family="table-cell" style:name="a3ffb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173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513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48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a1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f85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5f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d45d9">
      <number:number number:decimal-places="0" number:grouping="true" number:min-integer-digits="1"/>
    </number:number-style>
    <style:style style:data-style-name="n7d45d9" style:family="table-cell" style:name="af581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40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f6eb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7f8a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5bef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ebf2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1d0a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70e4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2706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3583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ecde3">
      <number:number number:decimal-places="0" number:grouping="true" number:min-integer-digits="1"/>
    </number:number-style>
    <style:style style:data-style-name="n5ecde3" style:family="table-cell" style:name="a0ae5d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3d863">
      <number:number number:decimal-places="0" number:grouping="true" number:min-integer-digits="1"/>
    </number:number-style>
    <style:style style:data-style-name="ne3d863" style:family="table-cell" style:name="ac89b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3ab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f8a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cc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47c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b0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2a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ecdfe">
      <number:number number:decimal-places="0" number:grouping="true" number:min-integer-digits="1"/>
    </number:number-style>
    <style:style style:data-style-name="n6ecdfe" style:family="table-cell" style:name="a9538f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ee026">
      <number:number number:decimal-places="0" number:grouping="true" number:min-integer-digits="1"/>
    </number:number-style>
    <style:style style:data-style-name="n6ee026" style:family="table-cell" style:name="ada0e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b24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c0e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eb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4c3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bdd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30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2ff33">
      <number:number number:decimal-places="0" number:grouping="true" number:min-integer-digits="1"/>
    </number:number-style>
    <style:style style:data-style-name="n62ff33" style:family="table-cell" style:name="a77c3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735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95a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2970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318e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8fd6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d84d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423e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cbbb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46c5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901f4">
      <number:number number:decimal-places="0" number:grouping="true" number:min-integer-digits="1"/>
    </number:number-style>
    <style:style style:data-style-name="n8901f4" style:family="table-cell" style:name="ae703d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d3102">
      <number:number number:decimal-places="0" number:grouping="true" number:min-integer-digits="1"/>
    </number:number-style>
    <style:style style:data-style-name="n9d3102" style:family="table-cell" style:name="a8574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b7a8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bfd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2b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a5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57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b2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e2fc1">
      <number:number number:decimal-places="0" number:grouping="true" number:min-integer-digits="1"/>
    </number:number-style>
    <style:style style:data-style-name="n5e2fc1" style:family="table-cell" style:name="a8ac13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053ba">
      <number:number number:decimal-places="0" number:grouping="true" number:min-integer-digits="1"/>
    </number:number-style>
    <style:style style:data-style-name="n8053ba" style:family="table-cell" style:name="a9eb8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c4f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835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ba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4d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79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b7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6eebc">
      <number:number number:decimal-places="0" number:grouping="true" number:min-integer-digits="1"/>
    </number:number-style>
    <style:style style:data-style-name="n36eebc" style:family="table-cell" style:name="ab0da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36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65a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adfc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9ac9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fad3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7ee8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d49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a70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0d26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9a0c1">
      <number:number number:decimal-places="0" number:grouping="true" number:min-integer-digits="1"/>
    </number:number-style>
    <style:style style:data-style-name="ne9a0c1" style:family="table-cell" style:name="adae37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2d29b">
      <number:number number:decimal-places="0" number:grouping="true" number:min-integer-digits="1"/>
    </number:number-style>
    <style:style style:data-style-name="n92d29b" style:family="table-cell" style:name="ad6bb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d6a4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fe6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01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524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1d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80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5fa0a">
      <number:number number:decimal-places="0" number:grouping="true" number:min-integer-digits="1"/>
    </number:number-style>
    <style:style style:data-style-name="n25fa0a" style:family="table-cell" style:name="ad7a14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a8d51">
      <number:number number:decimal-places="0" number:grouping="true" number:min-integer-digits="1"/>
    </number:number-style>
    <style:style style:data-style-name="nba8d51" style:family="table-cell" style:name="a7d1d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d90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6c6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52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2ae1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9e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c2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04d29">
      <number:number number:decimal-places="0" number:grouping="true" number:min-integer-digits="1"/>
    </number:number-style>
    <style:style style:data-style-name="n904d29" style:family="table-cell" style:name="ae142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15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a6f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52ee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ba16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58be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bf07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caaa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cbf4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5087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30282">
      <number:number number:decimal-places="0" number:grouping="true" number:min-integer-digits="1"/>
    </number:number-style>
    <style:style style:data-style-name="ne30282" style:family="table-cell" style:name="aaa108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631f9">
      <number:number number:decimal-places="0" number:grouping="true" number:min-integer-digits="1"/>
    </number:number-style>
    <style:style style:data-style-name="n6631f9" style:family="table-cell" style:name="a57f3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0ce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16e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08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63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dbf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86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1a2ec">
      <number:number number:decimal-places="0" number:grouping="true" number:min-integer-digits="1"/>
    </number:number-style>
    <style:style style:data-style-name="n31a2ec" style:family="table-cell" style:name="a62822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e5582">
      <number:number number:decimal-places="0" number:grouping="true" number:min-integer-digits="1"/>
    </number:number-style>
    <style:style style:data-style-name="n9e5582" style:family="table-cell" style:name="a732a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766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7b2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a3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3d2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d0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7c4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0517e">
      <number:number number:decimal-places="0" number:grouping="true" number:min-integer-digits="1"/>
    </number:number-style>
    <style:style style:data-style-name="ne0517e" style:family="table-cell" style:name="a597d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089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570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2d85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22df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dbf4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6dd8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b63a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99a4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604d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a0add">
      <number:number number:decimal-places="0" number:grouping="true" number:min-integer-digits="1"/>
    </number:number-style>
    <style:style style:data-style-name="n8a0add" style:family="table-cell" style:name="ab2ca5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7d6be">
      <number:number number:decimal-places="0" number:grouping="true" number:min-integer-digits="1"/>
    </number:number-style>
    <style:style style:data-style-name="n67d6be" style:family="table-cell" style:name="a4e94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7c5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1009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18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80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e6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84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4dc62">
      <number:number number:decimal-places="0" number:grouping="true" number:min-integer-digits="1"/>
    </number:number-style>
    <style:style style:data-style-name="nf4dc62" style:family="table-cell" style:name="a2decd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0317d">
      <number:number number:decimal-places="0" number:grouping="true" number:min-integer-digits="1"/>
    </number:number-style>
    <style:style style:data-style-name="n90317d" style:family="table-cell" style:name="a5288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f01c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0c9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fea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d8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b3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98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2037c">
      <number:number number:decimal-places="0" number:grouping="true" number:min-integer-digits="1"/>
    </number:number-style>
    <style:style style:data-style-name="n52037c" style:family="table-cell" style:name="aa8c5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26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b89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70b6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c8e0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28a2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ac05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4565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70e2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3b62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2e1a0">
      <number:number number:decimal-places="0" number:grouping="true" number:min-integer-digits="1"/>
    </number:number-style>
    <style:style style:data-style-name="n22e1a0" style:family="table-cell" style:name="ac7c51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7b67c">
      <number:number number:decimal-places="0" number:grouping="true" number:min-integer-digits="1"/>
    </number:number-style>
    <style:style style:data-style-name="n77b67c" style:family="table-cell" style:name="a2166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655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41f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09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1f5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ab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2f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826b5">
      <number:number number:decimal-places="0" number:grouping="true" number:min-integer-digits="1"/>
    </number:number-style>
    <style:style style:data-style-name="n1826b5" style:family="table-cell" style:name="a0401e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54e6f">
      <number:number number:decimal-places="0" number:grouping="true" number:min-integer-digits="1"/>
    </number:number-style>
    <style:style style:data-style-name="n254e6f" style:family="table-cell" style:name="a671b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a1cd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82ba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04b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99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11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6c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95356">
      <number:number number:decimal-places="0" number:grouping="true" number:min-integer-digits="1"/>
    </number:number-style>
    <style:style style:data-style-name="n895356" style:family="table-cell" style:name="a6c0c2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75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a670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3a3f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5a2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9c95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372e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e0df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0f77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dbd7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cc764">
      <number:number number:decimal-places="0" number:grouping="true" number:min-integer-digits="1"/>
    </number:number-style>
    <style:style style:data-style-name="nfcc764" style:family="table-cell" style:name="ad107b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8e260">
      <number:number number:decimal-places="0" number:grouping="true" number:min-integer-digits="1"/>
    </number:number-style>
    <style:style style:data-style-name="n88e260" style:family="table-cell" style:name="a29a1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cbd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eef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69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f71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99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e0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d0935">
      <number:number number:decimal-places="0" number:grouping="true" number:min-integer-digits="1"/>
    </number:number-style>
    <style:style style:data-style-name="n8d0935" style:family="table-cell" style:name="a60fa3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d02e6">
      <number:number number:decimal-places="0" number:grouping="true" number:min-integer-digits="1"/>
    </number:number-style>
    <style:style style:data-style-name="nad02e6" style:family="table-cell" style:name="ae4ba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be2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0db1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b1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3b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8b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68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d2d5e">
      <number:number number:decimal-places="0" number:grouping="true" number:min-integer-digits="1"/>
    </number:number-style>
    <style:style style:data-style-name="ned2d5e" style:family="table-cell" style:name="a1f5c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6a7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aac7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6df4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e36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1d0f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f09b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0601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133b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24e5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4455a">
      <number:number number:decimal-places="0" number:grouping="true" number:min-integer-digits="1"/>
    </number:number-style>
    <style:style style:data-style-name="ne4455a" style:family="table-cell" style:name="adda73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65369">
      <number:number number:decimal-places="0" number:grouping="true" number:min-integer-digits="1"/>
    </number:number-style>
    <style:style style:data-style-name="n265369" style:family="table-cell" style:name="a67e2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f54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cea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b1c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06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c97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3e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7b0da">
      <number:number number:decimal-places="0" number:grouping="true" number:min-integer-digits="1"/>
    </number:number-style>
    <style:style style:data-style-name="nd7b0da" style:family="table-cell" style:name="a52a1a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ed5f2">
      <number:number number:decimal-places="0" number:grouping="true" number:min-integer-digits="1"/>
    </number:number-style>
    <style:style style:data-style-name="n0ed5f2" style:family="table-cell" style:name="a3353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644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c46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b2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cc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23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84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aa590">
      <number:number number:decimal-places="0" number:grouping="true" number:min-integer-digits="1"/>
    </number:number-style>
    <style:style style:data-style-name="n3aa590" style:family="table-cell" style:name="a2b1e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62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2f2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8eda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8ee3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a35e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fcf2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58cf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5518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81f4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6b49a">
      <number:number number:decimal-places="0" number:grouping="true" number:min-integer-digits="1"/>
    </number:number-style>
    <style:style style:data-style-name="na6b49a" style:family="table-cell" style:name="a15bfe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07f18">
      <number:number number:decimal-places="0" number:grouping="true" number:min-integer-digits="1"/>
    </number:number-style>
    <style:style style:data-style-name="nf07f18" style:family="table-cell" style:name="a850b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d57e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6e8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bd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9c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fd4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31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5a656">
      <number:number number:decimal-places="0" number:grouping="true" number:min-integer-digits="1"/>
    </number:number-style>
    <style:style style:data-style-name="n05a656" style:family="table-cell" style:name="ac726d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acbcc">
      <number:number number:decimal-places="0" number:grouping="true" number:min-integer-digits="1"/>
    </number:number-style>
    <style:style style:data-style-name="n1acbcc" style:family="table-cell" style:name="a4c6e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0ee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904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cb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f7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b26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816a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6788b">
      <number:number number:decimal-places="0" number:grouping="true" number:min-integer-digits="1"/>
    </number:number-style>
    <style:style style:data-style-name="na6788b" style:family="table-cell" style:name="abc7f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a0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5a86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fe6f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d31a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9f38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502b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69a0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38f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10f9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d60ba">
      <number:number number:decimal-places="0" number:grouping="true" number:min-integer-digits="1"/>
    </number:number-style>
    <style:style style:data-style-name="ndd60ba" style:family="table-cell" style:name="a6b901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3cd72">
      <number:number number:decimal-places="0" number:grouping="true" number:min-integer-digits="1"/>
    </number:number-style>
    <style:style style:data-style-name="n83cd72" style:family="table-cell" style:name="a9b08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202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e2b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c0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9a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51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ef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08a89">
      <number:number number:decimal-places="0" number:grouping="true" number:min-integer-digits="1"/>
    </number:number-style>
    <style:style style:data-style-name="n108a89" style:family="table-cell" style:name="ab8885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3081f">
      <number:number number:decimal-places="0" number:grouping="true" number:min-integer-digits="1"/>
    </number:number-style>
    <style:style style:data-style-name="n63081f" style:family="table-cell" style:name="a993e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97d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83a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612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790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a5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f19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4f300">
      <number:number number:decimal-places="0" number:grouping="true" number:min-integer-digits="1"/>
    </number:number-style>
    <style:style style:data-style-name="n24f300" style:family="table-cell" style:name="a09d23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0d9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8a6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440f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fdae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9277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88f4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5d75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e32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48a7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76abd">
      <number:number number:decimal-places="0" number:grouping="true" number:min-integer-digits="1"/>
    </number:number-style>
    <style:style style:data-style-name="nb76abd" style:family="table-cell" style:name="aae6a5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392ec">
      <number:number number:decimal-places="0" number:grouping="true" number:min-integer-digits="1"/>
    </number:number-style>
    <style:style style:data-style-name="na392ec" style:family="table-cell" style:name="a56d4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ce9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f6d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d9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11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76d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65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a5d8a">
      <number:number number:decimal-places="0" number:grouping="true" number:min-integer-digits="1"/>
    </number:number-style>
    <style:style style:data-style-name="n5a5d8a" style:family="table-cell" style:name="aeac54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5fcd8">
      <number:number number:decimal-places="0" number:grouping="true" number:min-integer-digits="1"/>
    </number:number-style>
    <style:style style:data-style-name="n95fcd8" style:family="table-cell" style:name="a4d14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9d54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782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025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0b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476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9f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4efb4">
      <number:number number:decimal-places="0" number:grouping="true" number:min-integer-digits="1"/>
    </number:number-style>
    <style:style style:data-style-name="n44efb4" style:family="table-cell" style:name="a2ba0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af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08c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86df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b52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0506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b744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2e19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2089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dde4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17778">
      <number:number number:decimal-places="0" number:grouping="true" number:min-integer-digits="1"/>
    </number:number-style>
    <style:style style:data-style-name="n017778" style:family="table-cell" style:name="ab37bb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7d0b0">
      <number:number number:decimal-places="0" number:grouping="true" number:min-integer-digits="1"/>
    </number:number-style>
    <style:style style:data-style-name="n57d0b0" style:family="table-cell" style:name="a7cfb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41c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56a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f7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8b2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fd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fa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fa11b">
      <number:number number:decimal-places="0" number:grouping="true" number:min-integer-digits="1"/>
    </number:number-style>
    <style:style style:data-style-name="n2fa11b" style:family="table-cell" style:name="a8be21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51a06">
      <number:number number:decimal-places="0" number:grouping="true" number:min-integer-digits="1"/>
    </number:number-style>
    <style:style style:data-style-name="nd51a06" style:family="table-cell" style:name="a69bc1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455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ecf5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8fe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fb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ac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4b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eec4c">
      <number:number number:decimal-places="0" number:grouping="true" number:min-integer-digits="1"/>
    </number:number-style>
    <style:style style:data-style-name="n4eec4c" style:family="table-cell" style:name="a2c231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52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23a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40d2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cd3d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754f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8c8f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ff39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0caf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1456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a66ac">
      <number:number number:decimal-places="0" number:grouping="true" number:min-integer-digits="1"/>
    </number:number-style>
    <style:style style:data-style-name="n0a66ac" style:family="table-cell" style:name="a490ce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9e376">
      <number:number number:decimal-places="0" number:grouping="true" number:min-integer-digits="1"/>
    </number:number-style>
    <style:style style:data-style-name="n19e376" style:family="table-cell" style:name="a018a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d48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0c8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c7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2e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a1a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3752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c200c">
      <number:number number:decimal-places="0" number:grouping="true" number:min-integer-digits="1"/>
    </number:number-style>
    <style:style style:data-style-name="nac200c" style:family="table-cell" style:name="af43c7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77524">
      <number:number number:decimal-places="0" number:grouping="true" number:min-integer-digits="1"/>
    </number:number-style>
    <style:style style:data-style-name="na77524" style:family="table-cell" style:name="ad617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e5ec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00f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f10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b9a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63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34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de617">
      <number:number number:decimal-places="0" number:grouping="true" number:min-integer-digits="1"/>
    </number:number-style>
    <style:style style:data-style-name="n2de617" style:family="table-cell" style:name="ab1fa4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b9e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c4a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574c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6d6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7d2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3531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427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ff72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e2c1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1d6ff">
      <number:number number:decimal-places="0" number:grouping="true" number:min-integer-digits="1"/>
    </number:number-style>
    <style:style style:data-style-name="ne1d6ff" style:family="table-cell" style:name="aa4599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7ffcd">
      <number:number number:decimal-places="0" number:grouping="true" number:min-integer-digits="1"/>
    </number:number-style>
    <style:style style:data-style-name="n47ffcd" style:family="table-cell" style:name="abb0b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30d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c34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a1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5f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2c7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2ca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a769a">
      <number:number number:decimal-places="0" number:grouping="true" number:min-integer-digits="1"/>
    </number:number-style>
    <style:style style:data-style-name="n0a769a" style:family="table-cell" style:name="a9c12a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e2371">
      <number:number number:decimal-places="0" number:grouping="true" number:min-integer-digits="1"/>
    </number:number-style>
    <style:style style:data-style-name="n5e2371" style:family="table-cell" style:name="abdaa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e21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79d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6a0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460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802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5e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ea6a4">
      <number:number number:decimal-places="0" number:grouping="true" number:min-integer-digits="1"/>
    </number:number-style>
    <style:style style:data-style-name="nbea6a4" style:family="table-cell" style:name="a8c8b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dd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fcf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87e5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65e1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4823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9a36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5296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876e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286e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525f2">
      <number:number number:decimal-places="0" number:grouping="true" number:min-integer-digits="1"/>
    </number:number-style>
    <style:style style:data-style-name="na525f2" style:family="table-cell" style:name="a2ce0f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64938">
      <number:number number:decimal-places="0" number:grouping="true" number:min-integer-digits="1"/>
    </number:number-style>
    <style:style style:data-style-name="nb64938" style:family="table-cell" style:name="ad1436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64a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83ef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07f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cd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07d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f5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b0fde">
      <number:number number:decimal-places="0" number:grouping="true" number:min-integer-digits="1"/>
    </number:number-style>
    <style:style style:data-style-name="n8b0fde" style:family="table-cell" style:name="ae64ec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89ff1">
      <number:number number:decimal-places="0" number:grouping="true" number:min-integer-digits="1"/>
    </number:number-style>
    <style:style style:data-style-name="nd89ff1" style:family="table-cell" style:name="ac333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8f2a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275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91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21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ac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7c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93b64">
      <number:number number:decimal-places="0" number:grouping="true" number:min-integer-digits="1"/>
    </number:number-style>
    <style:style style:data-style-name="n993b64" style:family="table-cell" style:name="a1c07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1e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91c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1c97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310b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e4ef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69c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4383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9c6f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a1ca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ca124">
      <number:number number:decimal-places="0" number:grouping="true" number:min-integer-digits="1"/>
    </number:number-style>
    <style:style style:data-style-name="n4ca124" style:family="table-cell" style:name="aa859b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aa0fe">
      <number:number number:decimal-places="0" number:grouping="true" number:min-integer-digits="1"/>
    </number:number-style>
    <style:style style:data-style-name="n3aa0fe" style:family="table-cell" style:name="a930b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494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7a9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52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fa3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50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7d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db71e">
      <number:number number:decimal-places="0" number:grouping="true" number:min-integer-digits="1"/>
    </number:number-style>
    <style:style style:data-style-name="n3db71e" style:family="table-cell" style:name="add0c1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4d8d9">
      <number:number number:decimal-places="0" number:grouping="true" number:min-integer-digits="1"/>
    </number:number-style>
    <style:style style:data-style-name="n34d8d9" style:family="table-cell" style:name="a076d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67de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3d9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e2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1f4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f5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43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176cb">
      <number:number number:decimal-places="0" number:grouping="true" number:min-integer-digits="1"/>
    </number:number-style>
    <style:style style:data-style-name="n5176cb" style:family="table-cell" style:name="ae5af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9c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2ac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a36e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7bf8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b573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aaf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55fa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8258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16d0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5264b">
      <number:number number:decimal-places="0" number:grouping="true" number:min-integer-digits="1"/>
    </number:number-style>
    <style:style style:data-style-name="nd5264b" style:family="table-cell" style:name="a617a5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d28eb">
      <number:number number:decimal-places="0" number:grouping="true" number:min-integer-digits="1"/>
    </number:number-style>
    <style:style style:data-style-name="n9d28eb" style:family="table-cell" style:name="af6af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fc1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f41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1b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76b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f5d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78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90b97">
      <number:number number:decimal-places="0" number:grouping="true" number:min-integer-digits="1"/>
    </number:number-style>
    <style:style style:data-style-name="n990b97" style:family="table-cell" style:name="aa60aa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2f4b3">
      <number:number number:decimal-places="0" number:grouping="true" number:min-integer-digits="1"/>
    </number:number-style>
    <style:style style:data-style-name="ne2f4b3" style:family="table-cell" style:name="a26be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33a2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483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48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918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5f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f9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b1b83">
      <number:number number:decimal-places="0" number:grouping="true" number:min-integer-digits="1"/>
    </number:number-style>
    <style:style style:data-style-name="n4b1b83" style:family="table-cell" style:name="ad916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18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c2fc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02b0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5547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90ab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2b79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409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ff3e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98d9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bef01">
      <number:number number:decimal-places="0" number:grouping="true" number:min-integer-digits="1"/>
    </number:number-style>
    <style:style style:data-style-name="nabef01" style:family="table-cell" style:name="aa2029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2bd2d">
      <number:number number:decimal-places="0" number:grouping="true" number:min-integer-digits="1"/>
    </number:number-style>
    <style:style style:data-style-name="n62bd2d" style:family="table-cell" style:name="ac5f53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3d8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738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590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c4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2a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75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b165a">
      <number:number number:decimal-places="0" number:grouping="true" number:min-integer-digits="1"/>
    </number:number-style>
    <style:style style:data-style-name="ncb165a" style:family="table-cell" style:name="a31624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832b9">
      <number:number number:decimal-places="0" number:grouping="true" number:min-integer-digits="1"/>
    </number:number-style>
    <style:style style:data-style-name="nd832b9" style:family="table-cell" style:name="a0553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7b60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e1b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7a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c42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7f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8c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1c48a">
      <number:number number:decimal-places="0" number:grouping="true" number:min-integer-digits="1"/>
    </number:number-style>
    <style:style style:data-style-name="n21c48a" style:family="table-cell" style:name="a630c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20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be0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34c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9c53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e17d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b86e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f619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6776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4b01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50abd">
      <number:number number:decimal-places="0" number:grouping="true" number:min-integer-digits="1"/>
    </number:number-style>
    <style:style style:data-style-name="ne50abd" style:family="table-cell" style:name="a64f2a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8dcae">
      <number:number number:decimal-places="0" number:grouping="true" number:min-integer-digits="1"/>
    </number:number-style>
    <style:style style:data-style-name="n38dcae" style:family="table-cell" style:name="ad0ca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609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258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e5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fd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b8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a15e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2fdb0">
      <number:number number:decimal-places="0" number:grouping="true" number:min-integer-digits="1"/>
    </number:number-style>
    <style:style style:data-style-name="n42fdb0" style:family="table-cell" style:name="a93c32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88e1d">
      <number:number number:decimal-places="0" number:grouping="true" number:min-integer-digits="1"/>
    </number:number-style>
    <style:style style:data-style-name="n088e1d" style:family="table-cell" style:name="a6c5c5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472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6c6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3c0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88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ad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81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795d8">
      <number:number number:decimal-places="0" number:grouping="true" number:min-integer-digits="1"/>
    </number:number-style>
    <style:style style:data-style-name="n0795d8" style:family="table-cell" style:name="ad3e8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14e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ab88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e0d8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97eb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c0b7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a94c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a006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08f9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5b45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95911">
      <number:number number:decimal-places="0" number:grouping="true" number:min-integer-digits="1"/>
    </number:number-style>
    <style:style style:data-style-name="n295911" style:family="table-cell" style:name="ac1efb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02fdc">
      <number:number number:decimal-places="0" number:grouping="true" number:min-integer-digits="1"/>
    </number:number-style>
    <style:style style:data-style-name="nd02fdc" style:family="table-cell" style:name="ae7db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fa2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b8d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27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a68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18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50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dd306">
      <number:number number:decimal-places="0" number:grouping="true" number:min-integer-digits="1"/>
    </number:number-style>
    <style:style style:data-style-name="n1dd306" style:family="table-cell" style:name="aa0982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71da1">
      <number:number number:decimal-places="0" number:grouping="true" number:min-integer-digits="1"/>
    </number:number-style>
    <style:style style:data-style-name="n571da1" style:family="table-cell" style:name="a6bab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ded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ec1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83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af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06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082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280e6">
      <number:number number:decimal-places="0" number:grouping="true" number:min-integer-digits="1"/>
    </number:number-style>
    <style:style style:data-style-name="n1280e6" style:family="table-cell" style:name="a7535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31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951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29fc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8de4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6977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fbc4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a051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e737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2c5f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874eb">
      <number:number number:decimal-places="0" number:grouping="true" number:min-integer-digits="1"/>
    </number:number-style>
    <style:style style:data-style-name="n9874eb" style:family="table-cell" style:name="a03621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48764">
      <number:number number:decimal-places="0" number:grouping="true" number:min-integer-digits="1"/>
    </number:number-style>
    <style:style style:data-style-name="nc48764" style:family="table-cell" style:name="a15b0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963a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fd8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5d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12b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ad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52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c7087">
      <number:number number:decimal-places="0" number:grouping="true" number:min-integer-digits="1"/>
    </number:number-style>
    <style:style style:data-style-name="n2c7087" style:family="table-cell" style:name="a096ae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eb11a">
      <number:number number:decimal-places="0" number:grouping="true" number:min-integer-digits="1"/>
    </number:number-style>
    <style:style style:data-style-name="n2eb11a" style:family="table-cell" style:name="aff0a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4266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77b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ec9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d500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87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ac05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11c23">
      <number:number number:decimal-places="0" number:grouping="true" number:min-integer-digits="1"/>
    </number:number-style>
    <style:style style:data-style-name="n711c23" style:family="table-cell" style:name="ac7be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e06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e55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3934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9766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faf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de83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c828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5090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c4cc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4136a">
      <number:number number:decimal-places="0" number:grouping="true" number:min-integer-digits="1"/>
    </number:number-style>
    <style:style style:data-style-name="n24136a" style:family="table-cell" style:name="adda20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02ca4">
      <number:number number:decimal-places="0" number:grouping="true" number:min-integer-digits="1"/>
    </number:number-style>
    <style:style style:data-style-name="n402ca4" style:family="table-cell" style:name="a1055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124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a53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6a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b4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7e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66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d53eb">
      <number:number number:decimal-places="0" number:grouping="true" number:min-integer-digits="1"/>
    </number:number-style>
    <style:style style:data-style-name="n0d53eb" style:family="table-cell" style:name="a1ec38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28884">
      <number:number number:decimal-places="0" number:grouping="true" number:min-integer-digits="1"/>
    </number:number-style>
    <style:style style:data-style-name="nb28884" style:family="table-cell" style:name="ae6c16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ef61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1fc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79e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ba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9b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40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e33c0">
      <number:number number:decimal-places="0" number:grouping="true" number:min-integer-digits="1"/>
    </number:number-style>
    <style:style style:data-style-name="n0e33c0" style:family="table-cell" style:name="a10f0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12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c2f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f047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af95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3fa6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9e83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a851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f352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de6f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aa938">
      <number:number number:decimal-places="0" number:grouping="true" number:min-integer-digits="1"/>
    </number:number-style>
    <style:style style:data-style-name="n4aa938" style:family="table-cell" style:name="af850d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a98b7">
      <number:number number:decimal-places="0" number:grouping="true" number:min-integer-digits="1"/>
    </number:number-style>
    <style:style style:data-style-name="n3a98b7" style:family="table-cell" style:name="a5d486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53f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ec2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48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69e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b4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17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94497">
      <number:number number:decimal-places="0" number:grouping="true" number:min-integer-digits="1"/>
    </number:number-style>
    <style:style style:data-style-name="nb94497" style:family="table-cell" style:name="a2300e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4fd11">
      <number:number number:decimal-places="0" number:grouping="true" number:min-integer-digits="1"/>
    </number:number-style>
    <style:style style:data-style-name="n64fd11" style:family="table-cell" style:name="a34b93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8e2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410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f9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49e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824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26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d6926">
      <number:number number:decimal-places="0" number:grouping="true" number:min-integer-digits="1"/>
    </number:number-style>
    <style:style style:data-style-name="n4d6926" style:family="table-cell" style:name="abbd0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a52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d280c">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8d86a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c898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0d58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b484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8185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b847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0176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0cb9e">
      <number:number number:decimal-places="0" number:grouping="true" number:min-integer-digits="1"/>
    </number:number-style>
    <style:style style:data-style-name="n80cb9e" style:family="table-cell" style:name="afe95f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d6176">
      <number:number number:decimal-places="0" number:grouping="true" number:min-integer-digits="1"/>
    </number:number-style>
    <style:style style:data-style-name="ncd6176" style:family="table-cell" style:name="a396a3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0b34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b37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643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da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86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101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504c6">
      <number:number number:decimal-places="0" number:grouping="true" number:min-integer-digits="1"/>
    </number:number-style>
    <style:style style:data-style-name="n4504c6" style:family="table-cell" style:name="a3141f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7bd4f">
      <number:number number:decimal-places="0" number:grouping="true" number:min-integer-digits="1"/>
    </number:number-style>
    <style:style style:data-style-name="n27bd4f" style:family="table-cell" style:name="aa118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ac7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268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93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bfc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fa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be5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a3bab">
      <number:number number:decimal-places="0" number:grouping="true" number:min-integer-digits="1"/>
    </number:number-style>
    <style:style style:data-style-name="nca3bab" style:family="table-cell" style:name="a756a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38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b07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8c3a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a0ca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6a96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b9a4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51aa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637b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03f1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918ce">
      <number:number number:decimal-places="0" number:grouping="true" number:min-integer-digits="1"/>
    </number:number-style>
    <style:style style:data-style-name="nd918ce" style:family="table-cell" style:name="ac409e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55076">
      <number:number number:decimal-places="0" number:grouping="true" number:min-integer-digits="1"/>
    </number:number-style>
    <style:style style:data-style-name="nb55076" style:family="table-cell" style:name="a7f72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71c2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119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ace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66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dd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a68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4fea1">
      <number:number number:decimal-places="0" number:grouping="true" number:min-integer-digits="1"/>
    </number:number-style>
    <style:style style:data-style-name="n24fea1" style:family="table-cell" style:name="aa1b19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0dad4">
      <number:number number:decimal-places="0" number:grouping="true" number:min-integer-digits="1"/>
    </number:number-style>
    <style:style style:data-style-name="n40dad4" style:family="table-cell" style:name="a52aa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9ac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974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6ee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fa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30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9d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8bb82">
      <number:number number:decimal-places="0" number:grouping="true" number:min-integer-digits="1"/>
    </number:number-style>
    <style:style style:data-style-name="nd8bb82" style:family="table-cell" style:name="a41f8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c31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7ff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83d45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4fea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1f09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5132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15e6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c0a5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de66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48fc9">
      <number:number number:decimal-places="0" number:grouping="true" number:min-integer-digits="1"/>
    </number:number-style>
    <style:style style:data-style-name="nc48fc9" style:family="table-cell" style:name="a6c151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85af3">
      <number:number number:decimal-places="0" number:grouping="true" number:min-integer-digits="1"/>
    </number:number-style>
    <style:style style:data-style-name="ne85af3" style:family="table-cell" style:name="a2e86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3c4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1e8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e15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96f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a93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a3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e2744">
      <number:number number:decimal-places="0" number:grouping="true" number:min-integer-digits="1"/>
    </number:number-style>
    <style:style style:data-style-name="n9e2744" style:family="table-cell" style:name="ab20f6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921b5">
      <number:number number:decimal-places="0" number:grouping="true" number:min-integer-digits="1"/>
    </number:number-style>
    <style:style style:data-style-name="n7921b5" style:family="table-cell" style:name="a0d4f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e98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bcf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ec4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ca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e4c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562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81d21">
      <number:number number:decimal-places="0" number:grouping="true" number:min-integer-digits="1"/>
    </number:number-style>
    <style:style style:data-style-name="n981d21" style:family="table-cell" style:name="a2830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85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c4c6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f6de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c258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488e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5ee3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3304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61cc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7ce8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8acc0">
      <number:number number:decimal-places="0" number:grouping="true" number:min-integer-digits="1"/>
    </number:number-style>
    <style:style style:data-style-name="nd8acc0" style:family="table-cell" style:name="acd13c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91457">
      <number:number number:decimal-places="0" number:grouping="true" number:min-integer-digits="1"/>
    </number:number-style>
    <style:style style:data-style-name="n591457" style:family="table-cell" style:name="a491e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955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c401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7c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70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52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ff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a37bf">
      <number:number number:decimal-places="0" number:grouping="true" number:min-integer-digits="1"/>
    </number:number-style>
    <style:style style:data-style-name="n0a37bf" style:family="table-cell" style:name="ab81b9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cd7fd">
      <number:number number:decimal-places="0" number:grouping="true" number:min-integer-digits="1"/>
    </number:number-style>
    <style:style style:data-style-name="n9cd7fd" style:family="table-cell" style:name="ae233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e67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4d7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0a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b32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2f16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851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df9ab">
      <number:number number:decimal-places="0" number:grouping="true" number:min-integer-digits="1"/>
    </number:number-style>
    <style:style style:data-style-name="n2df9ab" style:family="table-cell" style:name="a7af7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03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5a1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2769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dbae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ae72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2e8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521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4645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9f4b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57cad">
      <number:number number:decimal-places="0" number:grouping="true" number:min-integer-digits="1"/>
    </number:number-style>
    <style:style style:data-style-name="na57cad" style:family="table-cell" style:name="a223b6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36a69">
      <number:number number:decimal-places="0" number:grouping="true" number:min-integer-digits="1"/>
    </number:number-style>
    <style:style style:data-style-name="n336a69" style:family="table-cell" style:name="ab48a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996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0cb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0a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3b5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a60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f4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5f6d1">
      <number:number number:decimal-places="0" number:grouping="true" number:min-integer-digits="1"/>
    </number:number-style>
    <style:style style:data-style-name="n05f6d1" style:family="table-cell" style:name="a34a52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18cb1">
      <number:number number:decimal-places="0" number:grouping="true" number:min-integer-digits="1"/>
    </number:number-style>
    <style:style style:data-style-name="n618cb1" style:family="table-cell" style:name="a4d7c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e04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927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51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1e9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78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e6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4dc6c">
      <number:number number:decimal-places="0" number:grouping="true" number:min-integer-digits="1"/>
    </number:number-style>
    <style:style style:data-style-name="n84dc6c" style:family="table-cell" style:name="ab6b9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d6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ca6c">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57d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f8a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f521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378b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4ba0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7476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84d2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769b5">
      <number:number number:decimal-places="0" number:grouping="true" number:min-integer-digits="1"/>
    </number:number-style>
    <style:style style:data-style-name="nd769b5" style:family="table-cell" style:name="a9fc85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aab45">
      <number:number number:decimal-places="0" number:grouping="true" number:min-integer-digits="1"/>
    </number:number-style>
    <style:style style:data-style-name="n2aab45" style:family="table-cell" style:name="a0275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98d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4386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1a8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f71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c7b2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cb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7899f">
      <number:number number:decimal-places="0" number:grouping="true" number:min-integer-digits="1"/>
    </number:number-style>
    <style:style style:data-style-name="n97899f" style:family="table-cell" style:name="af0147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b30bd">
      <number:number number:decimal-places="0" number:grouping="true" number:min-integer-digits="1"/>
    </number:number-style>
    <style:style style:data-style-name="n9b30bd" style:family="table-cell" style:name="afbba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9e18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37a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21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af2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91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b0e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777bf">
      <number:number number:decimal-places="0" number:grouping="true" number:min-integer-digits="1"/>
    </number:number-style>
    <style:style style:data-style-name="n2777bf" style:family="table-cell" style:name="a8103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984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ccf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02d1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dc37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ae90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d90d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a95d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7efc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6fbe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f02f7">
      <number:number number:decimal-places="0" number:grouping="true" number:min-integer-digits="1"/>
    </number:number-style>
    <style:style style:data-style-name="nbf02f7" style:family="table-cell" style:name="aa1a36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7436d">
      <number:number number:decimal-places="0" number:grouping="true" number:min-integer-digits="1"/>
    </number:number-style>
    <style:style style:data-style-name="nd7436d" style:family="table-cell" style:name="ab8bd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989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44b5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ccd5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918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d6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c6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e83ec">
      <number:number number:decimal-places="0" number:grouping="true" number:min-integer-digits="1"/>
    </number:number-style>
    <style:style style:data-style-name="nee83ec" style:family="table-cell" style:name="ad4571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4873a">
      <number:number number:decimal-places="0" number:grouping="true" number:min-integer-digits="1"/>
    </number:number-style>
    <style:style style:data-style-name="n54873a" style:family="table-cell" style:name="a2f9c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597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feb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4ef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a51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52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aef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b97e1">
      <number:number number:decimal-places="0" number:grouping="true" number:min-integer-digits="1"/>
    </number:number-style>
    <style:style style:data-style-name="ndb97e1" style:family="table-cell" style:name="a8880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637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d9e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5996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d288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b0ea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e4ba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a86c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c968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412c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bfbf1">
      <number:number number:decimal-places="0" number:grouping="true" number:min-integer-digits="1"/>
    </number:number-style>
    <style:style style:data-style-name="n3bfbf1" style:family="table-cell" style:name="a1d581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2add5">
      <number:number number:decimal-places="0" number:grouping="true" number:min-integer-digits="1"/>
    </number:number-style>
    <style:style style:data-style-name="n22add5" style:family="table-cell" style:name="aba9e1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1b3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5fa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db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d0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cbc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e63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61d6c">
      <number:number number:decimal-places="0" number:grouping="true" number:min-integer-digits="1"/>
    </number:number-style>
    <style:style style:data-style-name="ne61d6c" style:family="table-cell" style:name="ace8ca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a1a51">
      <number:number number:decimal-places="0" number:grouping="true" number:min-integer-digits="1"/>
    </number:number-style>
    <style:style style:data-style-name="n3a1a51" style:family="table-cell" style:name="af84f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662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ed6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bf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06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89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4a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ff8ab">
      <number:number number:decimal-places="0" number:grouping="true" number:min-integer-digits="1"/>
    </number:number-style>
    <style:style style:data-style-name="nfff8ab" style:family="table-cell" style:name="a12cd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28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60a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607d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de3b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14e0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78fe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803f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d35a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3aef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a820f">
      <number:number number:decimal-places="0" number:grouping="true" number:min-integer-digits="1"/>
    </number:number-style>
    <style:style style:data-style-name="nba820f" style:family="table-cell" style:name="a2564b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1191c">
      <number:number number:decimal-places="0" number:grouping="true" number:min-integer-digits="1"/>
    </number:number-style>
    <style:style style:data-style-name="n21191c" style:family="table-cell" style:name="a79b9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e6b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f96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c2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ee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a1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23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d4e59">
      <number:number number:decimal-places="0" number:grouping="true" number:min-integer-digits="1"/>
    </number:number-style>
    <style:style style:data-style-name="n8d4e59" style:family="table-cell" style:name="ab1322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25529">
      <number:number number:decimal-places="0" number:grouping="true" number:min-integer-digits="1"/>
    </number:number-style>
    <style:style style:data-style-name="n725529" style:family="table-cell" style:name="a9049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810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508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294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03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a2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e7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32e4e">
      <number:number number:decimal-places="0" number:grouping="true" number:min-integer-digits="1"/>
    </number:number-style>
    <style:style style:data-style-name="n132e4e" style:family="table-cell" style:name="a6aeb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12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215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4649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d6df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57e1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602e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c063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d3b9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dd19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e2f9b">
      <number:number number:decimal-places="0" number:grouping="true" number:min-integer-digits="1"/>
    </number:number-style>
    <style:style style:data-style-name="n4e2f9b" style:family="table-cell" style:name="a46b30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3f374">
      <number:number number:decimal-places="0" number:grouping="true" number:min-integer-digits="1"/>
    </number:number-style>
    <style:style style:data-style-name="n83f374" style:family="table-cell" style:name="a054c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59f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7c9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68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5c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d4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cc3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90c07">
      <number:number number:decimal-places="0" number:grouping="true" number:min-integer-digits="1"/>
    </number:number-style>
    <style:style style:data-style-name="na90c07" style:family="table-cell" style:name="a2b166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bac95">
      <number:number number:decimal-places="0" number:grouping="true" number:min-integer-digits="1"/>
    </number:number-style>
    <style:style style:data-style-name="ncbac95" style:family="table-cell" style:name="a4efb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512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580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839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2ab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1b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fd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a5ff8">
      <number:number number:decimal-places="0" number:grouping="true" number:min-integer-digits="1"/>
    </number:number-style>
    <style:style style:data-style-name="n6a5ff8" style:family="table-cell" style:name="a6c12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8c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68b2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0ec4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c1f5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ebb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3a53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8c0d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7ff0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c34b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20103">
      <number:number number:decimal-places="0" number:grouping="true" number:min-integer-digits="1"/>
    </number:number-style>
    <style:style style:data-style-name="n720103" style:family="table-cell" style:name="a74c51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e7158">
      <number:number number:decimal-places="0" number:grouping="true" number:min-integer-digits="1"/>
    </number:number-style>
    <style:style style:data-style-name="n8e7158" style:family="table-cell" style:name="a2445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74c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5c8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d2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774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b4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6cd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62340">
      <number:number number:decimal-places="0" number:grouping="true" number:min-integer-digits="1"/>
    </number:number-style>
    <style:style style:data-style-name="n362340" style:family="table-cell" style:name="a05a61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3c547">
      <number:number number:decimal-places="0" number:grouping="true" number:min-integer-digits="1"/>
    </number:number-style>
    <style:style style:data-style-name="n33c547" style:family="table-cell" style:name="abe68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8ca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5d8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44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a2c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a8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6e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8efaa">
      <number:number number:decimal-places="0" number:grouping="true" number:min-integer-digits="1"/>
    </number:number-style>
    <style:style style:data-style-name="n58efaa" style:family="table-cell" style:name="ac554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09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a6ba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ffd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0149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6c73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830f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63fd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955c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a15d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e899c">
      <number:number number:decimal-places="0" number:grouping="true" number:min-integer-digits="1"/>
    </number:number-style>
    <style:style style:data-style-name="nee899c" style:family="table-cell" style:name="a391c6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0b87a">
      <number:number number:decimal-places="0" number:grouping="true" number:min-integer-digits="1"/>
    </number:number-style>
    <style:style style:data-style-name="n10b87a" style:family="table-cell" style:name="ae21e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19a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6cb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322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aa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83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27a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842a5">
      <number:number number:decimal-places="0" number:grouping="true" number:min-integer-digits="1"/>
    </number:number-style>
    <style:style style:data-style-name="n6842a5" style:family="table-cell" style:name="a84517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ad18a">
      <number:number number:decimal-places="0" number:grouping="true" number:min-integer-digits="1"/>
    </number:number-style>
    <style:style style:data-style-name="n6ad18a" style:family="table-cell" style:name="a8c2e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b5f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642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fe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98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d0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d2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0a206">
      <number:number number:decimal-places="0" number:grouping="true" number:min-integer-digits="1"/>
    </number:number-style>
    <style:style style:data-style-name="n90a206" style:family="table-cell" style:name="a7f28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2b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622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31e9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311f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2728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a58b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3dd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61f0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823d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83478">
      <number:number number:decimal-places="0" number:grouping="true" number:min-integer-digits="1"/>
    </number:number-style>
    <style:style style:data-style-name="n283478" style:family="table-cell" style:name="acb6cd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86eb7">
      <number:number number:decimal-places="0" number:grouping="true" number:min-integer-digits="1"/>
    </number:number-style>
    <style:style style:data-style-name="n486eb7" style:family="table-cell" style:name="aa22e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f38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58d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87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a9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57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b88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55f20">
      <number:number number:decimal-places="0" number:grouping="true" number:min-integer-digits="1"/>
    </number:number-style>
    <style:style style:data-style-name="n755f20" style:family="table-cell" style:name="a7909c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dc5fa">
      <number:number number:decimal-places="0" number:grouping="true" number:min-integer-digits="1"/>
    </number:number-style>
    <style:style style:data-style-name="n2dc5fa" style:family="table-cell" style:name="aa45e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318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599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2c6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98f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557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c10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26475">
      <number:number number:decimal-places="0" number:grouping="true" number:min-integer-digits="1"/>
    </number:number-style>
    <style:style style:data-style-name="nc26475" style:family="table-cell" style:name="a8fdc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72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914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1ec5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e842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292d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e6a7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9d6a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1e23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b3e2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46179">
      <number:number number:decimal-places="0" number:grouping="true" number:min-integer-digits="1"/>
    </number:number-style>
    <style:style style:data-style-name="nd46179" style:family="table-cell" style:name="af7d30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9e92d">
      <number:number number:decimal-places="0" number:grouping="true" number:min-integer-digits="1"/>
    </number:number-style>
    <style:style style:data-style-name="n89e92d" style:family="table-cell" style:name="a9774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69b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53d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5e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18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601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80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5df0a">
      <number:number number:decimal-places="0" number:grouping="true" number:min-integer-digits="1"/>
    </number:number-style>
    <style:style style:data-style-name="n95df0a" style:family="table-cell" style:name="ab3566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ea59e">
      <number:number number:decimal-places="0" number:grouping="true" number:min-integer-digits="1"/>
    </number:number-style>
    <style:style style:data-style-name="n3ea59e" style:family="table-cell" style:name="af61e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4db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4f57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0a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707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77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b0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c14c4">
      <number:number number:decimal-places="0" number:grouping="true" number:min-integer-digits="1"/>
    </number:number-style>
    <style:style style:data-style-name="n2c14c4" style:family="table-cell" style:name="af34f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03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af3a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3b55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f345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9035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2ad0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22cf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8a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2af0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102af">
      <number:number number:decimal-places="0" number:grouping="true" number:min-integer-digits="1"/>
    </number:number-style>
    <style:style style:data-style-name="nd102af" style:family="table-cell" style:name="a4a595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637e4">
      <number:number number:decimal-places="0" number:grouping="true" number:min-integer-digits="1"/>
    </number:number-style>
    <style:style style:data-style-name="nc637e4" style:family="table-cell" style:name="af321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c1e8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e06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a2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2bf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868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375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8a944">
      <number:number number:decimal-places="0" number:grouping="true" number:min-integer-digits="1"/>
    </number:number-style>
    <style:style style:data-style-name="n88a944" style:family="table-cell" style:name="a4989c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9d626">
      <number:number number:decimal-places="0" number:grouping="true" number:min-integer-digits="1"/>
    </number:number-style>
    <style:style style:data-style-name="n69d626" style:family="table-cell" style:name="a7184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5fb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e0f6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2d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37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84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9f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86250">
      <number:number number:decimal-places="0" number:grouping="true" number:min-integer-digits="1"/>
    </number:number-style>
    <style:style style:data-style-name="nc86250" style:family="table-cell" style:name="a3780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fb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4fe2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36a7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e8b6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4c52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0cb7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52f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9f6f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b426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144e9">
      <number:number number:decimal-places="0" number:grouping="true" number:min-integer-digits="1"/>
    </number:number-style>
    <style:style style:data-style-name="ne144e9" style:family="table-cell" style:name="aea7c7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1aa5c">
      <number:number number:decimal-places="0" number:grouping="true" number:min-integer-digits="1"/>
    </number:number-style>
    <style:style style:data-style-name="nc1aa5c" style:family="table-cell" style:name="af0b7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491b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70c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3f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5c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4b4f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1b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e32ce">
      <number:number number:decimal-places="0" number:grouping="true" number:min-integer-digits="1"/>
    </number:number-style>
    <style:style style:data-style-name="n6e32ce" style:family="table-cell" style:name="adc73a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e7422">
      <number:number number:decimal-places="0" number:grouping="true" number:min-integer-digits="1"/>
    </number:number-style>
    <style:style style:data-style-name="n6e7422" style:family="table-cell" style:name="ad216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42e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533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c4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56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c0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77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a92f8">
      <number:number number:decimal-places="0" number:grouping="true" number:min-integer-digits="1"/>
    </number:number-style>
    <style:style style:data-style-name="naa92f8" style:family="table-cell" style:name="ab801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b3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861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cf3e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3709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60b9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6682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813f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5cb6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6519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69505">
      <number:number number:decimal-places="0" number:grouping="true" number:min-integer-digits="1"/>
    </number:number-style>
    <style:style style:data-style-name="nd69505" style:family="table-cell" style:name="a5d74d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6a5a1">
      <number:number number:decimal-places="0" number:grouping="true" number:min-integer-digits="1"/>
    </number:number-style>
    <style:style style:data-style-name="n46a5a1" style:family="table-cell" style:name="a6b87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f4e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24c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d4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02b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7b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18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2d0d7">
      <number:number number:decimal-places="0" number:grouping="true" number:min-integer-digits="1"/>
    </number:number-style>
    <style:style style:data-style-name="nf2d0d7" style:family="table-cell" style:name="abf8be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ce019">
      <number:number number:decimal-places="0" number:grouping="true" number:min-integer-digits="1"/>
    </number:number-style>
    <style:style style:data-style-name="n0ce019" style:family="table-cell" style:name="ae9b1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d520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4e6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2a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97ea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f7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fb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42abd">
      <number:number number:decimal-places="0" number:grouping="true" number:min-integer-digits="1"/>
    </number:number-style>
    <style:style style:data-style-name="nf42abd" style:family="table-cell" style:name="ac587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31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10ae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d03f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08bb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8b9d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6723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c64c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75c9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6548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25231">
      <number:number number:decimal-places="0" number:grouping="true" number:min-integer-digits="1"/>
    </number:number-style>
    <style:style style:data-style-name="n425231" style:family="table-cell" style:name="a111dc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62030">
      <number:number number:decimal-places="0" number:grouping="true" number:min-integer-digits="1"/>
    </number:number-style>
    <style:style style:data-style-name="n062030" style:family="table-cell" style:name="a34a2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f8b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121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3e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3a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4fb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29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9157b">
      <number:number number:decimal-places="0" number:grouping="true" number:min-integer-digits="1"/>
    </number:number-style>
    <style:style style:data-style-name="nd9157b" style:family="table-cell" style:name="a1560c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63746">
      <number:number number:decimal-places="0" number:grouping="true" number:min-integer-digits="1"/>
    </number:number-style>
    <style:style style:data-style-name="nf63746" style:family="table-cell" style:name="a7b8d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be5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1053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d23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fc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7e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e2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930c3">
      <number:number number:decimal-places="0" number:grouping="true" number:min-integer-digits="1"/>
    </number:number-style>
    <style:style style:data-style-name="n8930c3" style:family="table-cell" style:name="ad42e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ae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ea2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51ec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fbf6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a2d0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a543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87ff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bc0c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fad5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b0084">
      <number:number number:decimal-places="0" number:grouping="true" number:min-integer-digits="1"/>
    </number:number-style>
    <style:style style:data-style-name="nab0084" style:family="table-cell" style:name="ac9da7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2beb7">
      <number:number number:decimal-places="0" number:grouping="true" number:min-integer-digits="1"/>
    </number:number-style>
    <style:style style:data-style-name="nd2beb7" style:family="table-cell" style:name="a7378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8016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1192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3b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16b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77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3f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ce217">
      <number:number number:decimal-places="0" number:grouping="true" number:min-integer-digits="1"/>
    </number:number-style>
    <style:style style:data-style-name="nfce217" style:family="table-cell" style:name="a754be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c1e9c">
      <number:number number:decimal-places="0" number:grouping="true" number:min-integer-digits="1"/>
    </number:number-style>
    <style:style style:data-style-name="n5c1e9c" style:family="table-cell" style:name="a848f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f82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6be4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2f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99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5c5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76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67310">
      <number:number number:decimal-places="0" number:grouping="true" number:min-integer-digits="1"/>
    </number:number-style>
    <style:style style:data-style-name="na67310" style:family="table-cell" style:name="a9bdf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501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6fb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3b55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d04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3793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73f8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ce7e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fb9a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e803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cd670">
      <number:number number:decimal-places="0" number:grouping="true" number:min-integer-digits="1"/>
    </number:number-style>
    <style:style style:data-style-name="nfcd670" style:family="table-cell" style:name="af6a76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fd839">
      <number:number number:decimal-places="0" number:grouping="true" number:min-integer-digits="1"/>
    </number:number-style>
    <style:style style:data-style-name="n4fd839" style:family="table-cell" style:name="a51e0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3f4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cfb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58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50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2f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276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b2170">
      <number:number number:decimal-places="0" number:grouping="true" number:min-integer-digits="1"/>
    </number:number-style>
    <style:style style:data-style-name="n8b2170" style:family="table-cell" style:name="a06b9c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67b74">
      <number:number number:decimal-places="0" number:grouping="true" number:min-integer-digits="1"/>
    </number:number-style>
    <style:style style:data-style-name="nb67b74" style:family="table-cell" style:name="ad017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d3e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ebb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8bd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90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14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4a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6c7f0">
      <number:number number:decimal-places="0" number:grouping="true" number:min-integer-digits="1"/>
    </number:number-style>
    <style:style style:data-style-name="ne6c7f0" style:family="table-cell" style:name="aa3ce9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f8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502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7ab1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9ee6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d8bc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a84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26b2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6f77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8a85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be55b">
      <number:number number:decimal-places="0" number:grouping="true" number:min-integer-digits="1"/>
    </number:number-style>
    <style:style style:data-style-name="n8be55b" style:family="table-cell" style:name="a37b06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70389">
      <number:number number:decimal-places="0" number:grouping="true" number:min-integer-digits="1"/>
    </number:number-style>
    <style:style style:data-style-name="ne70389" style:family="table-cell" style:name="aa485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b09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906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b37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bc2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be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7f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6140e">
      <number:number number:decimal-places="0" number:grouping="true" number:min-integer-digits="1"/>
    </number:number-style>
    <style:style style:data-style-name="n76140e" style:family="table-cell" style:name="ab3a92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59a97">
      <number:number number:decimal-places="0" number:grouping="true" number:min-integer-digits="1"/>
    </number:number-style>
    <style:style style:data-style-name="nf59a97" style:family="table-cell" style:name="a03c4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53e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967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d1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f1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6ed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cd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e32fe">
      <number:number number:decimal-places="0" number:grouping="true" number:min-integer-digits="1"/>
    </number:number-style>
    <style:style style:data-style-name="nfe32fe" style:family="table-cell" style:name="a53c5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25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22a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d359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9f98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b035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7835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b9e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dd83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1fa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71968">
      <number:number number:decimal-places="0" number:grouping="true" number:min-integer-digits="1"/>
    </number:number-style>
    <style:style style:data-style-name="ne71968" style:family="table-cell" style:name="a60b0b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85bf9">
      <number:number number:decimal-places="0" number:grouping="true" number:min-integer-digits="1"/>
    </number:number-style>
    <style:style style:data-style-name="n385bf9" style:family="table-cell" style:name="ad0f1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a91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c64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c71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76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f1b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6d2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727d2">
      <number:number number:decimal-places="0" number:grouping="true" number:min-integer-digits="1"/>
    </number:number-style>
    <style:style style:data-style-name="nc727d2" style:family="table-cell" style:name="a825f6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ef9e5">
      <number:number number:decimal-places="0" number:grouping="true" number:min-integer-digits="1"/>
    </number:number-style>
    <style:style style:data-style-name="nbef9e5" style:family="table-cell" style:name="a7184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e69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414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11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8d1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f6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4af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aa735">
      <number:number number:decimal-places="0" number:grouping="true" number:min-integer-digits="1"/>
    </number:number-style>
    <style:style style:data-style-name="nfaa735" style:family="table-cell" style:name="a9c50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cf0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f27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2f8a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07af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5ec1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1b4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df43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519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d6f0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e576f">
      <number:number number:decimal-places="0" number:grouping="true" number:min-integer-digits="1"/>
    </number:number-style>
    <style:style style:data-style-name="nfe576f" style:family="table-cell" style:name="a045e7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76100">
      <number:number number:decimal-places="0" number:grouping="true" number:min-integer-digits="1"/>
    </number:number-style>
    <style:style style:data-style-name="nf76100" style:family="table-cell" style:name="a7882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cafb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2d54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f78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71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fd6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62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c15e2">
      <number:number number:decimal-places="0" number:grouping="true" number:min-integer-digits="1"/>
    </number:number-style>
    <style:style style:data-style-name="n3c15e2" style:family="table-cell" style:name="a110dd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9d9d0">
      <number:number number:decimal-places="0" number:grouping="true" number:min-integer-digits="1"/>
    </number:number-style>
    <style:style style:data-style-name="n39d9d0" style:family="table-cell" style:name="af993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cf6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883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316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3d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30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f11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4315c">
      <number:number number:decimal-places="0" number:grouping="true" number:min-integer-digits="1"/>
    </number:number-style>
    <style:style style:data-style-name="n24315c" style:family="table-cell" style:name="a3474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d8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b3cd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539e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5492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cd7b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f4be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f541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c644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1891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11870">
      <number:number number:decimal-places="0" number:grouping="true" number:min-integer-digits="1"/>
    </number:number-style>
    <style:style style:data-style-name="n711870" style:family="table-cell" style:name="ab8301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d8d5f">
      <number:number number:decimal-places="0" number:grouping="true" number:min-integer-digits="1"/>
    </number:number-style>
    <style:style style:data-style-name="n8d8d5f" style:family="table-cell" style:name="a9073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942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21f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a8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eb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289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a8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fd3ff">
      <number:number number:decimal-places="0" number:grouping="true" number:min-integer-digits="1"/>
    </number:number-style>
    <style:style style:data-style-name="n2fd3ff" style:family="table-cell" style:name="a307f1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96ece">
      <number:number number:decimal-places="0" number:grouping="true" number:min-integer-digits="1"/>
    </number:number-style>
    <style:style style:data-style-name="nc96ece" style:family="table-cell" style:name="a3bb6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919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366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5a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d0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43c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683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e6f75">
      <number:number number:decimal-places="0" number:grouping="true" number:min-integer-digits="1"/>
    </number:number-style>
    <style:style style:data-style-name="nfe6f75" style:family="table-cell" style:name="a33ea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230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a81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14ce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bcae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a572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319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15a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8070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d15a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c3044">
      <number:number number:decimal-places="0" number:grouping="true" number:min-integer-digits="1"/>
    </number:number-style>
    <style:style style:data-style-name="nec3044" style:family="table-cell" style:name="abefd5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b1512">
      <number:number number:decimal-places="0" number:grouping="true" number:min-integer-digits="1"/>
    </number:number-style>
    <style:style style:data-style-name="n1b1512" style:family="table-cell" style:name="aa1c0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a2d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30b7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04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0f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86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d0d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fc4af">
      <number:number number:decimal-places="0" number:grouping="true" number:min-integer-digits="1"/>
    </number:number-style>
    <style:style style:data-style-name="n6fc4af" style:family="table-cell" style:name="ab543b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cbd9e">
      <number:number number:decimal-places="0" number:grouping="true" number:min-integer-digits="1"/>
    </number:number-style>
    <style:style style:data-style-name="n3cbd9e" style:family="table-cell" style:name="afa20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1c7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eec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d0e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8e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bb1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182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ebce5">
      <number:number number:decimal-places="0" number:grouping="true" number:min-integer-digits="1"/>
    </number:number-style>
    <style:style style:data-style-name="n7ebce5" style:family="table-cell" style:name="af4671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ec3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459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c815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5b3c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e7e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019f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2dc8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1114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f043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f4691">
      <number:number number:decimal-places="0" number:grouping="true" number:min-integer-digits="1"/>
    </number:number-style>
    <style:style style:data-style-name="n7f4691" style:family="table-cell" style:name="aa20d7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dc6f3">
      <number:number number:decimal-places="0" number:grouping="true" number:min-integer-digits="1"/>
    </number:number-style>
    <style:style style:data-style-name="n5dc6f3" style:family="table-cell" style:name="ac68c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0555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b292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ca9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143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7f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417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75f3f">
      <number:number number:decimal-places="0" number:grouping="true" number:min-integer-digits="1"/>
    </number:number-style>
    <style:style style:data-style-name="na75f3f" style:family="table-cell" style:name="abbc7e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65b87">
      <number:number number:decimal-places="0" number:grouping="true" number:min-integer-digits="1"/>
    </number:number-style>
    <style:style style:data-style-name="n765b87" style:family="table-cell" style:name="a1474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d00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462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b9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9f5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6df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654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9e6aa">
      <number:number number:decimal-places="0" number:grouping="true" number:min-integer-digits="1"/>
    </number:number-style>
    <style:style style:data-style-name="n19e6aa" style:family="table-cell" style:name="ac66d2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b5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49c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6c93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94d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d34f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b78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d7d2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9dab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f627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2d4f2">
      <number:number number:decimal-places="0" number:grouping="true" number:min-integer-digits="1"/>
    </number:number-style>
    <style:style style:data-style-name="nc2d4f2" style:family="table-cell" style:name="a9d71a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11d23">
      <number:number number:decimal-places="0" number:grouping="true" number:min-integer-digits="1"/>
    </number:number-style>
    <style:style style:data-style-name="n011d23" style:family="table-cell" style:name="adede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756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72f5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fe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8b9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24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3d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db160">
      <number:number number:decimal-places="0" number:grouping="true" number:min-integer-digits="1"/>
    </number:number-style>
    <style:style style:data-style-name="n7db160" style:family="table-cell" style:name="af5336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692cf">
      <number:number number:decimal-places="0" number:grouping="true" number:min-integer-digits="1"/>
    </number:number-style>
    <style:style style:data-style-name="n0692cf" style:family="table-cell" style:name="a73d9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151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4441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53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67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49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2ef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9113b">
      <number:number number:decimal-places="0" number:grouping="true" number:min-integer-digits="1"/>
    </number:number-style>
    <style:style style:data-style-name="n89113b" style:family="table-cell" style:name="a2de6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03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ac19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a8f3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5bce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25b4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5041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9662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0a07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51c9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b7813">
      <number:number number:decimal-places="0" number:grouping="true" number:min-integer-digits="1"/>
    </number:number-style>
    <style:style style:data-style-name="nab7813" style:family="table-cell" style:name="a49949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38dae">
      <number:number number:decimal-places="0" number:grouping="true" number:min-integer-digits="1"/>
    </number:number-style>
    <style:style style:data-style-name="n938dae" style:family="table-cell" style:name="a2dd2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ae6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24a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f5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17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a4c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92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399b6">
      <number:number number:decimal-places="0" number:grouping="true" number:min-integer-digits="1"/>
    </number:number-style>
    <style:style style:data-style-name="nd399b6" style:family="table-cell" style:name="a50ef7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fcd7b">
      <number:number number:decimal-places="0" number:grouping="true" number:min-integer-digits="1"/>
    </number:number-style>
    <style:style style:data-style-name="n2fcd7b" style:family="table-cell" style:name="a1ab04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ce2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31e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9a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6c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04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ad2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c8013">
      <number:number number:decimal-places="0" number:grouping="true" number:min-integer-digits="1"/>
    </number:number-style>
    <style:style style:data-style-name="n9c8013" style:family="table-cell" style:name="a8694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1e3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10c0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9d8e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066b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4ec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da09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d051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bbf9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d17f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cc0f0">
      <number:number number:decimal-places="0" number:grouping="true" number:min-integer-digits="1"/>
    </number:number-style>
    <style:style style:data-style-name="n2cc0f0" style:family="table-cell" style:name="a74f49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d30f5">
      <number:number number:decimal-places="0" number:grouping="true" number:min-integer-digits="1"/>
    </number:number-style>
    <style:style style:data-style-name="n2d30f5" style:family="table-cell" style:name="ae54d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551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0df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61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51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a9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7c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05814">
      <number:number number:decimal-places="0" number:grouping="true" number:min-integer-digits="1"/>
    </number:number-style>
    <style:style style:data-style-name="nb05814" style:family="table-cell" style:name="a302f3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231ec">
      <number:number number:decimal-places="0" number:grouping="true" number:min-integer-digits="1"/>
    </number:number-style>
    <style:style style:data-style-name="nc231ec" style:family="table-cell" style:name="ac041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954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4e1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60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8a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1b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07a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1d65b">
      <number:number number:decimal-places="0" number:grouping="true" number:min-integer-digits="1"/>
    </number:number-style>
    <style:style style:data-style-name="n91d65b" style:family="table-cell" style:name="afeb3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c8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630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a733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172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3a5a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718f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f8f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20c0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7070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a2be9">
      <number:number number:decimal-places="0" number:grouping="true" number:min-integer-digits="1"/>
    </number:number-style>
    <style:style style:data-style-name="nba2be9" style:family="table-cell" style:name="a6854a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e32bb">
      <number:number number:decimal-places="0" number:grouping="true" number:min-integer-digits="1"/>
    </number:number-style>
    <style:style style:data-style-name="nde32bb" style:family="table-cell" style:name="a37a9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613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3c5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9d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27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34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667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7adcd">
      <number:number number:decimal-places="0" number:grouping="true" number:min-integer-digits="1"/>
    </number:number-style>
    <style:style style:data-style-name="n47adcd" style:family="table-cell" style:name="a7864f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b26c8">
      <number:number number:decimal-places="0" number:grouping="true" number:min-integer-digits="1"/>
    </number:number-style>
    <style:style style:data-style-name="nab26c8" style:family="table-cell" style:name="ab6df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b37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7e1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8c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34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a2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01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6cdb7">
      <number:number number:decimal-places="0" number:grouping="true" number:min-integer-digits="1"/>
    </number:number-style>
    <style:style style:data-style-name="ne6cdb7" style:family="table-cell" style:name="a4b07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4c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c1ec">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44d8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0c26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e6ce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863a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d621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7664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81d5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508e2">
      <number:number number:decimal-places="0" number:grouping="true" number:min-integer-digits="1"/>
    </number:number-style>
    <style:style style:data-style-name="nc508e2" style:family="table-cell" style:name="ac118d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712e9">
      <number:number number:decimal-places="0" number:grouping="true" number:min-integer-digits="1"/>
    </number:number-style>
    <style:style style:data-style-name="n9712e9" style:family="table-cell" style:name="a4e85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f51c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6b3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879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d1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866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11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9c0f8">
      <number:number number:decimal-places="0" number:grouping="true" number:min-integer-digits="1"/>
    </number:number-style>
    <style:style style:data-style-name="n19c0f8" style:family="table-cell" style:name="afdca7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c099d">
      <number:number number:decimal-places="0" number:grouping="true" number:min-integer-digits="1"/>
    </number:number-style>
    <style:style style:data-style-name="n8c099d" style:family="table-cell" style:name="a31751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a59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398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9d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5e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8c5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89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e333f">
      <number:number number:decimal-places="0" number:grouping="true" number:min-integer-digits="1"/>
    </number:number-style>
    <style:style style:data-style-name="n6e333f" style:family="table-cell" style:name="a8f60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f6f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cedc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40df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f314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c615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a4f9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63ab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5cd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750b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4adc0">
      <number:number number:decimal-places="0" number:grouping="true" number:min-integer-digits="1"/>
    </number:number-style>
    <style:style style:data-style-name="ne4adc0" style:family="table-cell" style:name="a291bd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b4fa0">
      <number:number number:decimal-places="0" number:grouping="true" number:min-integer-digits="1"/>
    </number:number-style>
    <style:style style:data-style-name="n6b4fa0" style:family="table-cell" style:name="a0825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477b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30d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ac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3b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670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80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71f87">
      <number:number number:decimal-places="0" number:grouping="true" number:min-integer-digits="1"/>
    </number:number-style>
    <style:style style:data-style-name="nd71f87" style:family="table-cell" style:name="ac925c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285e9">
      <number:number number:decimal-places="0" number:grouping="true" number:min-integer-digits="1"/>
    </number:number-style>
    <style:style style:data-style-name="n2285e9" style:family="table-cell" style:name="a4939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1b1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6b7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f4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e7e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39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4d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e3f65">
      <number:number number:decimal-places="0" number:grouping="true" number:min-integer-digits="1"/>
    </number:number-style>
    <style:style style:data-style-name="nae3f65" style:family="table-cell" style:name="a8474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30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ab6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1595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ef5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f802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9d64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d89b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486e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9684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cc6b6">
      <number:number number:decimal-places="0" number:grouping="true" number:min-integer-digits="1"/>
    </number:number-style>
    <style:style style:data-style-name="n9cc6b6" style:family="table-cell" style:name="a38e21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460c8">
      <number:number number:decimal-places="0" number:grouping="true" number:min-integer-digits="1"/>
    </number:number-style>
    <style:style style:data-style-name="n6460c8" style:family="table-cell" style:name="a40b5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e34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80d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92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770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8d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88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db4a3">
      <number:number number:decimal-places="0" number:grouping="true" number:min-integer-digits="1"/>
    </number:number-style>
    <style:style style:data-style-name="n9db4a3" style:family="table-cell" style:name="a539b9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e42f7">
      <number:number number:decimal-places="0" number:grouping="true" number:min-integer-digits="1"/>
    </number:number-style>
    <style:style style:data-style-name="nae42f7" style:family="table-cell" style:name="a3a9ba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c8a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465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0d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9d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21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396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9527d">
      <number:number number:decimal-places="0" number:grouping="true" number:min-integer-digits="1"/>
    </number:number-style>
    <style:style style:data-style-name="n09527d" style:family="table-cell" style:name="ad15a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e7e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174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c31a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3b2b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9bac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2d07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205a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1b2f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6a6b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f4fa3">
      <number:number number:decimal-places="0" number:grouping="true" number:min-integer-digits="1"/>
    </number:number-style>
    <style:style style:data-style-name="naf4fa3" style:family="table-cell" style:name="a04bcf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bcf78">
      <number:number number:decimal-places="0" number:grouping="true" number:min-integer-digits="1"/>
    </number:number-style>
    <style:style style:data-style-name="n4bcf78" style:family="table-cell" style:name="a6a02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e2e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f12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01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eaa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1f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ee9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ee196">
      <number:number number:decimal-places="0" number:grouping="true" number:min-integer-digits="1"/>
    </number:number-style>
    <style:style style:data-style-name="n2ee196" style:family="table-cell" style:name="a4b59a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d05c0">
      <number:number number:decimal-places="0" number:grouping="true" number:min-integer-digits="1"/>
    </number:number-style>
    <style:style style:data-style-name="n4d05c0" style:family="table-cell" style:name="a2b44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0f5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9af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e2e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a9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77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4f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3bfc8">
      <number:number number:decimal-places="0" number:grouping="true" number:min-integer-digits="1"/>
    </number:number-style>
    <style:style style:data-style-name="n13bfc8" style:family="table-cell" style:name="af4e9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b4b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c3b5c">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c0c6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8d3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ebd2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7daf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01ca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271f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3cb2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83ab7">
      <number:number number:decimal-places="0" number:grouping="true" number:min-integer-digits="1"/>
    </number:number-style>
    <style:style style:data-style-name="n583ab7" style:family="table-cell" style:name="a868a6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e4e52">
      <number:number number:decimal-places="0" number:grouping="true" number:min-integer-digits="1"/>
    </number:number-style>
    <style:style style:data-style-name="n3e4e52" style:family="table-cell" style:name="a84bb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77c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a66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28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08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71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16a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afc62">
      <number:number number:decimal-places="0" number:grouping="true" number:min-integer-digits="1"/>
    </number:number-style>
    <style:style style:data-style-name="n7afc62" style:family="table-cell" style:name="a95dd7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a21d3">
      <number:number number:decimal-places="0" number:grouping="true" number:min-integer-digits="1"/>
    </number:number-style>
    <style:style style:data-style-name="n0a21d3" style:family="table-cell" style:name="a5662a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312d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d6d2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486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a1b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cf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b9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d39fb">
      <number:number number:decimal-places="0" number:grouping="true" number:min-integer-digits="1"/>
    </number:number-style>
    <style:style style:data-style-name="n8d39fb" style:family="table-cell" style:name="a3714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f5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9ae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1066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622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c9fb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1c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44d2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6037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57c2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67a82">
      <number:number number:decimal-places="0" number:grouping="true" number:min-integer-digits="1"/>
    </number:number-style>
    <style:style style:data-style-name="n867a82" style:family="table-cell" style:name="aa965d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27c63">
      <number:number number:decimal-places="0" number:grouping="true" number:min-integer-digits="1"/>
    </number:number-style>
    <style:style style:data-style-name="nb27c63" style:family="table-cell" style:name="abafc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5b6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4bf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01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86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0e6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e93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e2e0e">
      <number:number number:decimal-places="0" number:grouping="true" number:min-integer-digits="1"/>
    </number:number-style>
    <style:style style:data-style-name="n7e2e0e" style:family="table-cell" style:name="a8eeb6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ae7df">
      <number:number number:decimal-places="0" number:grouping="true" number:min-integer-digits="1"/>
    </number:number-style>
    <style:style style:data-style-name="n5ae7df" style:family="table-cell" style:name="a8a59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7b1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197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e092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8e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dd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4d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a2826">
      <number:number number:decimal-places="0" number:grouping="true" number:min-integer-digits="1"/>
    </number:number-style>
    <style:style style:data-style-name="n6a2826" style:family="table-cell" style:name="a01be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849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685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327e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feec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8076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ae10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d940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5c2a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907d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aa36e">
      <number:number number:decimal-places="0" number:grouping="true" number:min-integer-digits="1"/>
    </number:number-style>
    <style:style style:data-style-name="naaa36e" style:family="table-cell" style:name="a54515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b0d4e">
      <number:number number:decimal-places="0" number:grouping="true" number:min-integer-digits="1"/>
    </number:number-style>
    <style:style style:data-style-name="nfb0d4e" style:family="table-cell" style:name="a8cb5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ed7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415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a2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e9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bd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877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390ff">
      <number:number number:decimal-places="0" number:grouping="true" number:min-integer-digits="1"/>
    </number:number-style>
    <style:style style:data-style-name="n3390ff" style:family="table-cell" style:name="ac0fb0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4918e">
      <number:number number:decimal-places="0" number:grouping="true" number:min-integer-digits="1"/>
    </number:number-style>
    <style:style style:data-style-name="n74918e" style:family="table-cell" style:name="abeac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226b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d1c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3f7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3f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c601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073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7b523">
      <number:number number:decimal-places="0" number:grouping="true" number:min-integer-digits="1"/>
    </number:number-style>
    <style:style style:data-style-name="nf7b523" style:family="table-cell" style:name="ad05a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a4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a72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3822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e6ba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7f54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dc77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9f4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9485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2e71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1d106">
      <number:number number:decimal-places="0" number:grouping="true" number:min-integer-digits="1"/>
    </number:number-style>
    <style:style style:data-style-name="nf1d106" style:family="table-cell" style:name="abec51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20835">
      <number:number number:decimal-places="0" number:grouping="true" number:min-integer-digits="1"/>
    </number:number-style>
    <style:style style:data-style-name="n320835" style:family="table-cell" style:name="a8b187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322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130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3fa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cf6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09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cc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16106">
      <number:number number:decimal-places="0" number:grouping="true" number:min-integer-digits="1"/>
    </number:number-style>
    <style:style style:data-style-name="nf16106" style:family="table-cell" style:name="a0ffc1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40efb">
      <number:number number:decimal-places="0" number:grouping="true" number:min-integer-digits="1"/>
    </number:number-style>
    <style:style style:data-style-name="n440efb" style:family="table-cell" style:name="abebf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589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1ca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57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d89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8b6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abe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067f6">
      <number:number number:decimal-places="0" number:grouping="true" number:min-integer-digits="1"/>
    </number:number-style>
    <style:style style:data-style-name="n9067f6" style:family="table-cell" style:name="a379f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f5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dd7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e48d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010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b6c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04d0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b89a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73ec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1fda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6a06b">
      <number:number number:decimal-places="0" number:grouping="true" number:min-integer-digits="1"/>
    </number:number-style>
    <style:style style:data-style-name="nc6a06b" style:family="table-cell" style:name="aeb6a8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45ce3">
      <number:number number:decimal-places="0" number:grouping="true" number:min-integer-digits="1"/>
    </number:number-style>
    <style:style style:data-style-name="n145ce3" style:family="table-cell" style:name="a80c00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0b0f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69a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bf8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60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d9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a40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f60e4">
      <number:number number:decimal-places="0" number:grouping="true" number:min-integer-digits="1"/>
    </number:number-style>
    <style:style style:data-style-name="n4f60e4" style:family="table-cell" style:name="a7cdf5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5b8cb">
      <number:number number:decimal-places="0" number:grouping="true" number:min-integer-digits="1"/>
    </number:number-style>
    <style:style style:data-style-name="nb5b8cb" style:family="table-cell" style:name="a20376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7e3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8d7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e0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c22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9c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98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70b1c">
      <number:number number:decimal-places="0" number:grouping="true" number:min-integer-digits="1"/>
    </number:number-style>
    <style:style style:data-style-name="n270b1c" style:family="table-cell" style:name="a5a110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2eb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f05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4c3e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25fb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9b07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5727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9b5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591c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d7a3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25878">
      <number:number number:decimal-places="0" number:grouping="true" number:min-integer-digits="1"/>
    </number:number-style>
    <style:style style:data-style-name="n325878" style:family="table-cell" style:name="ae44eb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18408">
      <number:number number:decimal-places="0" number:grouping="true" number:min-integer-digits="1"/>
    </number:number-style>
    <style:style style:data-style-name="ne18408" style:family="table-cell" style:name="aabc4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041f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882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84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ce0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6e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f3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99fa3">
      <number:number number:decimal-places="0" number:grouping="true" number:min-integer-digits="1"/>
    </number:number-style>
    <style:style style:data-style-name="nb99fa3" style:family="table-cell" style:name="aef15c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43fbe">
      <number:number number:decimal-places="0" number:grouping="true" number:min-integer-digits="1"/>
    </number:number-style>
    <style:style style:data-style-name="n443fbe" style:family="table-cell" style:name="a413d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be2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a4a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16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9c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b6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a51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4dd53">
      <number:number number:decimal-places="0" number:grouping="true" number:min-integer-digits="1"/>
    </number:number-style>
    <style:style style:data-style-name="nb4dd53" style:family="table-cell" style:name="af54c2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d1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fdd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dd20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25e1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f70b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a0bf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8600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137c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fbfb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ba25a">
      <number:number number:decimal-places="0" number:grouping="true" number:min-integer-digits="1"/>
    </number:number-style>
    <style:style style:data-style-name="n0ba25a" style:family="table-cell" style:name="aba1da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c0c54">
      <number:number number:decimal-places="0" number:grouping="true" number:min-integer-digits="1"/>
    </number:number-style>
    <style:style style:data-style-name="nec0c54" style:family="table-cell" style:name="a1eb1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747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13f5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fb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af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27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10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5b8c4">
      <number:number number:decimal-places="0" number:grouping="true" number:min-integer-digits="1"/>
    </number:number-style>
    <style:style style:data-style-name="n75b8c4" style:family="table-cell" style:name="ae9af5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7b512">
      <number:number number:decimal-places="0" number:grouping="true" number:min-integer-digits="1"/>
    </number:number-style>
    <style:style style:data-style-name="n57b512" style:family="table-cell" style:name="a2c47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d33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ba9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57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42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30f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92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490fa">
      <number:number number:decimal-places="0" number:grouping="true" number:min-integer-digits="1"/>
    </number:number-style>
    <style:style style:data-style-name="n8490fa" style:family="table-cell" style:name="afc81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68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597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5031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bf17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9c3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f950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91c0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dd8e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f6c4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3cfb0">
      <number:number number:decimal-places="0" number:grouping="true" number:min-integer-digits="1"/>
    </number:number-style>
    <style:style style:data-style-name="nf3cfb0" style:family="table-cell" style:name="af1de5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8725b">
      <number:number number:decimal-places="0" number:grouping="true" number:min-integer-digits="1"/>
    </number:number-style>
    <style:style style:data-style-name="nb8725b" style:family="table-cell" style:name="a2eed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ab4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842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91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8c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849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f6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4de32">
      <number:number number:decimal-places="0" number:grouping="true" number:min-integer-digits="1"/>
    </number:number-style>
    <style:style style:data-style-name="nc4de32" style:family="table-cell" style:name="acfa57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5aa89">
      <number:number number:decimal-places="0" number:grouping="true" number:min-integer-digits="1"/>
    </number:number-style>
    <style:style style:data-style-name="na5aa89" style:family="table-cell" style:name="a2d76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74f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9d4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3fb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4d0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08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362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7f7f8">
      <number:number number:decimal-places="0" number:grouping="true" number:min-integer-digits="1"/>
    </number:number-style>
    <style:style style:data-style-name="nf7f7f8" style:family="table-cell" style:name="a2c7d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c9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369e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ee34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22ca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cb5d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b987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ab9f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567b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a0f0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1b4ed">
      <number:number number:decimal-places="0" number:grouping="true" number:min-integer-digits="1"/>
    </number:number-style>
    <style:style style:data-style-name="n81b4ed" style:family="table-cell" style:name="ad79a2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26b93">
      <number:number number:decimal-places="0" number:grouping="true" number:min-integer-digits="1"/>
    </number:number-style>
    <style:style style:data-style-name="nc26b93" style:family="table-cell" style:name="a361b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3425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88d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a4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7b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e8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2b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4980f">
      <number:number number:decimal-places="0" number:grouping="true" number:min-integer-digits="1"/>
    </number:number-style>
    <style:style style:data-style-name="n64980f" style:family="table-cell" style:name="a009e5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98166">
      <number:number number:decimal-places="0" number:grouping="true" number:min-integer-digits="1"/>
    </number:number-style>
    <style:style style:data-style-name="n498166" style:family="table-cell" style:name="ab5c0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40c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83d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ef0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f2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b15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4d5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919fd">
      <number:number number:decimal-places="0" number:grouping="true" number:min-integer-digits="1"/>
    </number:number-style>
    <style:style style:data-style-name="n4919fd" style:family="table-cell" style:name="aaa0e4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47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c853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bbbd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976f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7f28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ad6a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dd76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4e14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c446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24c56">
      <number:number number:decimal-places="0" number:grouping="true" number:min-integer-digits="1"/>
    </number:number-style>
    <style:style style:data-style-name="nf24c56" style:family="table-cell" style:name="a40000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353bc">
      <number:number number:decimal-places="0" number:grouping="true" number:min-integer-digits="1"/>
    </number:number-style>
    <style:style style:data-style-name="n6353bc" style:family="table-cell" style:name="a31dd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bfb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8d2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19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eb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e5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436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f1c76">
      <number:number number:decimal-places="0" number:grouping="true" number:min-integer-digits="1"/>
    </number:number-style>
    <style:style style:data-style-name="n8f1c76" style:family="table-cell" style:name="ac2c09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788d2">
      <number:number number:decimal-places="0" number:grouping="true" number:min-integer-digits="1"/>
    </number:number-style>
    <style:style style:data-style-name="ne788d2" style:family="table-cell" style:name="a649e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55a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ee7e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4f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61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49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fd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41862">
      <number:number number:decimal-places="0" number:grouping="true" number:min-integer-digits="1"/>
    </number:number-style>
    <style:style style:data-style-name="n341862" style:family="table-cell" style:name="ada53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bf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c83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74a0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f6c8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5285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4530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a9bc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887e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c60d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21599">
      <number:number number:decimal-places="0" number:grouping="true" number:min-integer-digits="1"/>
    </number:number-style>
    <style:style style:data-style-name="n221599" style:family="table-cell" style:name="adf333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3ee21">
      <number:number number:decimal-places="0" number:grouping="true" number:min-integer-digits="1"/>
    </number:number-style>
    <style:style style:data-style-name="nb3ee21" style:family="table-cell" style:name="ae7cd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75e5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023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22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4f3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28a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a3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594dc">
      <number:number number:decimal-places="0" number:grouping="true" number:min-integer-digits="1"/>
    </number:number-style>
    <style:style style:data-style-name="na594dc" style:family="table-cell" style:name="a270d8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6c93b">
      <number:number number:decimal-places="0" number:grouping="true" number:min-integer-digits="1"/>
    </number:number-style>
    <style:style style:data-style-name="nb6c93b" style:family="table-cell" style:name="a1685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17b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941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6e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d0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13f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78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f1628">
      <number:number number:decimal-places="0" number:grouping="true" number:min-integer-digits="1"/>
    </number:number-style>
    <style:style style:data-style-name="n1f1628" style:family="table-cell" style:name="a127e6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507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afc2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c17d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3b68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c6c2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4579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12c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1d2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5c30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822de">
      <number:number number:decimal-places="0" number:grouping="true" number:min-integer-digits="1"/>
    </number:number-style>
    <style:style style:data-style-name="n2822de" style:family="table-cell" style:name="a5a8d3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efe38">
      <number:number number:decimal-places="0" number:grouping="true" number:min-integer-digits="1"/>
    </number:number-style>
    <style:style style:data-style-name="n5efe38" style:family="table-cell" style:name="ab512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b48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ced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a6e4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af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e5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4f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faf36">
      <number:number number:decimal-places="0" number:grouping="true" number:min-integer-digits="1"/>
    </number:number-style>
    <style:style style:data-style-name="n3faf36" style:family="table-cell" style:name="a00d64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05d19">
      <number:number number:decimal-places="0" number:grouping="true" number:min-integer-digits="1"/>
    </number:number-style>
    <style:style style:data-style-name="nd05d19" style:family="table-cell" style:name="a47f1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6c9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c14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10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46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a0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aa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bf11c">
      <number:number number:decimal-places="0" number:grouping="true" number:min-integer-digits="1"/>
    </number:number-style>
    <style:style style:data-style-name="nabf11c" style:family="table-cell" style:name="ab8e1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935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349f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6f62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1cd1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bb17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dcd4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2f12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0fc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d830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6cc1a">
      <number:number number:decimal-places="0" number:grouping="true" number:min-integer-digits="1"/>
    </number:number-style>
    <style:style style:data-style-name="n26cc1a" style:family="table-cell" style:name="a95e5b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0eb41">
      <number:number number:decimal-places="0" number:grouping="true" number:min-integer-digits="1"/>
    </number:number-style>
    <style:style style:data-style-name="n20eb41" style:family="table-cell" style:name="ae7c0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312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ed2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fa2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65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30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1c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3a923">
      <number:number number:decimal-places="0" number:grouping="true" number:min-integer-digits="1"/>
    </number:number-style>
    <style:style style:data-style-name="na3a923" style:family="table-cell" style:name="af66bf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64356">
      <number:number number:decimal-places="0" number:grouping="true" number:min-integer-digits="1"/>
    </number:number-style>
    <style:style style:data-style-name="n164356" style:family="table-cell" style:name="a1a15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29fd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f46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04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42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8d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96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19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64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19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2d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86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65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3c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a9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04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ad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21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46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50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7c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3e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a3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82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4c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e9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af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d9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6a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e2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e4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99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2e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9f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8b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e2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8d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51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c0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96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fd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ee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53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c5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c6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b9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d6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29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51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18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6e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a8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0c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a2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2d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ef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e5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c4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14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95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85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66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0c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5a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c9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64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65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73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1a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cf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a6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fa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a4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45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d6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e7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98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d5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78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34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ee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3f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d6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15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53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82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77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54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3a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0c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b9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4b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47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fc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00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06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76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45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ec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86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c5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b0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88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33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3d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fa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67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e8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a0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9f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15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42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22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f9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66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04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de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d8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75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bf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06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b2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67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1c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ee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0c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42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63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71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c3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6a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35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60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4b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9d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7f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e9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21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73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1e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26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e4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be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cf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55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f2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57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4b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52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6a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35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b0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60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fb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c5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a2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5d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da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ff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b8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e1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c1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98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24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f2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e9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57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b0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45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41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6c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79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38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72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4b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fd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fe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58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74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6b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a7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0f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19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5a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fb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c2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9b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34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5c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c9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4b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0d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1b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cc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e1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bf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f4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fc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9c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6b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a9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9b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01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c5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e6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52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9d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cc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df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23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57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d0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68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e9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1f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e2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66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ba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12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21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d5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9b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63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6f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de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55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9f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80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94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69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0e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64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6c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62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61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e5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85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0d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dc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63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46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4f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a9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0d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f7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ac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1b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9e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4c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ab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f0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f3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18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af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ed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2b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97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f4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5b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2a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f5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c0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47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a5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1e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03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7f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19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f0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e9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b9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46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4f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20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65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24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c7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d7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fa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59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b5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b4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df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ae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19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44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34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10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9f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a8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11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07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6e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82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16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c7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ce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60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49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39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c4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2c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af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a1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1f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5e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17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bd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a2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f9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03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8d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44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89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a9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10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b0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b4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6e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b2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7b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14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6c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31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c9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5b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c6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38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45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0f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f2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fb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a3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58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3d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7d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2a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9a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18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6e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e5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ef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11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a9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7c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b6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75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d3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d8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bc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fa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a3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1c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c3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06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c7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87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67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58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76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4a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a1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2b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2a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73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70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2e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09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6f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69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d5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f3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c2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23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dc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4c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f6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db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0d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e8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f3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b3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9c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bc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20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67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ac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35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1b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71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c6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52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df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d8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64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ef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a0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33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d4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d4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bb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a6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09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77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7d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d0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3165">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89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ad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f2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1b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bd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04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d0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c3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55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10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17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98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71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2b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32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42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30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84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f0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10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0d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58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5f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49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10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e4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b6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ff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ca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b1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3d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36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25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36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86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68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79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f6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69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c6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88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a2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8f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b6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3b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d6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8f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77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47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73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d9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e1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1f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ce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f0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b0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d2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0f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bf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d4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ac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8d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00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aa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d6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00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fe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20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3f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d5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30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22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75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fa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74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e4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5d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ea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df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c79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dc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e4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7c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08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de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79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61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73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4f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ed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f1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b4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02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12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3c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24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86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9b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d2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0b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69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13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78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c0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79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e4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8f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2c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eb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2c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23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8e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8c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4a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f5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79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59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56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eb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85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22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fa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c0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1c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1f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57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e4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53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90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ef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d4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d5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ce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c5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71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2d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77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1c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11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0d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84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95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4e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5e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82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95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d8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26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3b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24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c5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a2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84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be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29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17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fe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c7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f9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3e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01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83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6a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49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ff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e6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68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e1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14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8a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d0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b2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92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93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80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43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bd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71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70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42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0c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a6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63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8d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94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10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ed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84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86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61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c9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85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d9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b9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d2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91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86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93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09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7d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f5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7f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89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39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87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46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45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00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4e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87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fb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80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69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e6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ba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51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90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50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d3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50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c6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f9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32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a0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4b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0e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5e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79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27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50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a1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07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03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fc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1e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ef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20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c4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db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52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99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ba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f2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54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4d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70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7b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84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1a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ac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e9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b7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3a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76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df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1d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fb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5f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b9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ac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23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43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56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30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aa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ed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da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93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a6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56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6c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2d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92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6c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40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31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4d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95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56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81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77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5e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c4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89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05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15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89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e7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3e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21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22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f7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72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76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72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90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16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69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aa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91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2a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bc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51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fd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01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bb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89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cb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d7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a9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3a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ac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cd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ed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bf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62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38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a4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38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7e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5f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a9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b0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85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08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19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98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e8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76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f5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66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48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c9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66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50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e7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c2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be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66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57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74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47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92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b2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64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69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39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f1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0b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ca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83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39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d9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65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8f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23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13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c0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0d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61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3e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c1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08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46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e8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bc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de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07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fe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cc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a6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c9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06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8c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8b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c9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e7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b3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db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35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22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3e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ce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8b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98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21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41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7d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3a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a3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f2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cc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5f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ea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f4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8a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79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59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60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b439">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76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b7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8f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16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0b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5a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4c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ed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a3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b5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d1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bd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cb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0e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8a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3c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3c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45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df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60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e1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dc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88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e2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91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b9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31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c4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37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4b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67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b9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ba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0d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1e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72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da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97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3e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24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c7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a6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10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e7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3e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da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7a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af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57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15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59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fa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65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ad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6d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84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8b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e3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ae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91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e7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55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f3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9e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6c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57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43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93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e6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6c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44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bc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a6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49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90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22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dd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18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ec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1c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ad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f3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b3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17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5b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ba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de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fe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49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cb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80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c2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97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30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b2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e0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83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5e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28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ef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fa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8a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05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8a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f2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2e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92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2f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75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51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fe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d7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75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99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4a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66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d5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4c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f5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40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48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bc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22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96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e3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c7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40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35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85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62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6c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fb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7c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62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20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2e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02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f2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dc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5d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7d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65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db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89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97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62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0f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b3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9e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90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ec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26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c6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33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b7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fd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2e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7a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68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cb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cc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64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63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6c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ad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6c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77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4d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0e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7b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fb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cc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55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c4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fc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74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ed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83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cb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2d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7d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d6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5a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b1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05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14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44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d7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e5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5d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64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8a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c5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5f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59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7a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e8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64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69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d6de">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70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3f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81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ad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89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b5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6b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b5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86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4d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5b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a3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70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d5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75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4d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89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f2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f9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34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c2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7a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1a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50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2d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8a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d0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1b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e1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87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11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41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e6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7f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48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7f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0e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93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fc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7d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e0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6d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f4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c3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f2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e6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51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0d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58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4c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69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96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07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0c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60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34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55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99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be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45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e8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dc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8b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cc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ce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86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af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53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85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0c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96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58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2d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2e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61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5c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38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47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1f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ec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39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ce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cf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2d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c1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c5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39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c7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5f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fd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d2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2f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27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69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31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bf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6a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ef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db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0c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77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65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6b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6a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91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b6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44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9d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70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5a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70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0e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f7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8e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4b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1a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08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0a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18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4e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81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21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b0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91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e1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7b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d9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a9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1d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de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f9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99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99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b3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3b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af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62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48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54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55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02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e7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73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fe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9f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50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25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af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3c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34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1d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0b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42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ae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33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e2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b4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e3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19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a4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ac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45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79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3d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09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24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96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39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68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81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9d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34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d3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56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35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f1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c0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c3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0a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ae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49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d2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55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76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bb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c9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ac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9a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d8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35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86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8e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81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22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56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c9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91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37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1b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7750">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1e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9d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c5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09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7f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f8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e1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03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aa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c4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4c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87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e6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e5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ff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7e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d8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54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20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70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61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0b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f2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50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e5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c0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4c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df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e2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ff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b3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6c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f1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b4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45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06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9e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40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00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7a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b2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9b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26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9e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d2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24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c4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ce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97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2a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8f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9e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7a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42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ad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1c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45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f4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21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32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db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66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db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f5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7f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f8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ae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f9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02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06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ba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00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6d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3c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f8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84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19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39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fe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05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48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67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2a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1b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ab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3c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c6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aa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70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62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e0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c4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c3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68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d9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07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db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fa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e5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95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f6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c4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14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ed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f2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88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88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3d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4e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04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f5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fc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ce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9f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9c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df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14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1d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4a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7c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d6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b7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1b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28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8c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56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05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f0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c7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e4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69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a8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83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db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34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7c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1d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8d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42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7b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d0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d6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1e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06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dd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25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45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25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b2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12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84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1a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cb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f0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28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c0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11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16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03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94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fa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c0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8c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66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a7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cf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9a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15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c8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c3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79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e2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0a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b8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5d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2c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3c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47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7b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a6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9b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87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3f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57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c4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93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66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01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5a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60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06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b3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5b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b2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b7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9e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9e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89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69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841a">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14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50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a6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44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ad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a4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45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70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05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90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cb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da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3d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6f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01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8c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9a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f5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78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ad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d7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02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11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21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46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3b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ab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03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1d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95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9f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3f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a1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45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a8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e7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f9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cc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55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0c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e3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07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37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3b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a4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82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50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dd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c5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75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8a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19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a2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1e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31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0e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c6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77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bd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67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94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64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58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a6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d2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e1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04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bc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f4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d2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3d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b2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54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6e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78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84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b4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7b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f1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72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a4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bf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8b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68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c1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6b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c6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40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da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60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18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fb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6c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8c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11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3e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0c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ce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26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a9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b1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0f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19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ce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e8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85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3e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ef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6b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58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27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c09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b3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0c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72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cf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63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73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bb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55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b4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0b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00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91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48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06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e3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f7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f8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63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a0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c2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8d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d0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b5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c1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80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48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6e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75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23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9d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f2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c1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d5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60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7c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d2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21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d4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cb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05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f7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ea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0d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de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48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70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c6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68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bf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e2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6b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8b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6e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95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c9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289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92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2e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63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13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cf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93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51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38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8b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cc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6d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86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40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81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be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5e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f9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0b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6f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b2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43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4c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cf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10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4d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ba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24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3a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05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53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3f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1614">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64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6b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30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02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3d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85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82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f1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3b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ae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cf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d0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ed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02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ab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0a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00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58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29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42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0c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3f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75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96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90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c6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50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f4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0d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b4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6b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55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4f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30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dd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fe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54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04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3f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00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6d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ee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30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a6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81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b2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37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86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89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d7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57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60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b0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55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c8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0b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ba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8f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9b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0e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8c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55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53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ac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fe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e9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a9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82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55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24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04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00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0a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43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67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4c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be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00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d5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6c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7d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eb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6c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c1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b6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3d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ba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27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7d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87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15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4d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12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09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e8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14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b0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7f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47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0b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1f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be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47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57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9f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6e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d1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99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11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b1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08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ab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7e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94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6e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37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5f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88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5a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8a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4e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4f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76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28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f8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14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4a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04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72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98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24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54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66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af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bf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6f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9a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7d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8f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33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d2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1c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9e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cd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1a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ac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3d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f8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e7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ef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16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fc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a5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f3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5b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05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a2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72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0a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a7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68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d4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a0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99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fc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19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a0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fe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8b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0b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cb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cf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81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6f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f6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32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16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2a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cb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d8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c4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8c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f9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af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3c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2c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89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7a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bf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11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65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23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06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11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53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d7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0b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a1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de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4279">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65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7f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f4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75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0a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e9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3c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53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a6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63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65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8a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e7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20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ed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7b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4e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9e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29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8d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88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13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85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d4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52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a9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4b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0a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5a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b1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69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3f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bd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4a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ff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bb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02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20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ab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01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b3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47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ea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e5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f8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4f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fa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23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d9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1a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0c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f7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00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10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c4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91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25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b2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4b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70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87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b8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71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02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0b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2d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a7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09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eb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3d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cc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a6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16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a1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13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1d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9e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e0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87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8f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df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de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e9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5d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33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53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eb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e6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6a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3e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0e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c6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4c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66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a3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e2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e7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73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af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d5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6e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3d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b5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84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db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5a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ab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06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b7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01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98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12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a0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d3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9d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98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7a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1c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6f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5a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5d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9c9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84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89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bd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f4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6b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bd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4f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33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1e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e7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a0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32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4d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f5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80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b7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d8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58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9b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82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10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a5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e4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ce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6a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ee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b5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de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b5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ab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d0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97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14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36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89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5c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32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39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df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92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83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96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3f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82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86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ab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37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98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52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e8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5f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18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f0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2b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30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d3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3a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58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92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81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51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0f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62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b5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dc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8c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38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9d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a2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03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18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ff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32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0c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f5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27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a2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f0f3">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21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bb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ab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ec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11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9c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98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af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0e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4e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de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be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c5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a2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41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76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c9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7b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ed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ca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6c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fa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e0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14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9d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76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86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80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95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ef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72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e8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95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fa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87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39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f7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4b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05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a3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49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5b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4a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39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50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d1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37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c5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0a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a7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93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ed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24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3c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d2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e9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72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c2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20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7a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5c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be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94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ce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59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8a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e4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88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d4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08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14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23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30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01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db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50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bd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d3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cf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1d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be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76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8b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f4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f5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ed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5b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cb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3e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b5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28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14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33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c9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b4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34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e7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3c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55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ae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24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99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bd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32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d3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72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93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3d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61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e2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d5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14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50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df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4e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1e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51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9e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9b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09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8b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72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8a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36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eb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dd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ce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47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aa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c0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43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e3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5f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e7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5b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fb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44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4d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5c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2a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9c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e9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84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fa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3c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d7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46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2a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c5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24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32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3a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04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a6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3c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da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81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98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6a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0a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42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e0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2d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fe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34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41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e2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13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d8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df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44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6e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16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cc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c2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18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52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8e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16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99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36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d6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7e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7f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b8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ca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76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49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5c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ae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df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99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be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c1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e8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b7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d0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9a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29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b5ab">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66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5e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bf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d5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03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9f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67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ed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f4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b2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d7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e9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24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d2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db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bf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55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65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f9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5d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8b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27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94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69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e1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28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e2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e5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16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c8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22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06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86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30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eb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d8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62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ed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78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71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54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ab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58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da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ea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39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e4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eb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6e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48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4c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c0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0b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a0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3c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86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60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b4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5b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c1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e8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c8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1f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53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d5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23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c7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e1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3b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f3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66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57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ba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df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5e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ad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fd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70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b0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3d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b9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d2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fb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2d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00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89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19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d5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21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1f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ac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22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5f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f8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10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50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30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b5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7d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8b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e0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e6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55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45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bd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ef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e5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62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2c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61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17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74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4b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2e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da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ad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fa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66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3b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53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7f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82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84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c2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0f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5d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c2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5b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f6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4f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9a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e0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2d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2a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52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1f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87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f9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5e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fb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e0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ba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ee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1b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dd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92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41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dc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33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10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c2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55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84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90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27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7a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46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dd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21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b9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4b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859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53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9a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ca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9c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9c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3c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16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d7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f2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b7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5c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2d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47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c2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0c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81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51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24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cf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f4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1a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c9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2f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db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b1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82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4e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86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78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d7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52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59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c2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66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67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cb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df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af5e">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251fe7">
        <table:table-column table:number-columns-repeated="5" table:style-name="a394de3"/>
        <table:table-column table:style-name="a394de3"/>
        <table:table-column table:style-name="a394de3"/>
        <table:table-column table:style-name="a394de3"/>
        <table:table-column table:style-name="a394de3"/>
        <table:table-column table:style-name="a394de3"/>
        <table:table-row>
          <table:table-cell office:string-value="Teachers Preferences and Assignment" office:value-type="string" table:style-name="a571a38">
            <text:p>Teachers Preferences and Assignment</text:p>
          </table:table-cell>
          <table:table-cell/>
          <table:table-cell/>
          <table:table-cell/>
          <table:table-cell/>
          <table:table-cell/>
          <table:table-cell/>
          <table:table-cell/>
          <table:table-cell/>
          <table:table-cell/>
        </table:table-row>
        <table:table-row>
          <table:table-cell/>
          <table:table-cell/>
          <table:table-cell/>
          <table:table-cell/>
          <table:table-cell/>
          <table:table-cell/>
          <table:table-cell/>
          <table:table-cell/>
          <table:table-cell/>
          <table:table-cell/>
        </table:table-row>
        <table:table-row>
          <table:table-cell office:string-value="Study Level" office:value-type="string" table:style-name="a860df4">
            <text:p>Study Level</text:p>
          </table:table-cell>
          <table:table-cell office:string-value="Semester" office:value-type="string" table:style-name="a612623">
            <text:p>Semester</text:p>
          </table:table-cell>
          <table:table-cell office:string-value="Course Type" office:value-type="string" table:style-name="a3edc0f">
            <text:p>Course Type</text:p>
          </table:table-cell>
          <table:table-cell office:string-value="Number of groups" office:value-type="string" table:style-name="aa7af93">
            <text:p>Number of groups</text:p>
          </table:table-cell>
          <table:table-cell office:string-value="Number of hours" office:value-type="string" table:style-name="ac479ca">
            <text:p>Number of hours</text:p>
          </table:table-cell>
          <table:table-cell office:string-value="Candidate's First Name" office:value-type="string" table:style-name="a18b7d8">
            <text:p>Candidate's First Name</text:p>
          </table:table-cell>
          <table:table-cell office:string-value="Candidate's Last Name" office:value-type="string" table:style-name="aa88d15">
            <text:p>Candidate's Last Name</text:p>
          </table:table-cell>
          <table:table-cell office:string-value="Choice" office:value-type="string" table:style-name="a9ad8b6">
            <text:p>Choice</text:p>
          </table:table-cell>
          <table:table-cell office:string-value="Assignment" office:value-type="string" table:style-name="a4eae8c">
            <text:p>Assignment</text:p>
          </table:table-cell>
          <table:table-cell office:value-type="string" table:style-name="abf63a8"/>
        </table:table-row>
        <table:table-row>
          <table:table-cell office:string-value="DE1" office:value-type="string" table:style-name="ac16287">
            <text:p>DE1</text:p>
          </table:table-cell>
          <table:table-cell office:value="1.0" office:value-type="float" table:style-name="a4298da">
            <text:p>1</text:p>
          </table:table-cell>
          <table:table-cell office:string-value="testcourse1" office:value-type="string" table:style-name="a67dcfb">
            <text:p>testcourse1</text:p>
          </table:table-cell>
          <table:table-cell table:style-name="a2091b0"/>
          <table:table-cell table:style-name="ac4d8f0"/>
          <table:table-cell table:style-name="aa73578"/>
          <table:table-cell table:style-name="ab129c3"/>
          <table:table-cell table:style-name="a0abc3f"/>
          <table:table-cell table:style-name="a232f85"/>
          <table:table-cell table:style-name="a52bac0"/>
        </table:table-row>
        <table:table-row>
          <table:table-cell table:style-name="a7219e4"/>
          <table:table-cell table:style-name="a6789d5"/>
          <table:table-cell office:string-value="CM" office:value-type="string" table:style-name="ad6efb7">
            <text:p>CM</text:p>
          </table:table-cell>
          <table:table-cell office:value="3.0" office:value-type="float" table:style-name="ab1163b">
            <text:p>3</text:p>
          </table:table-cell>
          <table:table-cell office:value="10.0" office:value-type="float" table:style-name="aca4fb8">
            <text:p>10</text:p>
          </table:table-cell>
          <table:table-cell office:string-value="teacher1FirstName" office:value-type="string" table:style-name="ab77677">
            <text:p>teacher1FirstName</text:p>
          </table:table-cell>
          <table:table-cell office:string-value="teacher1LastName" office:value-type="string" table:style-name="ae8deb0">
            <text:p>teacher1LastName</text:p>
          </table:table-cell>
          <table:table-cell office:string-value="A" office:value-type="string" table:style-name="a0f23ca">
            <text:p>A</text:p>
          </table:table-cell>
          <table:table-cell table:style-name="aa49b47"/>
          <table:table-cell table:style-name="a4042e2"/>
        </table:table-row>
        <table:table-row>
          <table:table-cell table:style-name="aa86428"/>
          <table:table-cell table:style-name="abeadcf"/>
          <table:table-cell table:style-name="ac076b3"/>
          <table:table-cell table:style-name="a9170b0"/>
          <table:table-cell table:style-name="a221eaa"/>
          <table:table-cell table:style-name="aed14c1"/>
          <table:table-cell table:style-name="a746484"/>
          <table:table-cell table:style-name="ac0657a"/>
          <table:table-cell table:style-name="afc21b4"/>
          <table:table-cell table:style-name="a786660"/>
        </table:table-row>
        <table:table-row>
          <table:table-cell table:style-name="acd19b2"/>
          <table:table-cell table:style-name="aeef20f"/>
          <table:table-cell office:string-value="TD" office:value-type="string" table:style-name="a1d66e1">
            <text:p>TD</text:p>
          </table:table-cell>
          <table:table-cell office:value="4.0" office:value-type="float" table:style-name="a148b4f">
            <text:p>4</text:p>
          </table:table-cell>
          <table:table-cell office:value="10.0" office:value-type="float" table:style-name="ae1bd35">
            <text:p>10</text:p>
          </table:table-cell>
          <table:table-cell office:string-value="teacher1FirstName" office:value-type="string" table:style-name="aa41a87">
            <text:p>teacher1FirstName</text:p>
          </table:table-cell>
          <table:table-cell office:string-value="teacher1LastName" office:value-type="string" table:style-name="ab50730">
            <text:p>teacher1LastName</text:p>
          </table:table-cell>
          <table:table-cell office:string-value="B" office:value-type="string" table:style-name="a5288b2">
            <text:p>B</text:p>
          </table:table-cell>
          <table:table-cell table:style-name="a2e59d9"/>
          <table:table-cell table:style-name="a597a9d"/>
        </table:table-row>
        <table:table-row>
          <table:table-cell table:style-name="af92d31"/>
          <table:table-cell table:style-name="ada1b56"/>
          <table:table-cell table:style-name="ad8b7d5"/>
          <table:table-cell table:style-name="a443ff5"/>
          <table:table-cell table:style-name="a459dfa"/>
          <table:table-cell table:style-name="a4c5001"/>
          <table:table-cell table:style-name="a986b3e"/>
          <table:table-cell table:style-name="a107f08"/>
          <table:table-cell table:style-name="aa7bbe9"/>
          <table:table-cell table:style-name="a455eb2"/>
        </table:table-row>
        <table:table-row>
          <table:table-cell office:string-value="DE1" office:value-type="string" table:style-name="a5da555">
            <text:p>DE1</text:p>
          </table:table-cell>
          <table:table-cell office:value="1.0" office:value-type="float" table:style-name="a757ae9">
            <text:p>1</text:p>
          </table:table-cell>
          <table:table-cell office:string-value="testcourse2" office:value-type="string" table:style-name="a8d2abb">
            <text:p>testcourse2</text:p>
          </table:table-cell>
          <table:table-cell table:style-name="ae308bb"/>
          <table:table-cell table:style-name="a9d099f"/>
          <table:table-cell table:style-name="a751b7b"/>
          <table:table-cell table:style-name="af99f30"/>
          <table:table-cell table:style-name="ac18dba"/>
          <table:table-cell table:style-name="ad6e7b1"/>
          <table:table-cell table:style-name="abf3715"/>
        </table:table-row>
        <table:table-row>
          <table:table-cell table:style-name="a9f86a1"/>
          <table:table-cell table:style-name="aadbd6f"/>
          <table:table-cell office:string-value="CM" office:value-type="string" table:style-name="a098d55">
            <text:p>CM</text:p>
          </table:table-cell>
          <table:table-cell office:value="3.0" office:value-type="float" table:style-name="a6bd575">
            <text:p>3</text:p>
          </table:table-cell>
          <table:table-cell office:value="10.0" office:value-type="float" table:style-name="aa7c525">
            <text:p>10</text:p>
          </table:table-cell>
          <table:table-cell office:string-value="teacher2FirstName" office:value-type="string" table:style-name="a4ee388">
            <text:p>teacher2FirstName</text:p>
          </table:table-cell>
          <table:table-cell office:string-value="teacher2LastName" office:value-type="string" table:style-name="a6e55ec">
            <text:p>teacher2LastName</text:p>
          </table:table-cell>
          <table:table-cell office:string-value="A" office:value-type="string" table:style-name="a250004">
            <text:p>A</text:p>
          </table:table-cell>
          <table:table-cell table:style-name="a8a9e7a"/>
          <table:table-cell table:style-name="abc5529"/>
        </table:table-row>
        <table:table-row>
          <table:table-cell table:style-name="ae265a3"/>
          <table:table-cell table:style-name="a4d04e1"/>
          <table:table-cell table:style-name="ac48fde"/>
          <table:table-cell table:style-name="a6781bf"/>
          <table:table-cell table:style-name="ae8c596"/>
          <table:table-cell table:style-name="acea649"/>
          <table:table-cell table:style-name="aac308f"/>
          <table:table-cell table:style-name="ab9f47a"/>
          <table:table-cell table:style-name="a42ab0a"/>
          <table:table-cell table:style-name="abcbfbe"/>
        </table:table-row>
        <table:table-row>
          <table:table-cell table:style-name="a4a3cb9"/>
          <table:table-cell table:style-name="a8dd0a3"/>
          <table:table-cell office:string-value="TD" office:value-type="string" table:style-name="a0042cc">
            <text:p>TD</text:p>
          </table:table-cell>
          <table:table-cell office:value="4.0" office:value-type="float" table:style-name="a4fbe0f">
            <text:p>4</text:p>
          </table:table-cell>
          <table:table-cell office:value="10.0" office:value-type="float" table:style-name="a2efa69">
            <text:p>10</text:p>
          </table:table-cell>
          <table:table-cell office:string-value="teacher2FirstName" office:value-type="string" table:style-name="a0395ee">
            <text:p>teacher2FirstName</text:p>
          </table:table-cell>
          <table:table-cell office:string-value="teacher2LastName" office:value-type="string" table:style-name="a798613">
            <text:p>teacher2LastName</text:p>
          </table:table-cell>
          <table:table-cell office:string-value="B" office:value-type="string" table:style-name="af72df2">
            <text:p>B</text:p>
          </table:table-cell>
          <table:table-cell table:style-name="a82da16"/>
          <table:table-cell table:style-name="ada1a5f"/>
        </table:table-row>
        <table:table-row>
          <table:table-cell table:style-name="a30a9d6"/>
          <table:table-cell table:style-name="a71c3e1"/>
          <table:table-cell table:style-name="acf1637"/>
          <table:table-cell table:style-name="a92ad03"/>
          <table:table-cell table:style-name="a5c09f4"/>
          <table:table-cell table:style-name="a2244fe"/>
          <table:table-cell table:style-name="a02022e"/>
          <table:table-cell table:style-name="a7475ba"/>
          <table:table-cell table:style-name="a56ec0e"/>
          <table:table-cell table:style-name="ac3d5df"/>
        </table:table-row>
        <table:table-row>
          <table:table-cell office:string-value="DE1" office:value-type="string" table:style-name="a6aaadd">
            <text:p>DE1</text:p>
          </table:table-cell>
          <table:table-cell office:value="1.0" office:value-type="float" table:style-name="a722d66">
            <text:p>1</text:p>
          </table:table-cell>
          <table:table-cell office:string-value="testcourse3" office:value-type="string" table:style-name="a568f9a">
            <text:p>testcourse3</text:p>
          </table:table-cell>
          <table:table-cell table:style-name="ae42664"/>
          <table:table-cell table:style-name="a55f448"/>
          <table:table-cell table:style-name="ad3f2e1"/>
          <table:table-cell table:style-name="aa1bc40"/>
          <table:table-cell table:style-name="ab14fd5"/>
          <table:table-cell table:style-name="a895b6d"/>
          <table:table-cell table:style-name="aa0a2a3"/>
        </table:table-row>
        <table:table-row>
          <table:table-cell table:style-name="a1804b9"/>
          <table:table-cell table:style-name="a00552c"/>
          <table:table-cell office:string-value="CM" office:value-type="string" table:style-name="a03d8ee">
            <text:p>CM</text:p>
          </table:table-cell>
          <table:table-cell office:value="3.0" office:value-type="float" table:style-name="a133d1b">
            <text:p>3</text:p>
          </table:table-cell>
          <table:table-cell office:value="10.0" office:value-type="float" table:style-name="a708be0">
            <text:p>10</text:p>
          </table:table-cell>
          <table:table-cell office:string-value="teacher3FirstName" office:value-type="string" table:style-name="a36627f">
            <text:p>teacher3FirstName</text:p>
          </table:table-cell>
          <table:table-cell office:string-value="teacher3LastName" office:value-type="string" table:style-name="ac3ad60">
            <text:p>teacher3LastName</text:p>
          </table:table-cell>
          <table:table-cell office:string-value="A" office:value-type="string" table:style-name="afd331d">
            <text:p>A</text:p>
          </table:table-cell>
          <table:table-cell table:style-name="a49249a"/>
          <table:table-cell table:style-name="abd5c22"/>
        </table:table-row>
        <table:table-row>
          <table:table-cell table:style-name="a8cad8c"/>
          <table:table-cell table:style-name="ae51069"/>
          <table:table-cell table:style-name="a970b45"/>
          <table:table-cell table:style-name="ac78928"/>
          <table:table-cell table:style-name="af37f2c"/>
          <table:table-cell table:style-name="ac7ada4"/>
          <table:table-cell table:style-name="ae83d54"/>
          <table:table-cell table:style-name="aaa0a05"/>
          <table:table-cell table:style-name="a7a1110"/>
          <table:table-cell table:style-name="a5c03f0"/>
        </table:table-row>
        <table:table-row>
          <table:table-cell table:style-name="a06212a"/>
          <table:table-cell table:style-name="a301723"/>
          <table:table-cell office:string-value="TD" office:value-type="string" table:style-name="a0a002b">
            <text:p>TD</text:p>
          </table:table-cell>
          <table:table-cell office:value="4.0" office:value-type="float" table:style-name="ae49647">
            <text:p>4</text:p>
          </table:table-cell>
          <table:table-cell office:value="10.0" office:value-type="float" table:style-name="a5231e1">
            <text:p>10</text:p>
          </table:table-cell>
          <table:table-cell office:string-value="teacher3FirstName" office:value-type="string" table:style-name="a467a5d">
            <text:p>teacher3FirstName</text:p>
          </table:table-cell>
          <table:table-cell office:string-value="teacher3LastName" office:value-type="string" table:style-name="aa331ef">
            <text:p>teacher3LastName</text:p>
          </table:table-cell>
          <table:table-cell office:string-value="B" office:value-type="string" table:style-name="a118341">
            <text:p>B</text:p>
          </table:table-cell>
          <table:table-cell table:style-name="a767e1c"/>
          <table:table-cell table:style-name="ab81227"/>
        </table:table-row>
        <table:table-row>
          <table:table-cell table:style-name="a154604"/>
          <table:table-cell table:style-name="a6d9836"/>
          <table:table-cell table:style-name="adf5aa2"/>
          <table:table-cell table:style-name="adeb537"/>
          <table:table-cell table:style-name="a08f8f0"/>
          <table:table-cell table:style-name="aa7a4e6"/>
          <table:table-cell table:style-name="a6a8593"/>
          <table:table-cell table:style-name="a50e9db"/>
          <table:table-cell table:style-name="a679c1e"/>
          <table:table-cell table:style-name="a6c9f47"/>
        </table:table-row>
        <table:table-row>
          <table:table-cell office:string-value="DE1" office:value-type="string" table:style-name="a88f2cb">
            <text:p>DE1</text:p>
          </table:table-cell>
          <table:table-cell office:value="1.0" office:value-type="float" table:style-name="a7e8d7f">
            <text:p>1</text:p>
          </table:table-cell>
          <table:table-cell office:string-value="testcourse4" office:value-type="string" table:style-name="afa1010">
            <text:p>testcourse4</text:p>
          </table:table-cell>
          <table:table-cell table:style-name="ab76129"/>
          <table:table-cell table:style-name="adb3d9c"/>
          <table:table-cell table:style-name="a3cd8e3"/>
          <table:table-cell table:style-name="a8d74f7"/>
          <table:table-cell table:style-name="a45dc88"/>
          <table:table-cell table:style-name="a33c089"/>
          <table:table-cell table:style-name="a3a9869"/>
        </table:table-row>
        <table:table-row>
          <table:table-cell table:style-name="ae850a1"/>
          <table:table-cell table:style-name="a367151"/>
          <table:table-cell office:string-value="CM" office:value-type="string" table:style-name="ae6d425">
            <text:p>CM</text:p>
          </table:table-cell>
          <table:table-cell office:value="3.0" office:value-type="float" table:style-name="a791be4">
            <text:p>3</text:p>
          </table:table-cell>
          <table:table-cell office:value="10.0" office:value-type="float" table:style-name="a326946">
            <text:p>10</text:p>
          </table:table-cell>
          <table:table-cell office:string-value="teacher4FirstName" office:value-type="string" table:style-name="acc8765">
            <text:p>teacher4FirstName</text:p>
          </table:table-cell>
          <table:table-cell office:string-value="teacher4LastName" office:value-type="string" table:style-name="a8bd56a">
            <text:p>teacher4LastName</text:p>
          </table:table-cell>
          <table:table-cell office:string-value="A" office:value-type="string" table:style-name="a80ce5f">
            <text:p>A</text:p>
          </table:table-cell>
          <table:table-cell table:style-name="aff1d20"/>
          <table:table-cell table:style-name="add5b12"/>
        </table:table-row>
        <table:table-row>
          <table:table-cell table:style-name="ae87c14"/>
          <table:table-cell table:style-name="a572bf9"/>
          <table:table-cell table:style-name="a414cb3"/>
          <table:table-cell table:style-name="a186b1e"/>
          <table:table-cell table:style-name="a4ee151"/>
          <table:table-cell table:style-name="a4b4544"/>
          <table:table-cell table:style-name="a078247"/>
          <table:table-cell table:style-name="aca3c8d"/>
          <table:table-cell table:style-name="acc98c3"/>
          <table:table-cell table:style-name="ac5679a"/>
        </table:table-row>
        <table:table-row>
          <table:table-cell table:style-name="a803e1a"/>
          <table:table-cell table:style-name="a2f3275"/>
          <table:table-cell office:string-value="TD" office:value-type="string" table:style-name="a7ddd5c">
            <text:p>TD</text:p>
          </table:table-cell>
          <table:table-cell office:value="4.0" office:value-type="float" table:style-name="ae12b41">
            <text:p>4</text:p>
          </table:table-cell>
          <table:table-cell office:value="10.0" office:value-type="float" table:style-name="a461e81">
            <text:p>10</text:p>
          </table:table-cell>
          <table:table-cell office:string-value="teacher4FirstName" office:value-type="string" table:style-name="a413653">
            <text:p>teacher4FirstName</text:p>
          </table:table-cell>
          <table:table-cell office:string-value="teacher4LastName" office:value-type="string" table:style-name="a466510">
            <text:p>teacher4LastName</text:p>
          </table:table-cell>
          <table:table-cell office:string-value="B" office:value-type="string" table:style-name="a423215">
            <text:p>B</text:p>
          </table:table-cell>
          <table:table-cell table:style-name="ade575b"/>
          <table:table-cell table:style-name="a9e49a1"/>
        </table:table-row>
        <table:table-row>
          <table:table-cell table:style-name="a29a3ff"/>
          <table:table-cell table:style-name="a564260"/>
          <table:table-cell table:style-name="aa8ed45"/>
          <table:table-cell table:style-name="a5ab563"/>
          <table:table-cell table:style-name="af303f8"/>
          <table:table-cell table:style-name="aa270a8"/>
          <table:table-cell table:style-name="ab4f1f7"/>
          <table:table-cell table:style-name="a7f5359"/>
          <table:table-cell table:style-name="a29af42"/>
          <table:table-cell table:style-name="a77ed37"/>
        </table:table-row>
        <table:table-row>
          <table:table-cell office:string-value="DE1" office:value-type="string" table:style-name="aba3bf1">
            <text:p>DE1</text:p>
          </table:table-cell>
          <table:table-cell office:value="1.0" office:value-type="float" table:style-name="a5093d3">
            <text:p>1</text:p>
          </table:table-cell>
          <table:table-cell office:string-value="testcourse5" office:value-type="string" table:style-name="a33d43c">
            <text:p>testcourse5</text:p>
          </table:table-cell>
          <table:table-cell table:style-name="a8d41ba"/>
          <table:table-cell table:style-name="a0f3dc3"/>
          <table:table-cell table:style-name="aa59cbd"/>
          <table:table-cell table:style-name="a286e12"/>
          <table:table-cell table:style-name="ae7ff9d"/>
          <table:table-cell table:style-name="a92bfda"/>
          <table:table-cell table:style-name="a70f6ad"/>
        </table:table-row>
        <table:table-row>
          <table:table-cell table:style-name="a2c8288"/>
          <table:table-cell table:style-name="aa930f0"/>
          <table:table-cell office:string-value="CM" office:value-type="string" table:style-name="aba3529">
            <text:p>CM</text:p>
          </table:table-cell>
          <table:table-cell office:value="3.0" office:value-type="float" table:style-name="abadb63">
            <text:p>3</text:p>
          </table:table-cell>
          <table:table-cell office:value="10.0" office:value-type="float" table:style-name="aa07ab2">
            <text:p>10</text:p>
          </table:table-cell>
          <table:table-cell office:string-value="teacher5FirstName" office:value-type="string" table:style-name="a0257b5">
            <text:p>teacher5FirstName</text:p>
          </table:table-cell>
          <table:table-cell office:string-value="teacher5LastName" office:value-type="string" table:style-name="ac806a3">
            <text:p>teacher5LastName</text:p>
          </table:table-cell>
          <table:table-cell office:string-value="A" office:value-type="string" table:style-name="a8b0889">
            <text:p>A</text:p>
          </table:table-cell>
          <table:table-cell table:style-name="aaddddf"/>
          <table:table-cell table:style-name="a32c34d"/>
        </table:table-row>
        <table:table-row>
          <table:table-cell table:style-name="ab64c8d"/>
          <table:table-cell table:style-name="a1684a2"/>
          <table:table-cell table:style-name="a1ba376"/>
          <table:table-cell table:style-name="a2b869d"/>
          <table:table-cell table:style-name="a8faaa3"/>
          <table:table-cell table:style-name="ab305ef"/>
          <table:table-cell table:style-name="a073b63"/>
          <table:table-cell table:style-name="a06a6ea"/>
          <table:table-cell table:style-name="a050e09"/>
          <table:table-cell table:style-name="a57f470"/>
        </table:table-row>
        <table:table-row>
          <table:table-cell table:style-name="a4fe90f"/>
          <table:table-cell table:style-name="a34f025"/>
          <table:table-cell office:string-value="TD" office:value-type="string" table:style-name="a3f60e0">
            <text:p>TD</text:p>
          </table:table-cell>
          <table:table-cell office:value="4.0" office:value-type="float" table:style-name="aff0d8a">
            <text:p>4</text:p>
          </table:table-cell>
          <table:table-cell office:value="10.0" office:value-type="float" table:style-name="ae1e093">
            <text:p>10</text:p>
          </table:table-cell>
          <table:table-cell office:string-value="teacher5FirstName" office:value-type="string" table:style-name="a1fb991">
            <text:p>teacher5FirstName</text:p>
          </table:table-cell>
          <table:table-cell office:string-value="teacher5LastName" office:value-type="string" table:style-name="addc3cd">
            <text:p>teacher5LastName</text:p>
          </table:table-cell>
          <table:table-cell office:string-value="B" office:value-type="string" table:style-name="ade344a">
            <text:p>B</text:p>
          </table:table-cell>
          <table:table-cell table:style-name="a48d7cf"/>
          <table:table-cell table:style-name="a493bed"/>
        </table:table-row>
        <table:table-row>
          <table:table-cell table:style-name="a60afaf"/>
          <table:table-cell table:style-name="a281093"/>
          <table:table-cell table:style-name="adfb52e"/>
          <table:table-cell table:style-name="a2a4d3f"/>
          <table:table-cell table:style-name="a1fc44e"/>
          <table:table-cell table:style-name="a3690f6"/>
          <table:table-cell table:style-name="a36ae7a"/>
          <table:table-cell table:style-name="a8e63ce"/>
          <table:table-cell table:style-name="ad04eac"/>
          <table:table-cell table:style-name="a8bb2a3"/>
        </table:table-row>
        <table:table-row>
          <table:table-cell office:string-value="DE1" office:value-type="string" table:style-name="a6ec8f2">
            <text:p>DE1</text:p>
          </table:table-cell>
          <table:table-cell office:value="1.0" office:value-type="float" table:style-name="a7bcd4a">
            <text:p>1</text:p>
          </table:table-cell>
          <table:table-cell office:string-value="testcourse6" office:value-type="string" table:style-name="a208c33">
            <text:p>testcourse6</text:p>
          </table:table-cell>
          <table:table-cell table:style-name="a46974f"/>
          <table:table-cell table:style-name="a36a368"/>
          <table:table-cell table:style-name="a12f461"/>
          <table:table-cell table:style-name="a062999"/>
          <table:table-cell table:style-name="a7a8ad3"/>
          <table:table-cell table:style-name="a7c0c00"/>
          <table:table-cell table:style-name="ae9c3e3"/>
        </table:table-row>
        <table:table-row>
          <table:table-cell table:style-name="aa0d971"/>
          <table:table-cell table:style-name="afb0d42"/>
          <table:table-cell office:string-value="CM" office:value-type="string" table:style-name="a315210">
            <text:p>CM</text:p>
          </table:table-cell>
          <table:table-cell office:value="3.0" office:value-type="float" table:style-name="a9a4bfd">
            <text:p>3</text:p>
          </table:table-cell>
          <table:table-cell office:value="10.0" office:value-type="float" table:style-name="a7aeee6">
            <text:p>10</text:p>
          </table:table-cell>
          <table:table-cell office:string-value="teacher6FirstName" office:value-type="string" table:style-name="a3d0a9d">
            <text:p>teacher6FirstName</text:p>
          </table:table-cell>
          <table:table-cell office:string-value="teacher6LastName" office:value-type="string" table:style-name="adbff01">
            <text:p>teacher6LastName</text:p>
          </table:table-cell>
          <table:table-cell office:string-value="A" office:value-type="string" table:style-name="a117a8e">
            <text:p>A</text:p>
          </table:table-cell>
          <table:table-cell table:style-name="aeec97e"/>
          <table:table-cell table:style-name="ab4b538"/>
        </table:table-row>
        <table:table-row>
          <table:table-cell table:style-name="ab86ab4"/>
          <table:table-cell table:style-name="abf5887"/>
          <table:table-cell table:style-name="af5d1d0"/>
          <table:table-cell table:style-name="a645b20"/>
          <table:table-cell table:style-name="aaa4caa"/>
          <table:table-cell table:style-name="a36cba0"/>
          <table:table-cell table:style-name="aaecf0d"/>
          <table:table-cell table:style-name="a79656c"/>
          <table:table-cell table:style-name="ae0de37"/>
          <table:table-cell table:style-name="ae1d775"/>
        </table:table-row>
        <table:table-row>
          <table:table-cell table:style-name="a38e2af"/>
          <table:table-cell table:style-name="a775f4d"/>
          <table:table-cell office:string-value="TD" office:value-type="string" table:style-name="a6917ce">
            <text:p>TD</text:p>
          </table:table-cell>
          <table:table-cell office:value="4.0" office:value-type="float" table:style-name="a1cf27f">
            <text:p>4</text:p>
          </table:table-cell>
          <table:table-cell office:value="10.0" office:value-type="float" table:style-name="a7dd124">
            <text:p>10</text:p>
          </table:table-cell>
          <table:table-cell office:string-value="teacher6FirstName" office:value-type="string" table:style-name="a375642">
            <text:p>teacher6FirstName</text:p>
          </table:table-cell>
          <table:table-cell office:string-value="teacher6LastName" office:value-type="string" table:style-name="a2735c8">
            <text:p>teacher6LastName</text:p>
          </table:table-cell>
          <table:table-cell office:string-value="B" office:value-type="string" table:style-name="a8289b4">
            <text:p>B</text:p>
          </table:table-cell>
          <table:table-cell table:style-name="a35eece"/>
          <table:table-cell table:style-name="a609ebf"/>
        </table:table-row>
        <table:table-row>
          <table:table-cell table:style-name="a39e4be"/>
          <table:table-cell table:style-name="adb4984"/>
          <table:table-cell table:style-name="a8bbd60"/>
          <table:table-cell table:style-name="ad3a3de"/>
          <table:table-cell table:style-name="ad68772"/>
          <table:table-cell table:style-name="aabda35"/>
          <table:table-cell table:style-name="a08d0e4"/>
          <table:table-cell table:style-name="a808af6"/>
          <table:table-cell table:style-name="abdbeab"/>
          <table:table-cell table:style-name="af6e91a"/>
        </table:table-row>
        <table:table-row>
          <table:table-cell office:string-value="DE1" office:value-type="string" table:style-name="a926a34">
            <text:p>DE1</text:p>
          </table:table-cell>
          <table:table-cell office:value="1.0" office:value-type="float" table:style-name="a1ac879">
            <text:p>1</text:p>
          </table:table-cell>
          <table:table-cell office:string-value="testcourse7" office:value-type="string" table:style-name="ae4cdb7">
            <text:p>testcourse7</text:p>
          </table:table-cell>
          <table:table-cell table:style-name="aa14b6f"/>
          <table:table-cell table:style-name="a5b6886"/>
          <table:table-cell table:style-name="ad3aa56"/>
          <table:table-cell table:style-name="a4db963"/>
          <table:table-cell table:style-name="aa87f7b"/>
          <table:table-cell table:style-name="ab6d6d5"/>
          <table:table-cell table:style-name="a840901"/>
        </table:table-row>
        <table:table-row>
          <table:table-cell table:style-name="aa799e8"/>
          <table:table-cell table:style-name="afe1099"/>
          <table:table-cell office:string-value="CM" office:value-type="string" table:style-name="a4effd9">
            <text:p>CM</text:p>
          </table:table-cell>
          <table:table-cell office:value="3.0" office:value-type="float" table:style-name="aef0047">
            <text:p>3</text:p>
          </table:table-cell>
          <table:table-cell office:value="10.0" office:value-type="float" table:style-name="a9ab9fb">
            <text:p>10</text:p>
          </table:table-cell>
          <table:table-cell office:string-value="teacher7FirstName" office:value-type="string" table:style-name="adc3d8e">
            <text:p>teacher7FirstName</text:p>
          </table:table-cell>
          <table:table-cell office:string-value="teacher7LastName" office:value-type="string" table:style-name="a2e392c">
            <text:p>teacher7LastName</text:p>
          </table:table-cell>
          <table:table-cell office:string-value="A" office:value-type="string" table:style-name="a69cb16">
            <text:p>A</text:p>
          </table:table-cell>
          <table:table-cell table:style-name="aaf466a"/>
          <table:table-cell table:style-name="a441517"/>
        </table:table-row>
        <table:table-row>
          <table:table-cell table:style-name="afe2e20"/>
          <table:table-cell table:style-name="ad8e485"/>
          <table:table-cell table:style-name="ab5cbe6"/>
          <table:table-cell table:style-name="a4b704e"/>
          <table:table-cell table:style-name="ac8e68e"/>
          <table:table-cell table:style-name="a7d3d87"/>
          <table:table-cell table:style-name="a1eed99"/>
          <table:table-cell table:style-name="aace738"/>
          <table:table-cell table:style-name="acec57a"/>
          <table:table-cell table:style-name="a5d24a8"/>
        </table:table-row>
        <table:table-row>
          <table:table-cell table:style-name="a089ff2"/>
          <table:table-cell table:style-name="a3bb610"/>
          <table:table-cell office:string-value="TD" office:value-type="string" table:style-name="a16a1b9">
            <text:p>TD</text:p>
          </table:table-cell>
          <table:table-cell office:value="4.0" office:value-type="float" table:style-name="a38e5cc">
            <text:p>4</text:p>
          </table:table-cell>
          <table:table-cell office:value="10.0" office:value-type="float" table:style-name="a9e3dd6">
            <text:p>10</text:p>
          </table:table-cell>
          <table:table-cell office:string-value="teacher7FirstName" office:value-type="string" table:style-name="a2d7475">
            <text:p>teacher7FirstName</text:p>
          </table:table-cell>
          <table:table-cell office:string-value="teacher7LastName" office:value-type="string" table:style-name="a566f72">
            <text:p>teacher7LastName</text:p>
          </table:table-cell>
          <table:table-cell office:string-value="B" office:value-type="string" table:style-name="a13bfad">
            <text:p>B</text:p>
          </table:table-cell>
          <table:table-cell table:style-name="ac8b732"/>
          <table:table-cell table:style-name="ad30d01"/>
        </table:table-row>
        <table:table-row>
          <table:table-cell table:style-name="a908bc3"/>
          <table:table-cell table:style-name="a3affda"/>
          <table:table-cell table:style-name="ac80e33"/>
          <table:table-cell table:style-name="a1ad585"/>
          <table:table-cell table:style-name="a1ce5bd"/>
          <table:table-cell table:style-name="a536ffc"/>
          <table:table-cell table:style-name="aa50252"/>
          <table:table-cell table:style-name="a3a20c9"/>
          <table:table-cell table:style-name="aeba276"/>
          <table:table-cell table:style-name="a8fd28e"/>
        </table:table-row>
        <table:table-row>
          <table:table-cell office:string-value="DE1" office:value-type="string" table:style-name="ac41a8c">
            <text:p>DE1</text:p>
          </table:table-cell>
          <table:table-cell office:value="1.0" office:value-type="float" table:style-name="ac179aa">
            <text:p>1</text:p>
          </table:table-cell>
          <table:table-cell office:string-value="testcourse8" office:value-type="string" table:style-name="a514352">
            <text:p>testcourse8</text:p>
          </table:table-cell>
          <table:table-cell table:style-name="a5976ee"/>
          <table:table-cell table:style-name="aacf8eb"/>
          <table:table-cell table:style-name="aae4d54"/>
          <table:table-cell table:style-name="a1e4511"/>
          <table:table-cell table:style-name="ad964dc"/>
          <table:table-cell table:style-name="a8f21fe"/>
          <table:table-cell table:style-name="a8bac23"/>
        </table:table-row>
        <table:table-row>
          <table:table-cell table:style-name="a5ce23e"/>
          <table:table-cell table:style-name="ac2cae1"/>
          <table:table-cell office:string-value="CM" office:value-type="string" table:style-name="a3edcb9">
            <text:p>CM</text:p>
          </table:table-cell>
          <table:table-cell office:value="3.0" office:value-type="float" table:style-name="a4ae754">
            <text:p>3</text:p>
          </table:table-cell>
          <table:table-cell office:value="10.0" office:value-type="float" table:style-name="ab68e83">
            <text:p>10</text:p>
          </table:table-cell>
          <table:table-cell office:string-value="teacher8FirstName" office:value-type="string" table:style-name="a55a1b4">
            <text:p>teacher8FirstName</text:p>
          </table:table-cell>
          <table:table-cell office:string-value="teacher8LastName" office:value-type="string" table:style-name="a78c378">
            <text:p>teacher8LastName</text:p>
          </table:table-cell>
          <table:table-cell office:string-value="A" office:value-type="string" table:style-name="a3cc7f1">
            <text:p>A</text:p>
          </table:table-cell>
          <table:table-cell table:style-name="aeab7ba"/>
          <table:table-cell table:style-name="a3d6351"/>
        </table:table-row>
        <table:table-row>
          <table:table-cell table:style-name="a808db3"/>
          <table:table-cell table:style-name="ab4b1e2"/>
          <table:table-cell table:style-name="ac68af6"/>
          <table:table-cell table:style-name="ae27593"/>
          <table:table-cell table:style-name="aafff44"/>
          <table:table-cell table:style-name="a5e0113"/>
          <table:table-cell table:style-name="a43ab6e"/>
          <table:table-cell table:style-name="af9edb9"/>
          <table:table-cell table:style-name="a4241e3"/>
          <table:table-cell table:style-name="af3dbe9"/>
        </table:table-row>
        <table:table-row>
          <table:table-cell table:style-name="a4151f2"/>
          <table:table-cell table:style-name="a263d9e"/>
          <table:table-cell office:string-value="TD" office:value-type="string" table:style-name="adb8e77">
            <text:p>TD</text:p>
          </table:table-cell>
          <table:table-cell office:value="4.0" office:value-type="float" table:style-name="a089be4">
            <text:p>4</text:p>
          </table:table-cell>
          <table:table-cell office:value="10.0" office:value-type="float" table:style-name="ad0ffc7">
            <text:p>10</text:p>
          </table:table-cell>
          <table:table-cell office:string-value="teacher8FirstName" office:value-type="string" table:style-name="a0a76f0">
            <text:p>teacher8FirstName</text:p>
          </table:table-cell>
          <table:table-cell office:string-value="teacher8LastName" office:value-type="string" table:style-name="aefaa3a">
            <text:p>teacher8LastName</text:p>
          </table:table-cell>
          <table:table-cell office:string-value="B" office:value-type="string" table:style-name="a472d62">
            <text:p>B</text:p>
          </table:table-cell>
          <table:table-cell table:style-name="af87b28"/>
          <table:table-cell table:style-name="a30feec"/>
        </table:table-row>
        <table:table-row>
          <table:table-cell table:style-name="a3fc081"/>
          <table:table-cell table:style-name="a1536a7"/>
          <table:table-cell table:style-name="afd3ca5"/>
          <table:table-cell table:style-name="aa44d75"/>
          <table:table-cell table:style-name="a927eda"/>
          <table:table-cell table:style-name="ad28ca0"/>
          <table:table-cell table:style-name="abd0a09"/>
          <table:table-cell table:style-name="a6f7bd1"/>
          <table:table-cell table:style-name="a697646"/>
          <table:table-cell table:style-name="ab0bf59"/>
        </table:table-row>
        <table:table-row>
          <table:table-cell office:string-value="DE1" office:value-type="string" table:style-name="a65c32d">
            <text:p>DE1</text:p>
          </table:table-cell>
          <table:table-cell office:value="1.0" office:value-type="float" table:style-name="ade1b8e">
            <text:p>1</text:p>
          </table:table-cell>
          <table:table-cell office:string-value="testcourse9" office:value-type="string" table:style-name="a5d4c34">
            <text:p>testcourse9</text:p>
          </table:table-cell>
          <table:table-cell table:style-name="a7f3244"/>
          <table:table-cell table:style-name="a36b361"/>
          <table:table-cell table:style-name="a1f71e4"/>
          <table:table-cell table:style-name="aa95df2"/>
          <table:table-cell table:style-name="ae48057"/>
          <table:table-cell table:style-name="ad0b427"/>
          <table:table-cell table:style-name="aef41a6"/>
        </table:table-row>
        <table:table-row>
          <table:table-cell table:style-name="acb965f"/>
          <table:table-cell table:style-name="a7425b0"/>
          <table:table-cell office:string-value="CM" office:value-type="string" table:style-name="af674bc">
            <text:p>CM</text:p>
          </table:table-cell>
          <table:table-cell office:value="3.0" office:value-type="float" table:style-name="a4be0f8">
            <text:p>3</text:p>
          </table:table-cell>
          <table:table-cell office:value="10.0" office:value-type="float" table:style-name="a18c63c">
            <text:p>10</text:p>
          </table:table-cell>
          <table:table-cell office:string-value="teacher9FirstName" office:value-type="string" table:style-name="a916ecb">
            <text:p>teacher9FirstName</text:p>
          </table:table-cell>
          <table:table-cell office:string-value="teacher9LastName" office:value-type="string" table:style-name="ab89ce1">
            <text:p>teacher9LastName</text:p>
          </table:table-cell>
          <table:table-cell office:string-value="A" office:value-type="string" table:style-name="ad63de1">
            <text:p>A</text:p>
          </table:table-cell>
          <table:table-cell table:style-name="a9173b7"/>
          <table:table-cell table:style-name="acc4407"/>
        </table:table-row>
        <table:table-row>
          <table:table-cell table:style-name="a3cfd1a"/>
          <table:table-cell table:style-name="a113619"/>
          <table:table-cell table:style-name="a773c13"/>
          <table:table-cell table:style-name="ade89c0"/>
          <table:table-cell table:style-name="abdd85d"/>
          <table:table-cell table:style-name="a3a9a27"/>
          <table:table-cell table:style-name="aea00e1"/>
          <table:table-cell table:style-name="aaf4e6d"/>
          <table:table-cell table:style-name="a59c953"/>
          <table:table-cell table:style-name="acb5559"/>
        </table:table-row>
        <table:table-row>
          <table:table-cell table:style-name="a75ee3b"/>
          <table:table-cell table:style-name="adb86d1"/>
          <table:table-cell office:string-value="TD" office:value-type="string" table:style-name="a3c32d2">
            <text:p>TD</text:p>
          </table:table-cell>
          <table:table-cell office:value="4.0" office:value-type="float" table:style-name="afe4ae7">
            <text:p>4</text:p>
          </table:table-cell>
          <table:table-cell office:value="10.0" office:value-type="float" table:style-name="ae56518">
            <text:p>10</text:p>
          </table:table-cell>
          <table:table-cell office:string-value="teacher9FirstName" office:value-type="string" table:style-name="a3117d7">
            <text:p>teacher9FirstName</text:p>
          </table:table-cell>
          <table:table-cell office:string-value="teacher9LastName" office:value-type="string" table:style-name="a9fdda7">
            <text:p>teacher9LastName</text:p>
          </table:table-cell>
          <table:table-cell office:string-value="B" office:value-type="string" table:style-name="a782ec9">
            <text:p>B</text:p>
          </table:table-cell>
          <table:table-cell table:style-name="af26495"/>
          <table:table-cell table:style-name="a79a829"/>
        </table:table-row>
        <table:table-row>
          <table:table-cell table:style-name="a655330"/>
          <table:table-cell table:style-name="a9768f7"/>
          <table:table-cell table:style-name="a1c454b"/>
          <table:table-cell table:style-name="a65f272"/>
          <table:table-cell table:style-name="a835428"/>
          <table:table-cell table:style-name="ad5f598"/>
          <table:table-cell table:style-name="ae85821"/>
          <table:table-cell table:style-name="ac29e68"/>
          <table:table-cell table:style-name="a417b63"/>
          <table:table-cell table:style-name="ae0656c"/>
        </table:table-row>
        <table:table-row>
          <table:table-cell office:string-value="DE1" office:value-type="string" table:style-name="a3b5662">
            <text:p>DE1</text:p>
          </table:table-cell>
          <table:table-cell office:value="1.0" office:value-type="float" table:style-name="ab32a0a">
            <text:p>1</text:p>
          </table:table-cell>
          <table:table-cell office:string-value="testcourse10" office:value-type="string" table:style-name="a665791">
            <text:p>testcourse10</text:p>
          </table:table-cell>
          <table:table-cell table:style-name="a9ede5e"/>
          <table:table-cell table:style-name="a2a6743"/>
          <table:table-cell table:style-name="a487ca1"/>
          <table:table-cell table:style-name="a39c9d6"/>
          <table:table-cell table:style-name="a5872d5"/>
          <table:table-cell table:style-name="acec329"/>
          <table:table-cell table:style-name="a63e8df"/>
        </table:table-row>
        <table:table-row>
          <table:table-cell table:style-name="ad8c52e"/>
          <table:table-cell table:style-name="a4679e6"/>
          <table:table-cell office:string-value="CM" office:value-type="string" table:style-name="adff169">
            <text:p>CM</text:p>
          </table:table-cell>
          <table:table-cell office:value="3.0" office:value-type="float" table:style-name="ab8bdda">
            <text:p>3</text:p>
          </table:table-cell>
          <table:table-cell office:value="10.0" office:value-type="float" table:style-name="a5b2ceb">
            <text:p>10</text:p>
          </table:table-cell>
          <table:table-cell office:string-value="teacher10FirstName" office:value-type="string" table:style-name="a3146e2">
            <text:p>teacher10FirstName</text:p>
          </table:table-cell>
          <table:table-cell office:string-value="teacher10LastName" office:value-type="string" table:style-name="a3f97c3">
            <text:p>teacher10LastName</text:p>
          </table:table-cell>
          <table:table-cell office:string-value="A" office:value-type="string" table:style-name="a20ce0b">
            <text:p>A</text:p>
          </table:table-cell>
          <table:table-cell table:style-name="aadd51e"/>
          <table:table-cell table:style-name="a491191"/>
        </table:table-row>
        <table:table-row>
          <table:table-cell table:style-name="ae7c668"/>
          <table:table-cell table:style-name="a31f6a5"/>
          <table:table-cell table:style-name="a05dfbc"/>
          <table:table-cell table:style-name="a89f919"/>
          <table:table-cell table:style-name="a1220cb"/>
          <table:table-cell table:style-name="a9e78d7"/>
          <table:table-cell table:style-name="a322932"/>
          <table:table-cell table:style-name="a3c2950"/>
          <table:table-cell table:style-name="a95edb1"/>
          <table:table-cell table:style-name="a70f978"/>
        </table:table-row>
        <table:table-row>
          <table:table-cell table:style-name="aa0b9bb"/>
          <table:table-cell table:style-name="afd6955"/>
          <table:table-cell office:string-value="TD" office:value-type="string" table:style-name="a817804">
            <text:p>TD</text:p>
          </table:table-cell>
          <table:table-cell office:value="4.0" office:value-type="float" table:style-name="a403a45">
            <text:p>4</text:p>
          </table:table-cell>
          <table:table-cell office:value="10.0" office:value-type="float" table:style-name="a9a52d6">
            <text:p>10</text:p>
          </table:table-cell>
          <table:table-cell office:string-value="teacher10FirstName" office:value-type="string" table:style-name="a8c71ad">
            <text:p>teacher10FirstName</text:p>
          </table:table-cell>
          <table:table-cell office:string-value="teacher10LastName" office:value-type="string" table:style-name="a1fbfda">
            <text:p>teacher10LastName</text:p>
          </table:table-cell>
          <table:table-cell office:string-value="B" office:value-type="string" table:style-name="a480aff">
            <text:p>B</text:p>
          </table:table-cell>
          <table:table-cell table:style-name="aa0fa07"/>
          <table:table-cell table:style-name="a85d5ce"/>
        </table:table-row>
        <table:table-row>
          <table:table-cell table:style-name="a7dd6de"/>
          <table:table-cell table:style-name="a3ac66c"/>
          <table:table-cell table:style-name="aeb60db"/>
          <table:table-cell table:style-name="ac034f1"/>
          <table:table-cell table:style-name="aa170cb"/>
          <table:table-cell table:style-name="a16adb3"/>
          <table:table-cell table:style-name="a78422a"/>
          <table:table-cell table:style-name="ac98df8"/>
          <table:table-cell table:style-name="af5ca41"/>
          <table:table-cell table:style-name="af05d8e"/>
        </table:table-row>
        <table:table-row>
          <table:table-cell office:string-value="DE1" office:value-type="string" table:style-name="a558800">
            <text:p>DE1</text:p>
          </table:table-cell>
          <table:table-cell office:value="1.0" office:value-type="float" table:style-name="a7d16e8">
            <text:p>1</text:p>
          </table:table-cell>
          <table:table-cell office:string-value="testcourse11" office:value-type="string" table:style-name="a4fd11e">
            <text:p>testcourse11</text:p>
          </table:table-cell>
          <table:table-cell table:style-name="ab65e4c"/>
          <table:table-cell table:style-name="a668a3a"/>
          <table:table-cell table:style-name="ad7a4c4"/>
          <table:table-cell table:style-name="ab34880"/>
          <table:table-cell table:style-name="a628a7d"/>
          <table:table-cell table:style-name="ac364b1"/>
          <table:table-cell table:style-name="ae40ec6"/>
        </table:table-row>
        <table:table-row>
          <table:table-cell table:style-name="a052979"/>
          <table:table-cell table:style-name="a6a88df"/>
          <table:table-cell office:string-value="CM" office:value-type="string" table:style-name="a8ba2c2">
            <text:p>CM</text:p>
          </table:table-cell>
          <table:table-cell office:value="3.0" office:value-type="float" table:style-name="a6db1b5">
            <text:p>3</text:p>
          </table:table-cell>
          <table:table-cell office:value="10.0" office:value-type="float" table:style-name="a32b4ff">
            <text:p>10</text:p>
          </table:table-cell>
          <table:table-cell office:string-value="teacher11FirstName" office:value-type="string" table:style-name="a8561b7">
            <text:p>teacher11FirstName</text:p>
          </table:table-cell>
          <table:table-cell office:string-value="teacher11LastName" office:value-type="string" table:style-name="aab77b9">
            <text:p>teacher11LastName</text:p>
          </table:table-cell>
          <table:table-cell office:string-value="A" office:value-type="string" table:style-name="a302971">
            <text:p>A</text:p>
          </table:table-cell>
          <table:table-cell table:style-name="a84661c"/>
          <table:table-cell table:style-name="ababfc3"/>
        </table:table-row>
        <table:table-row>
          <table:table-cell table:style-name="a8351b8"/>
          <table:table-cell table:style-name="a73a2f0"/>
          <table:table-cell table:style-name="ae1e1f1"/>
          <table:table-cell table:style-name="a6ac27b"/>
          <table:table-cell table:style-name="a76614b"/>
          <table:table-cell table:style-name="ab3d75f"/>
          <table:table-cell table:style-name="aec0c43"/>
          <table:table-cell table:style-name="a8388a9"/>
          <table:table-cell table:style-name="a8c6cf0"/>
          <table:table-cell table:style-name="a518bbf"/>
        </table:table-row>
        <table:table-row>
          <table:table-cell table:style-name="aac1836"/>
          <table:table-cell table:style-name="a9c8f60"/>
          <table:table-cell office:string-value="TD" office:value-type="string" table:style-name="a935209">
            <text:p>TD</text:p>
          </table:table-cell>
          <table:table-cell office:value="4.0" office:value-type="float" table:style-name="a15b33b">
            <text:p>4</text:p>
          </table:table-cell>
          <table:table-cell office:value="10.0" office:value-type="float" table:style-name="a25db34">
            <text:p>10</text:p>
          </table:table-cell>
          <table:table-cell office:string-value="teacher11FirstName" office:value-type="string" table:style-name="a1e6234">
            <text:p>teacher11FirstName</text:p>
          </table:table-cell>
          <table:table-cell office:string-value="teacher11LastName" office:value-type="string" table:style-name="acafc54">
            <text:p>teacher11LastName</text:p>
          </table:table-cell>
          <table:table-cell office:string-value="B" office:value-type="string" table:style-name="aca8aa3">
            <text:p>B</text:p>
          </table:table-cell>
          <table:table-cell table:style-name="a211c53"/>
          <table:table-cell table:style-name="a41c61f"/>
        </table:table-row>
        <table:table-row>
          <table:table-cell table:style-name="acc6ed6"/>
          <table:table-cell table:style-name="afbb6e7"/>
          <table:table-cell table:style-name="ad4dcc3"/>
          <table:table-cell table:style-name="aeb7a56"/>
          <table:table-cell table:style-name="ae30bd3"/>
          <table:table-cell table:style-name="aa20272"/>
          <table:table-cell table:style-name="a8e3fe7"/>
          <table:table-cell table:style-name="a061373"/>
          <table:table-cell table:style-name="a5ffaf2"/>
          <table:table-cell table:style-name="a0227ee"/>
        </table:table-row>
        <table:table-row>
          <table:table-cell office:string-value="DE1" office:value-type="string" table:style-name="a945cb8">
            <text:p>DE1</text:p>
          </table:table-cell>
          <table:table-cell office:value="1.0" office:value-type="float" table:style-name="acf95a6">
            <text:p>1</text:p>
          </table:table-cell>
          <table:table-cell office:string-value="testcourse12" office:value-type="string" table:style-name="a8f2b6b">
            <text:p>testcourse12</text:p>
          </table:table-cell>
          <table:table-cell table:style-name="a59bece"/>
          <table:table-cell table:style-name="aaf2d11"/>
          <table:table-cell table:style-name="a498134"/>
          <table:table-cell table:style-name="afe7f83"/>
          <table:table-cell table:style-name="a6a4912"/>
          <table:table-cell table:style-name="a25f3d5"/>
          <table:table-cell table:style-name="a884c80"/>
        </table:table-row>
        <table:table-row>
          <table:table-cell table:style-name="ab6a875"/>
          <table:table-cell table:style-name="aa73b31"/>
          <table:table-cell office:string-value="CM" office:value-type="string" table:style-name="a500d86">
            <text:p>CM</text:p>
          </table:table-cell>
          <table:table-cell office:value="3.0" office:value-type="float" table:style-name="a401e3c">
            <text:p>3</text:p>
          </table:table-cell>
          <table:table-cell office:value="10.0" office:value-type="float" table:style-name="a1228ec">
            <text:p>10</text:p>
          </table:table-cell>
          <table:table-cell office:string-value="teacher12FirstName" office:value-type="string" table:style-name="abb5aba">
            <text:p>teacher12FirstName</text:p>
          </table:table-cell>
          <table:table-cell office:string-value="teacher12LastName" office:value-type="string" table:style-name="a724eae">
            <text:p>teacher12LastName</text:p>
          </table:table-cell>
          <table:table-cell office:string-value="A" office:value-type="string" table:style-name="a504a4a">
            <text:p>A</text:p>
          </table:table-cell>
          <table:table-cell table:style-name="ad7dfe5"/>
          <table:table-cell table:style-name="a352a3f"/>
        </table:table-row>
        <table:table-row>
          <table:table-cell table:style-name="aa60cde"/>
          <table:table-cell table:style-name="afed63f"/>
          <table:table-cell table:style-name="a0188b9"/>
          <table:table-cell table:style-name="abd1a6c"/>
          <table:table-cell table:style-name="a98f25c"/>
          <table:table-cell table:style-name="a80112f"/>
          <table:table-cell table:style-name="a9f7504"/>
          <table:table-cell table:style-name="ae88503"/>
          <table:table-cell table:style-name="a81e0e7"/>
          <table:table-cell table:style-name="a9f9490"/>
        </table:table-row>
        <table:table-row>
          <table:table-cell table:style-name="adba250"/>
          <table:table-cell table:style-name="acd8ff5"/>
          <table:table-cell office:string-value="TD" office:value-type="string" table:style-name="a62cb57">
            <text:p>TD</text:p>
          </table:table-cell>
          <table:table-cell office:value="4.0" office:value-type="float" table:style-name="a0670f1">
            <text:p>4</text:p>
          </table:table-cell>
          <table:table-cell office:value="10.0" office:value-type="float" table:style-name="aa06dfc">
            <text:p>10</text:p>
          </table:table-cell>
          <table:table-cell office:string-value="teacher12FirstName" office:value-type="string" table:style-name="a775fc0">
            <text:p>teacher12FirstName</text:p>
          </table:table-cell>
          <table:table-cell office:string-value="teacher12LastName" office:value-type="string" table:style-name="a350448">
            <text:p>teacher12LastName</text:p>
          </table:table-cell>
          <table:table-cell office:string-value="B" office:value-type="string" table:style-name="a6a3701">
            <text:p>B</text:p>
          </table:table-cell>
          <table:table-cell table:style-name="adeda98"/>
          <table:table-cell table:style-name="ab85743"/>
        </table:table-row>
        <table:table-row>
          <table:table-cell table:style-name="a812d23"/>
          <table:table-cell table:style-name="ab8774c"/>
          <table:table-cell table:style-name="a27e20c"/>
          <table:table-cell table:style-name="a9c50a2"/>
          <table:table-cell table:style-name="af250f0"/>
          <table:table-cell table:style-name="a0521fd"/>
          <table:table-cell table:style-name="aff96d1"/>
          <table:table-cell table:style-name="a0dd487"/>
          <table:table-cell table:style-name="abe1454"/>
          <table:table-cell table:style-name="ab169a4"/>
        </table:table-row>
        <table:table-row>
          <table:table-cell office:string-value="DE1" office:value-type="string" table:style-name="a6ad53b">
            <text:p>DE1</text:p>
          </table:table-cell>
          <table:table-cell office:value="1.0" office:value-type="float" table:style-name="a1a8698">
            <text:p>1</text:p>
          </table:table-cell>
          <table:table-cell office:string-value="testcourse13" office:value-type="string" table:style-name="a8927db">
            <text:p>testcourse13</text:p>
          </table:table-cell>
          <table:table-cell table:style-name="a6f5d7d"/>
          <table:table-cell table:style-name="a9206bd"/>
          <table:table-cell table:style-name="a8887d4"/>
          <table:table-cell table:style-name="a66acfb"/>
          <table:table-cell table:style-name="ac59e78"/>
          <table:table-cell table:style-name="ae5aca7"/>
          <table:table-cell table:style-name="a763c1a"/>
        </table:table-row>
        <table:table-row>
          <table:table-cell table:style-name="a55efd2"/>
          <table:table-cell table:style-name="af74701"/>
          <table:table-cell office:string-value="CM" office:value-type="string" table:style-name="ad50cd8">
            <text:p>CM</text:p>
          </table:table-cell>
          <table:table-cell office:value="3.0" office:value-type="float" table:style-name="a5e48a7">
            <text:p>3</text:p>
          </table:table-cell>
          <table:table-cell office:value="10.0" office:value-type="float" table:style-name="af4b0c9">
            <text:p>10</text:p>
          </table:table-cell>
          <table:table-cell office:string-value="teacher13FirstName" office:value-type="string" table:style-name="a7b1659">
            <text:p>teacher13FirstName</text:p>
          </table:table-cell>
          <table:table-cell office:string-value="teacher13LastName" office:value-type="string" table:style-name="a0fbc36">
            <text:p>teacher13LastName</text:p>
          </table:table-cell>
          <table:table-cell office:string-value="A" office:value-type="string" table:style-name="adff61c">
            <text:p>A</text:p>
          </table:table-cell>
          <table:table-cell table:style-name="a9c11da"/>
          <table:table-cell table:style-name="acda170"/>
        </table:table-row>
        <table:table-row>
          <table:table-cell table:style-name="afce534"/>
          <table:table-cell table:style-name="a2073bb"/>
          <table:table-cell table:style-name="a5a9123"/>
          <table:table-cell table:style-name="a532d5a"/>
          <table:table-cell table:style-name="a9ee5d0"/>
          <table:table-cell table:style-name="ae14627"/>
          <table:table-cell table:style-name="a419098"/>
          <table:table-cell table:style-name="abe5285"/>
          <table:table-cell table:style-name="a719d0f"/>
          <table:table-cell table:style-name="acee19c"/>
        </table:table-row>
        <table:table-row>
          <table:table-cell table:style-name="ac1c427"/>
          <table:table-cell table:style-name="a2ed9c8"/>
          <table:table-cell office:string-value="TD" office:value-type="string" table:style-name="a2238c8">
            <text:p>TD</text:p>
          </table:table-cell>
          <table:table-cell office:value="4.0" office:value-type="float" table:style-name="abd30d7">
            <text:p>4</text:p>
          </table:table-cell>
          <table:table-cell office:value="10.0" office:value-type="float" table:style-name="a377e71">
            <text:p>10</text:p>
          </table:table-cell>
          <table:table-cell office:string-value="teacher13FirstName" office:value-type="string" table:style-name="add85de">
            <text:p>teacher13FirstName</text:p>
          </table:table-cell>
          <table:table-cell office:string-value="teacher13LastName" office:value-type="string" table:style-name="a532d52">
            <text:p>teacher13LastName</text:p>
          </table:table-cell>
          <table:table-cell office:string-value="B" office:value-type="string" table:style-name="a3f7920">
            <text:p>B</text:p>
          </table:table-cell>
          <table:table-cell table:style-name="aa3ea2e"/>
          <table:table-cell table:style-name="abcb05e"/>
        </table:table-row>
        <table:table-row>
          <table:table-cell table:style-name="ad91416"/>
          <table:table-cell table:style-name="a7ae147"/>
          <table:table-cell table:style-name="a70b987"/>
          <table:table-cell table:style-name="a7d8a6e"/>
          <table:table-cell table:style-name="aa3c07d"/>
          <table:table-cell table:style-name="a933b7e"/>
          <table:table-cell table:style-name="afbc6fd"/>
          <table:table-cell table:style-name="aa2a95f"/>
          <table:table-cell table:style-name="a9376e7"/>
          <table:table-cell table:style-name="a1d28d0"/>
        </table:table-row>
        <table:table-row>
          <table:table-cell office:string-value="DE1" office:value-type="string" table:style-name="aa824ed">
            <text:p>DE1</text:p>
          </table:table-cell>
          <table:table-cell office:value="1.0" office:value-type="float" table:style-name="a8894b8">
            <text:p>1</text:p>
          </table:table-cell>
          <table:table-cell office:string-value="testcourse14" office:value-type="string" table:style-name="ad00485">
            <text:p>testcourse14</text:p>
          </table:table-cell>
          <table:table-cell table:style-name="a0c2bb9"/>
          <table:table-cell table:style-name="ac9b1a5"/>
          <table:table-cell table:style-name="a9a8475"/>
          <table:table-cell table:style-name="a10e0cb"/>
          <table:table-cell table:style-name="a78ef7e"/>
          <table:table-cell table:style-name="afefad9"/>
          <table:table-cell table:style-name="a18ddd4"/>
        </table:table-row>
        <table:table-row>
          <table:table-cell table:style-name="a2e955c"/>
          <table:table-cell table:style-name="a4a1fe0"/>
          <table:table-cell office:string-value="CM" office:value-type="string" table:style-name="a63dca7">
            <text:p>CM</text:p>
          </table:table-cell>
          <table:table-cell office:value="3.0" office:value-type="float" table:style-name="ae52309">
            <text:p>3</text:p>
          </table:table-cell>
          <table:table-cell office:value="10.0" office:value-type="float" table:style-name="a1be6c4">
            <text:p>10</text:p>
          </table:table-cell>
          <table:table-cell office:string-value="teacher14FirstName" office:value-type="string" table:style-name="a08da48">
            <text:p>teacher14FirstName</text:p>
          </table:table-cell>
          <table:table-cell office:string-value="teacher14LastName" office:value-type="string" table:style-name="a738742">
            <text:p>teacher14LastName</text:p>
          </table:table-cell>
          <table:table-cell office:string-value="A" office:value-type="string" table:style-name="a70fad6">
            <text:p>A</text:p>
          </table:table-cell>
          <table:table-cell table:style-name="ae7dc0c"/>
          <table:table-cell table:style-name="ac671ef"/>
        </table:table-row>
        <table:table-row>
          <table:table-cell table:style-name="aa48565"/>
          <table:table-cell table:style-name="aface83"/>
          <table:table-cell table:style-name="a793141"/>
          <table:table-cell table:style-name="adbd03a"/>
          <table:table-cell table:style-name="aeb4c81"/>
          <table:table-cell table:style-name="a6eab84"/>
          <table:table-cell table:style-name="af250b1"/>
          <table:table-cell table:style-name="a364b03"/>
          <table:table-cell table:style-name="a738694"/>
          <table:table-cell table:style-name="a10e22d"/>
        </table:table-row>
        <table:table-row>
          <table:table-cell table:style-name="af46677"/>
          <table:table-cell table:style-name="ad2f09a"/>
          <table:table-cell office:string-value="TD" office:value-type="string" table:style-name="a82fa32">
            <text:p>TD</text:p>
          </table:table-cell>
          <table:table-cell office:value="4.0" office:value-type="float" table:style-name="aa4b0a1">
            <text:p>4</text:p>
          </table:table-cell>
          <table:table-cell office:value="10.0" office:value-type="float" table:style-name="aa2f381">
            <text:p>10</text:p>
          </table:table-cell>
          <table:table-cell office:string-value="teacher14FirstName" office:value-type="string" table:style-name="a02310a">
            <text:p>teacher14FirstName</text:p>
          </table:table-cell>
          <table:table-cell office:string-value="teacher14LastName" office:value-type="string" table:style-name="aa5aa65">
            <text:p>teacher14LastName</text:p>
          </table:table-cell>
          <table:table-cell office:string-value="B" office:value-type="string" table:style-name="a634c55">
            <text:p>B</text:p>
          </table:table-cell>
          <table:table-cell table:style-name="a1d55de"/>
          <table:table-cell table:style-name="a178296"/>
        </table:table-row>
        <table:table-row>
          <table:table-cell table:style-name="a030ce8"/>
          <table:table-cell table:style-name="a21b02d"/>
          <table:table-cell table:style-name="a91c433"/>
          <table:table-cell table:style-name="a8b1b2b"/>
          <table:table-cell table:style-name="a3fdfe3"/>
          <table:table-cell table:style-name="ac503e3"/>
          <table:table-cell table:style-name="a26f483"/>
          <table:table-cell table:style-name="aaf0aea"/>
          <table:table-cell table:style-name="a34802f"/>
          <table:table-cell table:style-name="a39e55e"/>
        </table:table-row>
        <table:table-row>
          <table:table-cell office:string-value="DE1" office:value-type="string" table:style-name="aa116ca">
            <text:p>DE1</text:p>
          </table:table-cell>
          <table:table-cell office:value="1.0" office:value-type="float" table:style-name="acfa9af">
            <text:p>1</text:p>
          </table:table-cell>
          <table:table-cell office:string-value="testcourse15" office:value-type="string" table:style-name="a433ad0">
            <text:p>testcourse15</text:p>
          </table:table-cell>
          <table:table-cell table:style-name="a02e2b0"/>
          <table:table-cell table:style-name="ab68bf7"/>
          <table:table-cell table:style-name="a2a4595"/>
          <table:table-cell table:style-name="a2c47c0"/>
          <table:table-cell table:style-name="aa59867"/>
          <table:table-cell table:style-name="a2962eb"/>
          <table:table-cell table:style-name="a642020"/>
        </table:table-row>
        <table:table-row>
          <table:table-cell table:style-name="aaa5a28"/>
          <table:table-cell table:style-name="a51d239"/>
          <table:table-cell office:string-value="CM" office:value-type="string" table:style-name="a850363">
            <text:p>CM</text:p>
          </table:table-cell>
          <table:table-cell office:value="3.0" office:value-type="float" table:style-name="ac5919f">
            <text:p>3</text:p>
          </table:table-cell>
          <table:table-cell office:value="10.0" office:value-type="float" table:style-name="a50c4fa">
            <text:p>10</text:p>
          </table:table-cell>
          <table:table-cell office:string-value="teacher15FirstName" office:value-type="string" table:style-name="abd0404">
            <text:p>teacher15FirstName</text:p>
          </table:table-cell>
          <table:table-cell office:string-value="teacher15LastName" office:value-type="string" table:style-name="ac69374">
            <text:p>teacher15LastName</text:p>
          </table:table-cell>
          <table:table-cell office:string-value="A" office:value-type="string" table:style-name="ae9ba48">
            <text:p>A</text:p>
          </table:table-cell>
          <table:table-cell table:style-name="ad0567d"/>
          <table:table-cell table:style-name="ad40acd"/>
        </table:table-row>
        <table:table-row>
          <table:table-cell table:style-name="a47c958"/>
          <table:table-cell table:style-name="ab70fd5"/>
          <table:table-cell table:style-name="a4337b3"/>
          <table:table-cell table:style-name="af2e16c"/>
          <table:table-cell table:style-name="acde2a2"/>
          <table:table-cell table:style-name="ac71dfc"/>
          <table:table-cell table:style-name="a410dc4"/>
          <table:table-cell table:style-name="ae95a76"/>
          <table:table-cell table:style-name="a759550"/>
          <table:table-cell table:style-name="a6a16e3"/>
        </table:table-row>
        <table:table-row>
          <table:table-cell table:style-name="ac16458"/>
          <table:table-cell table:style-name="a30bf3c"/>
          <table:table-cell office:string-value="TD" office:value-type="string" table:style-name="a969848">
            <text:p>TD</text:p>
          </table:table-cell>
          <table:table-cell office:value="4.0" office:value-type="float" table:style-name="ae3324b">
            <text:p>4</text:p>
          </table:table-cell>
          <table:table-cell office:value="10.0" office:value-type="float" table:style-name="a39e2bf">
            <text:p>10</text:p>
          </table:table-cell>
          <table:table-cell office:string-value="teacher15FirstName" office:value-type="string" table:style-name="a762f6c">
            <text:p>teacher15FirstName</text:p>
          </table:table-cell>
          <table:table-cell office:string-value="teacher15LastName" office:value-type="string" table:style-name="a8653b6">
            <text:p>teacher15LastName</text:p>
          </table:table-cell>
          <table:table-cell office:string-value="B" office:value-type="string" table:style-name="a296ec9">
            <text:p>B</text:p>
          </table:table-cell>
          <table:table-cell table:style-name="a8e6e9f"/>
          <table:table-cell table:style-name="ab7e9e0"/>
        </table:table-row>
        <table:table-row>
          <table:table-cell table:style-name="aed6560"/>
          <table:table-cell table:style-name="a55d4e5"/>
          <table:table-cell table:style-name="af44b0e"/>
          <table:table-cell table:style-name="adf87f2"/>
          <table:table-cell table:style-name="a90ff94"/>
          <table:table-cell table:style-name="a359552"/>
          <table:table-cell table:style-name="a83b495"/>
          <table:table-cell table:style-name="aadb1e6"/>
          <table:table-cell table:style-name="a13eff8"/>
          <table:table-cell table:style-name="a87c8b9"/>
        </table:table-row>
        <table:table-row>
          <table:table-cell office:string-value="DE1" office:value-type="string" table:style-name="aea55a8">
            <text:p>DE1</text:p>
          </table:table-cell>
          <table:table-cell office:value="1.0" office:value-type="float" table:style-name="a838729">
            <text:p>1</text:p>
          </table:table-cell>
          <table:table-cell office:string-value="testcourse16" office:value-type="string" table:style-name="aaf18d6">
            <text:p>testcourse16</text:p>
          </table:table-cell>
          <table:table-cell table:style-name="a6fe644"/>
          <table:table-cell table:style-name="a37d528"/>
          <table:table-cell table:style-name="a941c7c"/>
          <table:table-cell table:style-name="a0a013b"/>
          <table:table-cell table:style-name="a05d4a8"/>
          <table:table-cell table:style-name="a6b3d61"/>
          <table:table-cell table:style-name="aa199af"/>
        </table:table-row>
        <table:table-row>
          <table:table-cell table:style-name="a32735a"/>
          <table:table-cell table:style-name="a19ac58"/>
          <table:table-cell office:string-value="CM" office:value-type="string" table:style-name="a3ee617">
            <text:p>CM</text:p>
          </table:table-cell>
          <table:table-cell office:value="3.0" office:value-type="float" table:style-name="a620079">
            <text:p>3</text:p>
          </table:table-cell>
          <table:table-cell office:value="10.0" office:value-type="float" table:style-name="ac24323">
            <text:p>10</text:p>
          </table:table-cell>
          <table:table-cell office:string-value="teacher16FirstName" office:value-type="string" table:style-name="a8d684b">
            <text:p>teacher16FirstName</text:p>
          </table:table-cell>
          <table:table-cell office:string-value="teacher16LastName" office:value-type="string" table:style-name="a12cb24">
            <text:p>teacher16LastName</text:p>
          </table:table-cell>
          <table:table-cell office:string-value="A" office:value-type="string" table:style-name="ab642e0">
            <text:p>A</text:p>
          </table:table-cell>
          <table:table-cell table:style-name="a8aebb4"/>
          <table:table-cell table:style-name="aae5b4e"/>
        </table:table-row>
        <table:table-row>
          <table:table-cell table:style-name="a8e1a1f"/>
          <table:table-cell table:style-name="a1a8d3b"/>
          <table:table-cell table:style-name="a8567a6"/>
          <table:table-cell table:style-name="a96118a"/>
          <table:table-cell table:style-name="a0eb3ba"/>
          <table:table-cell table:style-name="a8c9f0d"/>
          <table:table-cell table:style-name="afe6be6"/>
          <table:table-cell table:style-name="ad869ba"/>
          <table:table-cell table:style-name="a9872a3"/>
          <table:table-cell table:style-name="a5222f6"/>
        </table:table-row>
        <table:table-row>
          <table:table-cell table:style-name="ab9cf83"/>
          <table:table-cell table:style-name="a72000f"/>
          <table:table-cell office:string-value="TD" office:value-type="string" table:style-name="ab313dc">
            <text:p>TD</text:p>
          </table:table-cell>
          <table:table-cell office:value="4.0" office:value-type="float" table:style-name="afb9b02">
            <text:p>4</text:p>
          </table:table-cell>
          <table:table-cell office:value="10.0" office:value-type="float" table:style-name="a029f84">
            <text:p>10</text:p>
          </table:table-cell>
          <table:table-cell office:string-value="teacher16FirstName" office:value-type="string" table:style-name="a1e2ab7">
            <text:p>teacher16FirstName</text:p>
          </table:table-cell>
          <table:table-cell office:string-value="teacher16LastName" office:value-type="string" table:style-name="a42fcf9">
            <text:p>teacher16LastName</text:p>
          </table:table-cell>
          <table:table-cell office:string-value="B" office:value-type="string" table:style-name="aef79fd">
            <text:p>B</text:p>
          </table:table-cell>
          <table:table-cell table:style-name="a55df24"/>
          <table:table-cell table:style-name="a1fa647"/>
        </table:table-row>
        <table:table-row>
          <table:table-cell table:style-name="a3fa69a"/>
          <table:table-cell table:style-name="af8aae8"/>
          <table:table-cell table:style-name="a60b9fc"/>
          <table:table-cell table:style-name="a18415f"/>
          <table:table-cell table:style-name="a966c2f"/>
          <table:table-cell table:style-name="a133fbf"/>
          <table:table-cell table:style-name="a4055f1"/>
          <table:table-cell table:style-name="a263f48"/>
          <table:table-cell table:style-name="a79e8f7"/>
          <table:table-cell table:style-name="a4b06f3"/>
        </table:table-row>
        <table:table-row>
          <table:table-cell office:string-value="DE1" office:value-type="string" table:style-name="a93e0b6">
            <text:p>DE1</text:p>
          </table:table-cell>
          <table:table-cell office:value="1.0" office:value-type="float" table:style-name="a9bcb3c">
            <text:p>1</text:p>
          </table:table-cell>
          <table:table-cell office:string-value="testcourse17" office:value-type="string" table:style-name="a3cd436">
            <text:p>testcourse17</text:p>
          </table:table-cell>
          <table:table-cell table:style-name="a16e045"/>
          <table:table-cell table:style-name="a1cb18b"/>
          <table:table-cell table:style-name="a842799"/>
          <table:table-cell table:style-name="aeda16d"/>
          <table:table-cell table:style-name="a42d6c9"/>
          <table:table-cell table:style-name="a196377"/>
          <table:table-cell table:style-name="ac5cca8"/>
        </table:table-row>
        <table:table-row>
          <table:table-cell table:style-name="abbfa6d"/>
          <table:table-cell table:style-name="afbd6f5"/>
          <table:table-cell office:string-value="CM" office:value-type="string" table:style-name="ac4b7d5">
            <text:p>CM</text:p>
          </table:table-cell>
          <table:table-cell office:value="3.0" office:value-type="float" table:style-name="a474e7f">
            <text:p>3</text:p>
          </table:table-cell>
          <table:table-cell office:value="10.0" office:value-type="float" table:style-name="a22f9ee">
            <text:p>10</text:p>
          </table:table-cell>
          <table:table-cell office:string-value="teacher17FirstName" office:value-type="string" table:style-name="ab2bec2">
            <text:p>teacher17FirstName</text:p>
          </table:table-cell>
          <table:table-cell office:string-value="teacher17LastName" office:value-type="string" table:style-name="acaf4d7">
            <text:p>teacher17LastName</text:p>
          </table:table-cell>
          <table:table-cell office:string-value="A" office:value-type="string" table:style-name="a6f5489">
            <text:p>A</text:p>
          </table:table-cell>
          <table:table-cell table:style-name="af13b47"/>
          <table:table-cell table:style-name="a4d7a0f"/>
        </table:table-row>
        <table:table-row>
          <table:table-cell table:style-name="a48a404"/>
          <table:table-cell table:style-name="a6800d6"/>
          <table:table-cell table:style-name="a71ba6d"/>
          <table:table-cell table:style-name="ab1e66a"/>
          <table:table-cell table:style-name="a99f145"/>
          <table:table-cell table:style-name="a71a193"/>
          <table:table-cell table:style-name="a444f90"/>
          <table:table-cell table:style-name="a82bdb5"/>
          <table:table-cell table:style-name="a069546"/>
          <table:table-cell table:style-name="ac086dd"/>
        </table:table-row>
        <table:table-row>
          <table:table-cell table:style-name="a09452a"/>
          <table:table-cell table:style-name="ab5fe23"/>
          <table:table-cell office:string-value="TD" office:value-type="string" table:style-name="aea9236">
            <text:p>TD</text:p>
          </table:table-cell>
          <table:table-cell office:value="4.0" office:value-type="float" table:style-name="a158b2c">
            <text:p>4</text:p>
          </table:table-cell>
          <table:table-cell office:value="10.0" office:value-type="float" table:style-name="a94db83">
            <text:p>10</text:p>
          </table:table-cell>
          <table:table-cell office:string-value="teacher17FirstName" office:value-type="string" table:style-name="abe0b1c">
            <text:p>teacher17FirstName</text:p>
          </table:table-cell>
          <table:table-cell office:string-value="teacher17LastName" office:value-type="string" table:style-name="a822999">
            <text:p>teacher17LastName</text:p>
          </table:table-cell>
          <table:table-cell office:string-value="B" office:value-type="string" table:style-name="af173ef">
            <text:p>B</text:p>
          </table:table-cell>
          <table:table-cell table:style-name="a4f9955"/>
          <table:table-cell table:style-name="af71dd4"/>
        </table:table-row>
        <table:table-row>
          <table:table-cell table:style-name="aacd6c6"/>
          <table:table-cell table:style-name="a40204d"/>
          <table:table-cell table:style-name="a750d62"/>
          <table:table-cell table:style-name="ac77f41"/>
          <table:table-cell table:style-name="a3fb47c"/>
          <table:table-cell table:style-name="acf4588"/>
          <table:table-cell table:style-name="a273033"/>
          <table:table-cell table:style-name="a8f4aaa"/>
          <table:table-cell table:style-name="a31fa94"/>
          <table:table-cell table:style-name="acd3017"/>
        </table:table-row>
        <table:table-row>
          <table:table-cell office:string-value="DE1" office:value-type="string" table:style-name="af7ca30">
            <text:p>DE1</text:p>
          </table:table-cell>
          <table:table-cell office:value="1.0" office:value-type="float" table:style-name="a929876">
            <text:p>1</text:p>
          </table:table-cell>
          <table:table-cell office:string-value="testcourse18" office:value-type="string" table:style-name="accf125">
            <text:p>testcourse18</text:p>
          </table:table-cell>
          <table:table-cell table:style-name="aa1f435"/>
          <table:table-cell table:style-name="a03f4bd"/>
          <table:table-cell table:style-name="a88d326"/>
          <table:table-cell table:style-name="ace4bf0"/>
          <table:table-cell table:style-name="a530f32"/>
          <table:table-cell table:style-name="ac402ae"/>
          <table:table-cell table:style-name="afb20b7"/>
        </table:table-row>
        <table:table-row>
          <table:table-cell table:style-name="ac6e71e"/>
          <table:table-cell table:style-name="a6e3f5a"/>
          <table:table-cell office:string-value="CM" office:value-type="string" table:style-name="a66f51f">
            <text:p>CM</text:p>
          </table:table-cell>
          <table:table-cell office:value="3.0" office:value-type="float" table:style-name="a3f7439">
            <text:p>3</text:p>
          </table:table-cell>
          <table:table-cell office:value="10.0" office:value-type="float" table:style-name="acf3a92">
            <text:p>10</text:p>
          </table:table-cell>
          <table:table-cell office:string-value="teacher18FirstName" office:value-type="string" table:style-name="a66fd7e">
            <text:p>teacher18FirstName</text:p>
          </table:table-cell>
          <table:table-cell office:string-value="teacher18LastName" office:value-type="string" table:style-name="ac087fa">
            <text:p>teacher18LastName</text:p>
          </table:table-cell>
          <table:table-cell office:string-value="A" office:value-type="string" table:style-name="adb0ca1">
            <text:p>A</text:p>
          </table:table-cell>
          <table:table-cell table:style-name="a1c80fa"/>
          <table:table-cell table:style-name="a2457a8"/>
        </table:table-row>
        <table:table-row>
          <table:table-cell table:style-name="af99894"/>
          <table:table-cell table:style-name="ac0d5b0"/>
          <table:table-cell table:style-name="a941e18"/>
          <table:table-cell table:style-name="ae348b6"/>
          <table:table-cell table:style-name="ae5458e"/>
          <table:table-cell table:style-name="ae4a805"/>
          <table:table-cell table:style-name="a39dd94"/>
          <table:table-cell table:style-name="a27ff4c"/>
          <table:table-cell table:style-name="a118770"/>
          <table:table-cell table:style-name="addeb00"/>
        </table:table-row>
        <table:table-row>
          <table:table-cell table:style-name="a34d564"/>
          <table:table-cell table:style-name="aa530dd"/>
          <table:table-cell office:string-value="TD" office:value-type="string" table:style-name="a9d99f2">
            <text:p>TD</text:p>
          </table:table-cell>
          <table:table-cell office:value="4.0" office:value-type="float" table:style-name="a9a8e36">
            <text:p>4</text:p>
          </table:table-cell>
          <table:table-cell office:value="10.0" office:value-type="float" table:style-name="a54a6b5">
            <text:p>10</text:p>
          </table:table-cell>
          <table:table-cell office:string-value="teacher18FirstName" office:value-type="string" table:style-name="a2b7938">
            <text:p>teacher18FirstName</text:p>
          </table:table-cell>
          <table:table-cell office:string-value="teacher18LastName" office:value-type="string" table:style-name="acb62d1">
            <text:p>teacher18LastName</text:p>
          </table:table-cell>
          <table:table-cell office:string-value="B" office:value-type="string" table:style-name="a912c00">
            <text:p>B</text:p>
          </table:table-cell>
          <table:table-cell table:style-name="a7c17a8"/>
          <table:table-cell table:style-name="aa0036c"/>
        </table:table-row>
        <table:table-row>
          <table:table-cell table:style-name="a7a7811"/>
          <table:table-cell table:style-name="a8622e2"/>
          <table:table-cell table:style-name="aee728e"/>
          <table:table-cell table:style-name="a347f2c"/>
          <table:table-cell table:style-name="a6d065e"/>
          <table:table-cell table:style-name="a45e702"/>
          <table:table-cell table:style-name="af7fe4f"/>
          <table:table-cell table:style-name="a08bbe3"/>
          <table:table-cell table:style-name="a0039d3"/>
          <table:table-cell table:style-name="a14d8be"/>
        </table:table-row>
        <table:table-row>
          <table:table-cell office:string-value="DE1" office:value-type="string" table:style-name="a1c350a">
            <text:p>DE1</text:p>
          </table:table-cell>
          <table:table-cell office:value="1.0" office:value-type="float" table:style-name="ab3ff46">
            <text:p>1</text:p>
          </table:table-cell>
          <table:table-cell office:string-value="testcourse19" office:value-type="string" table:style-name="a20cbc8">
            <text:p>testcourse19</text:p>
          </table:table-cell>
          <table:table-cell table:style-name="a279059"/>
          <table:table-cell table:style-name="a312cc7"/>
          <table:table-cell table:style-name="a156028"/>
          <table:table-cell table:style-name="a6a6dd9"/>
          <table:table-cell table:style-name="afe1a5a"/>
          <table:table-cell table:style-name="ae5ca70"/>
          <table:table-cell table:style-name="a864b9b"/>
        </table:table-row>
        <table:table-row>
          <table:table-cell table:style-name="a6134d4"/>
          <table:table-cell table:style-name="a09750d"/>
          <table:table-cell office:string-value="CM" office:value-type="string" table:style-name="a8b6b01">
            <text:p>CM</text:p>
          </table:table-cell>
          <table:table-cell office:value="3.0" office:value-type="float" table:style-name="a984538">
            <text:p>3</text:p>
          </table:table-cell>
          <table:table-cell office:value="10.0" office:value-type="float" table:style-name="a047257">
            <text:p>10</text:p>
          </table:table-cell>
          <table:table-cell office:string-value="teacher19FirstName" office:value-type="string" table:style-name="ad047e7">
            <text:p>teacher19FirstName</text:p>
          </table:table-cell>
          <table:table-cell office:string-value="teacher19LastName" office:value-type="string" table:style-name="a41eed5">
            <text:p>teacher19LastName</text:p>
          </table:table-cell>
          <table:table-cell office:string-value="A" office:value-type="string" table:style-name="afd1500">
            <text:p>A</text:p>
          </table:table-cell>
          <table:table-cell table:style-name="a20d785"/>
          <table:table-cell table:style-name="a2c2f79"/>
        </table:table-row>
        <table:table-row>
          <table:table-cell table:style-name="ac4eeca"/>
          <table:table-cell table:style-name="acefa21"/>
          <table:table-cell table:style-name="a7adab4"/>
          <table:table-cell table:style-name="a540ead"/>
          <table:table-cell table:style-name="aa89e2c"/>
          <table:table-cell table:style-name="a41f917"/>
          <table:table-cell table:style-name="af35403"/>
          <table:table-cell table:style-name="ac802c9"/>
          <table:table-cell table:style-name="aa3f714"/>
          <table:table-cell table:style-name="abf62f0"/>
        </table:table-row>
        <table:table-row>
          <table:table-cell table:style-name="a0b3f22"/>
          <table:table-cell table:style-name="a00742f"/>
          <table:table-cell office:string-value="TD" office:value-type="string" table:style-name="ac40f02">
            <text:p>TD</text:p>
          </table:table-cell>
          <table:table-cell office:value="4.0" office:value-type="float" table:style-name="a0752ee">
            <text:p>4</text:p>
          </table:table-cell>
          <table:table-cell office:value="10.0" office:value-type="float" table:style-name="a68c699">
            <text:p>10</text:p>
          </table:table-cell>
          <table:table-cell office:string-value="teacher19FirstName" office:value-type="string" table:style-name="a39409a">
            <text:p>teacher19FirstName</text:p>
          </table:table-cell>
          <table:table-cell office:string-value="teacher19LastName" office:value-type="string" table:style-name="a272773">
            <text:p>teacher19LastName</text:p>
          </table:table-cell>
          <table:table-cell office:string-value="B" office:value-type="string" table:style-name="a0fc392">
            <text:p>B</text:p>
          </table:table-cell>
          <table:table-cell table:style-name="a122139"/>
          <table:table-cell table:style-name="a2c1dbb"/>
        </table:table-row>
        <table:table-row>
          <table:table-cell table:style-name="a90d688"/>
          <table:table-cell table:style-name="a68e45d"/>
          <table:table-cell table:style-name="afc9733"/>
          <table:table-cell table:style-name="ae99312"/>
          <table:table-cell table:style-name="ab140e2"/>
          <table:table-cell table:style-name="a9ccc39"/>
          <table:table-cell table:style-name="a7e0446"/>
          <table:table-cell table:style-name="a3c20e8"/>
          <table:table-cell table:style-name="a994bb6"/>
          <table:table-cell table:style-name="a41ed17"/>
        </table:table-row>
        <table:table-row>
          <table:table-cell office:string-value="DE1" office:value-type="string" table:style-name="a4f660b">
            <text:p>DE1</text:p>
          </table:table-cell>
          <table:table-cell office:value="1.0" office:value-type="float" table:style-name="a257ee5">
            <text:p>1</text:p>
          </table:table-cell>
          <table:table-cell office:string-value="testcourse20" office:value-type="string" table:style-name="afe0ce2">
            <text:p>testcourse20</text:p>
          </table:table-cell>
          <table:table-cell table:style-name="ab831fd"/>
          <table:table-cell table:style-name="a80b475"/>
          <table:table-cell table:style-name="ac0dd47"/>
          <table:table-cell table:style-name="a49eead"/>
          <table:table-cell table:style-name="a54d0a5"/>
          <table:table-cell table:style-name="a6d1142"/>
          <table:table-cell table:style-name="ae2e80e"/>
        </table:table-row>
        <table:table-row>
          <table:table-cell table:style-name="a9215a4"/>
          <table:table-cell table:style-name="a1e5d12"/>
          <table:table-cell office:string-value="CM" office:value-type="string" table:style-name="ac62ee3">
            <text:p>CM</text:p>
          </table:table-cell>
          <table:table-cell office:value="3.0" office:value-type="float" table:style-name="af91df7">
            <text:p>3</text:p>
          </table:table-cell>
          <table:table-cell office:value="10.0" office:value-type="float" table:style-name="a1df78e">
            <text:p>10</text:p>
          </table:table-cell>
          <table:table-cell office:string-value="teacher20FirstName" office:value-type="string" table:style-name="a2dd9b3">
            <text:p>teacher20FirstName</text:p>
          </table:table-cell>
          <table:table-cell office:string-value="teacher20LastName" office:value-type="string" table:style-name="a21e443">
            <text:p>teacher20LastName</text:p>
          </table:table-cell>
          <table:table-cell office:string-value="A" office:value-type="string" table:style-name="a56a6ce">
            <text:p>A</text:p>
          </table:table-cell>
          <table:table-cell table:style-name="a421355"/>
          <table:table-cell table:style-name="ac3819a"/>
        </table:table-row>
        <table:table-row>
          <table:table-cell table:style-name="a965340"/>
          <table:table-cell table:style-name="a5bea45"/>
          <table:table-cell table:style-name="ac63e07"/>
          <table:table-cell table:style-name="abafcf7"/>
          <table:table-cell table:style-name="ab6003f"/>
          <table:table-cell table:style-name="a185577"/>
          <table:table-cell table:style-name="a4a3fce"/>
          <table:table-cell table:style-name="a2aab9d"/>
          <table:table-cell table:style-name="a6f05ed"/>
          <table:table-cell table:style-name="aec7811"/>
        </table:table-row>
        <table:table-row>
          <table:table-cell table:style-name="a4682b9"/>
          <table:table-cell table:style-name="aacdf5d"/>
          <table:table-cell office:string-value="TD" office:value-type="string" table:style-name="a34d69d">
            <text:p>TD</text:p>
          </table:table-cell>
          <table:table-cell office:value="4.0" office:value-type="float" table:style-name="a959191">
            <text:p>4</text:p>
          </table:table-cell>
          <table:table-cell office:value="10.0" office:value-type="float" table:style-name="a19699f">
            <text:p>10</text:p>
          </table:table-cell>
          <table:table-cell office:string-value="teacher20FirstName" office:value-type="string" table:style-name="a7b7a3b">
            <text:p>teacher20FirstName</text:p>
          </table:table-cell>
          <table:table-cell office:string-value="teacher20LastName" office:value-type="string" table:style-name="a24dd8a">
            <text:p>teacher20LastName</text:p>
          </table:table-cell>
          <table:table-cell office:string-value="B" office:value-type="string" table:style-name="a0d0411">
            <text:p>B</text:p>
          </table:table-cell>
          <table:table-cell table:style-name="adc242f"/>
          <table:table-cell table:style-name="a7690d1"/>
        </table:table-row>
        <table:table-row>
          <table:table-cell table:style-name="aa9771c"/>
          <table:table-cell table:style-name="a39c797"/>
          <table:table-cell table:style-name="a0a2468"/>
          <table:table-cell table:style-name="ac27d98"/>
          <table:table-cell table:style-name="a877a11"/>
          <table:table-cell table:style-name="a510c7f"/>
          <table:table-cell table:style-name="a7c00ae"/>
          <table:table-cell table:style-name="a04019c"/>
          <table:table-cell table:style-name="a3ea385"/>
          <table:table-cell table:style-name="a3871f8"/>
        </table:table-row>
        <table:table-row>
          <table:table-cell office:string-value="DE1" office:value-type="string" table:style-name="a88953c">
            <text:p>DE1</text:p>
          </table:table-cell>
          <table:table-cell office:value="1.0" office:value-type="float" table:style-name="ac14be4">
            <text:p>1</text:p>
          </table:table-cell>
          <table:table-cell office:string-value="testcourse21" office:value-type="string" table:style-name="ab5ed06">
            <text:p>testcourse21</text:p>
          </table:table-cell>
          <table:table-cell table:style-name="ab1d2a2"/>
          <table:table-cell table:style-name="aba830a"/>
          <table:table-cell table:style-name="a81b1e0"/>
          <table:table-cell table:style-name="aa88d56"/>
          <table:table-cell table:style-name="a2c6eb5"/>
          <table:table-cell table:style-name="a5eb6cd"/>
          <table:table-cell table:style-name="a969554"/>
        </table:table-row>
        <table:table-row>
          <table:table-cell table:style-name="a6b54e2"/>
          <table:table-cell table:style-name="a29dcc2"/>
          <table:table-cell office:string-value="CM" office:value-type="string" table:style-name="afa843f">
            <text:p>CM</text:p>
          </table:table-cell>
          <table:table-cell office:value="3.0" office:value-type="float" table:style-name="a5a828f">
            <text:p>3</text:p>
          </table:table-cell>
          <table:table-cell office:value="10.0" office:value-type="float" table:style-name="acb06b9">
            <text:p>10</text:p>
          </table:table-cell>
          <table:table-cell office:string-value="teacher21FirstName" office:value-type="string" table:style-name="ab9f868">
            <text:p>teacher21FirstName</text:p>
          </table:table-cell>
          <table:table-cell office:string-value="teacher21LastName" office:value-type="string" table:style-name="af796fb">
            <text:p>teacher21LastName</text:p>
          </table:table-cell>
          <table:table-cell office:string-value="A" office:value-type="string" table:style-name="a86b26d">
            <text:p>A</text:p>
          </table:table-cell>
          <table:table-cell table:style-name="ae8c0a0"/>
          <table:table-cell table:style-name="ab24ab8"/>
        </table:table-row>
        <table:table-row>
          <table:table-cell table:style-name="a4c3a75"/>
          <table:table-cell table:style-name="a9de479"/>
          <table:table-cell table:style-name="a12c7fe"/>
          <table:table-cell table:style-name="a1be0c6"/>
          <table:table-cell table:style-name="ac8b268"/>
          <table:table-cell table:style-name="a36e3fd"/>
          <table:table-cell table:style-name="a746d56"/>
          <table:table-cell table:style-name="a88b391"/>
          <table:table-cell table:style-name="a9049a3"/>
          <table:table-cell table:style-name="a7454ef"/>
        </table:table-row>
        <table:table-row>
          <table:table-cell table:style-name="a9d0cfd"/>
          <table:table-cell table:style-name="a1b7c62"/>
          <table:table-cell office:string-value="TD" office:value-type="string" table:style-name="ac5df01">
            <text:p>TD</text:p>
          </table:table-cell>
          <table:table-cell office:value="4.0" office:value-type="float" table:style-name="a9405f7">
            <text:p>4</text:p>
          </table:table-cell>
          <table:table-cell office:value="10.0" office:value-type="float" table:style-name="a926628">
            <text:p>10</text:p>
          </table:table-cell>
          <table:table-cell office:string-value="teacher21FirstName" office:value-type="string" table:style-name="aaa7078">
            <text:p>teacher21FirstName</text:p>
          </table:table-cell>
          <table:table-cell office:string-value="teacher21LastName" office:value-type="string" table:style-name="a70bda4">
            <text:p>teacher21LastName</text:p>
          </table:table-cell>
          <table:table-cell office:string-value="B" office:value-type="string" table:style-name="ae1a911">
            <text:p>B</text:p>
          </table:table-cell>
          <table:table-cell table:style-name="a284a7c"/>
          <table:table-cell table:style-name="a3609c0"/>
        </table:table-row>
        <table:table-row>
          <table:table-cell table:style-name="a38b9a9"/>
          <table:table-cell table:style-name="ae108d4"/>
          <table:table-cell table:style-name="a02a601"/>
          <table:table-cell table:style-name="a996db7"/>
          <table:table-cell table:style-name="a2c9b22"/>
          <table:table-cell table:style-name="ac40777"/>
          <table:table-cell table:style-name="af7eed0"/>
          <table:table-cell table:style-name="acb473c"/>
          <table:table-cell table:style-name="a935bcd"/>
          <table:table-cell table:style-name="a1daba9"/>
        </table:table-row>
        <table:table-row>
          <table:table-cell office:string-value="DE1" office:value-type="string" table:style-name="a51daeb">
            <text:p>DE1</text:p>
          </table:table-cell>
          <table:table-cell office:value="1.0" office:value-type="float" table:style-name="a942292">
            <text:p>1</text:p>
          </table:table-cell>
          <table:table-cell office:string-value="testcourse22" office:value-type="string" table:style-name="a8ce1d9">
            <text:p>testcourse22</text:p>
          </table:table-cell>
          <table:table-cell table:style-name="ad2478e"/>
          <table:table-cell table:style-name="ad47328"/>
          <table:table-cell table:style-name="adda969"/>
          <table:table-cell table:style-name="ac87b3b"/>
          <table:table-cell table:style-name="ac32cd0"/>
          <table:table-cell table:style-name="a3ff0e8"/>
          <table:table-cell table:style-name="a0887d3"/>
        </table:table-row>
        <table:table-row>
          <table:table-cell table:style-name="ae14b40"/>
          <table:table-cell table:style-name="a77de23"/>
          <table:table-cell office:string-value="CM" office:value-type="string" table:style-name="af78e9e">
            <text:p>CM</text:p>
          </table:table-cell>
          <table:table-cell office:value="3.0" office:value-type="float" table:style-name="a988f42">
            <text:p>3</text:p>
          </table:table-cell>
          <table:table-cell office:value="10.0" office:value-type="float" table:style-name="a65c5ba">
            <text:p>10</text:p>
          </table:table-cell>
          <table:table-cell office:string-value="teacher22FirstName" office:value-type="string" table:style-name="aa0201f">
            <text:p>teacher22FirstName</text:p>
          </table:table-cell>
          <table:table-cell office:string-value="teacher22LastName" office:value-type="string" table:style-name="a855a1c">
            <text:p>teacher22LastName</text:p>
          </table:table-cell>
          <table:table-cell office:string-value="A" office:value-type="string" table:style-name="a56ef6d">
            <text:p>A</text:p>
          </table:table-cell>
          <table:table-cell table:style-name="a11d0e5"/>
          <table:table-cell table:style-name="a9897c3"/>
        </table:table-row>
        <table:table-row>
          <table:table-cell table:style-name="a044723"/>
          <table:table-cell table:style-name="a7079fc"/>
          <table:table-cell table:style-name="a281021"/>
          <table:table-cell table:style-name="a68f479"/>
          <table:table-cell table:style-name="a1a26f8"/>
          <table:table-cell table:style-name="a86378f"/>
          <table:table-cell table:style-name="aa5304a"/>
          <table:table-cell table:style-name="a10eae7"/>
          <table:table-cell table:style-name="a124a5e"/>
          <table:table-cell table:style-name="ae05879"/>
        </table:table-row>
        <table:table-row>
          <table:table-cell table:style-name="ac6fce1"/>
          <table:table-cell table:style-name="ad261c5"/>
          <table:table-cell office:string-value="TD" office:value-type="string" table:style-name="ac47de3">
            <text:p>TD</text:p>
          </table:table-cell>
          <table:table-cell office:value="4.0" office:value-type="float" table:style-name="a45b907">
            <text:p>4</text:p>
          </table:table-cell>
          <table:table-cell office:value="10.0" office:value-type="float" table:style-name="acced8c">
            <text:p>10</text:p>
          </table:table-cell>
          <table:table-cell office:string-value="teacher22FirstName" office:value-type="string" table:style-name="a93879a">
            <text:p>teacher22FirstName</text:p>
          </table:table-cell>
          <table:table-cell office:string-value="teacher22LastName" office:value-type="string" table:style-name="a2e4a39">
            <text:p>teacher22LastName</text:p>
          </table:table-cell>
          <table:table-cell office:string-value="B" office:value-type="string" table:style-name="aa6fec4">
            <text:p>B</text:p>
          </table:table-cell>
          <table:table-cell table:style-name="a8945c3"/>
          <table:table-cell table:style-name="a6e4a60"/>
        </table:table-row>
        <table:table-row>
          <table:table-cell table:style-name="a800013"/>
          <table:table-cell table:style-name="a4c7329"/>
          <table:table-cell table:style-name="a5ae748"/>
          <table:table-cell table:style-name="a9dc3d1"/>
          <table:table-cell table:style-name="a6e9e32"/>
          <table:table-cell table:style-name="a6f3bab"/>
          <table:table-cell table:style-name="a85a663"/>
          <table:table-cell table:style-name="a6ae57b"/>
          <table:table-cell table:style-name="a57391b"/>
          <table:table-cell table:style-name="a0cda84"/>
        </table:table-row>
        <table:table-row>
          <table:table-cell office:string-value="DE1" office:value-type="string" table:style-name="a2647c7">
            <text:p>DE1</text:p>
          </table:table-cell>
          <table:table-cell office:value="1.0" office:value-type="float" table:style-name="af2769b">
            <text:p>1</text:p>
          </table:table-cell>
          <table:table-cell office:string-value="testcourse23" office:value-type="string" table:style-name="a3e95fb">
            <text:p>testcourse23</text:p>
          </table:table-cell>
          <table:table-cell table:style-name="abdb659"/>
          <table:table-cell table:style-name="a910939"/>
          <table:table-cell table:style-name="a8a5596"/>
          <table:table-cell table:style-name="a2f33d5"/>
          <table:table-cell table:style-name="a4fe16d"/>
          <table:table-cell table:style-name="ab153d4"/>
          <table:table-cell table:style-name="aac082e"/>
        </table:table-row>
        <table:table-row>
          <table:table-cell table:style-name="a740680"/>
          <table:table-cell table:style-name="a514fdf"/>
          <table:table-cell office:string-value="CM" office:value-type="string" table:style-name="ac6ec0d">
            <text:p>CM</text:p>
          </table:table-cell>
          <table:table-cell office:value="3.0" office:value-type="float" table:style-name="a91d6e9">
            <text:p>3</text:p>
          </table:table-cell>
          <table:table-cell office:value="10.0" office:value-type="float" table:style-name="a45fe25">
            <text:p>10</text:p>
          </table:table-cell>
          <table:table-cell office:string-value="teacher23FirstName" office:value-type="string" table:style-name="a12f9ce">
            <text:p>teacher23FirstName</text:p>
          </table:table-cell>
          <table:table-cell office:string-value="teacher23LastName" office:value-type="string" table:style-name="abaa75a">
            <text:p>teacher23LastName</text:p>
          </table:table-cell>
          <table:table-cell office:string-value="A" office:value-type="string" table:style-name="a977177">
            <text:p>A</text:p>
          </table:table-cell>
          <table:table-cell table:style-name="a1dabd8"/>
          <table:table-cell table:style-name="a7ed464"/>
        </table:table-row>
        <table:table-row>
          <table:table-cell table:style-name="a39769e"/>
          <table:table-cell table:style-name="a61ed89"/>
          <table:table-cell table:style-name="a973ec8"/>
          <table:table-cell table:style-name="abdf29d"/>
          <table:table-cell table:style-name="a1cd2eb"/>
          <table:table-cell table:style-name="a5ea462"/>
          <table:table-cell table:style-name="af78174"/>
          <table:table-cell table:style-name="adef8e6"/>
          <table:table-cell table:style-name="a8d505f"/>
          <table:table-cell table:style-name="ae4eaf8"/>
        </table:table-row>
        <table:table-row>
          <table:table-cell table:style-name="a4a45be"/>
          <table:table-cell table:style-name="a4af128"/>
          <table:table-cell office:string-value="TD" office:value-type="string" table:style-name="a02b376">
            <text:p>TD</text:p>
          </table:table-cell>
          <table:table-cell office:value="4.0" office:value-type="float" table:style-name="ae686ea">
            <text:p>4</text:p>
          </table:table-cell>
          <table:table-cell office:value="10.0" office:value-type="float" table:style-name="acf2d23">
            <text:p>10</text:p>
          </table:table-cell>
          <table:table-cell office:string-value="teacher23FirstName" office:value-type="string" table:style-name="a0bf8ff">
            <text:p>teacher23FirstName</text:p>
          </table:table-cell>
          <table:table-cell office:string-value="teacher23LastName" office:value-type="string" table:style-name="a9d054d">
            <text:p>teacher23LastName</text:p>
          </table:table-cell>
          <table:table-cell office:string-value="B" office:value-type="string" table:style-name="ad7a02b">
            <text:p>B</text:p>
          </table:table-cell>
          <table:table-cell table:style-name="a98f362"/>
          <table:table-cell table:style-name="ae2006c"/>
        </table:table-row>
        <table:table-row>
          <table:table-cell table:style-name="acdec78"/>
          <table:table-cell table:style-name="a37b4e0"/>
          <table:table-cell table:style-name="a79da47"/>
          <table:table-cell table:style-name="a59e674"/>
          <table:table-cell table:style-name="a2224b7"/>
          <table:table-cell table:style-name="a6f82eb"/>
          <table:table-cell table:style-name="aa4b216"/>
          <table:table-cell table:style-name="a724f7c"/>
          <table:table-cell table:style-name="a50d1ad"/>
          <table:table-cell table:style-name="a3d3994"/>
        </table:table-row>
        <table:table-row>
          <table:table-cell office:string-value="DE1" office:value-type="string" table:style-name="a06352a">
            <text:p>DE1</text:p>
          </table:table-cell>
          <table:table-cell office:value="1.0" office:value-type="float" table:style-name="a80bf4a">
            <text:p>1</text:p>
          </table:table-cell>
          <table:table-cell office:string-value="testcourse24" office:value-type="string" table:style-name="a0a9c37">
            <text:p>testcourse24</text:p>
          </table:table-cell>
          <table:table-cell table:style-name="a135c08"/>
          <table:table-cell table:style-name="a06fa97"/>
          <table:table-cell table:style-name="a5ae5dd"/>
          <table:table-cell table:style-name="a239b4b"/>
          <table:table-cell table:style-name="af29546"/>
          <table:table-cell table:style-name="a17d39a"/>
          <table:table-cell table:style-name="a5b82c1"/>
        </table:table-row>
        <table:table-row>
          <table:table-cell table:style-name="aa686b1"/>
          <table:table-cell table:style-name="a2302be"/>
          <table:table-cell office:string-value="CM" office:value-type="string" table:style-name="a78e34d">
            <text:p>CM</text:p>
          </table:table-cell>
          <table:table-cell office:value="3.0" office:value-type="float" table:style-name="a7365c0">
            <text:p>3</text:p>
          </table:table-cell>
          <table:table-cell office:value="10.0" office:value-type="float" table:style-name="acbf100">
            <text:p>10</text:p>
          </table:table-cell>
          <table:table-cell office:string-value="teacher24FirstName" office:value-type="string" table:style-name="a56554f">
            <text:p>teacher24FirstName</text:p>
          </table:table-cell>
          <table:table-cell office:string-value="teacher24LastName" office:value-type="string" table:style-name="a6448fa">
            <text:p>teacher24LastName</text:p>
          </table:table-cell>
          <table:table-cell office:string-value="A" office:value-type="string" table:style-name="a086e5f">
            <text:p>A</text:p>
          </table:table-cell>
          <table:table-cell table:style-name="aa52e32"/>
          <table:table-cell table:style-name="af75150"/>
        </table:table-row>
        <table:table-row>
          <table:table-cell table:style-name="a40c550"/>
          <table:table-cell table:style-name="a7b1210"/>
          <table:table-cell table:style-name="af47ad4"/>
          <table:table-cell table:style-name="a9d5102"/>
          <table:table-cell table:style-name="a80c49d"/>
          <table:table-cell table:style-name="a49508d"/>
          <table:table-cell table:style-name="af63763"/>
          <table:table-cell table:style-name="a4efae7"/>
          <table:table-cell table:style-name="a2837a3"/>
          <table:table-cell table:style-name="ab2e479"/>
        </table:table-row>
        <table:table-row>
          <table:table-cell table:style-name="ab6b009"/>
          <table:table-cell table:style-name="a4f3c3a"/>
          <table:table-cell office:string-value="TD" office:value-type="string" table:style-name="af0b9ee">
            <text:p>TD</text:p>
          </table:table-cell>
          <table:table-cell office:value="4.0" office:value-type="float" table:style-name="a002d11">
            <text:p>4</text:p>
          </table:table-cell>
          <table:table-cell office:value="10.0" office:value-type="float" table:style-name="a68e8ba">
            <text:p>10</text:p>
          </table:table-cell>
          <table:table-cell office:string-value="teacher24FirstName" office:value-type="string" table:style-name="a55ec8e">
            <text:p>teacher24FirstName</text:p>
          </table:table-cell>
          <table:table-cell office:string-value="teacher24LastName" office:value-type="string" table:style-name="ab625c2">
            <text:p>teacher24LastName</text:p>
          </table:table-cell>
          <table:table-cell office:string-value="B" office:value-type="string" table:style-name="abe463b">
            <text:p>B</text:p>
          </table:table-cell>
          <table:table-cell table:style-name="a0074db"/>
          <table:table-cell table:style-name="ae32184"/>
        </table:table-row>
        <table:table-row>
          <table:table-cell table:style-name="a528866"/>
          <table:table-cell table:style-name="a9d24f7"/>
          <table:table-cell table:style-name="a95af34"/>
          <table:table-cell table:style-name="a850d44"/>
          <table:table-cell table:style-name="aacce2b"/>
          <table:table-cell table:style-name="a7fdd00"/>
          <table:table-cell table:style-name="a5b868a"/>
          <table:table-cell table:style-name="a8f2350"/>
          <table:table-cell table:style-name="a2dc5a9"/>
          <table:table-cell table:style-name="a0aebce"/>
        </table:table-row>
        <table:table-row>
          <table:table-cell office:string-value="DE1" office:value-type="string" table:style-name="adda0ac">
            <text:p>DE1</text:p>
          </table:table-cell>
          <table:table-cell office:value="1.0" office:value-type="float" table:style-name="ab79a77">
            <text:p>1</text:p>
          </table:table-cell>
          <table:table-cell office:string-value="testcourse25" office:value-type="string" table:style-name="a1a7ed2">
            <text:p>testcourse25</text:p>
          </table:table-cell>
          <table:table-cell table:style-name="a3b90ba"/>
          <table:table-cell table:style-name="a08e842"/>
          <table:table-cell table:style-name="ad56caf"/>
          <table:table-cell table:style-name="acef18f"/>
          <table:table-cell table:style-name="a005fe6"/>
          <table:table-cell table:style-name="abf64f9"/>
          <table:table-cell table:style-name="a0d9f25"/>
        </table:table-row>
        <table:table-row>
          <table:table-cell table:style-name="a3b3306"/>
          <table:table-cell table:style-name="a2586be"/>
          <table:table-cell office:string-value="CM" office:value-type="string" table:style-name="a87ccba">
            <text:p>CM</text:p>
          </table:table-cell>
          <table:table-cell office:value="3.0" office:value-type="float" table:style-name="a2c4cd7">
            <text:p>3</text:p>
          </table:table-cell>
          <table:table-cell office:value="10.0" office:value-type="float" table:style-name="a5a817b">
            <text:p>10</text:p>
          </table:table-cell>
          <table:table-cell office:string-value="teacher25FirstName" office:value-type="string" table:style-name="a77e4df">
            <text:p>teacher25FirstName</text:p>
          </table:table-cell>
          <table:table-cell office:string-value="teacher25LastName" office:value-type="string" table:style-name="a24dbcc">
            <text:p>teacher25LastName</text:p>
          </table:table-cell>
          <table:table-cell office:string-value="A" office:value-type="string" table:style-name="a33eb17">
            <text:p>A</text:p>
          </table:table-cell>
          <table:table-cell table:style-name="a2c81dd"/>
          <table:table-cell table:style-name="a659245"/>
        </table:table-row>
        <table:table-row>
          <table:table-cell table:style-name="ad53d38"/>
          <table:table-cell table:style-name="aeb9b79"/>
          <table:table-cell table:style-name="ab15731"/>
          <table:table-cell table:style-name="a8b5822"/>
          <table:table-cell table:style-name="a559757"/>
          <table:table-cell table:style-name="a29c5fc"/>
          <table:table-cell table:style-name="a2c890a"/>
          <table:table-cell table:style-name="a56d9cf"/>
          <table:table-cell table:style-name="a430a88"/>
          <table:table-cell table:style-name="ac66ee9"/>
        </table:table-row>
        <table:table-row>
          <table:table-cell table:style-name="a58fabd"/>
          <table:table-cell table:style-name="a7ed263"/>
          <table:table-cell office:string-value="TD" office:value-type="string" table:style-name="af99917">
            <text:p>TD</text:p>
          </table:table-cell>
          <table:table-cell office:value="4.0" office:value-type="float" table:style-name="a78acab">
            <text:p>4</text:p>
          </table:table-cell>
          <table:table-cell office:value="10.0" office:value-type="float" table:style-name="ac7949a">
            <text:p>10</text:p>
          </table:table-cell>
          <table:table-cell office:string-value="teacher25FirstName" office:value-type="string" table:style-name="a95de22">
            <text:p>teacher25FirstName</text:p>
          </table:table-cell>
          <table:table-cell office:string-value="teacher25LastName" office:value-type="string" table:style-name="a3b2d94">
            <text:p>teacher25LastName</text:p>
          </table:table-cell>
          <table:table-cell office:string-value="B" office:value-type="string" table:style-name="abb74b5">
            <text:p>B</text:p>
          </table:table-cell>
          <table:table-cell table:style-name="a5ac4c8"/>
          <table:table-cell table:style-name="a15d114"/>
        </table:table-row>
        <table:table-row>
          <table:table-cell table:style-name="a15672a"/>
          <table:table-cell table:style-name="a660baf"/>
          <table:table-cell table:style-name="a6f15c8"/>
          <table:table-cell table:style-name="ac74ce4"/>
          <table:table-cell table:style-name="a132ac7"/>
          <table:table-cell table:style-name="ab77574"/>
          <table:table-cell table:style-name="af4d764"/>
          <table:table-cell table:style-name="a461a95"/>
          <table:table-cell table:style-name="aa4a795"/>
          <table:table-cell table:style-name="a24489a"/>
        </table:table-row>
        <table:table-row>
          <table:table-cell office:string-value="DE1" office:value-type="string" table:style-name="a782f3f">
            <text:p>DE1</text:p>
          </table:table-cell>
          <table:table-cell office:value="1.0" office:value-type="float" table:style-name="a58d62d">
            <text:p>1</text:p>
          </table:table-cell>
          <table:table-cell office:string-value="testcourse26" office:value-type="string" table:style-name="a90a9d2">
            <text:p>testcourse26</text:p>
          </table:table-cell>
          <table:table-cell table:style-name="a279460"/>
          <table:table-cell table:style-name="a6bc86a"/>
          <table:table-cell table:style-name="adb121b"/>
          <table:table-cell table:style-name="a76e0fe"/>
          <table:table-cell table:style-name="abce0a9"/>
          <table:table-cell table:style-name="ab4f949"/>
          <table:table-cell table:style-name="adf9e68"/>
        </table:table-row>
        <table:table-row>
          <table:table-cell table:style-name="a2ee831"/>
          <table:table-cell table:style-name="a3069ac"/>
          <table:table-cell office:string-value="CM" office:value-type="string" table:style-name="ab7a839">
            <text:p>CM</text:p>
          </table:table-cell>
          <table:table-cell office:value="3.0" office:value-type="float" table:style-name="abb030d">
            <text:p>3</text:p>
          </table:table-cell>
          <table:table-cell office:value="10.0" office:value-type="float" table:style-name="ac79b81">
            <text:p>10</text:p>
          </table:table-cell>
          <table:table-cell office:string-value="teacher26FirstName" office:value-type="string" table:style-name="a1ffd79">
            <text:p>teacher26FirstName</text:p>
          </table:table-cell>
          <table:table-cell office:string-value="teacher26LastName" office:value-type="string" table:style-name="a35914b">
            <text:p>teacher26LastName</text:p>
          </table:table-cell>
          <table:table-cell office:string-value="A" office:value-type="string" table:style-name="a574e0b">
            <text:p>A</text:p>
          </table:table-cell>
          <table:table-cell table:style-name="a83fd5a"/>
          <table:table-cell table:style-name="ac0e6c0"/>
        </table:table-row>
        <table:table-row>
          <table:table-cell table:style-name="ad0a081"/>
          <table:table-cell table:style-name="a51137c"/>
          <table:table-cell table:style-name="a51596f"/>
          <table:table-cell table:style-name="a276932"/>
          <table:table-cell table:style-name="ad78f1c"/>
          <table:table-cell table:style-name="a618a38"/>
          <table:table-cell table:style-name="a7a57b9"/>
          <table:table-cell table:style-name="a810c93"/>
          <table:table-cell table:style-name="a8d930b"/>
          <table:table-cell table:style-name="af24c40"/>
        </table:table-row>
        <table:table-row>
          <table:table-cell table:style-name="a529f38"/>
          <table:table-cell table:style-name="aa978de"/>
          <table:table-cell office:string-value="TD" office:value-type="string" table:style-name="ac1b449">
            <text:p>TD</text:p>
          </table:table-cell>
          <table:table-cell office:value="4.0" office:value-type="float" table:style-name="a5798f2">
            <text:p>4</text:p>
          </table:table-cell>
          <table:table-cell office:value="10.0" office:value-type="float" table:style-name="a74c768">
            <text:p>10</text:p>
          </table:table-cell>
          <table:table-cell office:string-value="teacher26FirstName" office:value-type="string" table:style-name="a048a85">
            <text:p>teacher26FirstName</text:p>
          </table:table-cell>
          <table:table-cell office:string-value="teacher26LastName" office:value-type="string" table:style-name="a2f6c83">
            <text:p>teacher26LastName</text:p>
          </table:table-cell>
          <table:table-cell office:string-value="B" office:value-type="string" table:style-name="acc9386">
            <text:p>B</text:p>
          </table:table-cell>
          <table:table-cell table:style-name="a4bb8a0"/>
          <table:table-cell table:style-name="a63c794"/>
        </table:table-row>
        <table:table-row>
          <table:table-cell table:style-name="a8c152d"/>
          <table:table-cell table:style-name="a01c024"/>
          <table:table-cell table:style-name="a53fa79"/>
          <table:table-cell table:style-name="a6996cd"/>
          <table:table-cell table:style-name="a249e38"/>
          <table:table-cell table:style-name="a66196a"/>
          <table:table-cell table:style-name="a2b6090"/>
          <table:table-cell table:style-name="a7af75b"/>
          <table:table-cell table:style-name="ad7ed16"/>
          <table:table-cell table:style-name="abcc0b5"/>
        </table:table-row>
        <table:table-row>
          <table:table-cell office:string-value="DE1" office:value-type="string" table:style-name="a991e23">
            <text:p>DE1</text:p>
          </table:table-cell>
          <table:table-cell office:value="1.0" office:value-type="float" table:style-name="a58d3ac">
            <text:p>1</text:p>
          </table:table-cell>
          <table:table-cell office:string-value="testcourse27" office:value-type="string" table:style-name="aba86a8">
            <text:p>testcourse27</text:p>
          </table:table-cell>
          <table:table-cell table:style-name="ad1e70f"/>
          <table:table-cell table:style-name="a3dcee4"/>
          <table:table-cell table:style-name="a22589f"/>
          <table:table-cell table:style-name="adf0d48"/>
          <table:table-cell table:style-name="aba821f"/>
          <table:table-cell table:style-name="a5f47be"/>
          <table:table-cell table:style-name="a6e3794"/>
        </table:table-row>
        <table:table-row>
          <table:table-cell table:style-name="a764252"/>
          <table:table-cell table:style-name="a8d795c"/>
          <table:table-cell office:string-value="CM" office:value-type="string" table:style-name="aff203e">
            <text:p>CM</text:p>
          </table:table-cell>
          <table:table-cell office:value="3.0" office:value-type="float" table:style-name="a0c4f26">
            <text:p>3</text:p>
          </table:table-cell>
          <table:table-cell office:value="10.0" office:value-type="float" table:style-name="a1580f0">
            <text:p>10</text:p>
          </table:table-cell>
          <table:table-cell office:string-value="teacher27FirstName" office:value-type="string" table:style-name="a899b6c">
            <text:p>teacher27FirstName</text:p>
          </table:table-cell>
          <table:table-cell office:string-value="teacher27LastName" office:value-type="string" table:style-name="ab269e3">
            <text:p>teacher27LastName</text:p>
          </table:table-cell>
          <table:table-cell office:string-value="A" office:value-type="string" table:style-name="a500141">
            <text:p>A</text:p>
          </table:table-cell>
          <table:table-cell table:style-name="ad4aed8"/>
          <table:table-cell table:style-name="a088b38"/>
        </table:table-row>
        <table:table-row>
          <table:table-cell table:style-name="ae22225"/>
          <table:table-cell table:style-name="a22e481"/>
          <table:table-cell table:style-name="adf6518"/>
          <table:table-cell table:style-name="aac078a"/>
          <table:table-cell table:style-name="afc7a5c"/>
          <table:table-cell table:style-name="ae8a29b"/>
          <table:table-cell table:style-name="a57b025"/>
          <table:table-cell table:style-name="abf003b"/>
          <table:table-cell table:style-name="a352411"/>
          <table:table-cell table:style-name="ac20b5b"/>
        </table:table-row>
        <table:table-row>
          <table:table-cell table:style-name="a71f9ba"/>
          <table:table-cell table:style-name="a3c8f7b"/>
          <table:table-cell office:string-value="TD" office:value-type="string" table:style-name="a7a75c7">
            <text:p>TD</text:p>
          </table:table-cell>
          <table:table-cell office:value="4.0" office:value-type="float" table:style-name="a0e3393">
            <text:p>4</text:p>
          </table:table-cell>
          <table:table-cell office:value="10.0" office:value-type="float" table:style-name="ac39e26">
            <text:p>10</text:p>
          </table:table-cell>
          <table:table-cell office:string-value="teacher27FirstName" office:value-type="string" table:style-name="a24e2c9">
            <text:p>teacher27FirstName</text:p>
          </table:table-cell>
          <table:table-cell office:string-value="teacher27LastName" office:value-type="string" table:style-name="adc06dd">
            <text:p>teacher27LastName</text:p>
          </table:table-cell>
          <table:table-cell office:string-value="B" office:value-type="string" table:style-name="a383614">
            <text:p>B</text:p>
          </table:table-cell>
          <table:table-cell table:style-name="a2c03a3"/>
          <table:table-cell table:style-name="a9a668c"/>
        </table:table-row>
        <table:table-row>
          <table:table-cell table:style-name="a076660"/>
          <table:table-cell table:style-name="a632cff"/>
          <table:table-cell table:style-name="a87ade0"/>
          <table:table-cell table:style-name="aa50c6a"/>
          <table:table-cell table:style-name="ae242ae"/>
          <table:table-cell table:style-name="a7a1ede"/>
          <table:table-cell table:style-name="a7155e6"/>
          <table:table-cell table:style-name="abb1080"/>
          <table:table-cell table:style-name="a483c42"/>
          <table:table-cell table:style-name="a92a0af"/>
        </table:table-row>
        <table:table-row>
          <table:table-cell office:string-value="DE1" office:value-type="string" table:style-name="ae2b4ff">
            <text:p>DE1</text:p>
          </table:table-cell>
          <table:table-cell office:value="1.0" office:value-type="float" table:style-name="abae293">
            <text:p>1</text:p>
          </table:table-cell>
          <table:table-cell office:string-value="testcourse28" office:value-type="string" table:style-name="ab75dd3">
            <text:p>testcourse28</text:p>
          </table:table-cell>
          <table:table-cell table:style-name="adc159c"/>
          <table:table-cell table:style-name="a5f72f9"/>
          <table:table-cell table:style-name="af7dfac"/>
          <table:table-cell table:style-name="a1708ef"/>
          <table:table-cell table:style-name="a59a9ba"/>
          <table:table-cell table:style-name="ad110f0"/>
          <table:table-cell table:style-name="ad5dba4"/>
        </table:table-row>
        <table:table-row>
          <table:table-cell table:style-name="a930480"/>
          <table:table-cell table:style-name="ad2eb61"/>
          <table:table-cell office:string-value="CM" office:value-type="string" table:style-name="aa56bf2">
            <text:p>CM</text:p>
          </table:table-cell>
          <table:table-cell office:value="3.0" office:value-type="float" table:style-name="ab3b19e">
            <text:p>3</text:p>
          </table:table-cell>
          <table:table-cell office:value="10.0" office:value-type="float" table:style-name="ad955a5">
            <text:p>10</text:p>
          </table:table-cell>
          <table:table-cell office:string-value="teacher28FirstName" office:value-type="string" table:style-name="a621e26">
            <text:p>teacher28FirstName</text:p>
          </table:table-cell>
          <table:table-cell office:string-value="teacher28LastName" office:value-type="string" table:style-name="a800b7e">
            <text:p>teacher28LastName</text:p>
          </table:table-cell>
          <table:table-cell office:string-value="A" office:value-type="string" table:style-name="acaa8e0">
            <text:p>A</text:p>
          </table:table-cell>
          <table:table-cell table:style-name="a4517b1"/>
          <table:table-cell table:style-name="a34753e"/>
        </table:table-row>
        <table:table-row>
          <table:table-cell table:style-name="a10dea3"/>
          <table:table-cell table:style-name="aea2c93"/>
          <table:table-cell table:style-name="ab96dc1"/>
          <table:table-cell table:style-name="aa06043"/>
          <table:table-cell table:style-name="acead60"/>
          <table:table-cell table:style-name="acb31e4"/>
          <table:table-cell table:style-name="a87c84e"/>
          <table:table-cell table:style-name="ae1c464"/>
          <table:table-cell table:style-name="a14d2c4"/>
          <table:table-cell table:style-name="a993c70"/>
        </table:table-row>
        <table:table-row>
          <table:table-cell table:style-name="a1cd86a"/>
          <table:table-cell table:style-name="a1623e2"/>
          <table:table-cell office:string-value="TD" office:value-type="string" table:style-name="ab17c95">
            <text:p>TD</text:p>
          </table:table-cell>
          <table:table-cell office:value="4.0" office:value-type="float" table:style-name="aa311b4">
            <text:p>4</text:p>
          </table:table-cell>
          <table:table-cell office:value="10.0" office:value-type="float" table:style-name="a2423e3">
            <text:p>10</text:p>
          </table:table-cell>
          <table:table-cell office:string-value="teacher28FirstName" office:value-type="string" table:style-name="a39cb7b">
            <text:p>teacher28FirstName</text:p>
          </table:table-cell>
          <table:table-cell office:string-value="teacher28LastName" office:value-type="string" table:style-name="a8a9f97">
            <text:p>teacher28LastName</text:p>
          </table:table-cell>
          <table:table-cell office:string-value="B" office:value-type="string" table:style-name="a885c3a">
            <text:p>B</text:p>
          </table:table-cell>
          <table:table-cell table:style-name="afd4a1a"/>
          <table:table-cell table:style-name="a256b68"/>
        </table:table-row>
        <table:table-row>
          <table:table-cell table:style-name="aae75b7"/>
          <table:table-cell table:style-name="a848e2d"/>
          <table:table-cell table:style-name="a2884d2"/>
          <table:table-cell table:style-name="a8534f1"/>
          <table:table-cell table:style-name="ac81cb9"/>
          <table:table-cell table:style-name="ab30ebd"/>
          <table:table-cell table:style-name="a2b0bce"/>
          <table:table-cell table:style-name="abe910b"/>
          <table:table-cell table:style-name="a7ee9f9"/>
          <table:table-cell table:style-name="acd8689"/>
        </table:table-row>
        <table:table-row>
          <table:table-cell office:string-value="DE1" office:value-type="string" table:style-name="a5608b3">
            <text:p>DE1</text:p>
          </table:table-cell>
          <table:table-cell office:value="1.0" office:value-type="float" table:style-name="a2af1b5">
            <text:p>1</text:p>
          </table:table-cell>
          <table:table-cell office:string-value="testcourse29" office:value-type="string" table:style-name="a960a6e">
            <text:p>testcourse29</text:p>
          </table:table-cell>
          <table:table-cell table:style-name="ac8f54e"/>
          <table:table-cell table:style-name="a79e546"/>
          <table:table-cell table:style-name="ad5b664"/>
          <table:table-cell table:style-name="a2d1047"/>
          <table:table-cell table:style-name="ace9334"/>
          <table:table-cell table:style-name="a1593a4"/>
          <table:table-cell table:style-name="a6d248d"/>
        </table:table-row>
        <table:table-row>
          <table:table-cell table:style-name="a31bfd2"/>
          <table:table-cell table:style-name="a058c68"/>
          <table:table-cell office:string-value="CM" office:value-type="string" table:style-name="ac17261">
            <text:p>CM</text:p>
          </table:table-cell>
          <table:table-cell office:value="3.0" office:value-type="float" table:style-name="ab5c6a3">
            <text:p>3</text:p>
          </table:table-cell>
          <table:table-cell office:value="10.0" office:value-type="float" table:style-name="a7b3995">
            <text:p>10</text:p>
          </table:table-cell>
          <table:table-cell office:string-value="teacher29FirstName" office:value-type="string" table:style-name="a280cbb">
            <text:p>teacher29FirstName</text:p>
          </table:table-cell>
          <table:table-cell office:string-value="teacher29LastName" office:value-type="string" table:style-name="a83b27c">
            <text:p>teacher29LastName</text:p>
          </table:table-cell>
          <table:table-cell office:string-value="A" office:value-type="string" table:style-name="aee8f1d">
            <text:p>A</text:p>
          </table:table-cell>
          <table:table-cell table:style-name="a2c4195"/>
          <table:table-cell table:style-name="ae6c1ca"/>
        </table:table-row>
        <table:table-row>
          <table:table-cell table:style-name="a1c06c1"/>
          <table:table-cell table:style-name="a504a6f"/>
          <table:table-cell table:style-name="aa18bc9"/>
          <table:table-cell table:style-name="abc5526"/>
          <table:table-cell table:style-name="adb45b1"/>
          <table:table-cell table:style-name="a57c639"/>
          <table:table-cell table:style-name="adfba69"/>
          <table:table-cell table:style-name="a982559"/>
          <table:table-cell table:style-name="a747214"/>
          <table:table-cell table:style-name="acb6036"/>
        </table:table-row>
        <table:table-row>
          <table:table-cell table:style-name="a1db2ec"/>
          <table:table-cell table:style-name="aaef56d"/>
          <table:table-cell office:string-value="TD" office:value-type="string" table:style-name="a035f6e">
            <text:p>TD</text:p>
          </table:table-cell>
          <table:table-cell office:value="4.0" office:value-type="float" table:style-name="a8a6ed1">
            <text:p>4</text:p>
          </table:table-cell>
          <table:table-cell office:value="10.0" office:value-type="float" table:style-name="a245224">
            <text:p>10</text:p>
          </table:table-cell>
          <table:table-cell office:string-value="teacher29FirstName" office:value-type="string" table:style-name="a466fb6">
            <text:p>teacher29FirstName</text:p>
          </table:table-cell>
          <table:table-cell office:string-value="teacher29LastName" office:value-type="string" table:style-name="abb65bb">
            <text:p>teacher29LastName</text:p>
          </table:table-cell>
          <table:table-cell office:string-value="B" office:value-type="string" table:style-name="af78477">
            <text:p>B</text:p>
          </table:table-cell>
          <table:table-cell table:style-name="a061cf6"/>
          <table:table-cell table:style-name="aa6361b"/>
        </table:table-row>
        <table:table-row>
          <table:table-cell table:style-name="a0667bc"/>
          <table:table-cell table:style-name="af979b0"/>
          <table:table-cell table:style-name="a3ee3e9"/>
          <table:table-cell table:style-name="a7b99bb"/>
          <table:table-cell table:style-name="aa5f4af"/>
          <table:table-cell table:style-name="a0977a7"/>
          <table:table-cell table:style-name="a3c8f88"/>
          <table:table-cell table:style-name="ac3b24e"/>
          <table:table-cell table:style-name="ab3c218"/>
          <table:table-cell table:style-name="a04b43a"/>
        </table:table-row>
        <table:table-row>
          <table:table-cell office:string-value="DE1" office:value-type="string" table:style-name="a48e38f">
            <text:p>DE1</text:p>
          </table:table-cell>
          <table:table-cell office:value="1.0" office:value-type="float" table:style-name="adc7fc5">
            <text:p>1</text:p>
          </table:table-cell>
          <table:table-cell office:string-value="testcourse30" office:value-type="string" table:style-name="a55180d">
            <text:p>testcourse30</text:p>
          </table:table-cell>
          <table:table-cell table:style-name="a722b41"/>
          <table:table-cell table:style-name="a496ee4"/>
          <table:table-cell table:style-name="abed30f"/>
          <table:table-cell table:style-name="a47a863"/>
          <table:table-cell table:style-name="ae38281"/>
          <table:table-cell table:style-name="a76e387"/>
          <table:table-cell table:style-name="a399376"/>
        </table:table-row>
        <table:table-row>
          <table:table-cell table:style-name="a221c00"/>
          <table:table-cell table:style-name="a86590c"/>
          <table:table-cell office:string-value="CM" office:value-type="string" table:style-name="ab32f97">
            <text:p>CM</text:p>
          </table:table-cell>
          <table:table-cell office:value="3.0" office:value-type="float" table:style-name="ad57e81">
            <text:p>3</text:p>
          </table:table-cell>
          <table:table-cell office:value="10.0" office:value-type="float" table:style-name="a6bffbd">
            <text:p>10</text:p>
          </table:table-cell>
          <table:table-cell office:string-value="teacher30FirstName" office:value-type="string" table:style-name="abca67c">
            <text:p>teacher30FirstName</text:p>
          </table:table-cell>
          <table:table-cell office:string-value="teacher30LastName" office:value-type="string" table:style-name="a1b85f0">
            <text:p>teacher30LastName</text:p>
          </table:table-cell>
          <table:table-cell office:string-value="A" office:value-type="string" table:style-name="a92a6c2">
            <text:p>A</text:p>
          </table:table-cell>
          <table:table-cell table:style-name="abce335"/>
          <table:table-cell table:style-name="adceb66"/>
        </table:table-row>
        <table:table-row>
          <table:table-cell table:style-name="a56ee65"/>
          <table:table-cell table:style-name="abb568a"/>
          <table:table-cell table:style-name="a96ae5d"/>
          <table:table-cell table:style-name="a28be69"/>
          <table:table-cell table:style-name="a9b21bf"/>
          <table:table-cell table:style-name="a49bd11"/>
          <table:table-cell table:style-name="a069b4c"/>
          <table:table-cell table:style-name="a384b2c"/>
          <table:table-cell table:style-name="a5320cc"/>
          <table:table-cell table:style-name="a465b37"/>
        </table:table-row>
        <table:table-row>
          <table:table-cell table:style-name="a2a0c92"/>
          <table:table-cell table:style-name="ab2eb94"/>
          <table:table-cell office:string-value="TD" office:value-type="string" table:style-name="a5d173a">
            <text:p>TD</text:p>
          </table:table-cell>
          <table:table-cell office:value="4.0" office:value-type="float" table:style-name="ac0d43a">
            <text:p>4</text:p>
          </table:table-cell>
          <table:table-cell office:value="10.0" office:value-type="float" table:style-name="a3ffbad">
            <text:p>10</text:p>
          </table:table-cell>
          <table:table-cell office:string-value="teacher30FirstName" office:value-type="string" table:style-name="a3513b4">
            <text:p>teacher30FirstName</text:p>
          </table:table-cell>
          <table:table-cell office:string-value="teacher30LastName" office:value-type="string" table:style-name="ae04804">
            <text:p>teacher30LastName</text:p>
          </table:table-cell>
          <table:table-cell office:string-value="B" office:value-type="string" table:style-name="a36a1fc">
            <text:p>B</text:p>
          </table:table-cell>
          <table:table-cell table:style-name="a1f8568"/>
          <table:table-cell table:style-name="ac45faa"/>
        </table:table-row>
        <table:table-row>
          <table:table-cell table:style-name="a16421f"/>
          <table:table-cell table:style-name="a478578"/>
          <table:table-cell table:style-name="a27918c"/>
          <table:table-cell table:style-name="a41452e"/>
          <table:table-cell table:style-name="aaf32b1"/>
          <table:table-cell table:style-name="aae674b"/>
          <table:table-cell table:style-name="ac80e38"/>
          <table:table-cell table:style-name="aed70cc"/>
          <table:table-cell table:style-name="ac37a84"/>
          <table:table-cell table:style-name="adec116"/>
        </table:table-row>
        <table:table-row>
          <table:table-cell office:string-value="DE1" office:value-type="string" table:style-name="af74064">
            <text:p>DE1</text:p>
          </table:table-cell>
          <table:table-cell office:value="1.0" office:value-type="float" table:style-name="af58123">
            <text:p>1</text:p>
          </table:table-cell>
          <table:table-cell office:string-value="testcourse31" office:value-type="string" table:style-name="a5f6eb1">
            <text:p>testcourse31</text:p>
          </table:table-cell>
          <table:table-cell table:style-name="a77f8ae"/>
          <table:table-cell table:style-name="ad5befc"/>
          <table:table-cell table:style-name="aeebf24"/>
          <table:table-cell table:style-name="af1d0a2"/>
          <table:table-cell table:style-name="a170e4b"/>
          <table:table-cell table:style-name="a82706a"/>
          <table:table-cell table:style-name="a03583f"/>
        </table:table-row>
        <table:table-row>
          <table:table-cell table:style-name="a266396"/>
          <table:table-cell table:style-name="a992252"/>
          <table:table-cell office:string-value="CM" office:value-type="string" table:style-name="a2c3abc">
            <text:p>CM</text:p>
          </table:table-cell>
          <table:table-cell office:value="3.0" office:value-type="float" table:style-name="a0ae5da">
            <text:p>3</text:p>
          </table:table-cell>
          <table:table-cell office:value="10.0" office:value-type="float" table:style-name="ac89b13">
            <text:p>10</text:p>
          </table:table-cell>
          <table:table-cell office:string-value="teacher31FirstName" office:value-type="string" table:style-name="a6f8a92">
            <text:p>teacher31FirstName</text:p>
          </table:table-cell>
          <table:table-cell office:string-value="teacher31LastName" office:value-type="string" table:style-name="ae9cc12">
            <text:p>teacher31LastName</text:p>
          </table:table-cell>
          <table:table-cell office:string-value="A" office:value-type="string" table:style-name="a047c7a">
            <text:p>A</text:p>
          </table:table-cell>
          <table:table-cell table:style-name="a7fb0ba"/>
          <table:table-cell table:style-name="a972af3"/>
        </table:table-row>
        <table:table-row>
          <table:table-cell table:style-name="a737176"/>
          <table:table-cell table:style-name="a23fa43"/>
          <table:table-cell table:style-name="af5e73f"/>
          <table:table-cell table:style-name="aa2e8bd"/>
          <table:table-cell table:style-name="a9ddb88"/>
          <table:table-cell table:style-name="ac1949a"/>
          <table:table-cell table:style-name="a658cce"/>
          <table:table-cell table:style-name="ada8770"/>
          <table:table-cell table:style-name="a8c5cd1"/>
          <table:table-cell table:style-name="af1e8d1"/>
        </table:table-row>
        <table:table-row>
          <table:table-cell table:style-name="a86c30d"/>
          <table:table-cell table:style-name="acdc0df"/>
          <table:table-cell office:string-value="TD" office:value-type="string" table:style-name="a4db246">
            <text:p>TD</text:p>
          </table:table-cell>
          <table:table-cell office:value="4.0" office:value-type="float" table:style-name="a9538ff">
            <text:p>4</text:p>
          </table:table-cell>
          <table:table-cell office:value="10.0" office:value-type="float" table:style-name="ada0e85">
            <text:p>10</text:p>
          </table:table-cell>
          <table:table-cell office:string-value="teacher31FirstName" office:value-type="string" table:style-name="a6c0eba">
            <text:p>teacher31FirstName</text:p>
          </table:table-cell>
          <table:table-cell office:string-value="teacher31LastName" office:value-type="string" table:style-name="a47eb86">
            <text:p>teacher31LastName</text:p>
          </table:table-cell>
          <table:table-cell office:string-value="B" office:value-type="string" table:style-name="a874c3d">
            <text:p>B</text:p>
          </table:table-cell>
          <table:table-cell table:style-name="a6bddf5"/>
          <table:table-cell table:style-name="aea30a8"/>
        </table:table-row>
        <table:table-row>
          <table:table-cell table:style-name="a0e6a71"/>
          <table:table-cell table:style-name="ab61c51"/>
          <table:table-cell table:style-name="a9f55ac"/>
          <table:table-cell table:style-name="a1fdc6c"/>
          <table:table-cell table:style-name="a13669a"/>
          <table:table-cell table:style-name="aa064ce"/>
          <table:table-cell table:style-name="a4b55ec"/>
          <table:table-cell table:style-name="a98b833"/>
          <table:table-cell table:style-name="ad2be50"/>
          <table:table-cell table:style-name="ac3c86c"/>
        </table:table-row>
        <table:table-row>
          <table:table-cell office:string-value="DE1" office:value-type="string" table:style-name="aea7357">
            <text:p>DE1</text:p>
          </table:table-cell>
          <table:table-cell office:value="1.0" office:value-type="float" table:style-name="a77c359">
            <text:p>1</text:p>
          </table:table-cell>
          <table:table-cell office:string-value="testcourse32" office:value-type="string" table:style-name="a7795a5">
            <text:p>testcourse32</text:p>
          </table:table-cell>
          <table:table-cell table:style-name="a429700"/>
          <table:table-cell table:style-name="ab318e2"/>
          <table:table-cell table:style-name="ae8fd68"/>
          <table:table-cell table:style-name="abd84df"/>
          <table:table-cell table:style-name="a4423e9"/>
          <table:table-cell table:style-name="a0cbbb0"/>
          <table:table-cell table:style-name="a446c50"/>
        </table:table-row>
        <table:table-row>
          <table:table-cell table:style-name="a4935b6"/>
          <table:table-cell table:style-name="aa41fa4"/>
          <table:table-cell office:string-value="CM" office:value-type="string" table:style-name="afb7a89">
            <text:p>CM</text:p>
          </table:table-cell>
          <table:table-cell office:value="3.0" office:value-type="float" table:style-name="ae703de">
            <text:p>3</text:p>
          </table:table-cell>
          <table:table-cell office:value="10.0" office:value-type="float" table:style-name="a8574f2">
            <text:p>10</text:p>
          </table:table-cell>
          <table:table-cell office:string-value="teacher32FirstName" office:value-type="string" table:style-name="abbfd94">
            <text:p>teacher32FirstName</text:p>
          </table:table-cell>
          <table:table-cell office:string-value="teacher32LastName" office:value-type="string" table:style-name="a822ba9">
            <text:p>teacher32LastName</text:p>
          </table:table-cell>
          <table:table-cell office:string-value="A" office:value-type="string" table:style-name="ac1a583">
            <text:p>A</text:p>
          </table:table-cell>
          <table:table-cell table:style-name="a5a5782"/>
          <table:table-cell table:style-name="a63b267"/>
        </table:table-row>
        <table:table-row>
          <table:table-cell table:style-name="ac960cf"/>
          <table:table-cell table:style-name="a0c570c"/>
          <table:table-cell table:style-name="a65f354"/>
          <table:table-cell table:style-name="ac28bb3"/>
          <table:table-cell table:style-name="a11db08"/>
          <table:table-cell table:style-name="a30588c"/>
          <table:table-cell table:style-name="ab55341"/>
          <table:table-cell table:style-name="ac9717e"/>
          <table:table-cell table:style-name="a50947f"/>
          <table:table-cell table:style-name="a201ff7"/>
        </table:table-row>
        <table:table-row>
          <table:table-cell table:style-name="a454bb8"/>
          <table:table-cell table:style-name="aa7e473"/>
          <table:table-cell office:string-value="TD" office:value-type="string" table:style-name="aa6c4f5">
            <text:p>TD</text:p>
          </table:table-cell>
          <table:table-cell office:value="4.0" office:value-type="float" table:style-name="a8ac13f">
            <text:p>4</text:p>
          </table:table-cell>
          <table:table-cell office:value="10.0" office:value-type="float" table:style-name="a9eb853">
            <text:p>10</text:p>
          </table:table-cell>
          <table:table-cell office:string-value="teacher32FirstName" office:value-type="string" table:style-name="a28351c">
            <text:p>teacher32FirstName</text:p>
          </table:table-cell>
          <table:table-cell office:string-value="teacher32LastName" office:value-type="string" table:style-name="aadba5b">
            <text:p>teacher32LastName</text:p>
          </table:table-cell>
          <table:table-cell office:string-value="B" office:value-type="string" table:style-name="a564df7">
            <text:p>B</text:p>
          </table:table-cell>
          <table:table-cell table:style-name="aee795c"/>
          <table:table-cell table:style-name="a3eb79d"/>
        </table:table-row>
        <table:table-row>
          <table:table-cell table:style-name="afb9dd3"/>
          <table:table-cell table:style-name="a0653e2"/>
          <table:table-cell table:style-name="a789ec8"/>
          <table:table-cell table:style-name="a68cc54"/>
          <table:table-cell table:style-name="a0bf531"/>
          <table:table-cell table:style-name="a60a679"/>
          <table:table-cell table:style-name="acdac19"/>
          <table:table-cell table:style-name="a1802df"/>
          <table:table-cell table:style-name="a74ce83"/>
          <table:table-cell table:style-name="a9853c4"/>
        </table:table-row>
        <table:table-row>
          <table:table-cell office:string-value="DE1" office:value-type="string" table:style-name="afe36e0">
            <text:p>DE1</text:p>
          </table:table-cell>
          <table:table-cell office:value="1.0" office:value-type="float" table:style-name="ab0daa9">
            <text:p>1</text:p>
          </table:table-cell>
          <table:table-cell office:string-value="testcourse33" office:value-type="string" table:style-name="aba65ad">
            <text:p>testcourse33</text:p>
          </table:table-cell>
          <table:table-cell table:style-name="a5adfcf"/>
          <table:table-cell table:style-name="ab9ac9b"/>
          <table:table-cell table:style-name="abfad36"/>
          <table:table-cell table:style-name="a47ee89"/>
          <table:table-cell table:style-name="a5d4926"/>
          <table:table-cell table:style-name="adfa70e"/>
          <table:table-cell table:style-name="ab0d266"/>
        </table:table-row>
        <table:table-row>
          <table:table-cell table:style-name="aa27f62"/>
          <table:table-cell table:style-name="aa29060"/>
          <table:table-cell office:string-value="CM" office:value-type="string" table:style-name="a3d6a41">
            <text:p>CM</text:p>
          </table:table-cell>
          <table:table-cell office:value="3.0" office:value-type="float" table:style-name="adae37f">
            <text:p>3</text:p>
          </table:table-cell>
          <table:table-cell office:value="10.0" office:value-type="float" table:style-name="ad6bbe6">
            <text:p>10</text:p>
          </table:table-cell>
          <table:table-cell office:string-value="teacher33FirstName" office:value-type="string" table:style-name="a2fe6e9">
            <text:p>teacher33FirstName</text:p>
          </table:table-cell>
          <table:table-cell office:string-value="teacher33LastName" office:value-type="string" table:style-name="a95017f">
            <text:p>teacher33LastName</text:p>
          </table:table-cell>
          <table:table-cell office:string-value="A" office:value-type="string" table:style-name="aec5240">
            <text:p>A</text:p>
          </table:table-cell>
          <table:table-cell table:style-name="ad91d6d"/>
          <table:table-cell table:style-name="ab3806f"/>
        </table:table-row>
        <table:table-row>
          <table:table-cell table:style-name="a0de949"/>
          <table:table-cell table:style-name="a03efb6"/>
          <table:table-cell table:style-name="acb6cf7"/>
          <table:table-cell table:style-name="afece7e"/>
          <table:table-cell table:style-name="ae67fa9"/>
          <table:table-cell table:style-name="ae5d27e"/>
          <table:table-cell table:style-name="aadfeeb"/>
          <table:table-cell table:style-name="a930b59"/>
          <table:table-cell table:style-name="a86593c"/>
          <table:table-cell table:style-name="affd5a1"/>
        </table:table-row>
        <table:table-row>
          <table:table-cell table:style-name="a332170"/>
          <table:table-cell table:style-name="acdd42a"/>
          <table:table-cell office:string-value="TD" office:value-type="string" table:style-name="a0fd90c">
            <text:p>TD</text:p>
          </table:table-cell>
          <table:table-cell office:value="4.0" office:value-type="float" table:style-name="ad7a14c">
            <text:p>4</text:p>
          </table:table-cell>
          <table:table-cell office:value="10.0" office:value-type="float" table:style-name="a7d1d60">
            <text:p>10</text:p>
          </table:table-cell>
          <table:table-cell office:string-value="teacher33FirstName" office:value-type="string" table:style-name="a46c6f8">
            <text:p>teacher33FirstName</text:p>
          </table:table-cell>
          <table:table-cell office:string-value="teacher33LastName" office:value-type="string" table:style-name="a2952dc">
            <text:p>teacher33LastName</text:p>
          </table:table-cell>
          <table:table-cell office:string-value="B" office:value-type="string" table:style-name="a62ae16">
            <text:p>B</text:p>
          </table:table-cell>
          <table:table-cell table:style-name="abc9e59"/>
          <table:table-cell table:style-name="ab3c29d"/>
        </table:table-row>
        <table:table-row>
          <table:table-cell table:style-name="a7573d1"/>
          <table:table-cell table:style-name="a0bd5b2"/>
          <table:table-cell table:style-name="a5957ee"/>
          <table:table-cell table:style-name="ab1869a"/>
          <table:table-cell table:style-name="adaf89b"/>
          <table:table-cell table:style-name="ae5e1c0"/>
          <table:table-cell table:style-name="aa8e970"/>
          <table:table-cell table:style-name="aaa2db1"/>
          <table:table-cell table:style-name="a608a42"/>
          <table:table-cell table:style-name="abe23a4"/>
        </table:table-row>
        <table:table-row>
          <table:table-cell office:string-value="DE1" office:value-type="string" table:style-name="aea1567">
            <text:p>DE1</text:p>
          </table:table-cell>
          <table:table-cell office:value="1.0" office:value-type="float" table:style-name="ae1425f">
            <text:p>1</text:p>
          </table:table-cell>
          <table:table-cell office:string-value="testcourse34" office:value-type="string" table:style-name="af4a6f1">
            <text:p>testcourse34</text:p>
          </table:table-cell>
          <table:table-cell table:style-name="ac52ee2"/>
          <table:table-cell table:style-name="aaba16b"/>
          <table:table-cell table:style-name="a458be6"/>
          <table:table-cell table:style-name="aebf074"/>
          <table:table-cell table:style-name="aecaaa6"/>
          <table:table-cell table:style-name="aacbf48"/>
          <table:table-cell table:style-name="a35087d"/>
        </table:table-row>
        <table:table-row>
          <table:table-cell table:style-name="ab71e65"/>
          <table:table-cell table:style-name="aa6cefc"/>
          <table:table-cell office:string-value="CM" office:value-type="string" table:style-name="a970ce4">
            <text:p>CM</text:p>
          </table:table-cell>
          <table:table-cell office:value="3.0" office:value-type="float" table:style-name="aaa108c">
            <text:p>3</text:p>
          </table:table-cell>
          <table:table-cell office:value="10.0" office:value-type="float" table:style-name="a57f389">
            <text:p>10</text:p>
          </table:table-cell>
          <table:table-cell office:string-value="teacher34FirstName" office:value-type="string" table:style-name="a916ea7">
            <text:p>teacher34FirstName</text:p>
          </table:table-cell>
          <table:table-cell office:string-value="teacher34LastName" office:value-type="string" table:style-name="ab50812">
            <text:p>teacher34LastName</text:p>
          </table:table-cell>
          <table:table-cell office:string-value="A" office:value-type="string" table:style-name="ad563f7">
            <text:p>A</text:p>
          </table:table-cell>
          <table:table-cell table:style-name="a06dbfd"/>
          <table:table-cell table:style-name="ae386ad"/>
        </table:table-row>
        <table:table-row>
          <table:table-cell table:style-name="a1a26c9"/>
          <table:table-cell table:style-name="af0c5c3"/>
          <table:table-cell table:style-name="a1b439c"/>
          <table:table-cell table:style-name="abfaf8a"/>
          <table:table-cell table:style-name="a73ae19"/>
          <table:table-cell table:style-name="a81042f"/>
          <table:table-cell table:style-name="ab2a904"/>
          <table:table-cell table:style-name="a05a7ad"/>
          <table:table-cell table:style-name="a35e4ac"/>
          <table:table-cell table:style-name="affc782"/>
        </table:table-row>
        <table:table-row>
          <table:table-cell table:style-name="abae4fd"/>
          <table:table-cell table:style-name="a82713b"/>
          <table:table-cell office:string-value="TD" office:value-type="string" table:style-name="a917662">
            <text:p>TD</text:p>
          </table:table-cell>
          <table:table-cell office:value="4.0" office:value-type="float" table:style-name="a628226">
            <text:p>4</text:p>
          </table:table-cell>
          <table:table-cell office:value="10.0" office:value-type="float" table:style-name="a732a9b">
            <text:p>10</text:p>
          </table:table-cell>
          <table:table-cell office:string-value="teacher34FirstName" office:value-type="string" table:style-name="a07b2da">
            <text:p>teacher34FirstName</text:p>
          </table:table-cell>
          <table:table-cell office:string-value="teacher34LastName" office:value-type="string" table:style-name="a72a3c2">
            <text:p>teacher34LastName</text:p>
          </table:table-cell>
          <table:table-cell office:string-value="B" office:value-type="string" table:style-name="a33d275">
            <text:p>B</text:p>
          </table:table-cell>
          <table:table-cell table:style-name="aabd023"/>
          <table:table-cell table:style-name="a0f7c40"/>
        </table:table-row>
        <table:table-row>
          <table:table-cell table:style-name="a68be30"/>
          <table:table-cell table:style-name="a702d4f"/>
          <table:table-cell table:style-name="aaf93c9"/>
          <table:table-cell table:style-name="a5853f4"/>
          <table:table-cell table:style-name="ac3f9e8"/>
          <table:table-cell table:style-name="a9abc6d"/>
          <table:table-cell table:style-name="ad182e0"/>
          <table:table-cell table:style-name="a060949"/>
          <table:table-cell table:style-name="af38865"/>
          <table:table-cell table:style-name="a00e1bf"/>
        </table:table-row>
        <table:table-row>
          <table:table-cell office:string-value="DE1" office:value-type="string" table:style-name="a050896">
            <text:p>DE1</text:p>
          </table:table-cell>
          <table:table-cell office:value="1.0" office:value-type="float" table:style-name="a597d10">
            <text:p>1</text:p>
          </table:table-cell>
          <table:table-cell office:string-value="testcourse35" office:value-type="string" table:style-name="a365708">
            <text:p>testcourse35</text:p>
          </table:table-cell>
          <table:table-cell table:style-name="a02d852"/>
          <table:table-cell table:style-name="a222df5"/>
          <table:table-cell table:style-name="a0dbf42"/>
          <table:table-cell table:style-name="a26dd84"/>
          <table:table-cell table:style-name="a2b63ac"/>
          <table:table-cell table:style-name="a599a46"/>
          <table:table-cell table:style-name="a9604d6"/>
        </table:table-row>
        <table:table-row>
          <table:table-cell table:style-name="ae8cfbb"/>
          <table:table-cell table:style-name="ab277b5"/>
          <table:table-cell office:string-value="CM" office:value-type="string" table:style-name="a777c5b">
            <text:p>CM</text:p>
          </table:table-cell>
          <table:table-cell office:value="3.0" office:value-type="float" table:style-name="ab2ca58">
            <text:p>3</text:p>
          </table:table-cell>
          <table:table-cell office:value="10.0" office:value-type="float" table:style-name="a4e94b8">
            <text:p>10</text:p>
          </table:table-cell>
          <table:table-cell office:string-value="teacher35FirstName" office:value-type="string" table:style-name="a410096">
            <text:p>teacher35FirstName</text:p>
          </table:table-cell>
          <table:table-cell office:string-value="teacher35LastName" office:value-type="string" table:style-name="a4418bc">
            <text:p>teacher35LastName</text:p>
          </table:table-cell>
          <table:table-cell office:string-value="A" office:value-type="string" table:style-name="a948024">
            <text:p>A</text:p>
          </table:table-cell>
          <table:table-cell table:style-name="adde6b6"/>
          <table:table-cell table:style-name="aea84c2"/>
        </table:table-row>
        <table:table-row>
          <table:table-cell table:style-name="a54556b"/>
          <table:table-cell table:style-name="a6a1cce"/>
          <table:table-cell table:style-name="a14e64d"/>
          <table:table-cell table:style-name="a1f8585"/>
          <table:table-cell table:style-name="a2f020f"/>
          <table:table-cell table:style-name="a89f460"/>
          <table:table-cell table:style-name="ae955df"/>
          <table:table-cell table:style-name="aabeb77"/>
          <table:table-cell table:style-name="a3fd422"/>
          <table:table-cell table:style-name="a2b3b7e"/>
        </table:table-row>
        <table:table-row>
          <table:table-cell table:style-name="aa4f20c"/>
          <table:table-cell table:style-name="a4b1171"/>
          <table:table-cell office:string-value="TD" office:value-type="string" table:style-name="a5f01c2">
            <text:p>TD</text:p>
          </table:table-cell>
          <table:table-cell office:value="4.0" office:value-type="float" table:style-name="a2decde">
            <text:p>4</text:p>
          </table:table-cell>
          <table:table-cell office:value="10.0" office:value-type="float" table:style-name="a52888e">
            <text:p>10</text:p>
          </table:table-cell>
          <table:table-cell office:string-value="teacher35FirstName" office:value-type="string" table:style-name="a10c970">
            <text:p>teacher35FirstName</text:p>
          </table:table-cell>
          <table:table-cell office:string-value="teacher35LastName" office:value-type="string" table:style-name="affea87">
            <text:p>teacher35LastName</text:p>
          </table:table-cell>
          <table:table-cell office:string-value="B" office:value-type="string" table:style-name="a56d8c9">
            <text:p>B</text:p>
          </table:table-cell>
          <table:table-cell table:style-name="a05b314"/>
          <table:table-cell table:style-name="ac698fb"/>
        </table:table-row>
        <table:table-row>
          <table:table-cell table:style-name="a1657e2"/>
          <table:table-cell table:style-name="a020d72"/>
          <table:table-cell table:style-name="a836cfb"/>
          <table:table-cell table:style-name="a1a0ca3"/>
          <table:table-cell table:style-name="add060c"/>
          <table:table-cell table:style-name="a60d249"/>
          <table:table-cell table:style-name="ac52440"/>
          <table:table-cell table:style-name="af53dc8"/>
          <table:table-cell table:style-name="a8508b5"/>
          <table:table-cell table:style-name="a3bf3e4"/>
        </table:table-row>
        <table:table-row>
          <table:table-cell office:string-value="DE1" office:value-type="string" table:style-name="a052608">
            <text:p>DE1</text:p>
          </table:table-cell>
          <table:table-cell office:value="1.0" office:value-type="float" table:style-name="aa8c5b9">
            <text:p>1</text:p>
          </table:table-cell>
          <table:table-cell office:string-value="testcourse36" office:value-type="string" table:style-name="a82b89d">
            <text:p>testcourse36</text:p>
          </table:table-cell>
          <table:table-cell table:style-name="a670b65"/>
          <table:table-cell table:style-name="a1c8e05"/>
          <table:table-cell table:style-name="a028a25"/>
          <table:table-cell table:style-name="a8ac05a"/>
          <table:table-cell table:style-name="aa45655"/>
          <table:table-cell table:style-name="a670e27"/>
          <table:table-cell table:style-name="a03b62f"/>
        </table:table-row>
        <table:table-row>
          <table:table-cell table:style-name="abe4b99"/>
          <table:table-cell table:style-name="a9d84d1"/>
          <table:table-cell office:string-value="CM" office:value-type="string" table:style-name="aca6556">
            <text:p>CM</text:p>
          </table:table-cell>
          <table:table-cell office:value="3.0" office:value-type="float" table:style-name="ac7c51b">
            <text:p>3</text:p>
          </table:table-cell>
          <table:table-cell office:value="10.0" office:value-type="float" table:style-name="a2166a6">
            <text:p>10</text:p>
          </table:table-cell>
          <table:table-cell office:string-value="teacher36FirstName" office:value-type="string" table:style-name="ad41f05">
            <text:p>teacher36FirstName</text:p>
          </table:table-cell>
          <table:table-cell office:string-value="teacher36LastName" office:value-type="string" table:style-name="a9b09da">
            <text:p>teacher36LastName</text:p>
          </table:table-cell>
          <table:table-cell office:string-value="A" office:value-type="string" table:style-name="acf1f54">
            <text:p>A</text:p>
          </table:table-cell>
          <table:table-cell table:style-name="a36ab82"/>
          <table:table-cell table:style-name="a302fb8"/>
        </table:table-row>
        <table:table-row>
          <table:table-cell table:style-name="a8b52b1"/>
          <table:table-cell table:style-name="acd95f6"/>
          <table:table-cell table:style-name="a6444ee"/>
          <table:table-cell table:style-name="a3296b8"/>
          <table:table-cell table:style-name="a48ba0c"/>
          <table:table-cell table:style-name="a513d24"/>
          <table:table-cell table:style-name="aec0411"/>
          <table:table-cell table:style-name="a63cc4c"/>
          <table:table-cell table:style-name="a58143f"/>
          <table:table-cell table:style-name="a5466df"/>
        </table:table-row>
        <table:table-row>
          <table:table-cell table:style-name="adb6ab4"/>
          <table:table-cell table:style-name="a5a4ef5"/>
          <table:table-cell office:string-value="TD" office:value-type="string" table:style-name="a0a1cdc">
            <text:p>TD</text:p>
          </table:table-cell>
          <table:table-cell office:value="4.0" office:value-type="float" table:style-name="a0401ec">
            <text:p>4</text:p>
          </table:table-cell>
          <table:table-cell office:value="10.0" office:value-type="float" table:style-name="a671b12">
            <text:p>10</text:p>
          </table:table-cell>
          <table:table-cell office:string-value="teacher36FirstName" office:value-type="string" table:style-name="ae82bac">
            <text:p>teacher36FirstName</text:p>
          </table:table-cell>
          <table:table-cell office:string-value="teacher36LastName" office:value-type="string" table:style-name="ad04b79">
            <text:p>teacher36LastName</text:p>
          </table:table-cell>
          <table:table-cell office:string-value="B" office:value-type="string" table:style-name="a94991f">
            <text:p>B</text:p>
          </table:table-cell>
          <table:table-cell table:style-name="acc11bf"/>
          <table:table-cell table:style-name="aca6c27"/>
        </table:table-row>
        <table:table-row>
          <table:table-cell table:style-name="a1f3504"/>
          <table:table-cell table:style-name="ad25e3e"/>
          <table:table-cell table:style-name="a9bbc48"/>
          <table:table-cell table:style-name="ade58db"/>
          <table:table-cell table:style-name="a8600cb"/>
          <table:table-cell table:style-name="a16b2ce"/>
          <table:table-cell table:style-name="a6700f8"/>
          <table:table-cell table:style-name="a36a6d0"/>
          <table:table-cell table:style-name="aea235c"/>
          <table:table-cell table:style-name="a8c5734"/>
        </table:table-row>
        <table:table-row>
          <table:table-cell office:string-value="DE1" office:value-type="string" table:style-name="a6d754c">
            <text:p>DE1</text:p>
          </table:table-cell>
          <table:table-cell office:value="1.0" office:value-type="float" table:style-name="a6c0c20">
            <text:p>1</text:p>
          </table:table-cell>
          <table:table-cell office:string-value="testcourse37" office:value-type="string" table:style-name="a0a6708">
            <text:p>testcourse37</text:p>
          </table:table-cell>
          <table:table-cell table:style-name="ac3a3f7"/>
          <table:table-cell table:style-name="af5a298"/>
          <table:table-cell table:style-name="a49c950"/>
          <table:table-cell table:style-name="a5372ef"/>
          <table:table-cell table:style-name="a9e0dfd"/>
          <table:table-cell table:style-name="a90f77d"/>
          <table:table-cell table:style-name="a0dbd73"/>
        </table:table-row>
        <table:table-row>
          <table:table-cell table:style-name="a25b0f9"/>
          <table:table-cell table:style-name="a3f826c"/>
          <table:table-cell office:string-value="CM" office:value-type="string" table:style-name="aa3cbd1">
            <text:p>CM</text:p>
          </table:table-cell>
          <table:table-cell office:value="3.0" office:value-type="float" table:style-name="ad107b5">
            <text:p>3</text:p>
          </table:table-cell>
          <table:table-cell office:value="10.0" office:value-type="float" table:style-name="a29a1c3">
            <text:p>10</text:p>
          </table:table-cell>
          <table:table-cell office:string-value="teacher37FirstName" office:value-type="string" table:style-name="abeefab">
            <text:p>teacher37FirstName</text:p>
          </table:table-cell>
          <table:table-cell office:string-value="teacher37LastName" office:value-type="string" table:style-name="a8869b7">
            <text:p>teacher37LastName</text:p>
          </table:table-cell>
          <table:table-cell office:string-value="A" office:value-type="string" table:style-name="aef71ca">
            <text:p>A</text:p>
          </table:table-cell>
          <table:table-cell table:style-name="a1d9988"/>
          <table:table-cell table:style-name="a46e0c9"/>
        </table:table-row>
        <table:table-row>
          <table:table-cell table:style-name="a9860cb"/>
          <table:table-cell table:style-name="a5b956f"/>
          <table:table-cell table:style-name="a2fa66e"/>
          <table:table-cell table:style-name="a132de6"/>
          <table:table-cell table:style-name="afb6d15"/>
          <table:table-cell table:style-name="a4f54c9"/>
          <table:table-cell table:style-name="a2e0ac2"/>
          <table:table-cell table:style-name="a0f164e"/>
          <table:table-cell table:style-name="ab930d5"/>
          <table:table-cell table:style-name="a18ba6a"/>
        </table:table-row>
        <table:table-row>
          <table:table-cell table:style-name="a13fb92"/>
          <table:table-cell table:style-name="adcd8a8"/>
          <table:table-cell office:string-value="TD" office:value-type="string" table:style-name="a86be26">
            <text:p>TD</text:p>
          </table:table-cell>
          <table:table-cell office:value="4.0" office:value-type="float" table:style-name="a60fa39">
            <text:p>4</text:p>
          </table:table-cell>
          <table:table-cell office:value="10.0" office:value-type="float" table:style-name="ae4ba07">
            <text:p>10</text:p>
          </table:table-cell>
          <table:table-cell office:string-value="teacher37FirstName" office:value-type="string" table:style-name="a00db18">
            <text:p>teacher37FirstName</text:p>
          </table:table-cell>
          <table:table-cell office:string-value="teacher37LastName" office:value-type="string" table:style-name="a02b182">
            <text:p>teacher37LastName</text:p>
          </table:table-cell>
          <table:table-cell office:string-value="B" office:value-type="string" table:style-name="a9b3bb0">
            <text:p>B</text:p>
          </table:table-cell>
          <table:table-cell table:style-name="ab28bec"/>
          <table:table-cell table:style-name="acf689b"/>
        </table:table-row>
        <table:table-row>
          <table:table-cell table:style-name="afec5e4"/>
          <table:table-cell table:style-name="a092691"/>
          <table:table-cell table:style-name="a064952"/>
          <table:table-cell table:style-name="ada2edd"/>
          <table:table-cell table:style-name="af13c59"/>
          <table:table-cell table:style-name="aa36e93"/>
          <table:table-cell table:style-name="ac0437e"/>
          <table:table-cell table:style-name="afea141"/>
          <table:table-cell table:style-name="a5e0148"/>
          <table:table-cell table:style-name="aa9df52"/>
        </table:table-row>
        <table:table-row>
          <table:table-cell office:string-value="DE1" office:value-type="string" table:style-name="ae06a7d">
            <text:p>DE1</text:p>
          </table:table-cell>
          <table:table-cell office:value="1.0" office:value-type="float" table:style-name="a1f5c2b">
            <text:p>1</text:p>
          </table:table-cell>
          <table:table-cell office:string-value="testcourse38" office:value-type="string" table:style-name="afaac72">
            <text:p>testcourse38</text:p>
          </table:table-cell>
          <table:table-cell table:style-name="ac6df43"/>
          <table:table-cell table:style-name="abe3664"/>
          <table:table-cell table:style-name="a41d0fe"/>
          <table:table-cell table:style-name="aaf09b6"/>
          <table:table-cell table:style-name="aa06011"/>
          <table:table-cell table:style-name="a8133b4"/>
          <table:table-cell table:style-name="a124e5f"/>
        </table:table-row>
        <table:table-row>
          <table:table-cell table:style-name="a35a2ba"/>
          <table:table-cell table:style-name="a903bda"/>
          <table:table-cell office:string-value="CM" office:value-type="string" table:style-name="af8f540">
            <text:p>CM</text:p>
          </table:table-cell>
          <table:table-cell office:value="3.0" office:value-type="float" table:style-name="adda731">
            <text:p>3</text:p>
          </table:table-cell>
          <table:table-cell office:value="10.0" office:value-type="float" table:style-name="a67e217">
            <text:p>10</text:p>
          </table:table-cell>
          <table:table-cell office:string-value="teacher38FirstName" office:value-type="string" table:style-name="a7cea0f">
            <text:p>teacher38FirstName</text:p>
          </table:table-cell>
          <table:table-cell office:string-value="teacher38LastName" office:value-type="string" table:style-name="a9cb1cf">
            <text:p>teacher38LastName</text:p>
          </table:table-cell>
          <table:table-cell office:string-value="A" office:value-type="string" table:style-name="abd06e5">
            <text:p>A</text:p>
          </table:table-cell>
          <table:table-cell table:style-name="a6c97c6"/>
          <table:table-cell table:style-name="a863eab"/>
        </table:table-row>
        <table:table-row>
          <table:table-cell table:style-name="ae75de9"/>
          <table:table-cell table:style-name="a94240a"/>
          <table:table-cell table:style-name="ad49043"/>
          <table:table-cell table:style-name="a4d61fb"/>
          <table:table-cell table:style-name="a37f8ea"/>
          <table:table-cell table:style-name="a8178c0"/>
          <table:table-cell table:style-name="abe678c"/>
          <table:table-cell table:style-name="a17134c"/>
          <table:table-cell table:style-name="ad0db7a"/>
          <table:table-cell table:style-name="a8d5ea1"/>
        </table:table-row>
        <table:table-row>
          <table:table-cell table:style-name="a87da6c"/>
          <table:table-cell table:style-name="a91c50a"/>
          <table:table-cell office:string-value="TD" office:value-type="string" table:style-name="af5644e">
            <text:p>TD</text:p>
          </table:table-cell>
          <table:table-cell office:value="4.0" office:value-type="float" table:style-name="a52a1a8">
            <text:p>4</text:p>
          </table:table-cell>
          <table:table-cell office:value="10.0" office:value-type="float" table:style-name="a335331">
            <text:p>10</text:p>
          </table:table-cell>
          <table:table-cell office:string-value="teacher38FirstName" office:value-type="string" table:style-name="a5c463c">
            <text:p>teacher38FirstName</text:p>
          </table:table-cell>
          <table:table-cell office:string-value="teacher38LastName" office:value-type="string" table:style-name="a88b22f">
            <text:p>teacher38LastName</text:p>
          </table:table-cell>
          <table:table-cell office:string-value="B" office:value-type="string" table:style-name="a36cca6">
            <text:p>B</text:p>
          </table:table-cell>
          <table:table-cell table:style-name="ae72382"/>
          <table:table-cell table:style-name="a058478"/>
        </table:table-row>
        <table:table-row>
          <table:table-cell table:style-name="aa4ff28"/>
          <table:table-cell table:style-name="acca256"/>
          <table:table-cell table:style-name="af322eb"/>
          <table:table-cell table:style-name="a475ca1"/>
          <table:table-cell table:style-name="a0b84b3"/>
          <table:table-cell table:style-name="ab5848b"/>
          <table:table-cell table:style-name="a924cb9"/>
          <table:table-cell table:style-name="ab31d08"/>
          <table:table-cell table:style-name="a1c5088"/>
          <table:table-cell table:style-name="a76ada3"/>
        </table:table-row>
        <table:table-row>
          <table:table-cell office:string-value="DE1" office:value-type="string" table:style-name="a0562b4">
            <text:p>DE1</text:p>
          </table:table-cell>
          <table:table-cell office:value="1.0" office:value-type="float" table:style-name="a2b1ea8">
            <text:p>1</text:p>
          </table:table-cell>
          <table:table-cell office:string-value="testcourse39" office:value-type="string" table:style-name="ac32f28">
            <text:p>testcourse39</text:p>
          </table:table-cell>
          <table:table-cell table:style-name="a08eda9"/>
          <table:table-cell table:style-name="a98ee34"/>
          <table:table-cell table:style-name="a3a35e3"/>
          <table:table-cell table:style-name="a0fcf2e"/>
          <table:table-cell table:style-name="ad58cfb"/>
          <table:table-cell table:style-name="a35518c"/>
          <table:table-cell table:style-name="ab81f45"/>
        </table:table-row>
        <table:table-row>
          <table:table-cell table:style-name="a5bb854"/>
          <table:table-cell table:style-name="aff849c"/>
          <table:table-cell office:string-value="CM" office:value-type="string" table:style-name="a8d57e9">
            <text:p>CM</text:p>
          </table:table-cell>
          <table:table-cell office:value="3.0" office:value-type="float" table:style-name="a15bfec">
            <text:p>3</text:p>
          </table:table-cell>
          <table:table-cell office:value="10.0" office:value-type="float" table:style-name="a850b47">
            <text:p>10</text:p>
          </table:table-cell>
          <table:table-cell office:string-value="teacher39FirstName" office:value-type="string" table:style-name="a26e849">
            <text:p>teacher39FirstName</text:p>
          </table:table-cell>
          <table:table-cell office:string-value="teacher39LastName" office:value-type="string" table:style-name="a2dbd6f">
            <text:p>teacher39LastName</text:p>
          </table:table-cell>
          <table:table-cell office:string-value="A" office:value-type="string" table:style-name="a7b9c1a">
            <text:p>A</text:p>
          </table:table-cell>
          <table:table-cell table:style-name="abefd41"/>
          <table:table-cell table:style-name="ac53166"/>
        </table:table-row>
        <table:table-row>
          <table:table-cell table:style-name="a19e1a3"/>
          <table:table-cell table:style-name="a41bee5"/>
          <table:table-cell table:style-name="a63dddc"/>
          <table:table-cell table:style-name="af9384e"/>
          <table:table-cell table:style-name="a15193e"/>
          <table:table-cell table:style-name="a2eb42b"/>
          <table:table-cell table:style-name="a4ebe99"/>
          <table:table-cell table:style-name="a329e9d"/>
          <table:table-cell table:style-name="a76bd70"/>
          <table:table-cell table:style-name="a70fdfc"/>
        </table:table-row>
        <table:table-row>
          <table:table-cell table:style-name="ab0c174"/>
          <table:table-cell table:style-name="a0629af"/>
          <table:table-cell office:string-value="TD" office:value-type="string" table:style-name="ac40ee9">
            <text:p>TD</text:p>
          </table:table-cell>
          <table:table-cell office:value="4.0" office:value-type="float" table:style-name="ac726d7">
            <text:p>4</text:p>
          </table:table-cell>
          <table:table-cell office:value="10.0" office:value-type="float" table:style-name="a4c6ec6">
            <text:p>10</text:p>
          </table:table-cell>
          <table:table-cell office:string-value="teacher39FirstName" office:value-type="string" table:style-name="a49042d">
            <text:p>teacher39FirstName</text:p>
          </table:table-cell>
          <table:table-cell office:string-value="teacher39LastName" office:value-type="string" table:style-name="a48cb17">
            <text:p>teacher39LastName</text:p>
          </table:table-cell>
          <table:table-cell office:string-value="B" office:value-type="string" table:style-name="a39f74d">
            <text:p>B</text:p>
          </table:table-cell>
          <table:table-cell table:style-name="aeb26c1"/>
          <table:table-cell table:style-name="ac816a2"/>
        </table:table-row>
        <table:table-row>
          <table:table-cell table:style-name="af998ee"/>
          <table:table-cell table:style-name="acd17ff"/>
          <table:table-cell table:style-name="ab21852"/>
          <table:table-cell table:style-name="a00477e"/>
          <table:table-cell table:style-name="a1739f2"/>
          <table:table-cell table:style-name="a217b43"/>
          <table:table-cell table:style-name="ae40071"/>
          <table:table-cell table:style-name="afde0f9"/>
          <table:table-cell table:style-name="a7dd3e3"/>
          <table:table-cell table:style-name="a1e70d3"/>
        </table:table-row>
        <table:table-row>
          <table:table-cell office:string-value="DE1" office:value-type="string" table:style-name="ae5a02f">
            <text:p>DE1</text:p>
          </table:table-cell>
          <table:table-cell office:value="1.0" office:value-type="float" table:style-name="abc7f10">
            <text:p>1</text:p>
          </table:table-cell>
          <table:table-cell office:string-value="testcourse40" office:value-type="string" table:style-name="a45a868">
            <text:p>testcourse40</text:p>
          </table:table-cell>
          <table:table-cell table:style-name="aefe6f1"/>
          <table:table-cell table:style-name="afd31ab"/>
          <table:table-cell table:style-name="a39f38e"/>
          <table:table-cell table:style-name="a5502b5"/>
          <table:table-cell table:style-name="a469a03"/>
          <table:table-cell table:style-name="a338f26"/>
          <table:table-cell table:style-name="a810f9a"/>
        </table:table-row>
        <table:table-row>
          <table:table-cell table:style-name="a592417"/>
          <table:table-cell table:style-name="ad5fed9"/>
          <table:table-cell office:string-value="CM" office:value-type="string" table:style-name="a402024">
            <text:p>CM</text:p>
          </table:table-cell>
          <table:table-cell office:value="3.0" office:value-type="float" table:style-name="a6b9013">
            <text:p>3</text:p>
          </table:table-cell>
          <table:table-cell office:value="10.0" office:value-type="float" table:style-name="a9b08e1">
            <text:p>10</text:p>
          </table:table-cell>
          <table:table-cell office:string-value="teacher40FirstName" office:value-type="string" table:style-name="a7e2bc1">
            <text:p>teacher40FirstName</text:p>
          </table:table-cell>
          <table:table-cell office:string-value="teacher40LastName" office:value-type="string" table:style-name="a1dc070">
            <text:p>teacher40LastName</text:p>
          </table:table-cell>
          <table:table-cell office:string-value="A" office:value-type="string" table:style-name="a9c9a3c">
            <text:p>A</text:p>
          </table:table-cell>
          <table:table-cell table:style-name="a775125"/>
          <table:table-cell table:style-name="a55efbd"/>
        </table:table-row>
        <table:table-row>
          <table:table-cell table:style-name="a55f268"/>
          <table:table-cell table:style-name="a1bc718"/>
          <table:table-cell table:style-name="afdecde"/>
          <table:table-cell table:style-name="a221f37"/>
          <table:table-cell table:style-name="addfef6"/>
          <table:table-cell table:style-name="a7af1e9"/>
          <table:table-cell table:style-name="a4dd5c1"/>
          <table:table-cell table:style-name="a1487a3"/>
          <table:table-cell table:style-name="a28cfbe"/>
          <table:table-cell table:style-name="ac1b0d5"/>
        </table:table-row>
        <table:table-row>
          <table:table-cell table:style-name="a57e904"/>
          <table:table-cell table:style-name="a41f94f"/>
          <table:table-cell office:string-value="TD" office:value-type="string" table:style-name="acd97d7">
            <text:p>TD</text:p>
          </table:table-cell>
          <table:table-cell office:value="4.0" office:value-type="float" table:style-name="ab8885d">
            <text:p>4</text:p>
          </table:table-cell>
          <table:table-cell office:value="10.0" office:value-type="float" table:style-name="a993e9a">
            <text:p>10</text:p>
          </table:table-cell>
          <table:table-cell office:string-value="teacher40FirstName" office:value-type="string" table:style-name="af83a6e">
            <text:p>teacher40FirstName</text:p>
          </table:table-cell>
          <table:table-cell office:string-value="teacher40LastName" office:value-type="string" table:style-name="a2612cb">
            <text:p>teacher40LastName</text:p>
          </table:table-cell>
          <table:table-cell office:string-value="B" office:value-type="string" table:style-name="a0790b8">
            <text:p>B</text:p>
          </table:table-cell>
          <table:table-cell table:style-name="a63a5de"/>
          <table:table-cell table:style-name="aef19b9"/>
        </table:table-row>
        <table:table-row>
          <table:table-cell table:style-name="af25711"/>
          <table:table-cell table:style-name="a083ef6"/>
          <table:table-cell table:style-name="ac11cba"/>
          <table:table-cell table:style-name="aa0ec3f"/>
          <table:table-cell table:style-name="ad60520"/>
          <table:table-cell table:style-name="a8e72be"/>
          <table:table-cell table:style-name="ab36c68"/>
          <table:table-cell table:style-name="a918f6e"/>
          <table:table-cell table:style-name="aef1d32"/>
          <table:table-cell table:style-name="af13d34"/>
        </table:table-row>
        <table:table-row>
          <table:table-cell office:string-value="DE1" office:value-type="string" table:style-name="a10d9d4">
            <text:p>DE1</text:p>
          </table:table-cell>
          <table:table-cell office:value="1.0" office:value-type="float" table:style-name="a09d233">
            <text:p>1</text:p>
          </table:table-cell>
          <table:table-cell office:string-value="testcourse41" office:value-type="string" table:style-name="ab48a66">
            <text:p>testcourse41</text:p>
          </table:table-cell>
          <table:table-cell table:style-name="af440ff"/>
          <table:table-cell table:style-name="a7fdaeb"/>
          <table:table-cell table:style-name="ae92775"/>
          <table:table-cell table:style-name="a588f49"/>
          <table:table-cell table:style-name="a45d75a"/>
          <table:table-cell table:style-name="aee3298"/>
          <table:table-cell table:style-name="af48a78"/>
        </table:table-row>
        <table:table-row>
          <table:table-cell table:style-name="ae8b0f9"/>
          <table:table-cell table:style-name="a0b0175"/>
          <table:table-cell office:string-value="CM" office:value-type="string" table:style-name="a08ce92">
            <text:p>CM</text:p>
          </table:table-cell>
          <table:table-cell office:value="3.0" office:value-type="float" table:style-name="aae6a5c">
            <text:p>3</text:p>
          </table:table-cell>
          <table:table-cell office:value="10.0" office:value-type="float" table:style-name="a56d47a">
            <text:p>10</text:p>
          </table:table-cell>
          <table:table-cell office:string-value="teacher41FirstName" office:value-type="string" table:style-name="aef6d0d">
            <text:p>teacher41FirstName</text:p>
          </table:table-cell>
          <table:table-cell office:string-value="teacher41LastName" office:value-type="string" table:style-name="a29d9ca">
            <text:p>teacher41LastName</text:p>
          </table:table-cell>
          <table:table-cell office:string-value="A" office:value-type="string" table:style-name="ac9118a">
            <text:p>A</text:p>
          </table:table-cell>
          <table:table-cell table:style-name="ac76d06"/>
          <table:table-cell table:style-name="a4b65c8"/>
        </table:table-row>
        <table:table-row>
          <table:table-cell table:style-name="a754508"/>
          <table:table-cell table:style-name="aae837d"/>
          <table:table-cell table:style-name="a5ead76"/>
          <table:table-cell table:style-name="a72393a"/>
          <table:table-cell table:style-name="abf487b"/>
          <table:table-cell table:style-name="ac2a457"/>
          <table:table-cell table:style-name="a8d7df5"/>
          <table:table-cell table:style-name="a09df16"/>
          <table:table-cell table:style-name="a86bea7"/>
          <table:table-cell table:style-name="a54b94e"/>
        </table:table-row>
        <table:table-row>
          <table:table-cell table:style-name="a2241ff"/>
          <table:table-cell table:style-name="ab26a58"/>
          <table:table-cell office:string-value="TD" office:value-type="string" table:style-name="ab9d54c">
            <text:p>TD</text:p>
          </table:table-cell>
          <table:table-cell office:value="4.0" office:value-type="float" table:style-name="aeac54a">
            <text:p>4</text:p>
          </table:table-cell>
          <table:table-cell office:value="10.0" office:value-type="float" table:style-name="a4d1452">
            <text:p>10</text:p>
          </table:table-cell>
          <table:table-cell office:string-value="teacher41FirstName" office:value-type="string" table:style-name="ab7828b">
            <text:p>teacher41FirstName</text:p>
          </table:table-cell>
          <table:table-cell office:string-value="teacher41LastName" office:value-type="string" table:style-name="a97025e">
            <text:p>teacher41LastName</text:p>
          </table:table-cell>
          <table:table-cell office:string-value="B" office:value-type="string" table:style-name="a540b90">
            <text:p>B</text:p>
          </table:table-cell>
          <table:table-cell table:style-name="a544761"/>
          <table:table-cell table:style-name="abb9f8f"/>
        </table:table-row>
        <table:table-row>
          <table:table-cell table:style-name="a8e6c73"/>
          <table:table-cell table:style-name="a1f492e"/>
          <table:table-cell table:style-name="a3ef308"/>
          <table:table-cell table:style-name="a75ce6c"/>
          <table:table-cell table:style-name="a4b6752"/>
          <table:table-cell table:style-name="a18bf99"/>
          <table:table-cell table:style-name="afdebd0"/>
          <table:table-cell table:style-name="a59de4f"/>
          <table:table-cell table:style-name="a0c763d"/>
          <table:table-cell table:style-name="af3d2a8"/>
        </table:table-row>
        <table:table-row>
          <table:table-cell office:string-value="DE1" office:value-type="string" table:style-name="a2dafb8">
            <text:p>DE1</text:p>
          </table:table-cell>
          <table:table-cell office:value="1.0" office:value-type="float" table:style-name="a2ba0ca">
            <text:p>1</text:p>
          </table:table-cell>
          <table:table-cell office:string-value="testcourse42" office:value-type="string" table:style-name="a7908cb">
            <text:p>testcourse42</text:p>
          </table:table-cell>
          <table:table-cell table:style-name="a386df9"/>
          <table:table-cell table:style-name="aeb5273"/>
          <table:table-cell table:style-name="a805069"/>
          <table:table-cell table:style-name="acb7444"/>
          <table:table-cell table:style-name="a72e19a"/>
          <table:table-cell table:style-name="a620893"/>
          <table:table-cell table:style-name="a6dde48"/>
        </table:table-row>
        <table:table-row>
          <table:table-cell table:style-name="a6b79fc"/>
          <table:table-cell table:style-name="a9dffaa"/>
          <table:table-cell office:string-value="CM" office:value-type="string" table:style-name="ace41ce">
            <text:p>CM</text:p>
          </table:table-cell>
          <table:table-cell office:value="3.0" office:value-type="float" table:style-name="ab37bb1">
            <text:p>3</text:p>
          </table:table-cell>
          <table:table-cell office:value="10.0" office:value-type="float" table:style-name="a7cfb87">
            <text:p>10</text:p>
          </table:table-cell>
          <table:table-cell office:string-value="teacher42FirstName" office:value-type="string" table:style-name="a156a70">
            <text:p>teacher42FirstName</text:p>
          </table:table-cell>
          <table:table-cell office:string-value="teacher42LastName" office:value-type="string" table:style-name="a03f755">
            <text:p>teacher42LastName</text:p>
          </table:table-cell>
          <table:table-cell office:string-value="A" office:value-type="string" table:style-name="a38b26e">
            <text:p>A</text:p>
          </table:table-cell>
          <table:table-cell table:style-name="a2dfdae"/>
          <table:table-cell table:style-name="ab5fa9c"/>
        </table:table-row>
        <table:table-row>
          <table:table-cell table:style-name="a363847"/>
          <table:table-cell table:style-name="a42e681"/>
          <table:table-cell table:style-name="af4b3e1"/>
          <table:table-cell table:style-name="a44cf25"/>
          <table:table-cell table:style-name="a442a88"/>
          <table:table-cell table:style-name="ad58b14"/>
          <table:table-cell table:style-name="ad56c40"/>
          <table:table-cell table:style-name="a2ae984"/>
          <table:table-cell table:style-name="a768be0"/>
          <table:table-cell table:style-name="ab7fb76"/>
        </table:table-row>
        <table:table-row>
          <table:table-cell table:style-name="a2b72b6"/>
          <table:table-cell table:style-name="aa4681a"/>
          <table:table-cell office:string-value="TD" office:value-type="string" table:style-name="a9f4550">
            <text:p>TD</text:p>
          </table:table-cell>
          <table:table-cell office:value="4.0" office:value-type="float" table:style-name="a8be21c">
            <text:p>4</text:p>
          </table:table-cell>
          <table:table-cell office:value="10.0" office:value-type="float" table:style-name="a69bc1d">
            <text:p>10</text:p>
          </table:table-cell>
          <table:table-cell office:string-value="teacher42FirstName" office:value-type="string" table:style-name="afecf5e">
            <text:p>teacher42FirstName</text:p>
          </table:table-cell>
          <table:table-cell office:string-value="teacher42LastName" office:value-type="string" table:style-name="ac8fe86">
            <text:p>teacher42LastName</text:p>
          </table:table-cell>
          <table:table-cell office:string-value="B" office:value-type="string" table:style-name="a97fb97">
            <text:p>B</text:p>
          </table:table-cell>
          <table:table-cell table:style-name="a87ac26"/>
          <table:table-cell table:style-name="ad14b95"/>
        </table:table-row>
        <table:table-row>
          <table:table-cell table:style-name="a794b58"/>
          <table:table-cell table:style-name="a2ae1c1"/>
          <table:table-cell table:style-name="ac717ad"/>
          <table:table-cell table:style-name="a972dc4"/>
          <table:table-cell table:style-name="a201b08"/>
          <table:table-cell table:style-name="afc6892"/>
          <table:table-cell table:style-name="aaac138"/>
          <table:table-cell table:style-name="a9d5d95"/>
          <table:table-cell table:style-name="af3f41c"/>
          <table:table-cell table:style-name="a612d2a"/>
        </table:table-row>
        <table:table-row>
          <table:table-cell office:string-value="DE1" office:value-type="string" table:style-name="a055272">
            <text:p>DE1</text:p>
          </table:table-cell>
          <table:table-cell office:value="1.0" office:value-type="float" table:style-name="a2c2318">
            <text:p>1</text:p>
          </table:table-cell>
          <table:table-cell office:string-value="testcourse43" office:value-type="string" table:style-name="a0823a4">
            <text:p>testcourse43</text:p>
          </table:table-cell>
          <table:table-cell table:style-name="a740d2d"/>
          <table:table-cell table:style-name="a2cd3d6"/>
          <table:table-cell table:style-name="ac754fb"/>
          <table:table-cell table:style-name="ae8c8fb"/>
          <table:table-cell table:style-name="a0ff395"/>
          <table:table-cell table:style-name="af0caf7"/>
          <table:table-cell table:style-name="a614560"/>
        </table:table-row>
        <table:table-row>
          <table:table-cell table:style-name="a83fd18"/>
          <table:table-cell table:style-name="a2c1443"/>
          <table:table-cell office:string-value="CM" office:value-type="string" table:style-name="a17d486">
            <text:p>CM</text:p>
          </table:table-cell>
          <table:table-cell office:value="3.0" office:value-type="float" table:style-name="a490ce8">
            <text:p>3</text:p>
          </table:table-cell>
          <table:table-cell office:value="10.0" office:value-type="float" table:style-name="a018a82">
            <text:p>10</text:p>
          </table:table-cell>
          <table:table-cell office:string-value="teacher43FirstName" office:value-type="string" table:style-name="a50c87e">
            <text:p>teacher43FirstName</text:p>
          </table:table-cell>
          <table:table-cell office:string-value="teacher43LastName" office:value-type="string" table:style-name="a76c703">
            <text:p>teacher43LastName</text:p>
          </table:table-cell>
          <table:table-cell office:string-value="A" office:value-type="string" table:style-name="a9c2e8a">
            <text:p>A</text:p>
          </table:table-cell>
          <table:table-cell table:style-name="a9a1a56"/>
          <table:table-cell table:style-name="a43752c"/>
        </table:table-row>
        <table:table-row>
          <table:table-cell table:style-name="ac3fe7e"/>
          <table:table-cell table:style-name="ad48a0d"/>
          <table:table-cell table:style-name="aa85b21"/>
          <table:table-cell table:style-name="ab7c1af"/>
          <table:table-cell table:style-name="a18ab1a"/>
          <table:table-cell table:style-name="a5cc17f"/>
          <table:table-cell table:style-name="a10b60e"/>
          <table:table-cell table:style-name="a483399"/>
          <table:table-cell table:style-name="a41f524"/>
          <table:table-cell table:style-name="a0d0076"/>
        </table:table-row>
        <table:table-row>
          <table:table-cell table:style-name="a2f5863"/>
          <table:table-cell table:style-name="aafd07d"/>
          <table:table-cell office:string-value="TD" office:value-type="string" table:style-name="a0e5ec2">
            <text:p>TD</text:p>
          </table:table-cell>
          <table:table-cell office:value="4.0" office:value-type="float" table:style-name="af43c75">
            <text:p>4</text:p>
          </table:table-cell>
          <table:table-cell office:value="10.0" office:value-type="float" table:style-name="ad61759">
            <text:p>10</text:p>
          </table:table-cell>
          <table:table-cell office:string-value="teacher43FirstName" office:value-type="string" table:style-name="a500f3b">
            <text:p>teacher43FirstName</text:p>
          </table:table-cell>
          <table:table-cell office:string-value="teacher43LastName" office:value-type="string" table:style-name="a1f108a">
            <text:p>teacher43LastName</text:p>
          </table:table-cell>
          <table:table-cell office:string-value="B" office:value-type="string" table:style-name="ac2b9ac">
            <text:p>B</text:p>
          </table:table-cell>
          <table:table-cell table:style-name="a656337"/>
          <table:table-cell table:style-name="a0f3475"/>
        </table:table-row>
        <table:table-row>
          <table:table-cell table:style-name="a4f74d6"/>
          <table:table-cell table:style-name="a50b29c"/>
          <table:table-cell table:style-name="a06bafa"/>
          <table:table-cell table:style-name="a6ec541"/>
          <table:table-cell table:style-name="ae73c16"/>
          <table:table-cell table:style-name="aaf6ba4"/>
          <table:table-cell table:style-name="a1b3d12"/>
          <table:table-cell table:style-name="a735390"/>
          <table:table-cell table:style-name="a23ed70"/>
          <table:table-cell table:style-name="acb892a"/>
        </table:table-row>
        <table:table-row>
          <table:table-cell office:string-value="DE1" office:value-type="string" table:style-name="a6b9e8b">
            <text:p>DE1</text:p>
          </table:table-cell>
          <table:table-cell office:value="1.0" office:value-type="float" table:style-name="ab1fa40">
            <text:p>1</text:p>
          </table:table-cell>
          <table:table-cell office:string-value="testcourse44" office:value-type="string" table:style-name="acac4a8">
            <text:p>testcourse44</text:p>
          </table:table-cell>
          <table:table-cell table:style-name="a3574c3"/>
          <table:table-cell table:style-name="ab6d66d"/>
          <table:table-cell table:style-name="aba7d2b"/>
          <table:table-cell table:style-name="a235310"/>
          <table:table-cell table:style-name="ad14276"/>
          <table:table-cell table:style-name="a4ff722"/>
          <table:table-cell table:style-name="a7e2c18"/>
        </table:table-row>
        <table:table-row>
          <table:table-cell table:style-name="a196bc0"/>
          <table:table-cell table:style-name="a2c9251"/>
          <table:table-cell office:string-value="CM" office:value-type="string" table:style-name="a9b30d7">
            <text:p>CM</text:p>
          </table:table-cell>
          <table:table-cell office:value="3.0" office:value-type="float" table:style-name="aa4599d">
            <text:p>3</text:p>
          </table:table-cell>
          <table:table-cell office:value="10.0" office:value-type="float" table:style-name="abb0b48">
            <text:p>10</text:p>
          </table:table-cell>
          <table:table-cell office:string-value="teacher44FirstName" office:value-type="string" table:style-name="acc34ca">
            <text:p>teacher44FirstName</text:p>
          </table:table-cell>
          <table:table-cell office:string-value="teacher44LastName" office:value-type="string" table:style-name="abca1d3">
            <text:p>teacher44LastName</text:p>
          </table:table-cell>
          <table:table-cell office:string-value="A" office:value-type="string" table:style-name="a275f11">
            <text:p>A</text:p>
          </table:table-cell>
          <table:table-cell table:style-name="a982c7d"/>
          <table:table-cell table:style-name="a52ca6d"/>
        </table:table-row>
        <table:table-row>
          <table:table-cell table:style-name="a67a755"/>
          <table:table-cell table:style-name="ac09377"/>
          <table:table-cell table:style-name="ac6de76"/>
          <table:table-cell table:style-name="a6639a2"/>
          <table:table-cell table:style-name="abfc66e"/>
          <table:table-cell table:style-name="a7dc6c7"/>
          <table:table-cell table:style-name="a78ba8d"/>
          <table:table-cell table:style-name="ac5eb27"/>
          <table:table-cell table:style-name="abc5b14"/>
          <table:table-cell table:style-name="a691978"/>
        </table:table-row>
        <table:table-row>
          <table:table-cell table:style-name="a380f2e"/>
          <table:table-cell table:style-name="a0a804e"/>
          <table:table-cell office:string-value="TD" office:value-type="string" table:style-name="a59e21f">
            <text:p>TD</text:p>
          </table:table-cell>
          <table:table-cell office:value="4.0" office:value-type="float" table:style-name="a9c12a3">
            <text:p>4</text:p>
          </table:table-cell>
          <table:table-cell office:value="10.0" office:value-type="float" table:style-name="abdaa95">
            <text:p>10</text:p>
          </table:table-cell>
          <table:table-cell office:string-value="teacher44FirstName" office:value-type="string" table:style-name="ae79d9c">
            <text:p>teacher44FirstName</text:p>
          </table:table-cell>
          <table:table-cell office:string-value="teacher44LastName" office:value-type="string" table:style-name="ad6a071">
            <text:p>teacher44LastName</text:p>
          </table:table-cell>
          <table:table-cell office:string-value="B" office:value-type="string" table:style-name="ae460c9">
            <text:p>B</text:p>
          </table:table-cell>
          <table:table-cell table:style-name="a0f8022"/>
          <table:table-cell table:style-name="a5e5e9c"/>
        </table:table-row>
        <table:table-row>
          <table:table-cell table:style-name="a80194e"/>
          <table:table-cell table:style-name="a7e4339"/>
          <table:table-cell table:style-name="a0efe4e"/>
          <table:table-cell table:style-name="a70c70c"/>
          <table:table-cell table:style-name="aeaaaab"/>
          <table:table-cell table:style-name="a164046"/>
          <table:table-cell table:style-name="a482774"/>
          <table:table-cell table:style-name="afae662"/>
          <table:table-cell table:style-name="a30cbdb"/>
          <table:table-cell table:style-name="a6dd559"/>
        </table:table-row>
        <table:table-row>
          <table:table-cell office:string-value="DE1" office:value-type="string" table:style-name="a70ddd9">
            <text:p>DE1</text:p>
          </table:table-cell>
          <table:table-cell office:value="1.0" office:value-type="float" table:style-name="a8c8be7">
            <text:p>1</text:p>
          </table:table-cell>
          <table:table-cell office:string-value="testcourse45" office:value-type="string" table:style-name="adbfcf4">
            <text:p>testcourse45</text:p>
          </table:table-cell>
          <table:table-cell table:style-name="ab87e5c"/>
          <table:table-cell table:style-name="ae65e1d"/>
          <table:table-cell table:style-name="a64823f"/>
          <table:table-cell table:style-name="a09a368"/>
          <table:table-cell table:style-name="a152969"/>
          <table:table-cell table:style-name="ae876ea"/>
          <table:table-cell table:style-name="a5286e8"/>
        </table:table-row>
        <table:table-row>
          <table:table-cell table:style-name="ad75aef"/>
          <table:table-cell table:style-name="af9bd86"/>
          <table:table-cell office:string-value="CM" office:value-type="string" table:style-name="a3564a7">
            <text:p>CM</text:p>
          </table:table-cell>
          <table:table-cell office:value="3.0" office:value-type="float" table:style-name="a2ce0f5">
            <text:p>3</text:p>
          </table:table-cell>
          <table:table-cell office:value="10.0" office:value-type="float" table:style-name="ad1436b">
            <text:p>10</text:p>
          </table:table-cell>
          <table:table-cell office:string-value="teacher45FirstName" office:value-type="string" table:style-name="ae83ef9">
            <text:p>teacher45FirstName</text:p>
          </table:table-cell>
          <table:table-cell office:string-value="teacher45LastName" office:value-type="string" table:style-name="ab07f78">
            <text:p>teacher45LastName</text:p>
          </table:table-cell>
          <table:table-cell office:string-value="A" office:value-type="string" table:style-name="af7cd5a">
            <text:p>A</text:p>
          </table:table-cell>
          <table:table-cell table:style-name="a107d9f"/>
          <table:table-cell table:style-name="aedf53e"/>
        </table:table-row>
        <table:table-row>
          <table:table-cell table:style-name="af7fb84"/>
          <table:table-cell table:style-name="abc7189"/>
          <table:table-cell table:style-name="a4349f6"/>
          <table:table-cell table:style-name="aa15f8e"/>
          <table:table-cell table:style-name="a277026"/>
          <table:table-cell table:style-name="abbdabc"/>
          <table:table-cell table:style-name="a687d70"/>
          <table:table-cell table:style-name="adc6a04"/>
          <table:table-cell table:style-name="a663e7c"/>
          <table:table-cell table:style-name="a7021a0"/>
        </table:table-row>
        <table:table-row>
          <table:table-cell table:style-name="ac4c2c8"/>
          <table:table-cell table:style-name="ad8700f"/>
          <table:table-cell office:string-value="TD" office:value-type="string" table:style-name="ac8f2a2">
            <text:p>TD</text:p>
          </table:table-cell>
          <table:table-cell office:value="4.0" office:value-type="float" table:style-name="ae64ecc">
            <text:p>4</text:p>
          </table:table-cell>
          <table:table-cell office:value="10.0" office:value-type="float" table:style-name="ac333e5">
            <text:p>10</text:p>
          </table:table-cell>
          <table:table-cell office:string-value="teacher45FirstName" office:value-type="string" table:style-name="a527575">
            <text:p>teacher45FirstName</text:p>
          </table:table-cell>
          <table:table-cell office:string-value="teacher45LastName" office:value-type="string" table:style-name="a9c91c3">
            <text:p>teacher45LastName</text:p>
          </table:table-cell>
          <table:table-cell office:string-value="B" office:value-type="string" table:style-name="a0f2195">
            <text:p>B</text:p>
          </table:table-cell>
          <table:table-cell table:style-name="a49ac56"/>
          <table:table-cell table:style-name="aac7c4b"/>
        </table:table-row>
        <table:table-row>
          <table:table-cell table:style-name="a8e9bfb"/>
          <table:table-cell table:style-name="a95426c"/>
          <table:table-cell table:style-name="a1acb12"/>
          <table:table-cell table:style-name="aa9fd48"/>
          <table:table-cell table:style-name="a68621c"/>
          <table:table-cell table:style-name="a70608b"/>
          <table:table-cell table:style-name="a3a87d2"/>
          <table:table-cell table:style-name="ade3e85"/>
          <table:table-cell table:style-name="a35b59f"/>
          <table:table-cell table:style-name="a961f88"/>
        </table:table-row>
        <table:table-row>
          <table:table-cell office:string-value="DE1" office:value-type="string" table:style-name="a291e4a">
            <text:p>DE1</text:p>
          </table:table-cell>
          <table:table-cell office:value="1.0" office:value-type="float" table:style-name="a1c071c">
            <text:p>1</text:p>
          </table:table-cell>
          <table:table-cell office:string-value="testcourse46" office:value-type="string" table:style-name="abf91c2">
            <text:p>testcourse46</text:p>
          </table:table-cell>
          <table:table-cell table:style-name="a31c97a"/>
          <table:table-cell table:style-name="aa310be"/>
          <table:table-cell table:style-name="a0e4eff"/>
          <table:table-cell table:style-name="a869c98"/>
          <table:table-cell table:style-name="a14383a"/>
          <table:table-cell table:style-name="ae9c6fe"/>
          <table:table-cell table:style-name="a2a1cac"/>
        </table:table-row>
        <table:table-row>
          <table:table-cell table:style-name="ae034cf"/>
          <table:table-cell table:style-name="a8d0c0f"/>
          <table:table-cell office:string-value="CM" office:value-type="string" table:style-name="a164947">
            <text:p>CM</text:p>
          </table:table-cell>
          <table:table-cell office:value="3.0" office:value-type="float" table:style-name="aa859bc">
            <text:p>3</text:p>
          </table:table-cell>
          <table:table-cell office:value="10.0" office:value-type="float" table:style-name="a930bd6">
            <text:p>10</text:p>
          </table:table-cell>
          <table:table-cell office:string-value="teacher46FirstName" office:value-type="string" table:style-name="ad7a951">
            <text:p>teacher46FirstName</text:p>
          </table:table-cell>
          <table:table-cell office:string-value="teacher46LastName" office:value-type="string" table:style-name="acc5271">
            <text:p>teacher46LastName</text:p>
          </table:table-cell>
          <table:table-cell office:string-value="A" office:value-type="string" table:style-name="a5fa3f0">
            <text:p>A</text:p>
          </table:table-cell>
          <table:table-cell table:style-name="ac050e0"/>
          <table:table-cell table:style-name="af47df3"/>
        </table:table-row>
        <table:table-row>
          <table:table-cell table:style-name="aaa5ca7"/>
          <table:table-cell table:style-name="acfa693"/>
          <table:table-cell table:style-name="afa8089"/>
          <table:table-cell table:style-name="a1cd287"/>
          <table:table-cell table:style-name="aaee0ef"/>
          <table:table-cell table:style-name="a3118b6"/>
          <table:table-cell table:style-name="aed1548"/>
          <table:table-cell table:style-name="a540e25"/>
          <table:table-cell table:style-name="a3c2869"/>
          <table:table-cell table:style-name="a95ac5c"/>
        </table:table-row>
        <table:table-row>
          <table:table-cell table:style-name="ae3c994"/>
          <table:table-cell table:style-name="a34636b"/>
          <table:table-cell office:string-value="TD" office:value-type="string" table:style-name="ae67deb">
            <text:p>TD</text:p>
          </table:table-cell>
          <table:table-cell office:value="4.0" office:value-type="float" table:style-name="add0c11">
            <text:p>4</text:p>
          </table:table-cell>
          <table:table-cell office:value="10.0" office:value-type="float" table:style-name="a076dc3">
            <text:p>10</text:p>
          </table:table-cell>
          <table:table-cell office:string-value="teacher46FirstName" office:value-type="string" table:style-name="a83d9bc">
            <text:p>teacher46FirstName</text:p>
          </table:table-cell>
          <table:table-cell office:string-value="teacher46LastName" office:value-type="string" table:style-name="a97e2b6">
            <text:p>teacher46LastName</text:p>
          </table:table-cell>
          <table:table-cell office:string-value="B" office:value-type="string" table:style-name="a11f48d">
            <text:p>B</text:p>
          </table:table-cell>
          <table:table-cell table:style-name="a5ef584"/>
          <table:table-cell table:style-name="ad943ab"/>
        </table:table-row>
        <table:table-row>
          <table:table-cell table:style-name="a074b8f"/>
          <table:table-cell table:style-name="a058d44"/>
          <table:table-cell table:style-name="ac6c25a"/>
          <table:table-cell table:style-name="a952f8f"/>
          <table:table-cell table:style-name="a06c48e"/>
          <table:table-cell table:style-name="a06fb32"/>
          <table:table-cell table:style-name="a2e4da1"/>
          <table:table-cell table:style-name="ac4c65a"/>
          <table:table-cell table:style-name="a181443"/>
          <table:table-cell table:style-name="ae622b9"/>
        </table:table-row>
        <table:table-row>
          <table:table-cell office:string-value="DE1" office:value-type="string" table:style-name="acb9c84">
            <text:p>DE1</text:p>
          </table:table-cell>
          <table:table-cell office:value="1.0" office:value-type="float" table:style-name="ae5af6f">
            <text:p>1</text:p>
          </table:table-cell>
          <table:table-cell office:string-value="testcourse47" office:value-type="string" table:style-name="a3f2ac0">
            <text:p>testcourse47</text:p>
          </table:table-cell>
          <table:table-cell table:style-name="a6a36e9"/>
          <table:table-cell table:style-name="a07bf81"/>
          <table:table-cell table:style-name="aab573f"/>
          <table:table-cell table:style-name="ad1aaf0"/>
          <table:table-cell table:style-name="ac55fab"/>
          <table:table-cell table:style-name="ab8258f"/>
          <table:table-cell table:style-name="a216d0a"/>
        </table:table-row>
        <table:table-row>
          <table:table-cell table:style-name="a130de2"/>
          <table:table-cell table:style-name="aa09405"/>
          <table:table-cell office:string-value="CM" office:value-type="string" table:style-name="ae3fc10">
            <text:p>CM</text:p>
          </table:table-cell>
          <table:table-cell office:value="3.0" office:value-type="float" table:style-name="a617a52">
            <text:p>3</text:p>
          </table:table-cell>
          <table:table-cell office:value="10.0" office:value-type="float" table:style-name="af6af1b">
            <text:p>10</text:p>
          </table:table-cell>
          <table:table-cell office:string-value="teacher47FirstName" office:value-type="string" table:style-name="aef4124">
            <text:p>teacher47FirstName</text:p>
          </table:table-cell>
          <table:table-cell office:string-value="teacher47LastName" office:value-type="string" table:style-name="ac31b44">
            <text:p>teacher47LastName</text:p>
          </table:table-cell>
          <table:table-cell office:string-value="A" office:value-type="string" table:style-name="ad76b05">
            <text:p>A</text:p>
          </table:table-cell>
          <table:table-cell table:style-name="aff5dd5"/>
          <table:table-cell table:style-name="abc7872"/>
        </table:table-row>
        <table:table-row>
          <table:table-cell table:style-name="a3b1b25"/>
          <table:table-cell table:style-name="a801092"/>
          <table:table-cell table:style-name="ad297fe"/>
          <table:table-cell table:style-name="a9e2777"/>
          <table:table-cell table:style-name="a5fc373"/>
          <table:table-cell table:style-name="a1b6c3d"/>
          <table:table-cell table:style-name="ae51240"/>
          <table:table-cell table:style-name="a8e4c9b"/>
          <table:table-cell table:style-name="abd33ae"/>
          <table:table-cell table:style-name="a955fab"/>
        </table:table-row>
        <table:table-row>
          <table:table-cell table:style-name="ac8cc5d"/>
          <table:table-cell table:style-name="adaed23"/>
          <table:table-cell office:string-value="TD" office:value-type="string" table:style-name="a533a27">
            <text:p>TD</text:p>
          </table:table-cell>
          <table:table-cell office:value="4.0" office:value-type="float" table:style-name="aa60aac">
            <text:p>4</text:p>
          </table:table-cell>
          <table:table-cell office:value="10.0" office:value-type="float" table:style-name="a26be11">
            <text:p>10</text:p>
          </table:table-cell>
          <table:table-cell office:string-value="teacher47FirstName" office:value-type="string" table:style-name="a1483da">
            <text:p>teacher47FirstName</text:p>
          </table:table-cell>
          <table:table-cell office:string-value="teacher47LastName" office:value-type="string" table:style-name="a7f4895">
            <text:p>teacher47LastName</text:p>
          </table:table-cell>
          <table:table-cell office:string-value="B" office:value-type="string" table:style-name="a889180">
            <text:p>B</text:p>
          </table:table-cell>
          <table:table-cell table:style-name="aa45f8f"/>
          <table:table-cell table:style-name="a18f960"/>
        </table:table-row>
        <table:table-row>
          <table:table-cell table:style-name="ad2e1d9"/>
          <table:table-cell table:style-name="a4984f0"/>
          <table:table-cell table:style-name="a74308f"/>
          <table:table-cell table:style-name="a5d6994"/>
          <table:table-cell table:style-name="ab668bc"/>
          <table:table-cell table:style-name="a998cd9"/>
          <table:table-cell table:style-name="ae40947"/>
          <table:table-cell table:style-name="a9766ff"/>
          <table:table-cell table:style-name="ac2c9a6"/>
          <table:table-cell table:style-name="ac4f89e"/>
        </table:table-row>
        <table:table-row>
          <table:table-cell office:string-value="DE1" office:value-type="string" table:style-name="a0f18da">
            <text:p>DE1</text:p>
          </table:table-cell>
          <table:table-cell office:value="1.0" office:value-type="float" table:style-name="ad91687">
            <text:p>1</text:p>
          </table:table-cell>
          <table:table-cell office:string-value="testcourse48" office:value-type="string" table:style-name="a3c2fc7">
            <text:p>testcourse48</text:p>
          </table:table-cell>
          <table:table-cell table:style-name="a302b0d"/>
          <table:table-cell table:style-name="a055478"/>
          <table:table-cell table:style-name="a290ab1"/>
          <table:table-cell table:style-name="a32b790"/>
          <table:table-cell table:style-name="a3409bd"/>
          <table:table-cell table:style-name="a5ff3ee"/>
          <table:table-cell table:style-name="a098d97"/>
        </table:table-row>
        <table:table-row>
          <table:table-cell table:style-name="af7bfc5"/>
          <table:table-cell table:style-name="ab9866f"/>
          <table:table-cell office:string-value="CM" office:value-type="string" table:style-name="ac43d8e">
            <text:p>CM</text:p>
          </table:table-cell>
          <table:table-cell office:value="3.0" office:value-type="float" table:style-name="aa2029a">
            <text:p>3</text:p>
          </table:table-cell>
          <table:table-cell office:value="10.0" office:value-type="float" table:style-name="ac5f536">
            <text:p>10</text:p>
          </table:table-cell>
          <table:table-cell office:string-value="teacher48FirstName" office:value-type="string" table:style-name="a6738c3">
            <text:p>teacher48FirstName</text:p>
          </table:table-cell>
          <table:table-cell office:string-value="teacher48LastName" office:value-type="string" table:style-name="a635909">
            <text:p>teacher48LastName</text:p>
          </table:table-cell>
          <table:table-cell office:string-value="A" office:value-type="string" table:style-name="a4dc4be">
            <text:p>A</text:p>
          </table:table-cell>
          <table:table-cell table:style-name="a122ac0"/>
          <table:table-cell table:style-name="a86750a"/>
        </table:table-row>
        <table:table-row>
          <table:table-cell table:style-name="afff422"/>
          <table:table-cell table:style-name="a1c6161"/>
          <table:table-cell table:style-name="a3eb211"/>
          <table:table-cell table:style-name="ab7310b"/>
          <table:table-cell table:style-name="abed949"/>
          <table:table-cell table:style-name="aed1167"/>
          <table:table-cell table:style-name="aa7e805"/>
          <table:table-cell table:style-name="a2ca35c"/>
          <table:table-cell table:style-name="aefb4c8"/>
          <table:table-cell table:style-name="a0d1060"/>
        </table:table-row>
        <table:table-row>
          <table:table-cell table:style-name="afdfca0"/>
          <table:table-cell table:style-name="a17c9a1"/>
          <table:table-cell office:string-value="TD" office:value-type="string" table:style-name="ad7b60a">
            <text:p>TD</text:p>
          </table:table-cell>
          <table:table-cell office:value="4.0" office:value-type="float" table:style-name="a31624d">
            <text:p>4</text:p>
          </table:table-cell>
          <table:table-cell office:value="10.0" office:value-type="float" table:style-name="a0553ae">
            <text:p>10</text:p>
          </table:table-cell>
          <table:table-cell office:string-value="teacher48FirstName" office:value-type="string" table:style-name="ade1b6c">
            <text:p>teacher48FirstName</text:p>
          </table:table-cell>
          <table:table-cell office:string-value="teacher48LastName" office:value-type="string" table:style-name="a7f7a4a">
            <text:p>teacher48LastName</text:p>
          </table:table-cell>
          <table:table-cell office:string-value="B" office:value-type="string" table:style-name="a78c420">
            <text:p>B</text:p>
          </table:table-cell>
          <table:table-cell table:style-name="ae97fad"/>
          <table:table-cell table:style-name="aa28ca0"/>
        </table:table-row>
        <table:table-row>
          <table:table-cell table:style-name="ab49c8c"/>
          <table:table-cell table:style-name="af985c1"/>
          <table:table-cell table:style-name="a1ce08d"/>
          <table:table-cell table:style-name="ab9bf3b"/>
          <table:table-cell table:style-name="abd0763"/>
          <table:table-cell table:style-name="a8b3ee8"/>
          <table:table-cell table:style-name="a3414bf"/>
          <table:table-cell table:style-name="a90e2fc"/>
          <table:table-cell table:style-name="a2334e5"/>
          <table:table-cell table:style-name="a9450ff"/>
        </table:table-row>
        <table:table-row>
          <table:table-cell office:string-value="DE1" office:value-type="string" table:style-name="ae920a3">
            <text:p>DE1</text:p>
          </table:table-cell>
          <table:table-cell office:value="1.0" office:value-type="float" table:style-name="a630cd7">
            <text:p>1</text:p>
          </table:table-cell>
          <table:table-cell office:string-value="testcourse49" office:value-type="string" table:style-name="a5ebe03">
            <text:p>testcourse49</text:p>
          </table:table-cell>
          <table:table-cell table:style-name="a934c0b"/>
          <table:table-cell table:style-name="ae9c532"/>
          <table:table-cell table:style-name="a5e17dc"/>
          <table:table-cell table:style-name="a1b86ef"/>
          <table:table-cell table:style-name="a0f619f"/>
          <table:table-cell table:style-name="a06776f"/>
          <table:table-cell table:style-name="a64b014"/>
        </table:table-row>
        <table:table-row>
          <table:table-cell table:style-name="a1e6b85"/>
          <table:table-cell table:style-name="a79d9d4"/>
          <table:table-cell office:string-value="CM" office:value-type="string" table:style-name="a2c6094">
            <text:p>CM</text:p>
          </table:table-cell>
          <table:table-cell office:value="3.0" office:value-type="float" table:style-name="a64f2a0">
            <text:p>3</text:p>
          </table:table-cell>
          <table:table-cell office:value="10.0" office:value-type="float" table:style-name="ad0cab3">
            <text:p>10</text:p>
          </table:table-cell>
          <table:table-cell office:string-value="teacher49FirstName" office:value-type="string" table:style-name="a4258d7">
            <text:p>teacher49FirstName</text:p>
          </table:table-cell>
          <table:table-cell office:string-value="teacher49LastName" office:value-type="string" table:style-name="aede507">
            <text:p>teacher49LastName</text:p>
          </table:table-cell>
          <table:table-cell office:string-value="A" office:value-type="string" table:style-name="a70fd37">
            <text:p>A</text:p>
          </table:table-cell>
          <table:table-cell table:style-name="aa4b83e"/>
          <table:table-cell table:style-name="a0a15e8"/>
        </table:table-row>
        <table:table-row>
          <table:table-cell table:style-name="a5ba988"/>
          <table:table-cell table:style-name="a14b902"/>
          <table:table-cell table:style-name="ae1838a"/>
          <table:table-cell table:style-name="a746a35"/>
          <table:table-cell table:style-name="acedb2e"/>
          <table:table-cell table:style-name="a3f0ceb"/>
          <table:table-cell table:style-name="af9b00d"/>
          <table:table-cell table:style-name="ab1e7ed"/>
          <table:table-cell table:style-name="a1ae732"/>
          <table:table-cell table:style-name="a9c3057"/>
        </table:table-row>
        <table:table-row>
          <table:table-cell table:style-name="a6d9b65"/>
          <table:table-cell table:style-name="ad3d206"/>
          <table:table-cell office:string-value="TD" office:value-type="string" table:style-name="a89472a">
            <text:p>TD</text:p>
          </table:table-cell>
          <table:table-cell office:value="4.0" office:value-type="float" table:style-name="a93c325">
            <text:p>4</text:p>
          </table:table-cell>
          <table:table-cell office:value="10.0" office:value-type="float" table:style-name="a6c5c57">
            <text:p>10</text:p>
          </table:table-cell>
          <table:table-cell office:string-value="teacher49FirstName" office:value-type="string" table:style-name="aa6c699">
            <text:p>teacher49FirstName</text:p>
          </table:table-cell>
          <table:table-cell office:string-value="teacher49LastName" office:value-type="string" table:style-name="a73c021">
            <text:p>teacher49LastName</text:p>
          </table:table-cell>
          <table:table-cell office:string-value="B" office:value-type="string" table:style-name="adb8814">
            <text:p>B</text:p>
          </table:table-cell>
          <table:table-cell table:style-name="af0ad8f"/>
          <table:table-cell table:style-name="a06815b"/>
        </table:table-row>
        <table:table-row>
          <table:table-cell table:style-name="aa70104"/>
          <table:table-cell table:style-name="a339138"/>
          <table:table-cell table:style-name="a615e0d"/>
          <table:table-cell table:style-name="a1def22"/>
          <table:table-cell table:style-name="a82fa09"/>
          <table:table-cell table:style-name="a44ceec"/>
          <table:table-cell table:style-name="a3d7fc8"/>
          <table:table-cell table:style-name="a77737f"/>
          <table:table-cell table:style-name="a743ce8"/>
          <table:table-cell table:style-name="aa0b5dd"/>
        </table:table-row>
        <table:table-row>
          <table:table-cell office:string-value="DE1" office:value-type="string" table:style-name="a0f14e2">
            <text:p>DE1</text:p>
          </table:table-cell>
          <table:table-cell office:value="1.0" office:value-type="float" table:style-name="ad3e8a0">
            <text:p>1</text:p>
          </table:table-cell>
          <table:table-cell office:string-value="testcourse50" office:value-type="string" table:style-name="adab885">
            <text:p>testcourse50</text:p>
          </table:table-cell>
          <table:table-cell table:style-name="a5e0d89"/>
          <table:table-cell table:style-name="ad97eb9"/>
          <table:table-cell table:style-name="a8c0b71"/>
          <table:table-cell table:style-name="a2a94c2"/>
          <table:table-cell table:style-name="aea0061"/>
          <table:table-cell table:style-name="a008f9e"/>
          <table:table-cell table:style-name="a15b450"/>
        </table:table-row>
        <table:table-row>
          <table:table-cell table:style-name="a81c577"/>
          <table:table-cell table:style-name="a798656"/>
          <table:table-cell office:string-value="CM" office:value-type="string" table:style-name="a1afa21">
            <text:p>CM</text:p>
          </table:table-cell>
          <table:table-cell office:value="3.0" office:value-type="float" table:style-name="ac1efb2">
            <text:p>3</text:p>
          </table:table-cell>
          <table:table-cell office:value="10.0" office:value-type="float" table:style-name="ae7dbd6">
            <text:p>10</text:p>
          </table:table-cell>
          <table:table-cell office:string-value="teacher50FirstName" office:value-type="string" table:style-name="a7b8d39">
            <text:p>teacher50FirstName</text:p>
          </table:table-cell>
          <table:table-cell office:string-value="teacher50LastName" office:value-type="string" table:style-name="a5027b4">
            <text:p>teacher50LastName</text:p>
          </table:table-cell>
          <table:table-cell office:string-value="A" office:value-type="string" table:style-name="a9a6838">
            <text:p>A</text:p>
          </table:table-cell>
          <table:table-cell table:style-name="a161834"/>
          <table:table-cell table:style-name="aae5081"/>
        </table:table-row>
        <table:table-row>
          <table:table-cell table:style-name="a35e614"/>
          <table:table-cell table:style-name="a9d93ee"/>
          <table:table-cell table:style-name="a1828e6"/>
          <table:table-cell table:style-name="a21dbc7"/>
          <table:table-cell table:style-name="a26e5d3"/>
          <table:table-cell table:style-name="a3c2672"/>
          <table:table-cell table:style-name="a1d479d"/>
          <table:table-cell table:style-name="a41af68"/>
          <table:table-cell table:style-name="a515599"/>
          <table:table-cell table:style-name="ad27d30"/>
        </table:table-row>
        <table:table-row>
          <table:table-cell table:style-name="a2752a7"/>
          <table:table-cell table:style-name="a6809de"/>
          <table:table-cell office:string-value="TD" office:value-type="string" table:style-name="a75ded3">
            <text:p>TD</text:p>
          </table:table-cell>
          <table:table-cell office:value="4.0" office:value-type="float" table:style-name="aa09829">
            <text:p>4</text:p>
          </table:table-cell>
          <table:table-cell office:value="10.0" office:value-type="float" table:style-name="a6bab4d">
            <text:p>10</text:p>
          </table:table-cell>
          <table:table-cell office:string-value="teacher50FirstName" office:value-type="string" table:style-name="adec193">
            <text:p>teacher50FirstName</text:p>
          </table:table-cell>
          <table:table-cell office:string-value="teacher50LastName" office:value-type="string" table:style-name="ace83d2">
            <text:p>teacher50LastName</text:p>
          </table:table-cell>
          <table:table-cell office:string-value="B" office:value-type="string" table:style-name="a7baf12">
            <text:p>B</text:p>
          </table:table-cell>
          <table:table-cell table:style-name="a3b0651"/>
          <table:table-cell table:style-name="a008256"/>
        </table:table-row>
        <table:table-row>
          <table:table-cell table:style-name="a7b9d23"/>
          <table:table-cell table:style-name="ae47d19"/>
          <table:table-cell table:style-name="a3def5d"/>
          <table:table-cell table:style-name="a4a0c64"/>
          <table:table-cell table:style-name="a3b952c"/>
          <table:table-cell table:style-name="a71a965"/>
          <table:table-cell table:style-name="af60b96"/>
          <table:table-cell table:style-name="a83d531"/>
          <table:table-cell table:style-name="acaae9c"/>
          <table:table-cell table:style-name="aef8b48"/>
        </table:table-row>
        <table:table-row>
          <table:table-cell office:string-value="DE1" office:value-type="string" table:style-name="a243184">
            <text:p>DE1</text:p>
          </table:table-cell>
          <table:table-cell office:value="1.0" office:value-type="float" table:style-name="a75358a">
            <text:p>1</text:p>
          </table:table-cell>
          <table:table-cell office:string-value="testcourse51" office:value-type="string" table:style-name="ac5951e">
            <text:p>testcourse51</text:p>
          </table:table-cell>
          <table:table-cell table:style-name="ae29fce"/>
          <table:table-cell table:style-name="ad8de49"/>
          <table:table-cell table:style-name="a669779"/>
          <table:table-cell table:style-name="a4fbc4e"/>
          <table:table-cell table:style-name="afa0515"/>
          <table:table-cell table:style-name="a2e7371"/>
          <table:table-cell table:style-name="a62c5fc"/>
        </table:table-row>
        <table:table-row>
          <table:table-cell table:style-name="a45ccb1"/>
          <table:table-cell table:style-name="ad1f569"/>
          <table:table-cell office:string-value="CM" office:value-type="string" table:style-name="a9963a5">
            <text:p>CM</text:p>
          </table:table-cell>
          <table:table-cell office:value="3.0" office:value-type="float" table:style-name="a03621b">
            <text:p>3</text:p>
          </table:table-cell>
          <table:table-cell office:value="10.0" office:value-type="float" table:style-name="a15b0ef">
            <text:p>10</text:p>
          </table:table-cell>
          <table:table-cell office:string-value="teacher51FirstName" office:value-type="string" table:style-name="a1fd8f0">
            <text:p>teacher51FirstName</text:p>
          </table:table-cell>
          <table:table-cell office:string-value="teacher51LastName" office:value-type="string" table:style-name="a1a5d9e">
            <text:p>teacher51LastName</text:p>
          </table:table-cell>
          <table:table-cell office:string-value="A" office:value-type="string" table:style-name="a512b27">
            <text:p>A</text:p>
          </table:table-cell>
          <table:table-cell table:style-name="a5eadee"/>
          <table:table-cell table:style-name="a9852c4"/>
        </table:table-row>
        <table:table-row>
          <table:table-cell table:style-name="a8edf81"/>
          <table:table-cell table:style-name="a6d7f80"/>
          <table:table-cell table:style-name="a26fa0e"/>
          <table:table-cell table:style-name="a6b77c1"/>
          <table:table-cell table:style-name="a76f6f6"/>
          <table:table-cell table:style-name="a0eb1b2"/>
          <table:table-cell table:style-name="a691f2c"/>
          <table:table-cell table:style-name="af66e5f"/>
          <table:table-cell table:style-name="a23249a"/>
          <table:table-cell table:style-name="a7de009"/>
        </table:table-row>
        <table:table-row>
          <table:table-cell table:style-name="af3234a"/>
          <table:table-cell table:style-name="a28894d"/>
          <table:table-cell office:string-value="TD" office:value-type="string" table:style-name="ad42663">
            <text:p>TD</text:p>
          </table:table-cell>
          <table:table-cell office:value="4.0" office:value-type="float" table:style-name="a096ae2">
            <text:p>4</text:p>
          </table:table-cell>
          <table:table-cell office:value="10.0" office:value-type="float" table:style-name="aff0ad8">
            <text:p>10</text:p>
          </table:table-cell>
          <table:table-cell office:string-value="teacher51FirstName" office:value-type="string" table:style-name="a577bbf">
            <text:p>teacher51FirstName</text:p>
          </table:table-cell>
          <table:table-cell office:string-value="teacher51LastName" office:value-type="string" table:style-name="a2ec993">
            <text:p>teacher51LastName</text:p>
          </table:table-cell>
          <table:table-cell office:string-value="B" office:value-type="string" table:style-name="a3d5009">
            <text:p>B</text:p>
          </table:table-cell>
          <table:table-cell table:style-name="a2b8750"/>
          <table:table-cell table:style-name="a2ac057"/>
        </table:table-row>
        <table:table-row>
          <table:table-cell table:style-name="a9a5741"/>
          <table:table-cell table:style-name="a1839a5"/>
          <table:table-cell table:style-name="a008a95"/>
          <table:table-cell table:style-name="ace6511"/>
          <table:table-cell table:style-name="a2cc429"/>
          <table:table-cell table:style-name="a500f61"/>
          <table:table-cell table:style-name="a1abe5c"/>
          <table:table-cell table:style-name="a213dea"/>
          <table:table-cell table:style-name="aae9916"/>
          <table:table-cell table:style-name="adae638"/>
        </table:table-row>
        <table:table-row>
          <table:table-cell office:string-value="DE1" office:value-type="string" table:style-name="a6e064e">
            <text:p>DE1</text:p>
          </table:table-cell>
          <table:table-cell office:value="1.0" office:value-type="float" table:style-name="ac7bee9">
            <text:p>1</text:p>
          </table:table-cell>
          <table:table-cell office:string-value="testcourse52" office:value-type="string" table:style-name="a05e557">
            <text:p>testcourse52</text:p>
          </table:table-cell>
          <table:table-cell table:style-name="a239346"/>
          <table:table-cell table:style-name="a797666"/>
          <table:table-cell table:style-name="a1faf64"/>
          <table:table-cell table:style-name="a8de833"/>
          <table:table-cell table:style-name="aac8289"/>
          <table:table-cell table:style-name="a650903"/>
          <table:table-cell table:style-name="a5c4cc0"/>
        </table:table-row>
        <table:table-row>
          <table:table-cell table:style-name="afed002"/>
          <table:table-cell table:style-name="a788711"/>
          <table:table-cell office:string-value="CM" office:value-type="string" table:style-name="a3e124f">
            <text:p>CM</text:p>
          </table:table-cell>
          <table:table-cell office:value="3.0" office:value-type="float" table:style-name="adda209">
            <text:p>3</text:p>
          </table:table-cell>
          <table:table-cell office:value="10.0" office:value-type="float" table:style-name="a105501">
            <text:p>10</text:p>
          </table:table-cell>
          <table:table-cell office:string-value="teacher52FirstName" office:value-type="string" table:style-name="a0a53ef">
            <text:p>teacher52FirstName</text:p>
          </table:table-cell>
          <table:table-cell office:string-value="teacher52LastName" office:value-type="string" table:style-name="aed6ade">
            <text:p>teacher52LastName</text:p>
          </table:table-cell>
          <table:table-cell office:string-value="A" office:value-type="string" table:style-name="a85b478">
            <text:p>A</text:p>
          </table:table-cell>
          <table:table-cell table:style-name="ab17e70"/>
          <table:table-cell table:style-name="aba6605"/>
        </table:table-row>
        <table:table-row>
          <table:table-cell table:style-name="a0268bb"/>
          <table:table-cell table:style-name="a424662"/>
          <table:table-cell table:style-name="a79052a"/>
          <table:table-cell table:style-name="aa06b32"/>
          <table:table-cell table:style-name="a87149b"/>
          <table:table-cell table:style-name="a211942"/>
          <table:table-cell table:style-name="a004716"/>
          <table:table-cell table:style-name="adfb5af"/>
          <table:table-cell table:style-name="a27bddf"/>
          <table:table-cell table:style-name="a635536"/>
        </table:table-row>
        <table:table-row>
          <table:table-cell table:style-name="a79e9ab"/>
          <table:table-cell table:style-name="a7045de"/>
          <table:table-cell office:string-value="TD" office:value-type="string" table:style-name="a6ef617">
            <text:p>TD</text:p>
          </table:table-cell>
          <table:table-cell office:value="4.0" office:value-type="float" table:style-name="a1ec38d">
            <text:p>4</text:p>
          </table:table-cell>
          <table:table-cell office:value="10.0" office:value-type="float" table:style-name="ae6c161">
            <text:p>10</text:p>
          </table:table-cell>
          <table:table-cell office:string-value="teacher52FirstName" office:value-type="string" table:style-name="a51fc26">
            <text:p>teacher52FirstName</text:p>
          </table:table-cell>
          <table:table-cell office:string-value="teacher52LastName" office:value-type="string" table:style-name="ad79eeb">
            <text:p>teacher52LastName</text:p>
          </table:table-cell>
          <table:table-cell office:string-value="B" office:value-type="string" table:style-name="a29ba14">
            <text:p>B</text:p>
          </table:table-cell>
          <table:table-cell table:style-name="aad9bd2"/>
          <table:table-cell table:style-name="af94026"/>
        </table:table-row>
        <table:table-row>
          <table:table-cell table:style-name="afd1f25"/>
          <table:table-cell table:style-name="ad700ca"/>
          <table:table-cell table:style-name="ac38ae6"/>
          <table:table-cell table:style-name="ae06abb"/>
          <table:table-cell table:style-name="a43ed45"/>
          <table:table-cell table:style-name="a5bce42"/>
          <table:table-cell table:style-name="aba5712"/>
          <table:table-cell table:style-name="a1984c4"/>
          <table:table-cell table:style-name="a273227"/>
          <table:table-cell table:style-name="a3b45db"/>
        </table:table-row>
        <table:table-row>
          <table:table-cell office:string-value="DE1" office:value-type="string" table:style-name="a481242">
            <text:p>DE1</text:p>
          </table:table-cell>
          <table:table-cell office:value="1.0" office:value-type="float" table:style-name="a10f0ed">
            <text:p>1</text:p>
          </table:table-cell>
          <table:table-cell office:string-value="testcourse53" office:value-type="string" table:style-name="acfc2fb">
            <text:p>testcourse53</text:p>
          </table:table-cell>
          <table:table-cell table:style-name="a0f0477"/>
          <table:table-cell table:style-name="acaf953"/>
          <table:table-cell table:style-name="a03fa6e"/>
          <table:table-cell table:style-name="a89e834"/>
          <table:table-cell table:style-name="a8a8510"/>
          <table:table-cell table:style-name="abf3527"/>
          <table:table-cell table:style-name="a7de6f7"/>
        </table:table-row>
        <table:table-row>
          <table:table-cell table:style-name="a86e28d"/>
          <table:table-cell table:style-name="a7f4eb0"/>
          <table:table-cell office:string-value="CM" office:value-type="string" table:style-name="a5a53f6">
            <text:p>CM</text:p>
          </table:table-cell>
          <table:table-cell office:value="3.0" office:value-type="float" table:style-name="af850d7">
            <text:p>3</text:p>
          </table:table-cell>
          <table:table-cell office:value="10.0" office:value-type="float" table:style-name="a5d4861">
            <text:p>10</text:p>
          </table:table-cell>
          <table:table-cell office:string-value="teacher53FirstName" office:value-type="string" table:style-name="aaec2b6">
            <text:p>teacher53FirstName</text:p>
          </table:table-cell>
          <table:table-cell office:string-value="teacher53LastName" office:value-type="string" table:style-name="a4048c4">
            <text:p>teacher53LastName</text:p>
          </table:table-cell>
          <table:table-cell office:string-value="A" office:value-type="string" table:style-name="ac169e8">
            <text:p>A</text:p>
          </table:table-cell>
          <table:table-cell table:style-name="aeab4bc"/>
          <table:table-cell table:style-name="aaa1710"/>
        </table:table-row>
        <table:table-row>
          <table:table-cell table:style-name="a126620"/>
          <table:table-cell table:style-name="afe8713"/>
          <table:table-cell table:style-name="aeaf290"/>
          <table:table-cell table:style-name="a5d91d4"/>
          <table:table-cell table:style-name="ad2f293"/>
          <table:table-cell table:style-name="a52e84a"/>
          <table:table-cell table:style-name="a839fac"/>
          <table:table-cell table:style-name="a70db37"/>
          <table:table-cell table:style-name="aedd3c5"/>
          <table:table-cell table:style-name="a1abd19"/>
        </table:table-row>
        <table:table-row>
          <table:table-cell table:style-name="a09baaf"/>
          <table:table-cell table:style-name="a54fbdd"/>
          <table:table-cell office:string-value="TD" office:value-type="string" table:style-name="ab28e24">
            <text:p>TD</text:p>
          </table:table-cell>
          <table:table-cell office:value="4.0" office:value-type="float" table:style-name="a2300ee">
            <text:p>4</text:p>
          </table:table-cell>
          <table:table-cell office:value="10.0" office:value-type="float" table:style-name="a34b936">
            <text:p>10</text:p>
          </table:table-cell>
          <table:table-cell office:string-value="teacher53FirstName" office:value-type="string" table:style-name="a1410eb">
            <text:p>teacher53FirstName</text:p>
          </table:table-cell>
          <table:table-cell office:string-value="teacher53LastName" office:value-type="string" table:style-name="a35f99c">
            <text:p>teacher53LastName</text:p>
          </table:table-cell>
          <table:table-cell office:string-value="B" office:value-type="string" table:style-name="a749e68">
            <text:p>B</text:p>
          </table:table-cell>
          <table:table-cell table:style-name="a158240"/>
          <table:table-cell table:style-name="afe2601"/>
        </table:table-row>
        <table:table-row>
          <table:table-cell table:style-name="a8d1216"/>
          <table:table-cell table:style-name="a3d807a"/>
          <table:table-cell table:style-name="a8a2ec3"/>
          <table:table-cell table:style-name="aa5b6e5"/>
          <table:table-cell table:style-name="aa188b6"/>
          <table:table-cell table:style-name="a0d859d"/>
          <table:table-cell table:style-name="ac06e65"/>
          <table:table-cell table:style-name="aed5a4f"/>
          <table:table-cell table:style-name="a0e7221"/>
          <table:table-cell table:style-name="ad5ef31"/>
        </table:table-row>
        <table:table-row>
          <table:table-cell office:string-value="DE1" office:value-type="string" table:style-name="a4a52e3">
            <text:p>DE1</text:p>
          </table:table-cell>
          <table:table-cell office:value="1.0" office:value-type="float" table:style-name="abbd063">
            <text:p>1</text:p>
          </table:table-cell>
          <table:table-cell office:string-value="testcourse54" office:value-type="string" table:style-name="a3d280c">
            <text:p>testcourse54</text:p>
          </table:table-cell>
          <table:table-cell table:style-name="a8d86a6"/>
          <table:table-cell table:style-name="a5c8985"/>
          <table:table-cell table:style-name="a80d580"/>
          <table:table-cell table:style-name="abb484b"/>
          <table:table-cell table:style-name="a38185c"/>
          <table:table-cell table:style-name="aab8478"/>
          <table:table-cell table:style-name="af01767"/>
        </table:table-row>
        <table:table-row>
          <table:table-cell table:style-name="a4a21e0"/>
          <table:table-cell table:style-name="a55696b"/>
          <table:table-cell office:string-value="CM" office:value-type="string" table:style-name="a80b347">
            <text:p>CM</text:p>
          </table:table-cell>
          <table:table-cell office:value="3.0" office:value-type="float" table:style-name="afe95fc">
            <text:p>3</text:p>
          </table:table-cell>
          <table:table-cell office:value="10.0" office:value-type="float" table:style-name="a396a3d">
            <text:p>10</text:p>
          </table:table-cell>
          <table:table-cell office:string-value="teacher54FirstName" office:value-type="string" table:style-name="abb37f2">
            <text:p>teacher54FirstName</text:p>
          </table:table-cell>
          <table:table-cell office:string-value="teacher54LastName" office:value-type="string" table:style-name="ae6431c">
            <text:p>teacher54LastName</text:p>
          </table:table-cell>
          <table:table-cell office:string-value="A" office:value-type="string" table:style-name="a3fda78">
            <text:p>A</text:p>
          </table:table-cell>
          <table:table-cell table:style-name="a49864a"/>
          <table:table-cell table:style-name="a0101a3"/>
        </table:table-row>
        <table:table-row>
          <table:table-cell table:style-name="a5cd5da"/>
          <table:table-cell table:style-name="a9ce682"/>
          <table:table-cell table:style-name="ae19245"/>
          <table:table-cell table:style-name="a5844c3"/>
          <table:table-cell table:style-name="aea88ab"/>
          <table:table-cell table:style-name="ac03e6f"/>
          <table:table-cell table:style-name="a64d11f"/>
          <table:table-cell table:style-name="a3babf9"/>
          <table:table-cell table:style-name="a1593fa"/>
          <table:table-cell table:style-name="affe56a"/>
        </table:table-row>
        <table:table-row>
          <table:table-cell table:style-name="ac29b6f"/>
          <table:table-cell table:style-name="a10ba3b"/>
          <table:table-cell office:string-value="TD" office:value-type="string" table:style-name="a2dac7e">
            <text:p>TD</text:p>
          </table:table-cell>
          <table:table-cell office:value="4.0" office:value-type="float" table:style-name="a3141fe">
            <text:p>4</text:p>
          </table:table-cell>
          <table:table-cell office:value="10.0" office:value-type="float" table:style-name="aa118d2">
            <text:p>10</text:p>
          </table:table-cell>
          <table:table-cell office:string-value="teacher54FirstName" office:value-type="string" table:style-name="a3268c4">
            <text:p>teacher54FirstName</text:p>
          </table:table-cell>
          <table:table-cell office:string-value="teacher54LastName" office:value-type="string" table:style-name="ab5931f">
            <text:p>teacher54LastName</text:p>
          </table:table-cell>
          <table:table-cell office:string-value="B" office:value-type="string" table:style-name="afbfc0a">
            <text:p>B</text:p>
          </table:table-cell>
          <table:table-cell table:style-name="af8fa84"/>
          <table:table-cell table:style-name="a1be581"/>
        </table:table-row>
        <table:table-row>
          <table:table-cell table:style-name="ad663ef"/>
          <table:table-cell table:style-name="a6e51fe"/>
          <table:table-cell table:style-name="add2fcf"/>
          <table:table-cell table:style-name="aab9d62"/>
          <table:table-cell table:style-name="aaa3d9b"/>
          <table:table-cell table:style-name="a25ef0c"/>
          <table:table-cell table:style-name="a0199ae"/>
          <table:table-cell table:style-name="a1206f4"/>
          <table:table-cell table:style-name="adf3dd8"/>
          <table:table-cell table:style-name="a0c62ef"/>
        </table:table-row>
        <table:table-row>
          <table:table-cell office:string-value="DE1" office:value-type="string" table:style-name="a59385a">
            <text:p>DE1</text:p>
          </table:table-cell>
          <table:table-cell office:value="1.0" office:value-type="float" table:style-name="a756a1b">
            <text:p>1</text:p>
          </table:table-cell>
          <table:table-cell office:string-value="testcourse55" office:value-type="string" table:style-name="af9b077">
            <text:p>testcourse55</text:p>
          </table:table-cell>
          <table:table-cell table:style-name="a38c3a4"/>
          <table:table-cell table:style-name="aaa0ca5"/>
          <table:table-cell table:style-name="ab6a962"/>
          <table:table-cell table:style-name="a8b9a47"/>
          <table:table-cell table:style-name="ad51aa2"/>
          <table:table-cell table:style-name="a1637b7"/>
          <table:table-cell table:style-name="ac03f13"/>
        </table:table-row>
        <table:table-row>
          <table:table-cell table:style-name="adc6fa7"/>
          <table:table-cell table:style-name="a2a9015"/>
          <table:table-cell office:string-value="CM" office:value-type="string" table:style-name="a071c25">
            <text:p>CM</text:p>
          </table:table-cell>
          <table:table-cell office:value="3.0" office:value-type="float" table:style-name="ac409e3">
            <text:p>3</text:p>
          </table:table-cell>
          <table:table-cell office:value="10.0" office:value-type="float" table:style-name="a7f72b6">
            <text:p>10</text:p>
          </table:table-cell>
          <table:table-cell office:string-value="teacher55FirstName" office:value-type="string" table:style-name="a31198a">
            <text:p>teacher55FirstName</text:p>
          </table:table-cell>
          <table:table-cell office:string-value="teacher55LastName" office:value-type="string" table:style-name="ac1ace4">
            <text:p>teacher55LastName</text:p>
          </table:table-cell>
          <table:table-cell office:string-value="A" office:value-type="string" table:style-name="a7866ba">
            <text:p>A</text:p>
          </table:table-cell>
          <table:table-cell table:style-name="a02dd9c"/>
          <table:table-cell table:style-name="a23a680"/>
        </table:table-row>
        <table:table-row>
          <table:table-cell table:style-name="a75de40"/>
          <table:table-cell table:style-name="aea50ab"/>
          <table:table-cell table:style-name="a0575b2"/>
          <table:table-cell table:style-name="a127002"/>
          <table:table-cell table:style-name="aea4e35"/>
          <table:table-cell table:style-name="a226ba0"/>
          <table:table-cell table:style-name="a5011d5"/>
          <table:table-cell table:style-name="a24b73d"/>
          <table:table-cell table:style-name="a55619e"/>
          <table:table-cell table:style-name="af62cb4"/>
        </table:table-row>
        <table:table-row>
          <table:table-cell table:style-name="a465577"/>
          <table:table-cell table:style-name="a9cd308"/>
          <table:table-cell office:string-value="TD" office:value-type="string" table:style-name="a599ace">
            <text:p>TD</text:p>
          </table:table-cell>
          <table:table-cell office:value="4.0" office:value-type="float" table:style-name="aa1b192">
            <text:p>4</text:p>
          </table:table-cell>
          <table:table-cell office:value="10.0" office:value-type="float" table:style-name="a52aad5">
            <text:p>10</text:p>
          </table:table-cell>
          <table:table-cell office:string-value="teacher55FirstName" office:value-type="string" table:style-name="a497426">
            <text:p>teacher55FirstName</text:p>
          </table:table-cell>
          <table:table-cell office:string-value="teacher55LastName" office:value-type="string" table:style-name="ac36ee2">
            <text:p>teacher55LastName</text:p>
          </table:table-cell>
          <table:table-cell office:string-value="B" office:value-type="string" table:style-name="a84fac0">
            <text:p>B</text:p>
          </table:table-cell>
          <table:table-cell table:style-name="a7530f8"/>
          <table:table-cell table:style-name="a4f9dd3"/>
        </table:table-row>
        <table:table-row>
          <table:table-cell table:style-name="aa09f57"/>
          <table:table-cell table:style-name="ab35069"/>
          <table:table-cell table:style-name="a6b51ff"/>
          <table:table-cell table:style-name="aa85ada"/>
          <table:table-cell table:style-name="a180437"/>
          <table:table-cell table:style-name="a315860"/>
          <table:table-cell table:style-name="a8ab14f"/>
          <table:table-cell table:style-name="ae101ba"/>
          <table:table-cell table:style-name="ad8e223"/>
          <table:table-cell table:style-name="aca61e6"/>
        </table:table-row>
        <table:table-row>
          <table:table-cell office:string-value="DE1" office:value-type="string" table:style-name="ad5c315">
            <text:p>DE1</text:p>
          </table:table-cell>
          <table:table-cell office:value="1.0" office:value-type="float" table:style-name="a41f824">
            <text:p>1</text:p>
          </table:table-cell>
          <table:table-cell office:string-value="testcourse56" office:value-type="string" table:style-name="a777ffd">
            <text:p>testcourse56</text:p>
          </table:table-cell>
          <table:table-cell table:style-name="a83d45f"/>
          <table:table-cell table:style-name="a54fea6"/>
          <table:table-cell table:style-name="a71f090"/>
          <table:table-cell table:style-name="af5132e"/>
          <table:table-cell table:style-name="a515e63"/>
          <table:table-cell table:style-name="aec0a58"/>
          <table:table-cell table:style-name="a1de663"/>
        </table:table-row>
        <table:table-row>
          <table:table-cell table:style-name="a9d80f1"/>
          <table:table-cell table:style-name="aabc6b6"/>
          <table:table-cell office:string-value="CM" office:value-type="string" table:style-name="acd3c46">
            <text:p>CM</text:p>
          </table:table-cell>
          <table:table-cell office:value="3.0" office:value-type="float" table:style-name="a6c151d">
            <text:p>3</text:p>
          </table:table-cell>
          <table:table-cell office:value="10.0" office:value-type="float" table:style-name="a2e864a">
            <text:p>10</text:p>
          </table:table-cell>
          <table:table-cell office:string-value="teacher56FirstName" office:value-type="string" table:style-name="a21e83a">
            <text:p>teacher56FirstName</text:p>
          </table:table-cell>
          <table:table-cell office:string-value="teacher56LastName" office:value-type="string" table:style-name="a4e159e">
            <text:p>teacher56LastName</text:p>
          </table:table-cell>
          <table:table-cell office:string-value="A" office:value-type="string" table:style-name="ac496f9">
            <text:p>A</text:p>
          </table:table-cell>
          <table:table-cell table:style-name="a4a9307"/>
          <table:table-cell table:style-name="aaea302"/>
        </table:table-row>
        <table:table-row>
          <table:table-cell table:style-name="afa944b"/>
          <table:table-cell table:style-name="af4f94e"/>
          <table:table-cell table:style-name="addfe6a"/>
          <table:table-cell table:style-name="a717094"/>
          <table:table-cell table:style-name="ac1f5c6"/>
          <table:table-cell table:style-name="acc27ac"/>
          <table:table-cell table:style-name="a190819"/>
          <table:table-cell table:style-name="a959893"/>
          <table:table-cell table:style-name="a43d5ea"/>
          <table:table-cell table:style-name="afe17c2"/>
        </table:table-row>
        <table:table-row>
          <table:table-cell table:style-name="adc6983"/>
          <table:table-cell table:style-name="af0327d"/>
          <table:table-cell office:string-value="TD" office:value-type="string" table:style-name="a4be983">
            <text:p>TD</text:p>
          </table:table-cell>
          <table:table-cell office:value="4.0" office:value-type="float" table:style-name="ab20f6d">
            <text:p>4</text:p>
          </table:table-cell>
          <table:table-cell office:value="10.0" office:value-type="float" table:style-name="a0d4ff4">
            <text:p>10</text:p>
          </table:table-cell>
          <table:table-cell office:string-value="teacher56FirstName" office:value-type="string" table:style-name="a5bcf43">
            <text:p>teacher56FirstName</text:p>
          </table:table-cell>
          <table:table-cell office:string-value="teacher56LastName" office:value-type="string" table:style-name="a0ec435">
            <text:p>teacher56LastName</text:p>
          </table:table-cell>
          <table:table-cell office:string-value="B" office:value-type="string" table:style-name="ac5ca62">
            <text:p>B</text:p>
          </table:table-cell>
          <table:table-cell table:style-name="a6e4c1b"/>
          <table:table-cell table:style-name="a32562c"/>
        </table:table-row>
        <table:table-row>
          <table:table-cell table:style-name="a590ef5"/>
          <table:table-cell table:style-name="aa5a014"/>
          <table:table-cell table:style-name="a3bd747"/>
          <table:table-cell table:style-name="a6f0e03"/>
          <table:table-cell table:style-name="a17fce6"/>
          <table:table-cell table:style-name="a4bc097"/>
          <table:table-cell table:style-name="a1fabf0"/>
          <table:table-cell table:style-name="a02120b"/>
          <table:table-cell table:style-name="a251450"/>
          <table:table-cell table:style-name="a5c748b"/>
        </table:table-row>
        <table:table-row>
          <table:table-cell office:string-value="DE1" office:value-type="string" table:style-name="a428500">
            <text:p>DE1</text:p>
          </table:table-cell>
          <table:table-cell office:value="1.0" office:value-type="float" table:style-name="a28302f">
            <text:p>1</text:p>
          </table:table-cell>
          <table:table-cell office:string-value="testcourse57" office:value-type="string" table:style-name="a5c4c62">
            <text:p>testcourse57</text:p>
          </table:table-cell>
          <table:table-cell table:style-name="a6f6de2"/>
          <table:table-cell table:style-name="a2c258a"/>
          <table:table-cell table:style-name="a1488ee"/>
          <table:table-cell table:style-name="af5ee3a"/>
          <table:table-cell table:style-name="aa33049"/>
          <table:table-cell table:style-name="a361ccd"/>
          <table:table-cell table:style-name="aa7ce8f"/>
        </table:table-row>
        <table:table-row>
          <table:table-cell table:style-name="a2a64fd"/>
          <table:table-cell table:style-name="a694b96"/>
          <table:table-cell office:string-value="CM" office:value-type="string" table:style-name="a36955f">
            <text:p>CM</text:p>
          </table:table-cell>
          <table:table-cell office:value="3.0" office:value-type="float" table:style-name="acd13c3">
            <text:p>3</text:p>
          </table:table-cell>
          <table:table-cell office:value="10.0" office:value-type="float" table:style-name="a491e3b">
            <text:p>10</text:p>
          </table:table-cell>
          <table:table-cell office:string-value="teacher57FirstName" office:value-type="string" table:style-name="a8c4018">
            <text:p>teacher57FirstName</text:p>
          </table:table-cell>
          <table:table-cell office:string-value="teacher57LastName" office:value-type="string" table:style-name="a477c87">
            <text:p>teacher57LastName</text:p>
          </table:table-cell>
          <table:table-cell office:string-value="A" office:value-type="string" table:style-name="a487037">
            <text:p>A</text:p>
          </table:table-cell>
          <table:table-cell table:style-name="a7552a1"/>
          <table:table-cell table:style-name="a0fffbc"/>
        </table:table-row>
        <table:table-row>
          <table:table-cell table:style-name="a956c1c"/>
          <table:table-cell table:style-name="a620eb5"/>
          <table:table-cell table:style-name="a497537"/>
          <table:table-cell table:style-name="a2cf772"/>
          <table:table-cell table:style-name="ad8ce45"/>
          <table:table-cell table:style-name="a9cb3c0"/>
          <table:table-cell table:style-name="a147e3d"/>
          <table:table-cell table:style-name="a77a0ea"/>
          <table:table-cell table:style-name="a745068"/>
          <table:table-cell table:style-name="a5f4b4e"/>
        </table:table-row>
        <table:table-row>
          <table:table-cell table:style-name="a5962e1"/>
          <table:table-cell table:style-name="ad15e93"/>
          <table:table-cell office:string-value="TD" office:value-type="string" table:style-name="ac0e677">
            <text:p>TD</text:p>
          </table:table-cell>
          <table:table-cell office:value="4.0" office:value-type="float" table:style-name="ab81b96">
            <text:p>4</text:p>
          </table:table-cell>
          <table:table-cell office:value="10.0" office:value-type="float" table:style-name="ae233b0">
            <text:p>10</text:p>
          </table:table-cell>
          <table:table-cell office:string-value="teacher57FirstName" office:value-type="string" table:style-name="af4d79c">
            <text:p>teacher57FirstName</text:p>
          </table:table-cell>
          <table:table-cell office:string-value="teacher57LastName" office:value-type="string" table:style-name="a5e0ab0">
            <text:p>teacher57LastName</text:p>
          </table:table-cell>
          <table:table-cell office:string-value="B" office:value-type="string" table:style-name="aeb32f3">
            <text:p>B</text:p>
          </table:table-cell>
          <table:table-cell table:style-name="a22f165"/>
          <table:table-cell table:style-name="aa851ba"/>
        </table:table-row>
        <table:table-row>
          <table:table-cell table:style-name="a6561bc"/>
          <table:table-cell table:style-name="a7b7926"/>
          <table:table-cell table:style-name="ab399ba"/>
          <table:table-cell table:style-name="a858e4b"/>
          <table:table-cell table:style-name="a1e9f9e"/>
          <table:table-cell table:style-name="a260c6a"/>
          <table:table-cell table:style-name="a6d9459"/>
          <table:table-cell table:style-name="a92d318"/>
          <table:table-cell table:style-name="a4edf6d"/>
          <table:table-cell table:style-name="ae52e3b"/>
        </table:table-row>
        <table:table-row>
          <table:table-cell office:string-value="DE1" office:value-type="string" table:style-name="a3503ae">
            <text:p>DE1</text:p>
          </table:table-cell>
          <table:table-cell office:value="1.0" office:value-type="float" table:style-name="a7af781">
            <text:p>1</text:p>
          </table:table-cell>
          <table:table-cell office:string-value="testcourse58" office:value-type="string" table:style-name="aae5a13">
            <text:p>testcourse58</text:p>
          </table:table-cell>
          <table:table-cell table:style-name="a327690"/>
          <table:table-cell table:style-name="afdbae3"/>
          <table:table-cell table:style-name="aaae72b"/>
          <table:table-cell table:style-name="a82e898"/>
          <table:table-cell table:style-name="ac521bd"/>
          <table:table-cell table:style-name="ae46453"/>
          <table:table-cell table:style-name="ab9f4bf"/>
        </table:table-row>
        <table:table-row>
          <table:table-cell table:style-name="a5de596"/>
          <table:table-cell table:style-name="a5827e1"/>
          <table:table-cell office:string-value="CM" office:value-type="string" table:style-name="aac9965">
            <text:p>CM</text:p>
          </table:table-cell>
          <table:table-cell office:value="3.0" office:value-type="float" table:style-name="a223b6d">
            <text:p>3</text:p>
          </table:table-cell>
          <table:table-cell office:value="10.0" office:value-type="float" table:style-name="ab48abc">
            <text:p>10</text:p>
          </table:table-cell>
          <table:table-cell office:string-value="teacher58FirstName" office:value-type="string" table:style-name="a70cbda">
            <text:p>teacher58FirstName</text:p>
          </table:table-cell>
          <table:table-cell office:string-value="teacher58LastName" office:value-type="string" table:style-name="a1d0a5b">
            <text:p>teacher58LastName</text:p>
          </table:table-cell>
          <table:table-cell office:string-value="A" office:value-type="string" table:style-name="aa33b54">
            <text:p>A</text:p>
          </table:table-cell>
          <table:table-cell table:style-name="a9a6049"/>
          <table:table-cell table:style-name="ab1f489"/>
        </table:table-row>
        <table:table-row>
          <table:table-cell table:style-name="a19858c"/>
          <table:table-cell table:style-name="a685085"/>
          <table:table-cell table:style-name="a734ab1"/>
          <table:table-cell table:style-name="ae04b9d"/>
          <table:table-cell table:style-name="a899cc7"/>
          <table:table-cell table:style-name="a297238"/>
          <table:table-cell table:style-name="a8a6ea8"/>
          <table:table-cell table:style-name="a449d0d"/>
          <table:table-cell table:style-name="a9c4e2b"/>
          <table:table-cell table:style-name="adbda27"/>
        </table:table-row>
        <table:table-row>
          <table:table-cell table:style-name="aff0d54"/>
          <table:table-cell table:style-name="a32a12c"/>
          <table:table-cell office:string-value="TD" office:value-type="string" table:style-name="a55e043">
            <text:p>TD</text:p>
          </table:table-cell>
          <table:table-cell office:value="4.0" office:value-type="float" table:style-name="a34a522">
            <text:p>4</text:p>
          </table:table-cell>
          <table:table-cell office:value="10.0" office:value-type="float" table:style-name="a4d7c88">
            <text:p>10</text:p>
          </table:table-cell>
          <table:table-cell office:string-value="teacher58FirstName" office:value-type="string" table:style-name="ac927b8">
            <text:p>teacher58FirstName</text:p>
          </table:table-cell>
          <table:table-cell office:string-value="teacher58LastName" office:value-type="string" table:style-name="a7051a7">
            <text:p>teacher58LastName</text:p>
          </table:table-cell>
          <table:table-cell office:string-value="B" office:value-type="string" table:style-name="ae1e9d2">
            <text:p>B</text:p>
          </table:table-cell>
          <table:table-cell table:style-name="a7f78ea"/>
          <table:table-cell table:style-name="a13e64f"/>
        </table:table-row>
        <table:table-row>
          <table:table-cell table:style-name="a64dc51"/>
          <table:table-cell table:style-name="aab0735"/>
          <table:table-cell table:style-name="a51660f"/>
          <table:table-cell table:style-name="a631afd"/>
          <table:table-cell table:style-name="a2bdff3"/>
          <table:table-cell table:style-name="a58cf73"/>
          <table:table-cell table:style-name="aff37fa"/>
          <table:table-cell table:style-name="ade980d"/>
          <table:table-cell table:style-name="a711e49"/>
          <table:table-cell table:style-name="a4bad73"/>
        </table:table-row>
        <table:table-row>
          <table:table-cell office:string-value="DE1" office:value-type="string" table:style-name="abdd643">
            <text:p>DE1</text:p>
          </table:table-cell>
          <table:table-cell office:value="1.0" office:value-type="float" table:style-name="ab6b9bc">
            <text:p>1</text:p>
          </table:table-cell>
          <table:table-cell office:string-value="testcourse59" office:value-type="string" table:style-name="ac6ca6c">
            <text:p>testcourse59</text:p>
          </table:table-cell>
          <table:table-cell table:style-name="a057d73"/>
          <table:table-cell table:style-name="aaf8a6d"/>
          <table:table-cell table:style-name="a1f521a"/>
          <table:table-cell table:style-name="a0378b5"/>
          <table:table-cell table:style-name="a94ba01"/>
          <table:table-cell table:style-name="ae7476e"/>
          <table:table-cell table:style-name="a984d2e"/>
        </table:table-row>
        <table:table-row>
          <table:table-cell table:style-name="aab630d"/>
          <table:table-cell table:style-name="a0c03d4"/>
          <table:table-cell office:string-value="CM" office:value-type="string" table:style-name="add98d1">
            <text:p>CM</text:p>
          </table:table-cell>
          <table:table-cell office:value="3.0" office:value-type="float" table:style-name="a9fc856">
            <text:p>3</text:p>
          </table:table-cell>
          <table:table-cell office:value="10.0" office:value-type="float" table:style-name="a027563">
            <text:p>10</text:p>
          </table:table-cell>
          <table:table-cell office:string-value="teacher59FirstName" office:value-type="string" table:style-name="a343861">
            <text:p>teacher59FirstName</text:p>
          </table:table-cell>
          <table:table-cell office:string-value="teacher59LastName" office:value-type="string" table:style-name="a61a823">
            <text:p>teacher59LastName</text:p>
          </table:table-cell>
          <table:table-cell office:string-value="A" office:value-type="string" table:style-name="a1f717f">
            <text:p>A</text:p>
          </table:table-cell>
          <table:table-cell table:style-name="a3c7b2e"/>
          <table:table-cell table:style-name="a7fcb0a"/>
        </table:table-row>
        <table:table-row>
          <table:table-cell table:style-name="a8e46d5"/>
          <table:table-cell table:style-name="a01fca9"/>
          <table:table-cell table:style-name="a8fd52a"/>
          <table:table-cell table:style-name="ae90817"/>
          <table:table-cell table:style-name="a2f14c2"/>
          <table:table-cell table:style-name="a9f6359"/>
          <table:table-cell table:style-name="a545f5d"/>
          <table:table-cell table:style-name="a2e7a31"/>
          <table:table-cell table:style-name="a9951a9"/>
          <table:table-cell table:style-name="a15fa9e"/>
        </table:table-row>
        <table:table-row>
          <table:table-cell table:style-name="af94f90"/>
          <table:table-cell table:style-name="a9d1eca"/>
          <table:table-cell office:string-value="TD" office:value-type="string" table:style-name="ab9e183">
            <text:p>TD</text:p>
          </table:table-cell>
          <table:table-cell office:value="4.0" office:value-type="float" table:style-name="af0147c">
            <text:p>4</text:p>
          </table:table-cell>
          <table:table-cell office:value="10.0" office:value-type="float" table:style-name="afbba0f">
            <text:p>10</text:p>
          </table:table-cell>
          <table:table-cell office:string-value="teacher59FirstName" office:value-type="string" table:style-name="af37a6c">
            <text:p>teacher59FirstName</text:p>
          </table:table-cell>
          <table:table-cell office:string-value="teacher59LastName" office:value-type="string" table:style-name="a552152">
            <text:p>teacher59LastName</text:p>
          </table:table-cell>
          <table:table-cell office:string-value="B" office:value-type="string" table:style-name="a6af267">
            <text:p>B</text:p>
          </table:table-cell>
          <table:table-cell table:style-name="a5691a9"/>
          <table:table-cell table:style-name="a2bb0e2"/>
        </table:table-row>
        <table:table-row>
          <table:table-cell table:style-name="a1ea96b"/>
          <table:table-cell table:style-name="ae9eff1"/>
          <table:table-cell table:style-name="a274cca"/>
          <table:table-cell table:style-name="aa50a23"/>
          <table:table-cell table:style-name="a681de5"/>
          <table:table-cell table:style-name="aed732f"/>
          <table:table-cell table:style-name="a518864"/>
          <table:table-cell table:style-name="afc1c2d"/>
          <table:table-cell table:style-name="afe9e93"/>
          <table:table-cell table:style-name="ab6660a"/>
        </table:table-row>
        <table:table-row>
          <table:table-cell office:string-value="DE1" office:value-type="string" table:style-name="a9984e6">
            <text:p>DE1</text:p>
          </table:table-cell>
          <table:table-cell office:value="1.0" office:value-type="float" table:style-name="a81033b">
            <text:p>1</text:p>
          </table:table-cell>
          <table:table-cell office:string-value="testcourse60" office:value-type="string" table:style-name="a17ccf7">
            <text:p>testcourse60</text:p>
          </table:table-cell>
          <table:table-cell table:style-name="ad02d13"/>
          <table:table-cell table:style-name="a3dc372"/>
          <table:table-cell table:style-name="a8ae908"/>
          <table:table-cell table:style-name="a2d90dc"/>
          <table:table-cell table:style-name="a9a95d8"/>
          <table:table-cell table:style-name="ac7efc5"/>
          <table:table-cell table:style-name="a16fbe3"/>
        </table:table-row>
        <table:table-row>
          <table:table-cell table:style-name="ab20db3"/>
          <table:table-cell table:style-name="a782082"/>
          <table:table-cell office:string-value="CM" office:value-type="string" table:style-name="aa29899">
            <text:p>CM</text:p>
          </table:table-cell>
          <table:table-cell office:value="3.0" office:value-type="float" table:style-name="aa1a369">
            <text:p>3</text:p>
          </table:table-cell>
          <table:table-cell office:value="10.0" office:value-type="float" table:style-name="ab8bd69">
            <text:p>10</text:p>
          </table:table-cell>
          <table:table-cell office:string-value="teacher60FirstName" office:value-type="string" table:style-name="aa44b57">
            <text:p>teacher60FirstName</text:p>
          </table:table-cell>
          <table:table-cell office:string-value="teacher60LastName" office:value-type="string" table:style-name="a8ccd57">
            <text:p>teacher60LastName</text:p>
          </table:table-cell>
          <table:table-cell office:string-value="A" office:value-type="string" table:style-name="ab918df">
            <text:p>A</text:p>
          </table:table-cell>
          <table:table-cell table:style-name="a66d635"/>
          <table:table-cell table:style-name="aa4c6dd"/>
        </table:table-row>
        <table:table-row>
          <table:table-cell table:style-name="a00f74a"/>
          <table:table-cell table:style-name="a04c43e"/>
          <table:table-cell table:style-name="a53f5bb"/>
          <table:table-cell table:style-name="ac1187d"/>
          <table:table-cell table:style-name="a344a8a"/>
          <table:table-cell table:style-name="a33bbec"/>
          <table:table-cell table:style-name="a115ae6"/>
          <table:table-cell table:style-name="a176f82"/>
          <table:table-cell table:style-name="aaf9b1c"/>
          <table:table-cell table:style-name="afd3bfb"/>
        </table:table-row>
        <table:table-row>
          <table:table-cell table:style-name="a11ac41"/>
          <table:table-cell table:style-name="a45dbdb"/>
          <table:table-cell office:string-value="TD" office:value-type="string" table:style-name="a195970">
            <text:p>TD</text:p>
          </table:table-cell>
          <table:table-cell office:value="4.0" office:value-type="float" table:style-name="ad45712">
            <text:p>4</text:p>
          </table:table-cell>
          <table:table-cell office:value="10.0" office:value-type="float" table:style-name="a2f9c66">
            <text:p>10</text:p>
          </table:table-cell>
          <table:table-cell office:string-value="teacher60FirstName" office:value-type="string" table:style-name="abfeba6">
            <text:p>teacher60FirstName</text:p>
          </table:table-cell>
          <table:table-cell office:string-value="teacher60LastName" office:value-type="string" table:style-name="a04ef6f">
            <text:p>teacher60LastName</text:p>
          </table:table-cell>
          <table:table-cell office:string-value="B" office:value-type="string" table:style-name="a13a51e">
            <text:p>B</text:p>
          </table:table-cell>
          <table:table-cell table:style-name="aa352df"/>
          <table:table-cell table:style-name="a7aef72"/>
        </table:table-row>
        <table:table-row>
          <table:table-cell table:style-name="a5c1b59"/>
          <table:table-cell table:style-name="a3152e2"/>
          <table:table-cell table:style-name="ac5409d"/>
          <table:table-cell table:style-name="a9b4ea3"/>
          <table:table-cell table:style-name="a817c04"/>
          <table:table-cell table:style-name="af35562"/>
          <table:table-cell table:style-name="ac38a23"/>
          <table:table-cell table:style-name="a7b5a79"/>
          <table:table-cell table:style-name="a550977"/>
          <table:table-cell table:style-name="a725323"/>
        </table:table-row>
        <table:table-row>
          <table:table-cell office:string-value="DE1" office:value-type="string" table:style-name="a956374">
            <text:p>DE1</text:p>
          </table:table-cell>
          <table:table-cell office:value="1.0" office:value-type="float" table:style-name="a88809b">
            <text:p>1</text:p>
          </table:table-cell>
          <table:table-cell office:string-value="testcourse61" office:value-type="string" table:style-name="a8bd9ee">
            <text:p>testcourse61</text:p>
          </table:table-cell>
          <table:table-cell table:style-name="a45996c"/>
          <table:table-cell table:style-name="a3d288e"/>
          <table:table-cell table:style-name="adb0ea4"/>
          <table:table-cell table:style-name="a4e4baf"/>
          <table:table-cell table:style-name="a3a86c2"/>
          <table:table-cell table:style-name="a8c9689"/>
          <table:table-cell table:style-name="a0412c1"/>
        </table:table-row>
        <table:table-row>
          <table:table-cell table:style-name="a009eec"/>
          <table:table-cell table:style-name="a409922"/>
          <table:table-cell office:string-value="CM" office:value-type="string" table:style-name="aac1b36">
            <text:p>CM</text:p>
          </table:table-cell>
          <table:table-cell office:value="3.0" office:value-type="float" table:style-name="a1d5812">
            <text:p>3</text:p>
          </table:table-cell>
          <table:table-cell office:value="10.0" office:value-type="float" table:style-name="aba9e18">
            <text:p>10</text:p>
          </table:table-cell>
          <table:table-cell office:string-value="teacher61FirstName" office:value-type="string" table:style-name="ac5fa34">
            <text:p>teacher61FirstName</text:p>
          </table:table-cell>
          <table:table-cell office:string-value="teacher61LastName" office:value-type="string" table:style-name="aafdb50">
            <text:p>teacher61LastName</text:p>
          </table:table-cell>
          <table:table-cell office:string-value="A" office:value-type="string" table:style-name="a5ed0b6">
            <text:p>A</text:p>
          </table:table-cell>
          <table:table-cell table:style-name="adcbcf5"/>
          <table:table-cell table:style-name="a2e636e"/>
        </table:table-row>
        <table:table-row>
          <table:table-cell table:style-name="a364c10"/>
          <table:table-cell table:style-name="a32ba9e"/>
          <table:table-cell table:style-name="a014890"/>
          <table:table-cell table:style-name="ae08189"/>
          <table:table-cell table:style-name="a1bd637"/>
          <table:table-cell table:style-name="a3eb4ca"/>
          <table:table-cell table:style-name="a054ed1"/>
          <table:table-cell table:style-name="acd5dc2"/>
          <table:table-cell table:style-name="ac38b8e"/>
          <table:table-cell table:style-name="ad67f32"/>
        </table:table-row>
        <table:table-row>
          <table:table-cell table:style-name="ab1ab9f"/>
          <table:table-cell table:style-name="a05f28f"/>
          <table:table-cell office:string-value="TD" office:value-type="string" table:style-name="ade662b">
            <text:p>TD</text:p>
          </table:table-cell>
          <table:table-cell office:value="4.0" office:value-type="float" table:style-name="ace8ca5">
            <text:p>4</text:p>
          </table:table-cell>
          <table:table-cell office:value="10.0" office:value-type="float" table:style-name="af84fbf">
            <text:p>10</text:p>
          </table:table-cell>
          <table:table-cell office:string-value="teacher61FirstName" office:value-type="string" table:style-name="a7ed6cd">
            <text:p>teacher61FirstName</text:p>
          </table:table-cell>
          <table:table-cell office:string-value="teacher61LastName" office:value-type="string" table:style-name="abfbfe6">
            <text:p>teacher61LastName</text:p>
          </table:table-cell>
          <table:table-cell office:string-value="B" office:value-type="string" table:style-name="ac306c8">
            <text:p>B</text:p>
          </table:table-cell>
          <table:table-cell table:style-name="a318937"/>
          <table:table-cell table:style-name="ab24a56"/>
        </table:table-row>
        <table:table-row>
          <table:table-cell table:style-name="a35f08a"/>
          <table:table-cell table:style-name="ad6542f"/>
          <table:table-cell table:style-name="a59bcc5"/>
          <table:table-cell table:style-name="a562167"/>
          <table:table-cell table:style-name="af3b7a8"/>
          <table:table-cell table:style-name="af80b9d"/>
          <table:table-cell table:style-name="aa24fde"/>
          <table:table-cell table:style-name="a999c97"/>
          <table:table-cell table:style-name="aa2729a"/>
          <table:table-cell table:style-name="acc826c"/>
        </table:table-row>
        <table:table-row>
          <table:table-cell office:string-value="DE1" office:value-type="string" table:style-name="a842803">
            <text:p>DE1</text:p>
          </table:table-cell>
          <table:table-cell office:value="1.0" office:value-type="float" table:style-name="a12cd31">
            <text:p>1</text:p>
          </table:table-cell>
          <table:table-cell office:string-value="testcourse62" office:value-type="string" table:style-name="ac660a4">
            <text:p>testcourse62</text:p>
          </table:table-cell>
          <table:table-cell table:style-name="ad607db"/>
          <table:table-cell table:style-name="a5de3b4"/>
          <table:table-cell table:style-name="a014e06"/>
          <table:table-cell table:style-name="a478fe0"/>
          <table:table-cell table:style-name="a0803f0"/>
          <table:table-cell table:style-name="aad35a5"/>
          <table:table-cell table:style-name="a43aef9"/>
        </table:table-row>
        <table:table-row>
          <table:table-cell table:style-name="a23f3cc"/>
          <table:table-cell table:style-name="ae74ded"/>
          <table:table-cell office:string-value="CM" office:value-type="string" table:style-name="acee6ba">
            <text:p>CM</text:p>
          </table:table-cell>
          <table:table-cell office:value="3.0" office:value-type="float" table:style-name="a2564b0">
            <text:p>3</text:p>
          </table:table-cell>
          <table:table-cell office:value="10.0" office:value-type="float" table:style-name="a79b931">
            <text:p>10</text:p>
          </table:table-cell>
          <table:table-cell office:string-value="teacher62FirstName" office:value-type="string" table:style-name="abf964b">
            <text:p>teacher62FirstName</text:p>
          </table:table-cell>
          <table:table-cell office:string-value="teacher62LastName" office:value-type="string" table:style-name="a94c29c">
            <text:p>teacher62LastName</text:p>
          </table:table-cell>
          <table:table-cell office:string-value="A" office:value-type="string" table:style-name="a24ee00">
            <text:p>A</text:p>
          </table:table-cell>
          <table:table-cell table:style-name="afea129"/>
          <table:table-cell table:style-name="ab2238b"/>
        </table:table-row>
        <table:table-row>
          <table:table-cell table:style-name="ae218fc"/>
          <table:table-cell table:style-name="a037071"/>
          <table:table-cell table:style-name="a8322f3"/>
          <table:table-cell table:style-name="a8cb0cf"/>
          <table:table-cell table:style-name="a631b5d"/>
          <table:table-cell table:style-name="a8c00cf"/>
          <table:table-cell table:style-name="a8b7614"/>
          <table:table-cell table:style-name="a12846d"/>
          <table:table-cell table:style-name="a908af5"/>
          <table:table-cell table:style-name="ac08437"/>
        </table:table-row>
        <table:table-row>
          <table:table-cell table:style-name="a52afa1"/>
          <table:table-cell table:style-name="a957b3f"/>
          <table:table-cell office:string-value="TD" office:value-type="string" table:style-name="a9b8106">
            <text:p>TD</text:p>
          </table:table-cell>
          <table:table-cell office:value="4.0" office:value-type="float" table:style-name="ab13227">
            <text:p>4</text:p>
          </table:table-cell>
          <table:table-cell office:value="10.0" office:value-type="float" table:style-name="a904907">
            <text:p>10</text:p>
          </table:table-cell>
          <table:table-cell office:string-value="teacher62FirstName" office:value-type="string" table:style-name="a450862">
            <text:p>teacher62FirstName</text:p>
          </table:table-cell>
          <table:table-cell office:string-value="teacher62LastName" office:value-type="string" table:style-name="a629464">
            <text:p>teacher62LastName</text:p>
          </table:table-cell>
          <table:table-cell office:string-value="B" office:value-type="string" table:style-name="a760379">
            <text:p>B</text:p>
          </table:table-cell>
          <table:table-cell table:style-name="a59a23b"/>
          <table:table-cell table:style-name="a97e7f6"/>
        </table:table-row>
        <table:table-row>
          <table:table-cell table:style-name="a6bed29"/>
          <table:table-cell table:style-name="af78483"/>
          <table:table-cell table:style-name="a179646"/>
          <table:table-cell table:style-name="ac09186"/>
          <table:table-cell table:style-name="a63283b"/>
          <table:table-cell table:style-name="a5891ea"/>
          <table:table-cell table:style-name="a5428a2"/>
          <table:table-cell table:style-name="a5c890a"/>
          <table:table-cell table:style-name="a3c3670"/>
          <table:table-cell table:style-name="a2ac2dc"/>
        </table:table-row>
        <table:table-row>
          <table:table-cell office:string-value="DE1" office:value-type="string" table:style-name="a39125b">
            <text:p>DE1</text:p>
          </table:table-cell>
          <table:table-cell office:value="1.0" office:value-type="float" table:style-name="a6aeb14">
            <text:p>1</text:p>
          </table:table-cell>
          <table:table-cell office:string-value="testcourse63" office:value-type="string" table:style-name="a502159">
            <text:p>testcourse63</text:p>
          </table:table-cell>
          <table:table-cell table:style-name="af46496"/>
          <table:table-cell table:style-name="a3d6df4"/>
          <table:table-cell table:style-name="a657e1d"/>
          <table:table-cell table:style-name="a6602e4"/>
          <table:table-cell table:style-name="a6c0639"/>
          <table:table-cell table:style-name="a3d3b99"/>
          <table:table-cell table:style-name="a1dd19e"/>
        </table:table-row>
        <table:table-row>
          <table:table-cell table:style-name="a452b4d"/>
          <table:table-cell table:style-name="a6a1a94"/>
          <table:table-cell office:string-value="CM" office:value-type="string" table:style-name="a3959fb">
            <text:p>CM</text:p>
          </table:table-cell>
          <table:table-cell office:value="3.0" office:value-type="float" table:style-name="a46b30e">
            <text:p>3</text:p>
          </table:table-cell>
          <table:table-cell office:value="10.0" office:value-type="float" table:style-name="a054cf7">
            <text:p>10</text:p>
          </table:table-cell>
          <table:table-cell office:string-value="teacher63FirstName" office:value-type="string" table:style-name="ad7c9f8">
            <text:p>teacher63FirstName</text:p>
          </table:table-cell>
          <table:table-cell office:string-value="teacher63LastName" office:value-type="string" table:style-name="a8b6886">
            <text:p>teacher63LastName</text:p>
          </table:table-cell>
          <table:table-cell office:string-value="A" office:value-type="string" table:style-name="a195c79">
            <text:p>A</text:p>
          </table:table-cell>
          <table:table-cell table:style-name="a8bd4e6"/>
          <table:table-cell table:style-name="a5cc39e"/>
        </table:table-row>
        <table:table-row>
          <table:table-cell table:style-name="adf9777"/>
          <table:table-cell table:style-name="ad8acd3"/>
          <table:table-cell table:style-name="aafe3a0"/>
          <table:table-cell table:style-name="a10e15c"/>
          <table:table-cell table:style-name="adf8c34"/>
          <table:table-cell table:style-name="aeb48c5"/>
          <table:table-cell table:style-name="a6cf80c"/>
          <table:table-cell table:style-name="a75bdf7"/>
          <table:table-cell table:style-name="a8aebf7"/>
          <table:table-cell table:style-name="a980f91"/>
        </table:table-row>
        <table:table-row>
          <table:table-cell table:style-name="a07f4ac"/>
          <table:table-cell table:style-name="a16e96a"/>
          <table:table-cell office:string-value="TD" office:value-type="string" table:style-name="aa65126">
            <text:p>TD</text:p>
          </table:table-cell>
          <table:table-cell office:value="4.0" office:value-type="float" table:style-name="a2b1666">
            <text:p>4</text:p>
          </table:table-cell>
          <table:table-cell office:value="10.0" office:value-type="float" table:style-name="a4efbab">
            <text:p>10</text:p>
          </table:table-cell>
          <table:table-cell office:string-value="teacher63FirstName" office:value-type="string" table:style-name="af58046">
            <text:p>teacher63FirstName</text:p>
          </table:table-cell>
          <table:table-cell office:string-value="teacher63LastName" office:value-type="string" table:style-name="aa8399b">
            <text:p>teacher63LastName</text:p>
          </table:table-cell>
          <table:table-cell office:string-value="B" office:value-type="string" table:style-name="aed2ab1">
            <text:p>B</text:p>
          </table:table-cell>
          <table:table-cell table:style-name="a161bd6"/>
          <table:table-cell table:style-name="a2bfdc6"/>
        </table:table-row>
        <table:table-row>
          <table:table-cell table:style-name="a365bcf"/>
          <table:table-cell table:style-name="a77b7f3"/>
          <table:table-cell table:style-name="a90c781"/>
          <table:table-cell table:style-name="a7d7bc4"/>
          <table:table-cell table:style-name="aaa56e5"/>
          <table:table-cell table:style-name="ae906ed"/>
          <table:table-cell table:style-name="a0314b2"/>
          <table:table-cell table:style-name="aeaf4e4"/>
          <table:table-cell table:style-name="ad8dd23"/>
          <table:table-cell table:style-name="a245d0a"/>
        </table:table-row>
        <table:table-row>
          <table:table-cell office:string-value="DE1" office:value-type="string" table:style-name="a378ca9">
            <text:p>DE1</text:p>
          </table:table-cell>
          <table:table-cell office:value="1.0" office:value-type="float" table:style-name="a6c128b">
            <text:p>1</text:p>
          </table:table-cell>
          <table:table-cell office:string-value="testcourse64" office:value-type="string" table:style-name="a268b25">
            <text:p>testcourse64</text:p>
          </table:table-cell>
          <table:table-cell table:style-name="a10ec41"/>
          <table:table-cell table:style-name="aec1f57"/>
          <table:table-cell table:style-name="a2ebbbd"/>
          <table:table-cell table:style-name="a23a53b"/>
          <table:table-cell table:style-name="a98c0d5"/>
          <table:table-cell table:style-name="a87ff02"/>
          <table:table-cell table:style-name="a1c34b9"/>
        </table:table-row>
        <table:table-row>
          <table:table-cell table:style-name="ace2a0b"/>
          <table:table-cell table:style-name="a3a3a3e"/>
          <table:table-cell office:string-value="CM" office:value-type="string" table:style-name="a3674c3">
            <text:p>CM</text:p>
          </table:table-cell>
          <table:table-cell office:value="3.0" office:value-type="float" table:style-name="a74c51f">
            <text:p>3</text:p>
          </table:table-cell>
          <table:table-cell office:value="10.0" office:value-type="float" table:style-name="a2445d7">
            <text:p>10</text:p>
          </table:table-cell>
          <table:table-cell office:string-value="teacher64FirstName" office:value-type="string" table:style-name="a05c8eb">
            <text:p>teacher64FirstName</text:p>
          </table:table-cell>
          <table:table-cell office:string-value="teacher64LastName" office:value-type="string" table:style-name="a3fd2b7">
            <text:p>teacher64LastName</text:p>
          </table:table-cell>
          <table:table-cell office:string-value="A" office:value-type="string" table:style-name="ac77405">
            <text:p>A</text:p>
          </table:table-cell>
          <table:table-cell table:style-name="aecb4b2"/>
          <table:table-cell table:style-name="af6cdc7"/>
        </table:table-row>
        <table:table-row>
          <table:table-cell table:style-name="a00f56d"/>
          <table:table-cell table:style-name="a8e768c"/>
          <table:table-cell table:style-name="a634051"/>
          <table:table-cell table:style-name="a53d918"/>
          <table:table-cell table:style-name="ae80513"/>
          <table:table-cell table:style-name="a5ee343"/>
          <table:table-cell table:style-name="ac44ae6"/>
          <table:table-cell table:style-name="abb6b17"/>
          <table:table-cell table:style-name="aa4ce54"/>
          <table:table-cell table:style-name="ad8c212"/>
        </table:table-row>
        <table:table-row>
          <table:table-cell table:style-name="ae5c0df"/>
          <table:table-cell table:style-name="a36df39"/>
          <table:table-cell office:string-value="TD" office:value-type="string" table:style-name="af48ca0">
            <text:p>TD</text:p>
          </table:table-cell>
          <table:table-cell office:value="4.0" office:value-type="float" table:style-name="a05a610">
            <text:p>4</text:p>
          </table:table-cell>
          <table:table-cell office:value="10.0" office:value-type="float" table:style-name="abe6883">
            <text:p>10</text:p>
          </table:table-cell>
          <table:table-cell office:string-value="teacher64FirstName" office:value-type="string" table:style-name="aa5d8da">
            <text:p>teacher64FirstName</text:p>
          </table:table-cell>
          <table:table-cell office:string-value="teacher64LastName" office:value-type="string" table:style-name="af144f7">
            <text:p>teacher64LastName</text:p>
          </table:table-cell>
          <table:table-cell office:string-value="B" office:value-type="string" table:style-name="a2a2ca8">
            <text:p>B</text:p>
          </table:table-cell>
          <table:table-cell table:style-name="af9a870"/>
          <table:table-cell table:style-name="aa46eb3"/>
        </table:table-row>
        <table:table-row>
          <table:table-cell table:style-name="aa14736"/>
          <table:table-cell table:style-name="a7f1dfb"/>
          <table:table-cell table:style-name="a4d3576"/>
          <table:table-cell table:style-name="adda9d3"/>
          <table:table-cell table:style-name="ae8f016"/>
          <table:table-cell table:style-name="a31f7eb"/>
          <table:table-cell table:style-name="afe044e"/>
          <table:table-cell table:style-name="a6bbd9f"/>
          <table:table-cell table:style-name="a2e47ab"/>
          <table:table-cell table:style-name="a8d5bc1"/>
        </table:table-row>
        <table:table-row>
          <table:table-cell office:string-value="DE1" office:value-type="string" table:style-name="a160913">
            <text:p>DE1</text:p>
          </table:table-cell>
          <table:table-cell office:value="1.0" office:value-type="float" table:style-name="ac55414">
            <text:p>1</text:p>
          </table:table-cell>
          <table:table-cell office:string-value="testcourse65" office:value-type="string" table:style-name="a3a6baa">
            <text:p>testcourse65</text:p>
          </table:table-cell>
          <table:table-cell table:style-name="aeffd98"/>
          <table:table-cell table:style-name="a20149c"/>
          <table:table-cell table:style-name="ab6c734"/>
          <table:table-cell table:style-name="a2830fe"/>
          <table:table-cell table:style-name="a363fdb"/>
          <table:table-cell table:style-name="a7955c3"/>
          <table:table-cell table:style-name="a4a15d0"/>
        </table:table-row>
        <table:table-row>
          <table:table-cell table:style-name="ac5a598"/>
          <table:table-cell table:style-name="acefb13"/>
          <table:table-cell office:string-value="CM" office:value-type="string" table:style-name="a6919ac">
            <text:p>CM</text:p>
          </table:table-cell>
          <table:table-cell office:value="3.0" office:value-type="float" table:style-name="a391c6e">
            <text:p>3</text:p>
          </table:table-cell>
          <table:table-cell office:value="10.0" office:value-type="float" table:style-name="ae21eca">
            <text:p>10</text:p>
          </table:table-cell>
          <table:table-cell office:string-value="teacher65FirstName" office:value-type="string" table:style-name="af6cbdf">
            <text:p>teacher65FirstName</text:p>
          </table:table-cell>
          <table:table-cell office:string-value="teacher65LastName" office:value-type="string" table:style-name="a7322fa">
            <text:p>teacher65LastName</text:p>
          </table:table-cell>
          <table:table-cell office:string-value="A" office:value-type="string" table:style-name="ac0aa19">
            <text:p>A</text:p>
          </table:table-cell>
          <table:table-cell table:style-name="acd8326"/>
          <table:table-cell table:style-name="a227a73"/>
        </table:table-row>
        <table:table-row>
          <table:table-cell table:style-name="a711e55"/>
          <table:table-cell table:style-name="ada5f49"/>
          <table:table-cell table:style-name="a0b85a0"/>
          <table:table-cell table:style-name="a651d17"/>
          <table:table-cell table:style-name="aa6c76b"/>
          <table:table-cell table:style-name="a59f883"/>
          <table:table-cell table:style-name="ad572af"/>
          <table:table-cell table:style-name="aa84f3b"/>
          <table:table-cell table:style-name="a32aafe"/>
          <table:table-cell table:style-name="ab4f6e4"/>
        </table:table-row>
        <table:table-row>
          <table:table-cell table:style-name="aa703ed"/>
          <table:table-cell table:style-name="ae2b999"/>
          <table:table-cell office:string-value="TD" office:value-type="string" table:style-name="ac3b5fa">
            <text:p>TD</text:p>
          </table:table-cell>
          <table:table-cell office:value="4.0" office:value-type="float" table:style-name="a84517a">
            <text:p>4</text:p>
          </table:table-cell>
          <table:table-cell office:value="10.0" office:value-type="float" table:style-name="a8c2eea">
            <text:p>10</text:p>
          </table:table-cell>
          <table:table-cell office:string-value="teacher65FirstName" office:value-type="string" table:style-name="a4642bd">
            <text:p>teacher65FirstName</text:p>
          </table:table-cell>
          <table:table-cell office:string-value="teacher65LastName" office:value-type="string" table:style-name="aa4fe92">
            <text:p>teacher65LastName</text:p>
          </table:table-cell>
          <table:table-cell office:string-value="B" office:value-type="string" table:style-name="a2998d3">
            <text:p>B</text:p>
          </table:table-cell>
          <table:table-cell table:style-name="a40d09d"/>
          <table:table-cell table:style-name="a15d29e"/>
        </table:table-row>
        <table:table-row>
          <table:table-cell table:style-name="ae97f11"/>
          <table:table-cell table:style-name="a03ac90"/>
          <table:table-cell table:style-name="ad66290"/>
          <table:table-cell table:style-name="ad2de39"/>
          <table:table-cell table:style-name="a4ee4b7"/>
          <table:table-cell table:style-name="a11638c"/>
          <table:table-cell table:style-name="afe984c"/>
          <table:table-cell table:style-name="a5433b6"/>
          <table:table-cell table:style-name="a05c0b7"/>
          <table:table-cell table:style-name="a2a4f83"/>
        </table:table-row>
        <table:table-row>
          <table:table-cell office:string-value="DE1" office:value-type="string" table:style-name="abc2b66">
            <text:p>DE1</text:p>
          </table:table-cell>
          <table:table-cell office:value="1.0" office:value-type="float" table:style-name="a7f2867">
            <text:p>1</text:p>
          </table:table-cell>
          <table:table-cell office:string-value="testcourse66" office:value-type="string" table:style-name="ae56228">
            <text:p>testcourse66</text:p>
          </table:table-cell>
          <table:table-cell table:style-name="a431e93"/>
          <table:table-cell table:style-name="af311fe"/>
          <table:table-cell table:style-name="a92728d"/>
          <table:table-cell table:style-name="a2a58b8"/>
          <table:table-cell table:style-name="a63ddbd"/>
          <table:table-cell table:style-name="a661f0e"/>
          <table:table-cell table:style-name="aa823d6"/>
        </table:table-row>
        <table:table-row>
          <table:table-cell table:style-name="ad61958"/>
          <table:table-cell table:style-name="a78236a"/>
          <table:table-cell office:string-value="CM" office:value-type="string" table:style-name="a1cf382">
            <text:p>CM</text:p>
          </table:table-cell>
          <table:table-cell office:value="3.0" office:value-type="float" table:style-name="acb6cd4">
            <text:p>3</text:p>
          </table:table-cell>
          <table:table-cell office:value="10.0" office:value-type="float" table:style-name="aa22edd">
            <text:p>10</text:p>
          </table:table-cell>
          <table:table-cell office:string-value="teacher66FirstName" office:value-type="string" table:style-name="a058d0b">
            <text:p>teacher66FirstName</text:p>
          </table:table-cell>
          <table:table-cell office:string-value="teacher66LastName" office:value-type="string" table:style-name="a4287ed">
            <text:p>teacher66LastName</text:p>
          </table:table-cell>
          <table:table-cell office:string-value="A" office:value-type="string" table:style-name="a23a966">
            <text:p>A</text:p>
          </table:table-cell>
          <table:table-cell table:style-name="a4b5784"/>
          <table:table-cell table:style-name="a5b8889"/>
        </table:table-row>
        <table:table-row>
          <table:table-cell table:style-name="a4ef047"/>
          <table:table-cell table:style-name="aba4301"/>
          <table:table-cell table:style-name="a0b6cb1"/>
          <table:table-cell table:style-name="a9cf938"/>
          <table:table-cell table:style-name="a0f6998"/>
          <table:table-cell table:style-name="a9fa0ba"/>
          <table:table-cell table:style-name="a492459"/>
          <table:table-cell table:style-name="acf1e89"/>
          <table:table-cell table:style-name="aa94352"/>
          <table:table-cell table:style-name="aad9a36"/>
        </table:table-row>
        <table:table-row>
          <table:table-cell table:style-name="a18e984"/>
          <table:table-cell table:style-name="ade56e7"/>
          <table:table-cell office:string-value="TD" office:value-type="string" table:style-name="a463181">
            <text:p>TD</text:p>
          </table:table-cell>
          <table:table-cell office:value="4.0" office:value-type="float" table:style-name="a7909c1">
            <text:p>4</text:p>
          </table:table-cell>
          <table:table-cell office:value="10.0" office:value-type="float" table:style-name="aa45e9e">
            <text:p>10</text:p>
          </table:table-cell>
          <table:table-cell office:string-value="teacher66FirstName" office:value-type="string" table:style-name="af59944">
            <text:p>teacher66FirstName</text:p>
          </table:table-cell>
          <table:table-cell office:string-value="teacher66LastName" office:value-type="string" table:style-name="af2c6f5">
            <text:p>teacher66LastName</text:p>
          </table:table-cell>
          <table:table-cell office:string-value="B" office:value-type="string" table:style-name="a7898fd">
            <text:p>B</text:p>
          </table:table-cell>
          <table:table-cell table:style-name="aa557d0"/>
          <table:table-cell table:style-name="a6c10ca"/>
        </table:table-row>
        <table:table-row>
          <table:table-cell table:style-name="a83b9de"/>
          <table:table-cell table:style-name="a2a3033"/>
          <table:table-cell table:style-name="a25fb01"/>
          <table:table-cell table:style-name="ab499c0"/>
          <table:table-cell table:style-name="a0fa8fd"/>
          <table:table-cell table:style-name="a82c250"/>
          <table:table-cell table:style-name="a3e546a"/>
          <table:table-cell table:style-name="a18e723"/>
          <table:table-cell table:style-name="ab0e38d"/>
          <table:table-cell table:style-name="aefe002"/>
        </table:table-row>
        <table:table-row>
          <table:table-cell office:string-value="DE1" office:value-type="string" table:style-name="ac172be">
            <text:p>DE1</text:p>
          </table:table-cell>
          <table:table-cell office:value="1.0" office:value-type="float" table:style-name="a8fdc06">
            <text:p>1</text:p>
          </table:table-cell>
          <table:table-cell office:string-value="testcourse67" office:value-type="string" table:style-name="a979148">
            <text:p>testcourse67</text:p>
          </table:table-cell>
          <table:table-cell table:style-name="a31ec51"/>
          <table:table-cell table:style-name="afe8424"/>
          <table:table-cell table:style-name="a2292df"/>
          <table:table-cell table:style-name="afe6a74"/>
          <table:table-cell table:style-name="ab9d6af"/>
          <table:table-cell table:style-name="ac1e23f"/>
          <table:table-cell table:style-name="a3b3e25"/>
        </table:table-row>
        <table:table-row>
          <table:table-cell table:style-name="a3d46f6"/>
          <table:table-cell table:style-name="a7eaa6a"/>
          <table:table-cell office:string-value="CM" office:value-type="string" table:style-name="aa669ba">
            <text:p>CM</text:p>
          </table:table-cell>
          <table:table-cell office:value="3.0" office:value-type="float" table:style-name="af7d30d">
            <text:p>3</text:p>
          </table:table-cell>
          <table:table-cell office:value="10.0" office:value-type="float" table:style-name="a9774f6">
            <text:p>10</text:p>
          </table:table-cell>
          <table:table-cell office:string-value="teacher67FirstName" office:value-type="string" table:style-name="a053dda">
            <text:p>teacher67FirstName</text:p>
          </table:table-cell>
          <table:table-cell office:string-value="teacher67LastName" office:value-type="string" table:style-name="af75e48">
            <text:p>teacher67LastName</text:p>
          </table:table-cell>
          <table:table-cell office:string-value="A" office:value-type="string" table:style-name="af418cc">
            <text:p>A</text:p>
          </table:table-cell>
          <table:table-cell table:style-name="a2601a6"/>
          <table:table-cell table:style-name="a30809c"/>
        </table:table-row>
        <table:table-row>
          <table:table-cell table:style-name="a1d4f1f"/>
          <table:table-cell table:style-name="a46ed4a"/>
          <table:table-cell table:style-name="a3e7c37"/>
          <table:table-cell table:style-name="a1999b2"/>
          <table:table-cell table:style-name="a898340"/>
          <table:table-cell table:style-name="a748d7a"/>
          <table:table-cell table:style-name="a076667"/>
          <table:table-cell table:style-name="aa2a013"/>
          <table:table-cell table:style-name="a865f1c"/>
          <table:table-cell table:style-name="aa52d41"/>
        </table:table-row>
        <table:table-row>
          <table:table-cell table:style-name="a822040"/>
          <table:table-cell table:style-name="a4fda23"/>
          <table:table-cell office:string-value="TD" office:value-type="string" table:style-name="ab14db1">
            <text:p>TD</text:p>
          </table:table-cell>
          <table:table-cell office:value="4.0" office:value-type="float" table:style-name="ab35664">
            <text:p>4</text:p>
          </table:table-cell>
          <table:table-cell office:value="10.0" office:value-type="float" table:style-name="af61eab">
            <text:p>10</text:p>
          </table:table-cell>
          <table:table-cell office:string-value="teacher67FirstName" office:value-type="string" table:style-name="a54f57c">
            <text:p>teacher67FirstName</text:p>
          </table:table-cell>
          <table:table-cell office:string-value="teacher67LastName" office:value-type="string" table:style-name="abc0aec">
            <text:p>teacher67LastName</text:p>
          </table:table-cell>
          <table:table-cell office:string-value="B" office:value-type="string" table:style-name="a2c707d">
            <text:p>B</text:p>
          </table:table-cell>
          <table:table-cell table:style-name="ac67707"/>
          <table:table-cell table:style-name="ad3b027"/>
        </table:table-row>
        <table:table-row>
          <table:table-cell table:style-name="a6e65d9"/>
          <table:table-cell table:style-name="a699329"/>
          <table:table-cell table:style-name="a8962d9"/>
          <table:table-cell table:style-name="abcb3ca"/>
          <table:table-cell table:style-name="aabdb2f"/>
          <table:table-cell table:style-name="a88d009"/>
          <table:table-cell table:style-name="ab6afb3"/>
          <table:table-cell table:style-name="aa132f5"/>
          <table:table-cell table:style-name="af8e713"/>
          <table:table-cell table:style-name="a652adf"/>
        </table:table-row>
        <table:table-row>
          <table:table-cell office:string-value="DE1" office:value-type="string" table:style-name="ab70328">
            <text:p>DE1</text:p>
          </table:table-cell>
          <table:table-cell office:value="1.0" office:value-type="float" table:style-name="af34f73">
            <text:p>1</text:p>
          </table:table-cell>
          <table:table-cell office:string-value="testcourse68" office:value-type="string" table:style-name="a0af3af">
            <text:p>testcourse68</text:p>
          </table:table-cell>
          <table:table-cell table:style-name="a53b555"/>
          <table:table-cell table:style-name="a1f3451"/>
          <table:table-cell table:style-name="a19035d"/>
          <table:table-cell table:style-name="a92ad00"/>
          <table:table-cell table:style-name="a822cf7"/>
          <table:table-cell table:style-name="a858a26"/>
          <table:table-cell table:style-name="af2af0c"/>
        </table:table-row>
        <table:table-row>
          <table:table-cell table:style-name="a342462"/>
          <table:table-cell table:style-name="a14a654"/>
          <table:table-cell office:string-value="CM" office:value-type="string" table:style-name="a5c1e84">
            <text:p>CM</text:p>
          </table:table-cell>
          <table:table-cell office:value="3.0" office:value-type="float" table:style-name="a4a5959">
            <text:p>3</text:p>
          </table:table-cell>
          <table:table-cell office:value="10.0" office:value-type="float" table:style-name="af321b5">
            <text:p>10</text:p>
          </table:table-cell>
          <table:table-cell office:string-value="teacher68FirstName" office:value-type="string" table:style-name="aae06c3">
            <text:p>teacher68FirstName</text:p>
          </table:table-cell>
          <table:table-cell office:string-value="teacher68LastName" office:value-type="string" table:style-name="aeca26e">
            <text:p>teacher68LastName</text:p>
          </table:table-cell>
          <table:table-cell office:string-value="A" office:value-type="string" table:style-name="ac12bfd">
            <text:p>A</text:p>
          </table:table-cell>
          <table:table-cell table:style-name="a28689f"/>
          <table:table-cell table:style-name="a937575"/>
        </table:table-row>
        <table:table-row>
          <table:table-cell table:style-name="adfc7ae"/>
          <table:table-cell table:style-name="a9b56d7"/>
          <table:table-cell table:style-name="a2520c0"/>
          <table:table-cell table:style-name="a763b7c"/>
          <table:table-cell table:style-name="ab33412"/>
          <table:table-cell table:style-name="acab502"/>
          <table:table-cell table:style-name="aebbf1d"/>
          <table:table-cell table:style-name="a774d1d"/>
          <table:table-cell table:style-name="aee5b2f"/>
          <table:table-cell table:style-name="ad5528b"/>
        </table:table-row>
        <table:table-row>
          <table:table-cell table:style-name="a71d741"/>
          <table:table-cell table:style-name="aae6cba"/>
          <table:table-cell office:string-value="TD" office:value-type="string" table:style-name="aae5fbb">
            <text:p>TD</text:p>
          </table:table-cell>
          <table:table-cell office:value="4.0" office:value-type="float" table:style-name="a4989c8">
            <text:p>4</text:p>
          </table:table-cell>
          <table:table-cell office:value="10.0" office:value-type="float" table:style-name="a7184fe">
            <text:p>10</text:p>
          </table:table-cell>
          <table:table-cell office:string-value="teacher68FirstName" office:value-type="string" table:style-name="a0e0f6a">
            <text:p>teacher68FirstName</text:p>
          </table:table-cell>
          <table:table-cell office:string-value="teacher68LastName" office:value-type="string" table:style-name="a812d8a">
            <text:p>teacher68LastName</text:p>
          </table:table-cell>
          <table:table-cell office:string-value="B" office:value-type="string" table:style-name="a7b37bd">
            <text:p>B</text:p>
          </table:table-cell>
          <table:table-cell table:style-name="aa184c8"/>
          <table:table-cell table:style-name="a579fe1"/>
        </table:table-row>
        <table:table-row>
          <table:table-cell table:style-name="a2efaf6"/>
          <table:table-cell table:style-name="a3a2dad"/>
          <table:table-cell table:style-name="ad02e80"/>
          <table:table-cell table:style-name="a93af05"/>
          <table:table-cell table:style-name="ae37cdb"/>
          <table:table-cell table:style-name="a0dc1cc"/>
          <table:table-cell table:style-name="a7b6f7d"/>
          <table:table-cell table:style-name="a2ff588"/>
          <table:table-cell table:style-name="ab5fb84"/>
          <table:table-cell table:style-name="a9a1f1b"/>
        </table:table-row>
        <table:table-row>
          <table:table-cell office:string-value="DE1" office:value-type="string" table:style-name="acffb55">
            <text:p>DE1</text:p>
          </table:table-cell>
          <table:table-cell office:value="1.0" office:value-type="float" table:style-name="a37805b">
            <text:p>1</text:p>
          </table:table-cell>
          <table:table-cell office:string-value="testcourse69" office:value-type="string" table:style-name="ad4fe23">
            <text:p>testcourse69</text:p>
          </table:table-cell>
          <table:table-cell table:style-name="a936a79"/>
          <table:table-cell table:style-name="a5e8b66"/>
          <table:table-cell table:style-name="a24c52b"/>
          <table:table-cell table:style-name="aa0cb79"/>
          <table:table-cell table:style-name="a452f6d"/>
          <table:table-cell table:style-name="a09f6f6"/>
          <table:table-cell table:style-name="aab426a"/>
        </table:table-row>
        <table:table-row>
          <table:table-cell table:style-name="ab95962"/>
          <table:table-cell table:style-name="a0f9252"/>
          <table:table-cell office:string-value="CM" office:value-type="string" table:style-name="a3491bc">
            <text:p>CM</text:p>
          </table:table-cell>
          <table:table-cell office:value="3.0" office:value-type="float" table:style-name="aea7c7d">
            <text:p>3</text:p>
          </table:table-cell>
          <table:table-cell office:value="10.0" office:value-type="float" table:style-name="af0b791">
            <text:p>10</text:p>
          </table:table-cell>
          <table:table-cell office:string-value="teacher69FirstName" office:value-type="string" table:style-name="a670cf7">
            <text:p>teacher69FirstName</text:p>
          </table:table-cell>
          <table:table-cell office:string-value="teacher69LastName" office:value-type="string" table:style-name="ab33fec">
            <text:p>teacher69LastName</text:p>
          </table:table-cell>
          <table:table-cell office:string-value="A" office:value-type="string" table:style-name="a905c1c">
            <text:p>A</text:p>
          </table:table-cell>
          <table:table-cell table:style-name="ae4b4fd"/>
          <table:table-cell table:style-name="ae31bc1"/>
        </table:table-row>
        <table:table-row>
          <table:table-cell table:style-name="a3fb506"/>
          <table:table-cell table:style-name="a256cfb"/>
          <table:table-cell table:style-name="a0a026c"/>
          <table:table-cell table:style-name="a6a62a9"/>
          <table:table-cell table:style-name="a181d0a"/>
          <table:table-cell table:style-name="ad480b9"/>
          <table:table-cell table:style-name="a439a5e"/>
          <table:table-cell table:style-name="a6a80a6"/>
          <table:table-cell table:style-name="a0c44dd"/>
          <table:table-cell table:style-name="a6e8774"/>
        </table:table-row>
        <table:table-row>
          <table:table-cell table:style-name="a20b437"/>
          <table:table-cell table:style-name="a5f40e1"/>
          <table:table-cell office:string-value="TD" office:value-type="string" table:style-name="ad342e4">
            <text:p>TD</text:p>
          </table:table-cell>
          <table:table-cell office:value="4.0" office:value-type="float" table:style-name="adc73a1">
            <text:p>4</text:p>
          </table:table-cell>
          <table:table-cell office:value="10.0" office:value-type="float" table:style-name="ad2168f">
            <text:p>10</text:p>
          </table:table-cell>
          <table:table-cell office:string-value="teacher69FirstName" office:value-type="string" table:style-name="aa53395">
            <text:p>teacher69FirstName</text:p>
          </table:table-cell>
          <table:table-cell office:string-value="teacher69LastName" office:value-type="string" table:style-name="a3ec4ae">
            <text:p>teacher69LastName</text:p>
          </table:table-cell>
          <table:table-cell office:string-value="B" office:value-type="string" table:style-name="a9d569d">
            <text:p>B</text:p>
          </table:table-cell>
          <table:table-cell table:style-name="a81c0bf"/>
          <table:table-cell table:style-name="ab4778c"/>
        </table:table-row>
        <table:table-row>
          <table:table-cell table:style-name="a63dfed"/>
          <table:table-cell table:style-name="ac33142"/>
          <table:table-cell table:style-name="af2f238"/>
          <table:table-cell table:style-name="a1b4841"/>
          <table:table-cell table:style-name="a3c8d3a"/>
          <table:table-cell table:style-name="a2f4825"/>
          <table:table-cell table:style-name="a0a7da8"/>
          <table:table-cell table:style-name="aeeb719"/>
          <table:table-cell table:style-name="a8a4d99"/>
          <table:table-cell table:style-name="a87f918"/>
        </table:table-row>
        <table:table-row>
          <table:table-cell office:string-value="DE1" office:value-type="string" table:style-name="af1b3a1">
            <text:p>DE1</text:p>
          </table:table-cell>
          <table:table-cell office:value="1.0" office:value-type="float" table:style-name="ab80105">
            <text:p>1</text:p>
          </table:table-cell>
          <table:table-cell office:string-value="testcourse70" office:value-type="string" table:style-name="ab38616">
            <text:p>testcourse70</text:p>
          </table:table-cell>
          <table:table-cell table:style-name="a0cf3ef"/>
          <table:table-cell table:style-name="aa3709e"/>
          <table:table-cell table:style-name="a960b96"/>
          <table:table-cell table:style-name="ad66825"/>
          <table:table-cell table:style-name="aa813f7"/>
          <table:table-cell table:style-name="a35cb6c"/>
          <table:table-cell table:style-name="ad65193"/>
        </table:table-row>
        <table:table-row>
          <table:table-cell table:style-name="a0aaeb4"/>
          <table:table-cell table:style-name="aea4dd6"/>
          <table:table-cell office:string-value="CM" office:value-type="string" table:style-name="a7cf4ea">
            <text:p>CM</text:p>
          </table:table-cell>
          <table:table-cell office:value="3.0" office:value-type="float" table:style-name="a5d74de">
            <text:p>3</text:p>
          </table:table-cell>
          <table:table-cell office:value="10.0" office:value-type="float" table:style-name="a6b87b0">
            <text:p>10</text:p>
          </table:table-cell>
          <table:table-cell office:string-value="teacher70FirstName" office:value-type="string" table:style-name="a924cce">
            <text:p>teacher70FirstName</text:p>
          </table:table-cell>
          <table:table-cell office:string-value="teacher70LastName" office:value-type="string" table:style-name="abfd42a">
            <text:p>teacher70LastName</text:p>
          </table:table-cell>
          <table:table-cell office:string-value="A" office:value-type="string" table:style-name="ab02b66">
            <text:p>A</text:p>
          </table:table-cell>
          <table:table-cell table:style-name="a397bff"/>
          <table:table-cell table:style-name="a9d1860"/>
        </table:table-row>
        <table:table-row>
          <table:table-cell table:style-name="ae219c7"/>
          <table:table-cell table:style-name="aa19538"/>
          <table:table-cell table:style-name="a81dc72"/>
          <table:table-cell table:style-name="acc542c"/>
          <table:table-cell table:style-name="a2842a9"/>
          <table:table-cell table:style-name="a616e19"/>
          <table:table-cell table:style-name="a658f90"/>
          <table:table-cell table:style-name="ad0d88a"/>
          <table:table-cell table:style-name="a1f5c87"/>
          <table:table-cell table:style-name="a9c5e90"/>
        </table:table-row>
        <table:table-row>
          <table:table-cell table:style-name="ad4440d"/>
          <table:table-cell table:style-name="ab2567b"/>
          <table:table-cell office:string-value="TD" office:value-type="string" table:style-name="afd5206">
            <text:p>TD</text:p>
          </table:table-cell>
          <table:table-cell office:value="4.0" office:value-type="float" table:style-name="abf8beb">
            <text:p>4</text:p>
          </table:table-cell>
          <table:table-cell office:value="10.0" office:value-type="float" table:style-name="ae9b1b4">
            <text:p>10</text:p>
          </table:table-cell>
          <table:table-cell office:string-value="teacher70FirstName" office:value-type="string" table:style-name="ad4e691">
            <text:p>teacher70FirstName</text:p>
          </table:table-cell>
          <table:table-cell office:string-value="teacher70LastName" office:value-type="string" table:style-name="a572ae6">
            <text:p>teacher70LastName</text:p>
          </table:table-cell>
          <table:table-cell office:string-value="B" office:value-type="string" table:style-name="a997ea4">
            <text:p>B</text:p>
          </table:table-cell>
          <table:table-cell table:style-name="af9f7e3"/>
          <table:table-cell table:style-name="a36fb3e"/>
        </table:table-row>
        <table:table-row>
          <table:table-cell table:style-name="a24345a"/>
          <table:table-cell table:style-name="a688112"/>
          <table:table-cell table:style-name="a435dbc"/>
          <table:table-cell table:style-name="ae9556c"/>
          <table:table-cell table:style-name="a317bd1"/>
          <table:table-cell table:style-name="afb75a2"/>
          <table:table-cell table:style-name="ae83345"/>
          <table:table-cell table:style-name="a3458d5"/>
          <table:table-cell table:style-name="a1c2a34"/>
          <table:table-cell table:style-name="a09fb1e"/>
        </table:table-row>
        <table:table-row>
          <table:table-cell office:string-value="DE1" office:value-type="string" table:style-name="ab4313c">
            <text:p>DE1</text:p>
          </table:table-cell>
          <table:table-cell office:value="1.0" office:value-type="float" table:style-name="ac587fa">
            <text:p>1</text:p>
          </table:table-cell>
          <table:table-cell office:string-value="testcourse71" office:value-type="string" table:style-name="a210aeb">
            <text:p>testcourse71</text:p>
          </table:table-cell>
          <table:table-cell table:style-name="a6d03f3"/>
          <table:table-cell table:style-name="ab08bbe"/>
          <table:table-cell table:style-name="a98b9dd"/>
          <table:table-cell table:style-name="a86723f"/>
          <table:table-cell table:style-name="aec64c2"/>
          <table:table-cell table:style-name="a275c97"/>
          <table:table-cell table:style-name="aa65486"/>
        </table:table-row>
        <table:table-row>
          <table:table-cell table:style-name="a8410bb"/>
          <table:table-cell table:style-name="a16778b"/>
          <table:table-cell office:string-value="CM" office:value-type="string" table:style-name="a40f8bc">
            <text:p>CM</text:p>
          </table:table-cell>
          <table:table-cell office:value="3.0" office:value-type="float" table:style-name="a111dc7">
            <text:p>3</text:p>
          </table:table-cell>
          <table:table-cell office:value="10.0" office:value-type="float" table:style-name="a34a268">
            <text:p>10</text:p>
          </table:table-cell>
          <table:table-cell office:string-value="teacher71FirstName" office:value-type="string" table:style-name="ab12100">
            <text:p>teacher71FirstName</text:p>
          </table:table-cell>
          <table:table-cell office:string-value="teacher71LastName" office:value-type="string" table:style-name="a593ebb">
            <text:p>teacher71LastName</text:p>
          </table:table-cell>
          <table:table-cell office:string-value="A" office:value-type="string" table:style-name="a813a34">
            <text:p>A</text:p>
          </table:table-cell>
          <table:table-cell table:style-name="a74fba3"/>
          <table:table-cell table:style-name="a1d2975"/>
        </table:table-row>
        <table:table-row>
          <table:table-cell table:style-name="a2a9f8b"/>
          <table:table-cell table:style-name="a365eee"/>
          <table:table-cell table:style-name="a4c7d1c"/>
          <table:table-cell table:style-name="a1e0298"/>
          <table:table-cell table:style-name="a90d0c4"/>
          <table:table-cell table:style-name="a8b23c4"/>
          <table:table-cell table:style-name="a47d23c"/>
          <table:table-cell table:style-name="afb9be4"/>
          <table:table-cell table:style-name="a099c17"/>
          <table:table-cell table:style-name="a6fe060"/>
        </table:table-row>
        <table:table-row>
          <table:table-cell table:style-name="a83a829"/>
          <table:table-cell table:style-name="adec494"/>
          <table:table-cell office:string-value="TD" office:value-type="string" table:style-name="a8fbe5f">
            <text:p>TD</text:p>
          </table:table-cell>
          <table:table-cell office:value="4.0" office:value-type="float" table:style-name="a1560c1">
            <text:p>4</text:p>
          </table:table-cell>
          <table:table-cell office:value="10.0" office:value-type="float" table:style-name="a7b8d4d">
            <text:p>10</text:p>
          </table:table-cell>
          <table:table-cell office:string-value="teacher71FirstName" office:value-type="string" table:style-name="a410536">
            <text:p>teacher71FirstName</text:p>
          </table:table-cell>
          <table:table-cell office:string-value="teacher71LastName" office:value-type="string" table:style-name="a7d2389">
            <text:p>teacher71LastName</text:p>
          </table:table-cell>
          <table:table-cell office:string-value="B" office:value-type="string" table:style-name="a5efc99">
            <text:p>B</text:p>
          </table:table-cell>
          <table:table-cell table:style-name="a507eb3"/>
          <table:table-cell table:style-name="a19e2d0"/>
        </table:table-row>
        <table:table-row>
          <table:table-cell table:style-name="a7f11e5"/>
          <table:table-cell table:style-name="a538951"/>
          <table:table-cell table:style-name="ae26538"/>
          <table:table-cell table:style-name="ae1e705"/>
          <table:table-cell table:style-name="a2cd68f"/>
          <table:table-cell table:style-name="a8e9dda"/>
          <table:table-cell table:style-name="a671cd9"/>
          <table:table-cell table:style-name="a89827a"/>
          <table:table-cell table:style-name="a38e9b8"/>
          <table:table-cell table:style-name="a93baa9"/>
        </table:table-row>
        <table:table-row>
          <table:table-cell office:string-value="DE1" office:value-type="string" table:style-name="a48aed5">
            <text:p>DE1</text:p>
          </table:table-cell>
          <table:table-cell office:value="1.0" office:value-type="float" table:style-name="ad42e8f">
            <text:p>1</text:p>
          </table:table-cell>
          <table:table-cell office:string-value="testcourse72" office:value-type="string" table:style-name="aa7ea2e">
            <text:p>testcourse72</text:p>
          </table:table-cell>
          <table:table-cell table:style-name="ae51ec7"/>
          <table:table-cell table:style-name="abfbf67"/>
          <table:table-cell table:style-name="a5a2d0a"/>
          <table:table-cell table:style-name="a2a5438"/>
          <table:table-cell table:style-name="ae87ffa"/>
          <table:table-cell table:style-name="a8bc0c8"/>
          <table:table-cell table:style-name="a1fad55"/>
        </table:table-row>
        <table:table-row>
          <table:table-cell table:style-name="a0d07c3"/>
          <table:table-cell table:style-name="a3705d6"/>
          <table:table-cell office:string-value="CM" office:value-type="string" table:style-name="a680164">
            <text:p>CM</text:p>
          </table:table-cell>
          <table:table-cell office:value="3.0" office:value-type="float" table:style-name="ac9da72">
            <text:p>3</text:p>
          </table:table-cell>
          <table:table-cell office:value="10.0" office:value-type="float" table:style-name="a737864">
            <text:p>10</text:p>
          </table:table-cell>
          <table:table-cell office:string-value="teacher72FirstName" office:value-type="string" table:style-name="a91192c">
            <text:p>teacher72FirstName</text:p>
          </table:table-cell>
          <table:table-cell office:string-value="teacher72LastName" office:value-type="string" table:style-name="aec3b29">
            <text:p>teacher72LastName</text:p>
          </table:table-cell>
          <table:table-cell office:string-value="A" office:value-type="string" table:style-name="a116b90">
            <text:p>A</text:p>
          </table:table-cell>
          <table:table-cell table:style-name="af5776d"/>
          <table:table-cell table:style-name="abe3f55"/>
        </table:table-row>
        <table:table-row>
          <table:table-cell table:style-name="a046e4f"/>
          <table:table-cell table:style-name="aa21503"/>
          <table:table-cell table:style-name="a0edb0c"/>
          <table:table-cell table:style-name="a1c73c0"/>
          <table:table-cell table:style-name="aad1ec0"/>
          <table:table-cell table:style-name="a75f29a"/>
          <table:table-cell table:style-name="a439e40"/>
          <table:table-cell table:style-name="adc109a"/>
          <table:table-cell table:style-name="abd841a"/>
          <table:table-cell table:style-name="af3ee44"/>
        </table:table-row>
        <table:table-row>
          <table:table-cell table:style-name="a52822a"/>
          <table:table-cell table:style-name="a148968"/>
          <table:table-cell office:string-value="TD" office:value-type="string" table:style-name="a72f824">
            <text:p>TD</text:p>
          </table:table-cell>
          <table:table-cell office:value="4.0" office:value-type="float" table:style-name="a754be5">
            <text:p>4</text:p>
          </table:table-cell>
          <table:table-cell office:value="10.0" office:value-type="float" table:style-name="a848f9a">
            <text:p>10</text:p>
          </table:table-cell>
          <table:table-cell office:string-value="teacher72FirstName" office:value-type="string" table:style-name="a66be41">
            <text:p>teacher72FirstName</text:p>
          </table:table-cell>
          <table:table-cell office:string-value="teacher72LastName" office:value-type="string" table:style-name="ae32f04">
            <text:p>teacher72LastName</text:p>
          </table:table-cell>
          <table:table-cell office:string-value="B" office:value-type="string" table:style-name="a8e998c">
            <text:p>B</text:p>
          </table:table-cell>
          <table:table-cell table:style-name="aa5c5dc"/>
          <table:table-cell table:style-name="abc767f"/>
        </table:table-row>
        <table:table-row>
          <table:table-cell table:style-name="a4c1681"/>
          <table:table-cell table:style-name="a11e7c5"/>
          <table:table-cell table:style-name="a6d8928"/>
          <table:table-cell table:style-name="ae5fe6f"/>
          <table:table-cell table:style-name="a5406ea"/>
          <table:table-cell table:style-name="ab8c18a"/>
          <table:table-cell table:style-name="a0ecdb2"/>
          <table:table-cell table:style-name="a63a544"/>
          <table:table-cell table:style-name="aa6fab1"/>
          <table:table-cell table:style-name="a911b0f"/>
        </table:table-row>
        <table:table-row>
          <table:table-cell office:string-value="DE1" office:value-type="string" table:style-name="aa50175">
            <text:p>DE1</text:p>
          </table:table-cell>
          <table:table-cell office:value="1.0" office:value-type="float" table:style-name="a9bdf19">
            <text:p>1</text:p>
          </table:table-cell>
          <table:table-cell office:string-value="testcourse73" office:value-type="string" table:style-name="ac06fb8">
            <text:p>testcourse73</text:p>
          </table:table-cell>
          <table:table-cell table:style-name="a93b554"/>
          <table:table-cell table:style-name="aed040b"/>
          <table:table-cell table:style-name="a237931"/>
          <table:table-cell table:style-name="a473f88"/>
          <table:table-cell table:style-name="aece7ec"/>
          <table:table-cell table:style-name="a5fb9a5"/>
          <table:table-cell table:style-name="ace8039"/>
        </table:table-row>
        <table:table-row>
          <table:table-cell table:style-name="ab7c7cf"/>
          <table:table-cell table:style-name="a783ee5"/>
          <table:table-cell office:string-value="CM" office:value-type="string" table:style-name="aa13f43">
            <text:p>CM</text:p>
          </table:table-cell>
          <table:table-cell office:value="3.0" office:value-type="float" table:style-name="af6a76c">
            <text:p>3</text:p>
          </table:table-cell>
          <table:table-cell office:value="10.0" office:value-type="float" table:style-name="a51e026">
            <text:p>10</text:p>
          </table:table-cell>
          <table:table-cell office:string-value="teacher73FirstName" office:value-type="string" table:style-name="a0cfb66">
            <text:p>teacher73FirstName</text:p>
          </table:table-cell>
          <table:table-cell office:string-value="teacher73LastName" office:value-type="string" table:style-name="acf58eb">
            <text:p>teacher73LastName</text:p>
          </table:table-cell>
          <table:table-cell office:string-value="A" office:value-type="string" table:style-name="abe50fa">
            <text:p>A</text:p>
          </table:table-cell>
          <table:table-cell table:style-name="af02f9c"/>
          <table:table-cell table:style-name="af2766d"/>
        </table:table-row>
        <table:table-row>
          <table:table-cell table:style-name="aedce05"/>
          <table:table-cell table:style-name="a3021b3"/>
          <table:table-cell table:style-name="af5970d"/>
          <table:table-cell table:style-name="aa99f70"/>
          <table:table-cell table:style-name="a92dd6b"/>
          <table:table-cell table:style-name="a44d500"/>
          <table:table-cell table:style-name="ac51ab7"/>
          <table:table-cell table:style-name="a75e434"/>
          <table:table-cell table:style-name="ad03cc5"/>
          <table:table-cell table:style-name="ab6ddf2"/>
        </table:table-row>
        <table:table-row>
          <table:table-cell table:style-name="a556047"/>
          <table:table-cell table:style-name="ab822f6"/>
          <table:table-cell office:string-value="TD" office:value-type="string" table:style-name="abed3e0">
            <text:p>TD</text:p>
          </table:table-cell>
          <table:table-cell office:value="4.0" office:value-type="float" table:style-name="a06b9c5">
            <text:p>4</text:p>
          </table:table-cell>
          <table:table-cell office:value="10.0" office:value-type="float" table:style-name="ad017ca">
            <text:p>10</text:p>
          </table:table-cell>
          <table:table-cell office:string-value="teacher73FirstName" office:value-type="string" table:style-name="acebbc1">
            <text:p>teacher73FirstName</text:p>
          </table:table-cell>
          <table:table-cell office:string-value="teacher73LastName" office:value-type="string" table:style-name="a28bdb7">
            <text:p>teacher73LastName</text:p>
          </table:table-cell>
          <table:table-cell office:string-value="B" office:value-type="string" table:style-name="a06909a">
            <text:p>B</text:p>
          </table:table-cell>
          <table:table-cell table:style-name="aee149d"/>
          <table:table-cell table:style-name="ad34a19"/>
        </table:table-row>
        <table:table-row>
          <table:table-cell table:style-name="a2749b9"/>
          <table:table-cell table:style-name="a2cf74a"/>
          <table:table-cell table:style-name="a1562d4"/>
          <table:table-cell table:style-name="a305005"/>
          <table:table-cell table:style-name="a6e25bc"/>
          <table:table-cell table:style-name="a876089"/>
          <table:table-cell table:style-name="a7aac2f"/>
          <table:table-cell table:style-name="a67ceb5"/>
          <table:table-cell table:style-name="afcd776"/>
          <table:table-cell table:style-name="ae69234"/>
        </table:table-row>
        <table:table-row>
          <table:table-cell office:string-value="DE1" office:value-type="string" table:style-name="ab5f84a">
            <text:p>DE1</text:p>
          </table:table-cell>
          <table:table-cell office:value="1.0" office:value-type="float" table:style-name="aa3ce96">
            <text:p>1</text:p>
          </table:table-cell>
          <table:table-cell office:string-value="testcourse74" office:value-type="string" table:style-name="acc5025">
            <text:p>testcourse74</text:p>
          </table:table-cell>
          <table:table-cell table:style-name="a37ab11"/>
          <table:table-cell table:style-name="a09ee66"/>
          <table:table-cell table:style-name="aed8bc9"/>
          <table:table-cell table:style-name="ac4a849"/>
          <table:table-cell table:style-name="af26b2e"/>
          <table:table-cell table:style-name="a16f77d"/>
          <table:table-cell table:style-name="a78a856"/>
        </table:table-row>
        <table:table-row>
          <table:table-cell table:style-name="ab739fe"/>
          <table:table-cell table:style-name="adb7252"/>
          <table:table-cell office:string-value="CM" office:value-type="string" table:style-name="a13b09e">
            <text:p>CM</text:p>
          </table:table-cell>
          <table:table-cell office:value="3.0" office:value-type="float" table:style-name="a37b068">
            <text:p>3</text:p>
          </table:table-cell>
          <table:table-cell office:value="10.0" office:value-type="float" table:style-name="aa485a6">
            <text:p>10</text:p>
          </table:table-cell>
          <table:table-cell office:string-value="teacher74FirstName" office:value-type="string" table:style-name="a9906d1">
            <text:p>teacher74FirstName</text:p>
          </table:table-cell>
          <table:table-cell office:string-value="teacher74LastName" office:value-type="string" table:style-name="a1cb37c">
            <text:p>teacher74LastName</text:p>
          </table:table-cell>
          <table:table-cell office:string-value="A" office:value-type="string" table:style-name="aa1bc22">
            <text:p>A</text:p>
          </table:table-cell>
          <table:table-cell table:style-name="a40be47"/>
          <table:table-cell table:style-name="a8a7f6d"/>
        </table:table-row>
        <table:table-row>
          <table:table-cell table:style-name="a6fc421"/>
          <table:table-cell table:style-name="a38765b"/>
          <table:table-cell table:style-name="acb0fb7"/>
          <table:table-cell table:style-name="a26258a"/>
          <table:table-cell table:style-name="a1f45d9"/>
          <table:table-cell table:style-name="a4d7cb0"/>
          <table:table-cell table:style-name="a813d09"/>
          <table:table-cell table:style-name="abd6a5b"/>
          <table:table-cell table:style-name="ad6462b"/>
          <table:table-cell table:style-name="a0f419e"/>
        </table:table-row>
        <table:table-row>
          <table:table-cell table:style-name="a792c37"/>
          <table:table-cell table:style-name="a627236"/>
          <table:table-cell office:string-value="TD" office:value-type="string" table:style-name="a5653ec">
            <text:p>TD</text:p>
          </table:table-cell>
          <table:table-cell office:value="4.0" office:value-type="float" table:style-name="ab3a924">
            <text:p>4</text:p>
          </table:table-cell>
          <table:table-cell office:value="10.0" office:value-type="float" table:style-name="a03c43f">
            <text:p>10</text:p>
          </table:table-cell>
          <table:table-cell office:string-value="teacher74FirstName" office:value-type="string" table:style-name="af96752">
            <text:p>teacher74FirstName</text:p>
          </table:table-cell>
          <table:table-cell office:string-value="teacher74LastName" office:value-type="string" table:style-name="ae3d189">
            <text:p>teacher74LastName</text:p>
          </table:table-cell>
          <table:table-cell office:string-value="B" office:value-type="string" table:style-name="a05f15f">
            <text:p>B</text:p>
          </table:table-cell>
          <table:table-cell table:style-name="ad6ed5f"/>
          <table:table-cell table:style-name="a48cd00"/>
        </table:table-row>
        <table:table-row>
          <table:table-cell table:style-name="ae2af09"/>
          <table:table-cell table:style-name="a2d9071"/>
          <table:table-cell table:style-name="a25b373"/>
          <table:table-cell table:style-name="a53afdf"/>
          <table:table-cell table:style-name="a9625ef"/>
          <table:table-cell table:style-name="afed291"/>
          <table:table-cell table:style-name="a87f8ec"/>
          <table:table-cell table:style-name="a98ee6b"/>
          <table:table-cell table:style-name="a7d2ad4"/>
          <table:table-cell table:style-name="a4edc56"/>
        </table:table-row>
        <table:table-row>
          <table:table-cell office:string-value="DE1" office:value-type="string" table:style-name="ae52591">
            <text:p>DE1</text:p>
          </table:table-cell>
          <table:table-cell office:value="1.0" office:value-type="float" table:style-name="a53c52d">
            <text:p>1</text:p>
          </table:table-cell>
          <table:table-cell office:string-value="testcourse75" office:value-type="string" table:style-name="a7022a1">
            <text:p>testcourse75</text:p>
          </table:table-cell>
          <table:table-cell table:style-name="a3d3593"/>
          <table:table-cell table:style-name="a09f98e"/>
          <table:table-cell table:style-name="aeb035b"/>
          <table:table-cell table:style-name="a578352"/>
          <table:table-cell table:style-name="ac4b9ee"/>
          <table:table-cell table:style-name="aedd832"/>
          <table:table-cell table:style-name="a851fa8"/>
        </table:table-row>
        <table:table-row>
          <table:table-cell table:style-name="a5ba173"/>
          <table:table-cell table:style-name="af71653"/>
          <table:table-cell office:string-value="CM" office:value-type="string" table:style-name="a4ba91e">
            <text:p>CM</text:p>
          </table:table-cell>
          <table:table-cell office:value="3.0" office:value-type="float" table:style-name="a60b0b2">
            <text:p>3</text:p>
          </table:table-cell>
          <table:table-cell office:value="10.0" office:value-type="float" table:style-name="ad0f162">
            <text:p>10</text:p>
          </table:table-cell>
          <table:table-cell office:string-value="teacher75FirstName" office:value-type="string" table:style-name="abc64eb">
            <text:p>teacher75FirstName</text:p>
          </table:table-cell>
          <table:table-cell office:string-value="teacher75LastName" office:value-type="string" table:style-name="a5c7155">
            <text:p>teacher75LastName</text:p>
          </table:table-cell>
          <table:table-cell office:string-value="A" office:value-type="string" table:style-name="af176f7">
            <text:p>A</text:p>
          </table:table-cell>
          <table:table-cell table:style-name="a2f1b3c"/>
          <table:table-cell table:style-name="aae6d22"/>
        </table:table-row>
        <table:table-row>
          <table:table-cell table:style-name="a5f1f3d"/>
          <table:table-cell table:style-name="a3f6965"/>
          <table:table-cell table:style-name="ace9e95"/>
          <table:table-cell table:style-name="add3c35"/>
          <table:table-cell table:style-name="ae6b2d7"/>
          <table:table-cell table:style-name="a2721bc"/>
          <table:table-cell table:style-name="a8fe7b4"/>
          <table:table-cell table:style-name="a9db5b3"/>
          <table:table-cell table:style-name="acec560"/>
          <table:table-cell table:style-name="aa233a4"/>
        </table:table-row>
        <table:table-row>
          <table:table-cell table:style-name="a555ea6"/>
          <table:table-cell table:style-name="a4daac3"/>
          <table:table-cell office:string-value="TD" office:value-type="string" table:style-name="ae0e69a">
            <text:p>TD</text:p>
          </table:table-cell>
          <table:table-cell office:value="4.0" office:value-type="float" table:style-name="a825f67">
            <text:p>4</text:p>
          </table:table-cell>
          <table:table-cell office:value="10.0" office:value-type="float" table:style-name="a7184ee">
            <text:p>10</text:p>
          </table:table-cell>
          <table:table-cell office:string-value="teacher75FirstName" office:value-type="string" table:style-name="ad414e1">
            <text:p>teacher75FirstName</text:p>
          </table:table-cell>
          <table:table-cell office:string-value="teacher75LastName" office:value-type="string" table:style-name="ae7116d">
            <text:p>teacher75LastName</text:p>
          </table:table-cell>
          <table:table-cell office:string-value="B" office:value-type="string" table:style-name="aa8d11f">
            <text:p>B</text:p>
          </table:table-cell>
          <table:table-cell table:style-name="aa6f617"/>
          <table:table-cell table:style-name="af54afd"/>
        </table:table-row>
        <table:table-row>
          <table:table-cell table:style-name="af01751"/>
          <table:table-cell table:style-name="ad79130"/>
          <table:table-cell table:style-name="a3e904a"/>
          <table:table-cell table:style-name="abb349c"/>
          <table:table-cell table:style-name="acd1233"/>
          <table:table-cell table:style-name="af0d429"/>
          <table:table-cell table:style-name="a4def17"/>
          <table:table-cell table:style-name="a3dde21"/>
          <table:table-cell table:style-name="aea2408"/>
          <table:table-cell table:style-name="a92103a"/>
        </table:table-row>
        <table:table-row>
          <table:table-cell office:string-value="DE1" office:value-type="string" table:style-name="a0cf09b">
            <text:p>DE1</text:p>
          </table:table-cell>
          <table:table-cell office:value="1.0" office:value-type="float" table:style-name="a9c5077">
            <text:p>1</text:p>
          </table:table-cell>
          <table:table-cell office:string-value="testcourse76" office:value-type="string" table:style-name="ac0f272">
            <text:p>testcourse76</text:p>
          </table:table-cell>
          <table:table-cell table:style-name="a22f8a8"/>
          <table:table-cell table:style-name="a307af2"/>
          <table:table-cell table:style-name="af5ec1d"/>
          <table:table-cell table:style-name="a61b46d"/>
          <table:table-cell table:style-name="a4df438"/>
          <table:table-cell table:style-name="aba519c"/>
          <table:table-cell table:style-name="afd6f0b"/>
        </table:table-row>
        <table:table-row>
          <table:table-cell table:style-name="a57bdde"/>
          <table:table-cell table:style-name="a5e2a77"/>
          <table:table-cell office:string-value="CM" office:value-type="string" table:style-name="a8cafbf">
            <text:p>CM</text:p>
          </table:table-cell>
          <table:table-cell office:value="3.0" office:value-type="float" table:style-name="a045e79">
            <text:p>3</text:p>
          </table:table-cell>
          <table:table-cell office:value="10.0" office:value-type="float" table:style-name="a788221">
            <text:p>10</text:p>
          </table:table-cell>
          <table:table-cell office:string-value="teacher76FirstName" office:value-type="string" table:style-name="a82d541">
            <text:p>teacher76FirstName</text:p>
          </table:table-cell>
          <table:table-cell office:string-value="teacher76LastName" office:value-type="string" table:style-name="a1f781b">
            <text:p>teacher76LastName</text:p>
          </table:table-cell>
          <table:table-cell office:string-value="A" office:value-type="string" table:style-name="a0f7156">
            <text:p>A</text:p>
          </table:table-cell>
          <table:table-cell table:style-name="a1afd6a"/>
          <table:table-cell table:style-name="aad62e1"/>
        </table:table-row>
        <table:table-row>
          <table:table-cell table:style-name="ac0a2d1"/>
          <table:table-cell table:style-name="a68bc37"/>
          <table:table-cell table:style-name="ae9ecb3"/>
          <table:table-cell table:style-name="a581d09"/>
          <table:table-cell table:style-name="a6284f6"/>
          <table:table-cell table:style-name="a54cba6"/>
          <table:table-cell table:style-name="afe16bd"/>
          <table:table-cell table:style-name="a8bb5e6"/>
          <table:table-cell table:style-name="a62325f"/>
          <table:table-cell table:style-name="a6dc28f"/>
        </table:table-row>
        <table:table-row>
          <table:table-cell table:style-name="a26f943"/>
          <table:table-cell table:style-name="a6e512d"/>
          <table:table-cell office:string-value="TD" office:value-type="string" table:style-name="aafcf63">
            <text:p>TD</text:p>
          </table:table-cell>
          <table:table-cell office:value="4.0" office:value-type="float" table:style-name="a110dd9">
            <text:p>4</text:p>
          </table:table-cell>
          <table:table-cell office:value="10.0" office:value-type="float" table:style-name="af99364">
            <text:p>10</text:p>
          </table:table-cell>
          <table:table-cell office:string-value="teacher76FirstName" office:value-type="string" table:style-name="a28831f">
            <text:p>teacher76FirstName</text:p>
          </table:table-cell>
          <table:table-cell office:string-value="teacher76LastName" office:value-type="string" table:style-name="a9316ca">
            <text:p>teacher76LastName</text:p>
          </table:table-cell>
          <table:table-cell office:string-value="B" office:value-type="string" table:style-name="a373de9">
            <text:p>B</text:p>
          </table:table-cell>
          <table:table-cell table:style-name="a1e3069"/>
          <table:table-cell table:style-name="a6f1100"/>
        </table:table-row>
        <table:table-row>
          <table:table-cell table:style-name="a46034a"/>
          <table:table-cell table:style-name="a88fd99"/>
          <table:table-cell table:style-name="a672620"/>
          <table:table-cell table:style-name="a6b0ba4"/>
          <table:table-cell table:style-name="a5a1a41"/>
          <table:table-cell table:style-name="ab50523"/>
          <table:table-cell table:style-name="a33fc79"/>
          <table:table-cell table:style-name="a2aab7d"/>
          <table:table-cell table:style-name="a2b3a8c"/>
          <table:table-cell table:style-name="a895534"/>
        </table:table-row>
        <table:table-row>
          <table:table-cell office:string-value="DE1" office:value-type="string" table:style-name="ab2d8b0">
            <text:p>DE1</text:p>
          </table:table-cell>
          <table:table-cell office:value="1.0" office:value-type="float" table:style-name="a347400">
            <text:p>1</text:p>
          </table:table-cell>
          <table:table-cell office:string-value="testcourse77" office:value-type="string" table:style-name="aeb3cdf">
            <text:p>testcourse77</text:p>
          </table:table-cell>
          <table:table-cell table:style-name="a0539e9"/>
          <table:table-cell table:style-name="a954928"/>
          <table:table-cell table:style-name="a1cd7b7"/>
          <table:table-cell table:style-name="a6f4bee"/>
          <table:table-cell table:style-name="a1f5413"/>
          <table:table-cell table:style-name="adc644d"/>
          <table:table-cell table:style-name="a718910"/>
        </table:table-row>
        <table:table-row>
          <table:table-cell table:style-name="a2a8d89"/>
          <table:table-cell table:style-name="a9c01fa"/>
          <table:table-cell office:string-value="CM" office:value-type="string" table:style-name="ae59420">
            <text:p>CM</text:p>
          </table:table-cell>
          <table:table-cell office:value="3.0" office:value-type="float" table:style-name="ab83012">
            <text:p>3</text:p>
          </table:table-cell>
          <table:table-cell office:value="10.0" office:value-type="float" table:style-name="a90734d">
            <text:p>10</text:p>
          </table:table-cell>
          <table:table-cell office:string-value="teacher77FirstName" office:value-type="string" table:style-name="a421fa9">
            <text:p>teacher77FirstName</text:p>
          </table:table-cell>
          <table:table-cell office:string-value="teacher77LastName" office:value-type="string" table:style-name="a87a8f3">
            <text:p>teacher77LastName</text:p>
          </table:table-cell>
          <table:table-cell office:string-value="A" office:value-type="string" table:style-name="a8feb78">
            <text:p>A</text:p>
          </table:table-cell>
          <table:table-cell table:style-name="a628999"/>
          <table:table-cell table:style-name="a72a8a1"/>
        </table:table-row>
        <table:table-row>
          <table:table-cell table:style-name="aee44f5"/>
          <table:table-cell table:style-name="ad4bb3b"/>
          <table:table-cell table:style-name="a27c6c0"/>
          <table:table-cell table:style-name="a41424f"/>
          <table:table-cell table:style-name="abccb2c"/>
          <table:table-cell table:style-name="a23f7ba"/>
          <table:table-cell table:style-name="abca5f6"/>
          <table:table-cell table:style-name="a78d009"/>
          <table:table-cell table:style-name="ae704d4"/>
          <table:table-cell table:style-name="a2c8486"/>
        </table:table-row>
        <table:table-row>
          <table:table-cell table:style-name="a308952"/>
          <table:table-cell table:style-name="a9589cf"/>
          <table:table-cell office:string-value="TD" office:value-type="string" table:style-name="acb9195">
            <text:p>TD</text:p>
          </table:table-cell>
          <table:table-cell office:value="4.0" office:value-type="float" table:style-name="a307f1a">
            <text:p>4</text:p>
          </table:table-cell>
          <table:table-cell office:value="10.0" office:value-type="float" table:style-name="a3bb6e1">
            <text:p>10</text:p>
          </table:table-cell>
          <table:table-cell office:string-value="teacher77FirstName" office:value-type="string" table:style-name="a5366d4">
            <text:p>teacher77FirstName</text:p>
          </table:table-cell>
          <table:table-cell office:string-value="teacher77LastName" office:value-type="string" table:style-name="a865aa1">
            <text:p>teacher77LastName</text:p>
          </table:table-cell>
          <table:table-cell office:string-value="B" office:value-type="string" table:style-name="ae5d008">
            <text:p>B</text:p>
          </table:table-cell>
          <table:table-cell table:style-name="a743cc0"/>
          <table:table-cell table:style-name="af68389"/>
        </table:table-row>
        <table:table-row>
          <table:table-cell table:style-name="a0aa917"/>
          <table:table-cell table:style-name="a90cbaa"/>
          <table:table-cell table:style-name="ad13304"/>
          <table:table-cell table:style-name="ab6aeaa"/>
          <table:table-cell table:style-name="a66f075"/>
          <table:table-cell table:style-name="ad7ea90"/>
          <table:table-cell table:style-name="adcf3ef"/>
          <table:table-cell table:style-name="ad29756"/>
          <table:table-cell table:style-name="af5a66f"/>
          <table:table-cell table:style-name="a1690da"/>
        </table:table-row>
        <table:table-row>
          <table:table-cell office:string-value="DE1" office:value-type="string" table:style-name="a623062">
            <text:p>DE1</text:p>
          </table:table-cell>
          <table:table-cell office:value="1.0" office:value-type="float" table:style-name="a33eaa3">
            <text:p>1</text:p>
          </table:table-cell>
          <table:table-cell office:string-value="testcourse78" office:value-type="string" table:style-name="a46a815">
            <text:p>testcourse78</text:p>
          </table:table-cell>
          <table:table-cell table:style-name="a214ce3"/>
          <table:table-cell table:style-name="a2bcae6"/>
          <table:table-cell table:style-name="aea572c"/>
          <table:table-cell table:style-name="aef3196"/>
          <table:table-cell table:style-name="a315a6d"/>
          <table:table-cell table:style-name="ad80705"/>
          <table:table-cell table:style-name="a6d15a5"/>
        </table:table-row>
        <table:table-row>
          <table:table-cell table:style-name="a2c10f8"/>
          <table:table-cell table:style-name="a73d7a6"/>
          <table:table-cell office:string-value="CM" office:value-type="string" table:style-name="acaa2db">
            <text:p>CM</text:p>
          </table:table-cell>
          <table:table-cell office:value="3.0" office:value-type="float" table:style-name="abefd55">
            <text:p>3</text:p>
          </table:table-cell>
          <table:table-cell office:value="10.0" office:value-type="float" table:style-name="aa1c035">
            <text:p>10</text:p>
          </table:table-cell>
          <table:table-cell office:string-value="teacher78FirstName" office:value-type="string" table:style-name="a830b74">
            <text:p>teacher78FirstName</text:p>
          </table:table-cell>
          <table:table-cell office:string-value="teacher78LastName" office:value-type="string" table:style-name="a750467">
            <text:p>teacher78LastName</text:p>
          </table:table-cell>
          <table:table-cell office:string-value="A" office:value-type="string" table:style-name="a1e0f56">
            <text:p>A</text:p>
          </table:table-cell>
          <table:table-cell table:style-name="a708690"/>
          <table:table-cell table:style-name="a3d0d24"/>
        </table:table-row>
        <table:table-row>
          <table:table-cell table:style-name="aa7b037"/>
          <table:table-cell table:style-name="aaaa9f3"/>
          <table:table-cell table:style-name="a5bb707"/>
          <table:table-cell table:style-name="a5133c1"/>
          <table:table-cell table:style-name="a142896"/>
          <table:table-cell table:style-name="a610df9"/>
          <table:table-cell table:style-name="a4a5b5c"/>
          <table:table-cell table:style-name="ac714be"/>
          <table:table-cell table:style-name="a283c3f"/>
          <table:table-cell table:style-name="a0e27a8"/>
        </table:table-row>
        <table:table-row>
          <table:table-cell table:style-name="a41b4da"/>
          <table:table-cell table:style-name="aa03a34"/>
          <table:table-cell office:string-value="TD" office:value-type="string" table:style-name="a401c73">
            <text:p>TD</text:p>
          </table:table-cell>
          <table:table-cell office:value="4.0" office:value-type="float" table:style-name="ab543bd">
            <text:p>4</text:p>
          </table:table-cell>
          <table:table-cell office:value="10.0" office:value-type="float" table:style-name="afa2042">
            <text:p>10</text:p>
          </table:table-cell>
          <table:table-cell office:string-value="teacher78FirstName" office:value-type="string" table:style-name="a4eeca8">
            <text:p>teacher78FirstName</text:p>
          </table:table-cell>
          <table:table-cell office:string-value="teacher78LastName" office:value-type="string" table:style-name="a8d0e5c">
            <text:p>teacher78LastName</text:p>
          </table:table-cell>
          <table:table-cell office:string-value="B" office:value-type="string" table:style-name="a318e37">
            <text:p>B</text:p>
          </table:table-cell>
          <table:table-cell table:style-name="a0bb13a"/>
          <table:table-cell table:style-name="a21822d"/>
        </table:table-row>
        <table:table-row>
          <table:table-cell table:style-name="ae06ee0"/>
          <table:table-cell table:style-name="a01ac28"/>
          <table:table-cell table:style-name="ab0fd34"/>
          <table:table-cell table:style-name="ad5e289"/>
          <table:table-cell table:style-name="aa7c0c2"/>
          <table:table-cell table:style-name="ae5de0d"/>
          <table:table-cell table:style-name="ae30562"/>
          <table:table-cell table:style-name="a853691"/>
          <table:table-cell table:style-name="ae0da52"/>
          <table:table-cell table:style-name="a307a55"/>
        </table:table-row>
        <table:table-row>
          <table:table-cell office:string-value="DE1" office:value-type="string" table:style-name="a2ec33a">
            <text:p>DE1</text:p>
          </table:table-cell>
          <table:table-cell office:value="1.0" office:value-type="float" table:style-name="af46716">
            <text:p>1</text:p>
          </table:table-cell>
          <table:table-cell office:string-value="testcourse79" office:value-type="string" table:style-name="ad1459d">
            <text:p>testcourse79</text:p>
          </table:table-cell>
          <table:table-cell table:style-name="a0c8153"/>
          <table:table-cell table:style-name="a05b3c9"/>
          <table:table-cell table:style-name="ace7e98"/>
          <table:table-cell table:style-name="ad019ff"/>
          <table:table-cell table:style-name="a82dc84"/>
          <table:table-cell table:style-name="a11114a"/>
          <table:table-cell table:style-name="aff043d"/>
        </table:table-row>
        <table:table-row>
          <table:table-cell table:style-name="a65b21a"/>
          <table:table-cell table:style-name="addcd41"/>
          <table:table-cell office:string-value="CM" office:value-type="string" table:style-name="a005558">
            <text:p>CM</text:p>
          </table:table-cell>
          <table:table-cell office:value="3.0" office:value-type="float" table:style-name="aa20d76">
            <text:p>3</text:p>
          </table:table-cell>
          <table:table-cell office:value="10.0" office:value-type="float" table:style-name="ac68c2d">
            <text:p>10</text:p>
          </table:table-cell>
          <table:table-cell office:string-value="teacher79FirstName" office:value-type="string" table:style-name="aab292e">
            <text:p>teacher79FirstName</text:p>
          </table:table-cell>
          <table:table-cell office:string-value="teacher79LastName" office:value-type="string" table:style-name="a4ca9db">
            <text:p>teacher79LastName</text:p>
          </table:table-cell>
          <table:table-cell office:string-value="A" office:value-type="string" table:style-name="a514382">
            <text:p>A</text:p>
          </table:table-cell>
          <table:table-cell table:style-name="a567fcb"/>
          <table:table-cell table:style-name="a04172f"/>
        </table:table-row>
        <table:table-row>
          <table:table-cell table:style-name="a0c7b7e"/>
          <table:table-cell table:style-name="a07ed1b"/>
          <table:table-cell table:style-name="a2d2e16"/>
          <table:table-cell table:style-name="a90b46b"/>
          <table:table-cell table:style-name="a9711dc"/>
          <table:table-cell table:style-name="ade4854"/>
          <table:table-cell table:style-name="acda261"/>
          <table:table-cell table:style-name="a5589c3"/>
          <table:table-cell table:style-name="aa081fc"/>
          <table:table-cell table:style-name="ade46e2"/>
        </table:table-row>
        <table:table-row>
          <table:table-cell table:style-name="a37145b"/>
          <table:table-cell table:style-name="ae4bf15"/>
          <table:table-cell office:string-value="TD" office:value-type="string" table:style-name="a47d003">
            <text:p>TD</text:p>
          </table:table-cell>
          <table:table-cell office:value="4.0" office:value-type="float" table:style-name="abbc7e3">
            <text:p>4</text:p>
          </table:table-cell>
          <table:table-cell office:value="10.0" office:value-type="float" table:style-name="a147483">
            <text:p>10</text:p>
          </table:table-cell>
          <table:table-cell office:string-value="teacher79FirstName" office:value-type="string" table:style-name="af4629e">
            <text:p>teacher79FirstName</text:p>
          </table:table-cell>
          <table:table-cell office:string-value="teacher79LastName" office:value-type="string" table:style-name="a25b911">
            <text:p>teacher79LastName</text:p>
          </table:table-cell>
          <table:table-cell office:string-value="B" office:value-type="string" table:style-name="a7b9f57">
            <text:p>B</text:p>
          </table:table-cell>
          <table:table-cell table:style-name="ae6df38"/>
          <table:table-cell table:style-name="a556540"/>
        </table:table-row>
        <table:table-row>
          <table:table-cell table:style-name="a076c81"/>
          <table:table-cell table:style-name="afd628b"/>
          <table:table-cell table:style-name="a547a8c"/>
          <table:table-cell table:style-name="a21e398"/>
          <table:table-cell table:style-name="a9b163f"/>
          <table:table-cell table:style-name="ad570c4"/>
          <table:table-cell table:style-name="a237276"/>
          <table:table-cell table:style-name="a255cbd"/>
          <table:table-cell table:style-name="a299833"/>
          <table:table-cell table:style-name="aaddda9"/>
        </table:table-row>
        <table:table-row>
          <table:table-cell office:string-value="DE1" office:value-type="string" table:style-name="af1b5c1">
            <text:p>DE1</text:p>
          </table:table-cell>
          <table:table-cell office:value="1.0" office:value-type="float" table:style-name="ac66d20">
            <text:p>1</text:p>
          </table:table-cell>
          <table:table-cell office:string-value="testcourse80" office:value-type="string" table:style-name="ac549ca">
            <text:p>testcourse80</text:p>
          </table:table-cell>
          <table:table-cell table:style-name="a96c935"/>
          <table:table-cell table:style-name="a594d56"/>
          <table:table-cell table:style-name="a1d34fa"/>
          <table:table-cell table:style-name="a5b7873"/>
          <table:table-cell table:style-name="aed7d2b"/>
          <table:table-cell table:style-name="a59dab5"/>
          <table:table-cell table:style-name="a0f6271"/>
        </table:table-row>
        <table:table-row>
          <table:table-cell table:style-name="a113109"/>
          <table:table-cell table:style-name="a0d3890"/>
          <table:table-cell office:string-value="CM" office:value-type="string" table:style-name="ad57566">
            <text:p>CM</text:p>
          </table:table-cell>
          <table:table-cell office:value="3.0" office:value-type="float" table:style-name="a9d71a3">
            <text:p>3</text:p>
          </table:table-cell>
          <table:table-cell office:value="10.0" office:value-type="float" table:style-name="adedebd">
            <text:p>10</text:p>
          </table:table-cell>
          <table:table-cell office:string-value="teacher80FirstName" office:value-type="string" table:style-name="a872f5e">
            <text:p>teacher80FirstName</text:p>
          </table:table-cell>
          <table:table-cell office:string-value="teacher80LastName" office:value-type="string" table:style-name="ae5fe0b">
            <text:p>teacher80LastName</text:p>
          </table:table-cell>
          <table:table-cell office:string-value="A" office:value-type="string" table:style-name="a58b952">
            <text:p>A</text:p>
          </table:table-cell>
          <table:table-cell table:style-name="a3724c3"/>
          <table:table-cell table:style-name="a943df5"/>
        </table:table-row>
        <table:table-row>
          <table:table-cell table:style-name="a1ac9fe"/>
          <table:table-cell table:style-name="ac7a4df"/>
          <table:table-cell table:style-name="a8a68c8"/>
          <table:table-cell table:style-name="af5199b"/>
          <table:table-cell table:style-name="ada033b"/>
          <table:table-cell table:style-name="a7dc603"/>
          <table:table-cell table:style-name="a1a0ad9"/>
          <table:table-cell table:style-name="afa32b4"/>
          <table:table-cell table:style-name="af76a36"/>
          <table:table-cell table:style-name="a0d2135"/>
        </table:table-row>
        <table:table-row>
          <table:table-cell table:style-name="ad95b16"/>
          <table:table-cell table:style-name="ac738dd"/>
          <table:table-cell office:string-value="TD" office:value-type="string" table:style-name="a46151d">
            <text:p>TD</text:p>
          </table:table-cell>
          <table:table-cell office:value="4.0" office:value-type="float" table:style-name="af5336f">
            <text:p>4</text:p>
          </table:table-cell>
          <table:table-cell office:value="10.0" office:value-type="float" table:style-name="a73d907">
            <text:p>10</text:p>
          </table:table-cell>
          <table:table-cell office:string-value="teacher80FirstName" office:value-type="string" table:style-name="a24441e">
            <text:p>teacher80FirstName</text:p>
          </table:table-cell>
          <table:table-cell office:string-value="teacher80LastName" office:value-type="string" table:style-name="a1753bb">
            <text:p>teacher80LastName</text:p>
          </table:table-cell>
          <table:table-cell office:string-value="B" office:value-type="string" table:style-name="a906782">
            <text:p>B</text:p>
          </table:table-cell>
          <table:table-cell table:style-name="acc4963"/>
          <table:table-cell table:style-name="a22ef3a"/>
        </table:table-row>
        <table:table-row>
          <table:table-cell table:style-name="aa7c643"/>
          <table:table-cell table:style-name="ab57e00"/>
          <table:table-cell table:style-name="a85cbf3"/>
          <table:table-cell table:style-name="a3fa41b"/>
          <table:table-cell table:style-name="a0794d8"/>
          <table:table-cell table:style-name="a50689e"/>
          <table:table-cell table:style-name="abaa775"/>
          <table:table-cell table:style-name="ab43905"/>
          <table:table-cell table:style-name="a200aa4"/>
          <table:table-cell table:style-name="ae6b967"/>
        </table:table-row>
        <table:table-row>
          <table:table-cell office:string-value="DE1" office:value-type="string" table:style-name="a080321">
            <text:p>DE1</text:p>
          </table:table-cell>
          <table:table-cell office:value="1.0" office:value-type="float" table:style-name="a2de6f2">
            <text:p>1</text:p>
          </table:table-cell>
          <table:table-cell office:string-value="testcourse81" office:value-type="string" table:style-name="adac194">
            <text:p>testcourse81</text:p>
          </table:table-cell>
          <table:table-cell table:style-name="afa8f3c"/>
          <table:table-cell table:style-name="ab5bcea"/>
          <table:table-cell table:style-name="a525b49"/>
          <table:table-cell table:style-name="a65041b"/>
          <table:table-cell table:style-name="a096624"/>
          <table:table-cell table:style-name="a90a07a"/>
          <table:table-cell table:style-name="a951c9d"/>
        </table:table-row>
        <table:table-row>
          <table:table-cell table:style-name="a53385c"/>
          <table:table-cell table:style-name="aa65fe2"/>
          <table:table-cell office:string-value="CM" office:value-type="string" table:style-name="a48ae6c">
            <text:p>CM</text:p>
          </table:table-cell>
          <table:table-cell office:value="3.0" office:value-type="float" table:style-name="a49949c">
            <text:p>3</text:p>
          </table:table-cell>
          <table:table-cell office:value="10.0" office:value-type="float" table:style-name="a2dd205">
            <text:p>10</text:p>
          </table:table-cell>
          <table:table-cell office:string-value="teacher81FirstName" office:value-type="string" table:style-name="a624afc">
            <text:p>teacher81FirstName</text:p>
          </table:table-cell>
          <table:table-cell office:string-value="teacher81LastName" office:value-type="string" table:style-name="af0f524">
            <text:p>teacher81LastName</text:p>
          </table:table-cell>
          <table:table-cell office:string-value="A" office:value-type="string" table:style-name="a661777">
            <text:p>A</text:p>
          </table:table-cell>
          <table:table-cell table:style-name="a3a4c19"/>
          <table:table-cell table:style-name="a879230"/>
        </table:table-row>
        <table:table-row>
          <table:table-cell table:style-name="a314540"/>
          <table:table-cell table:style-name="a1aa922"/>
          <table:table-cell table:style-name="a60ccee"/>
          <table:table-cell table:style-name="a05acec"/>
          <table:table-cell table:style-name="aeafa38"/>
          <table:table-cell table:style-name="aa6bf2c"/>
          <table:table-cell table:style-name="a1168c9"/>
          <table:table-cell table:style-name="a13df4b"/>
          <table:table-cell table:style-name="ae742b8"/>
          <table:table-cell table:style-name="a0f4b73"/>
        </table:table-row>
        <table:table-row>
          <table:table-cell table:style-name="aa10fea"/>
          <table:table-cell table:style-name="a9ab0c5"/>
          <table:table-cell office:string-value="TD" office:value-type="string" table:style-name="a44ce28">
            <text:p>TD</text:p>
          </table:table-cell>
          <table:table-cell office:value="4.0" office:value-type="float" table:style-name="a50ef70">
            <text:p>4</text:p>
          </table:table-cell>
          <table:table-cell office:value="10.0" office:value-type="float" table:style-name="a1ab041">
            <text:p>10</text:p>
          </table:table-cell>
          <table:table-cell office:string-value="teacher81FirstName" office:value-type="string" table:style-name="a531eff">
            <text:p>teacher81FirstName</text:p>
          </table:table-cell>
          <table:table-cell office:string-value="teacher81LastName" office:value-type="string" table:style-name="a409ae1">
            <text:p>teacher81LastName</text:p>
          </table:table-cell>
          <table:table-cell office:string-value="B" office:value-type="string" table:style-name="ad56c60">
            <text:p>B</text:p>
          </table:table-cell>
          <table:table-cell table:style-name="ac404ec"/>
          <table:table-cell table:style-name="a9ad25a"/>
        </table:table-row>
        <table:table-row>
          <table:table-cell table:style-name="a80f2aa"/>
          <table:table-cell table:style-name="a66856b"/>
          <table:table-cell table:style-name="ae5648b"/>
          <table:table-cell table:style-name="a474585"/>
          <table:table-cell table:style-name="a97c0d9"/>
          <table:table-cell table:style-name="a07e262"/>
          <table:table-cell table:style-name="ab5d450"/>
          <table:table-cell table:style-name="a2a9238"/>
          <table:table-cell table:style-name="adbe020"/>
          <table:table-cell table:style-name="aa38597"/>
        </table:table-row>
        <table:table-row>
          <table:table-cell office:string-value="DE1" office:value-type="string" table:style-name="a01e3fe">
            <text:p>DE1</text:p>
          </table:table-cell>
          <table:table-cell office:value="1.0" office:value-type="float" table:style-name="a86948b">
            <text:p>1</text:p>
          </table:table-cell>
          <table:table-cell office:string-value="testcourse82" office:value-type="string" table:style-name="a510c09">
            <text:p>testcourse82</text:p>
          </table:table-cell>
          <table:table-cell table:style-name="a59d8ef"/>
          <table:table-cell table:style-name="a1066b9"/>
          <table:table-cell table:style-name="a854ec0"/>
          <table:table-cell table:style-name="a5da099"/>
          <table:table-cell table:style-name="add0512"/>
          <table:table-cell table:style-name="a0bbf9c"/>
          <table:table-cell table:style-name="a9d17f6"/>
        </table:table-row>
        <table:table-row>
          <table:table-cell table:style-name="a88fb08"/>
          <table:table-cell table:style-name="a2c083b"/>
          <table:table-cell office:string-value="CM" office:value-type="string" table:style-name="a03551a">
            <text:p>CM</text:p>
          </table:table-cell>
          <table:table-cell office:value="3.0" office:value-type="float" table:style-name="a74f49c">
            <text:p>3</text:p>
          </table:table-cell>
          <table:table-cell office:value="10.0" office:value-type="float" table:style-name="ae54dc3">
            <text:p>10</text:p>
          </table:table-cell>
          <table:table-cell office:string-value="teacher82FirstName" office:value-type="string" table:style-name="ab0dff5">
            <text:p>teacher82FirstName</text:p>
          </table:table-cell>
          <table:table-cell office:string-value="teacher82LastName" office:value-type="string" table:style-name="a4b616f">
            <text:p>teacher82LastName</text:p>
          </table:table-cell>
          <table:table-cell office:string-value="A" office:value-type="string" table:style-name="ad351c5">
            <text:p>A</text:p>
          </table:table-cell>
          <table:table-cell table:style-name="a15a9b5"/>
          <table:table-cell table:style-name="aa37cad"/>
        </table:table-row>
        <table:table-row>
          <table:table-cell table:style-name="a3fa334"/>
          <table:table-cell table:style-name="a3419ce"/>
          <table:table-cell table:style-name="a3863fb"/>
          <table:table-cell table:style-name="a4279ea"/>
          <table:table-cell table:style-name="adb8c84"/>
          <table:table-cell table:style-name="a566b35"/>
          <table:table-cell table:style-name="a0ea077"/>
          <table:table-cell table:style-name="af5835f"/>
          <table:table-cell table:style-name="a872d36"/>
          <table:table-cell table:style-name="a005300"/>
        </table:table-row>
        <table:table-row>
          <table:table-cell table:style-name="a8a58b4"/>
          <table:table-cell table:style-name="abb987a"/>
          <table:table-cell office:string-value="TD" office:value-type="string" table:style-name="a31954b">
            <text:p>TD</text:p>
          </table:table-cell>
          <table:table-cell office:value="4.0" office:value-type="float" table:style-name="a302f32">
            <text:p>4</text:p>
          </table:table-cell>
          <table:table-cell office:value="10.0" office:value-type="float" table:style-name="ac04168">
            <text:p>10</text:p>
          </table:table-cell>
          <table:table-cell office:string-value="teacher82FirstName" office:value-type="string" table:style-name="a24e112">
            <text:p>teacher82FirstName</text:p>
          </table:table-cell>
          <table:table-cell office:string-value="teacher82LastName" office:value-type="string" table:style-name="a086000">
            <text:p>teacher82LastName</text:p>
          </table:table-cell>
          <table:table-cell office:string-value="B" office:value-type="string" table:style-name="a3f8adc">
            <text:p>B</text:p>
          </table:table-cell>
          <table:table-cell table:style-name="a651b69"/>
          <table:table-cell table:style-name="a807a82"/>
        </table:table-row>
        <table:table-row>
          <table:table-cell table:style-name="aea3d52"/>
          <table:table-cell table:style-name="a62e88e"/>
          <table:table-cell table:style-name="aef6cab"/>
          <table:table-cell table:style-name="acc3d90"/>
          <table:table-cell table:style-name="a976672"/>
          <table:table-cell table:style-name="a378bd4"/>
          <table:table-cell table:style-name="ace998e"/>
          <table:table-cell table:style-name="a4596e4"/>
          <table:table-cell table:style-name="a5cfe8f"/>
          <table:table-cell table:style-name="a429ad2"/>
        </table:table-row>
        <table:table-row>
          <table:table-cell office:string-value="DE1" office:value-type="string" table:style-name="a2bc8d1">
            <text:p>DE1</text:p>
          </table:table-cell>
          <table:table-cell office:value="1.0" office:value-type="float" table:style-name="afeb3d9">
            <text:p>1</text:p>
          </table:table-cell>
          <table:table-cell office:string-value="testcourse83" office:value-type="string" table:style-name="a2c6309">
            <text:p>testcourse83</text:p>
          </table:table-cell>
          <table:table-cell table:style-name="a6a733d"/>
          <table:table-cell table:style-name="aa1726d"/>
          <table:table-cell table:style-name="ab3a5a6"/>
          <table:table-cell table:style-name="a5718f9"/>
          <table:table-cell table:style-name="ad1f8f3"/>
          <table:table-cell table:style-name="a520c07"/>
          <table:table-cell table:style-name="a07070b"/>
        </table:table-row>
        <table:table-row>
          <table:table-cell table:style-name="a4a7dcd"/>
          <table:table-cell table:style-name="a9776f9"/>
          <table:table-cell office:string-value="CM" office:value-type="string" table:style-name="a846137">
            <text:p>CM</text:p>
          </table:table-cell>
          <table:table-cell office:value="3.0" office:value-type="float" table:style-name="a6854a3">
            <text:p>3</text:p>
          </table:table-cell>
          <table:table-cell office:value="10.0" office:value-type="float" table:style-name="a37a9f3">
            <text:p>10</text:p>
          </table:table-cell>
          <table:table-cell office:string-value="teacher83FirstName" office:value-type="string" table:style-name="a53c59c">
            <text:p>teacher83FirstName</text:p>
          </table:table-cell>
          <table:table-cell office:string-value="teacher83LastName" office:value-type="string" table:style-name="a169d8f">
            <text:p>teacher83LastName</text:p>
          </table:table-cell>
          <table:table-cell office:string-value="A" office:value-type="string" table:style-name="a37277f">
            <text:p>A</text:p>
          </table:table-cell>
          <table:table-cell table:style-name="add3499"/>
          <table:table-cell table:style-name="ae66748"/>
        </table:table-row>
        <table:table-row>
          <table:table-cell table:style-name="ac52a54"/>
          <table:table-cell table:style-name="ae2f53d"/>
          <table:table-cell table:style-name="a78ad4a"/>
          <table:table-cell table:style-name="a8009e8"/>
          <table:table-cell table:style-name="a6ca790"/>
          <table:table-cell table:style-name="a896e6a"/>
          <table:table-cell table:style-name="a52fc52"/>
          <table:table-cell table:style-name="a1a3f62"/>
          <table:table-cell table:style-name="a293489"/>
          <table:table-cell table:style-name="ad2ca19"/>
        </table:table-row>
        <table:table-row>
          <table:table-cell table:style-name="a529a4e"/>
          <table:table-cell table:style-name="a1e6657"/>
          <table:table-cell office:string-value="TD" office:value-type="string" table:style-name="a59b37e">
            <text:p>TD</text:p>
          </table:table-cell>
          <table:table-cell office:value="4.0" office:value-type="float" table:style-name="a7864f6">
            <text:p>4</text:p>
          </table:table-cell>
          <table:table-cell office:value="10.0" office:value-type="float" table:style-name="ab6dfa0">
            <text:p>10</text:p>
          </table:table-cell>
          <table:table-cell office:string-value="teacher83FirstName" office:value-type="string" table:style-name="a87e13c">
            <text:p>teacher83FirstName</text:p>
          </table:table-cell>
          <table:table-cell office:string-value="teacher83LastName" office:value-type="string" table:style-name="a428c31">
            <text:p>teacher83LastName</text:p>
          </table:table-cell>
          <table:table-cell office:string-value="B" office:value-type="string" table:style-name="a163432">
            <text:p>B</text:p>
          </table:table-cell>
          <table:table-cell table:style-name="aa7a2dc"/>
          <table:table-cell table:style-name="ae301ea"/>
        </table:table-row>
        <table:table-row>
          <table:table-cell table:style-name="a8918db"/>
          <table:table-cell table:style-name="adb482e"/>
          <table:table-cell table:style-name="aba6ce3"/>
          <table:table-cell table:style-name="a812476"/>
          <table:table-cell table:style-name="aeecf5c"/>
          <table:table-cell table:style-name="a99950e"/>
          <table:table-cell table:style-name="a6c19a1"/>
          <table:table-cell table:style-name="a6082d5"/>
          <table:table-cell table:style-name="a044127"/>
          <table:table-cell table:style-name="ad59ce2"/>
        </table:table-row>
        <table:table-row>
          <table:table-cell office:string-value="DE1" office:value-type="string" table:style-name="ae34ce3">
            <text:p>DE1</text:p>
          </table:table-cell>
          <table:table-cell office:value="1.0" office:value-type="float" table:style-name="a4b07c0">
            <text:p>1</text:p>
          </table:table-cell>
          <table:table-cell office:string-value="testcourse84" office:value-type="string" table:style-name="a78c1ec">
            <text:p>testcourse84</text:p>
          </table:table-cell>
          <table:table-cell table:style-name="a944d8d"/>
          <table:table-cell table:style-name="a00c262"/>
          <table:table-cell table:style-name="a6e6cee"/>
          <table:table-cell table:style-name="a6863ae"/>
          <table:table-cell table:style-name="a5d6217"/>
          <table:table-cell table:style-name="ae76643"/>
          <table:table-cell table:style-name="a681d5f"/>
        </table:table-row>
        <table:table-row>
          <table:table-cell table:style-name="a156e3a"/>
          <table:table-cell table:style-name="affc91b"/>
          <table:table-cell office:string-value="CM" office:value-type="string" table:style-name="a5f51cf">
            <text:p>CM</text:p>
          </table:table-cell>
          <table:table-cell office:value="3.0" office:value-type="float" table:style-name="ac118de">
            <text:p>3</text:p>
          </table:table-cell>
          <table:table-cell office:value="10.0" office:value-type="float" table:style-name="a4e8560">
            <text:p>10</text:p>
          </table:table-cell>
          <table:table-cell office:string-value="teacher84FirstName" office:value-type="string" table:style-name="ac6b399">
            <text:p>teacher84FirstName</text:p>
          </table:table-cell>
          <table:table-cell office:string-value="teacher84LastName" office:value-type="string" table:style-name="a68790a">
            <text:p>teacher84LastName</text:p>
          </table:table-cell>
          <table:table-cell office:string-value="A" office:value-type="string" table:style-name="a7cd1af">
            <text:p>A</text:p>
          </table:table-cell>
          <table:table-cell table:style-name="ad8662d"/>
          <table:table-cell table:style-name="a55113c"/>
        </table:table-row>
        <table:table-row>
          <table:table-cell table:style-name="a78e5de"/>
          <table:table-cell table:style-name="acd66a9"/>
          <table:table-cell table:style-name="a1477f5"/>
          <table:table-cell table:style-name="a4e96e8"/>
          <table:table-cell table:style-name="ab99ad5"/>
          <table:table-cell table:style-name="aa0c9db"/>
          <table:table-cell table:style-name="a6ca0ae"/>
          <table:table-cell table:style-name="a8a8627"/>
          <table:table-cell table:style-name="a54e2d6"/>
          <table:table-cell table:style-name="af49c92"/>
        </table:table-row>
        <table:table-row>
          <table:table-cell table:style-name="a2fef18"/>
          <table:table-cell table:style-name="a63502b"/>
          <table:table-cell office:string-value="TD" office:value-type="string" table:style-name="ac5a597">
            <text:p>TD</text:p>
          </table:table-cell>
          <table:table-cell office:value="4.0" office:value-type="float" table:style-name="afdca76">
            <text:p>4</text:p>
          </table:table-cell>
          <table:table-cell office:value="10.0" office:value-type="float" table:style-name="a31751e">
            <text:p>10</text:p>
          </table:table-cell>
          <table:table-cell office:string-value="teacher84FirstName" office:value-type="string" table:style-name="a239842">
            <text:p>teacher84FirstName</text:p>
          </table:table-cell>
          <table:table-cell office:string-value="teacher84LastName" office:value-type="string" table:style-name="a319da5">
            <text:p>teacher84LastName</text:p>
          </table:table-cell>
          <table:table-cell office:string-value="B" office:value-type="string" table:style-name="a4d5e2f">
            <text:p>B</text:p>
          </table:table-cell>
          <table:table-cell table:style-name="ae8c5e9"/>
          <table:table-cell table:style-name="a1589f0"/>
        </table:table-row>
        <table:table-row>
          <table:table-cell table:style-name="a6211e4"/>
          <table:table-cell table:style-name="a71e756"/>
          <table:table-cell table:style-name="a9b4d93"/>
          <table:table-cell table:style-name="a8e39c7"/>
          <table:table-cell table:style-name="a16152e"/>
          <table:table-cell table:style-name="af12897"/>
          <table:table-cell table:style-name="a52fef5"/>
          <table:table-cell table:style-name="af0ab67"/>
          <table:table-cell table:style-name="a1e1351"/>
          <table:table-cell table:style-name="a1d3c62"/>
        </table:table-row>
        <table:table-row>
          <table:table-cell office:string-value="DE1" office:value-type="string" table:style-name="aef6f25">
            <text:p>DE1</text:p>
          </table:table-cell>
          <table:table-cell office:value="1.0" office:value-type="float" table:style-name="a8f603c">
            <text:p>1</text:p>
          </table:table-cell>
          <table:table-cell office:string-value="testcourse85" office:value-type="string" table:style-name="a0cedc8">
            <text:p>testcourse85</text:p>
          </table:table-cell>
          <table:table-cell table:style-name="af40dfc"/>
          <table:table-cell table:style-name="a0f3145"/>
          <table:table-cell table:style-name="a0c615c"/>
          <table:table-cell table:style-name="a4a4f91"/>
          <table:table-cell table:style-name="a363ab8"/>
          <table:table-cell table:style-name="ad15cdb"/>
          <table:table-cell table:style-name="ae750b5"/>
        </table:table-row>
        <table:table-row>
          <table:table-cell table:style-name="a6ea939"/>
          <table:table-cell table:style-name="a2fc213"/>
          <table:table-cell office:string-value="CM" office:value-type="string" table:style-name="a7477b7">
            <text:p>CM</text:p>
          </table:table-cell>
          <table:table-cell office:value="3.0" office:value-type="float" table:style-name="a291bd1">
            <text:p>3</text:p>
          </table:table-cell>
          <table:table-cell office:value="10.0" office:value-type="float" table:style-name="a082538">
            <text:p>10</text:p>
          </table:table-cell>
          <table:table-cell office:string-value="teacher85FirstName" office:value-type="string" table:style-name="a030d01">
            <text:p>teacher85FirstName</text:p>
          </table:table-cell>
          <table:table-cell office:string-value="teacher85LastName" office:value-type="string" table:style-name="a9cacbe">
            <text:p>teacher85LastName</text:p>
          </table:table-cell>
          <table:table-cell office:string-value="A" office:value-type="string" table:style-name="ac23b1f">
            <text:p>A</text:p>
          </table:table-cell>
          <table:table-cell table:style-name="a44670c"/>
          <table:table-cell table:style-name="a7280b9"/>
        </table:table-row>
        <table:table-row>
          <table:table-cell table:style-name="a7b7c10"/>
          <table:table-cell table:style-name="a26beb5"/>
          <table:table-cell table:style-name="aab0e49"/>
          <table:table-cell table:style-name="ae868bd"/>
          <table:table-cell table:style-name="addc8e0"/>
          <table:table-cell table:style-name="adf928f"/>
          <table:table-cell table:style-name="a078b61"/>
          <table:table-cell table:style-name="afa3732"/>
          <table:table-cell table:style-name="aced8c2"/>
          <table:table-cell table:style-name="aa31634"/>
        </table:table-row>
        <table:table-row>
          <table:table-cell table:style-name="a50b60b"/>
          <table:table-cell table:style-name="ade6695"/>
          <table:table-cell office:string-value="TD" office:value-type="string" table:style-name="ae21b12">
            <text:p>TD</text:p>
          </table:table-cell>
          <table:table-cell office:value="4.0" office:value-type="float" table:style-name="ac925c5">
            <text:p>4</text:p>
          </table:table-cell>
          <table:table-cell office:value="10.0" office:value-type="float" table:style-name="a493914">
            <text:p>10</text:p>
          </table:table-cell>
          <table:table-cell office:string-value="teacher85FirstName" office:value-type="string" table:style-name="a86b71f">
            <text:p>teacher85FirstName</text:p>
          </table:table-cell>
          <table:table-cell office:string-value="teacher85LastName" office:value-type="string" table:style-name="a23f47a">
            <text:p>teacher85LastName</text:p>
          </table:table-cell>
          <table:table-cell office:string-value="B" office:value-type="string" table:style-name="a2e7e56">
            <text:p>B</text:p>
          </table:table-cell>
          <table:table-cell table:style-name="a4439f6"/>
          <table:table-cell table:style-name="ac04dbc"/>
        </table:table-row>
        <table:table-row>
          <table:table-cell table:style-name="af1751c"/>
          <table:table-cell table:style-name="acf579b"/>
          <table:table-cell table:style-name="af07bd2"/>
          <table:table-cell table:style-name="ad681a1"/>
          <table:table-cell table:style-name="a32c328"/>
          <table:table-cell table:style-name="a602e00"/>
          <table:table-cell table:style-name="a580ba8"/>
          <table:table-cell table:style-name="a429891"/>
          <table:table-cell table:style-name="aa4df33"/>
          <table:table-cell table:style-name="a5cd719"/>
        </table:table-row>
        <table:table-row>
          <table:table-cell office:string-value="DE1" office:value-type="string" table:style-name="ae03004">
            <text:p>DE1</text:p>
          </table:table-cell>
          <table:table-cell office:value="1.0" office:value-type="float" table:style-name="a8474fe">
            <text:p>1</text:p>
          </table:table-cell>
          <table:table-cell office:string-value="testcourse86" office:value-type="string" table:style-name="a17ab69">
            <text:p>testcourse86</text:p>
          </table:table-cell>
          <table:table-cell table:style-name="ae1595b"/>
          <table:table-cell table:style-name="a4ef564"/>
          <table:table-cell table:style-name="a3f802a"/>
          <table:table-cell table:style-name="a79d64f"/>
          <table:table-cell table:style-name="a0d89b3"/>
          <table:table-cell table:style-name="a9486ec"/>
          <table:table-cell table:style-name="a59684a"/>
        </table:table-row>
        <table:table-row>
          <table:table-cell table:style-name="a2ad339"/>
          <table:table-cell table:style-name="a0b741f"/>
          <table:table-cell office:string-value="CM" office:value-type="string" table:style-name="a42e343">
            <text:p>CM</text:p>
          </table:table-cell>
          <table:table-cell office:value="3.0" office:value-type="float" table:style-name="a38e212">
            <text:p>3</text:p>
          </table:table-cell>
          <table:table-cell office:value="10.0" office:value-type="float" table:style-name="a40b537">
            <text:p>10</text:p>
          </table:table-cell>
          <table:table-cell office:string-value="teacher86FirstName" office:value-type="string" table:style-name="ad80d2f">
            <text:p>teacher86FirstName</text:p>
          </table:table-cell>
          <table:table-cell office:string-value="teacher86LastName" office:value-type="string" table:style-name="a669242">
            <text:p>teacher86LastName</text:p>
          </table:table-cell>
          <table:table-cell office:string-value="A" office:value-type="string" table:style-name="a0770b7">
            <text:p>A</text:p>
          </table:table-cell>
          <table:table-cell table:style-name="a198dd7"/>
          <table:table-cell table:style-name="ac6889c"/>
        </table:table-row>
        <table:table-row>
          <table:table-cell table:style-name="a3ed884"/>
          <table:table-cell table:style-name="a2547fd"/>
          <table:table-cell table:style-name="ac4fb56"/>
          <table:table-cell table:style-name="a889dd4"/>
          <table:table-cell table:style-name="aa7798f"/>
          <table:table-cell table:style-name="acb637b"/>
          <table:table-cell table:style-name="ac0cbaa"/>
          <table:table-cell table:style-name="aab52db"/>
          <table:table-cell table:style-name="a63440f"/>
          <table:table-cell table:style-name="a14f210"/>
        </table:table-row>
        <table:table-row>
          <table:table-cell table:style-name="a37bc69"/>
          <table:table-cell table:style-name="ae992ed"/>
          <table:table-cell office:string-value="TD" office:value-type="string" table:style-name="acbc8a1">
            <text:p>TD</text:p>
          </table:table-cell>
          <table:table-cell office:value="4.0" office:value-type="float" table:style-name="a539b95">
            <text:p>4</text:p>
          </table:table-cell>
          <table:table-cell office:value="10.0" office:value-type="float" table:style-name="a3a9ba2">
            <text:p>10</text:p>
          </table:table-cell>
          <table:table-cell office:string-value="teacher86FirstName" office:value-type="string" table:style-name="a9465ca">
            <text:p>teacher86FirstName</text:p>
          </table:table-cell>
          <table:table-cell office:string-value="teacher86LastName" office:value-type="string" table:style-name="a240dc3">
            <text:p>teacher86LastName</text:p>
          </table:table-cell>
          <table:table-cell office:string-value="B" office:value-type="string" table:style-name="ae99d2d">
            <text:p>B</text:p>
          </table:table-cell>
          <table:table-cell table:style-name="abe215f"/>
          <table:table-cell table:style-name="a8396af"/>
        </table:table-row>
        <table:table-row>
          <table:table-cell table:style-name="ac8fa59"/>
          <table:table-cell table:style-name="a5eb283"/>
          <table:table-cell table:style-name="a9bccb5"/>
          <table:table-cell table:style-name="a9d3455"/>
          <table:table-cell table:style-name="a3be27a"/>
          <table:table-cell table:style-name="a5f1307"/>
          <table:table-cell table:style-name="a86cfc7"/>
          <table:table-cell table:style-name="a34e881"/>
          <table:table-cell table:style-name="a036eff"/>
          <table:table-cell table:style-name="aa9b725"/>
        </table:table-row>
        <table:table-row>
          <table:table-cell office:string-value="DE1" office:value-type="string" table:style-name="a9e7eff">
            <text:p>DE1</text:p>
          </table:table-cell>
          <table:table-cell office:value="1.0" office:value-type="float" table:style-name="ad15acb">
            <text:p>1</text:p>
          </table:table-cell>
          <table:table-cell office:string-value="testcourse87" office:value-type="string" table:style-name="aa31741">
            <text:p>testcourse87</text:p>
          </table:table-cell>
          <table:table-cell table:style-name="aec31a5"/>
          <table:table-cell table:style-name="a23b2b6"/>
          <table:table-cell table:style-name="a49bac1"/>
          <table:table-cell table:style-name="ab2d076"/>
          <table:table-cell table:style-name="a1205a0"/>
          <table:table-cell table:style-name="aa1b2f2"/>
          <table:table-cell table:style-name="a96a6b4"/>
        </table:table-row>
        <table:table-row>
          <table:table-cell table:style-name="a78a3d1"/>
          <table:table-cell table:style-name="ab16440"/>
          <table:table-cell office:string-value="CM" office:value-type="string" table:style-name="ac5e2ee">
            <text:p>CM</text:p>
          </table:table-cell>
          <table:table-cell office:value="3.0" office:value-type="float" table:style-name="a04bcf1">
            <text:p>3</text:p>
          </table:table-cell>
          <table:table-cell office:value="10.0" office:value-type="float" table:style-name="a6a02f7">
            <text:p>10</text:p>
          </table:table-cell>
          <table:table-cell office:string-value="teacher87FirstName" office:value-type="string" table:style-name="a7f12fe">
            <text:p>teacher87FirstName</text:p>
          </table:table-cell>
          <table:table-cell office:string-value="teacher87LastName" office:value-type="string" table:style-name="aad0176">
            <text:p>teacher87LastName</text:p>
          </table:table-cell>
          <table:table-cell office:string-value="A" office:value-type="string" table:style-name="a6eaa8a">
            <text:p>A</text:p>
          </table:table-cell>
          <table:table-cell table:style-name="acf1fd5"/>
          <table:table-cell table:style-name="a9ee96f"/>
        </table:table-row>
        <table:table-row>
          <table:table-cell table:style-name="ae41c91"/>
          <table:table-cell table:style-name="a3169be"/>
          <table:table-cell table:style-name="a445528"/>
          <table:table-cell table:style-name="a93d331"/>
          <table:table-cell table:style-name="a2d0a19"/>
          <table:table-cell table:style-name="a5acfd5"/>
          <table:table-cell table:style-name="a37811c"/>
          <table:table-cell table:style-name="a6b5ff5"/>
          <table:table-cell table:style-name="a3e164d"/>
          <table:table-cell table:style-name="aa45c7f"/>
        </table:table-row>
        <table:table-row>
          <table:table-cell table:style-name="a57c3ec"/>
          <table:table-cell table:style-name="a4439b7"/>
          <table:table-cell office:string-value="TD" office:value-type="string" table:style-name="ad50f5f">
            <text:p>TD</text:p>
          </table:table-cell>
          <table:table-cell office:value="4.0" office:value-type="float" table:style-name="a4b59ac">
            <text:p>4</text:p>
          </table:table-cell>
          <table:table-cell office:value="10.0" office:value-type="float" table:style-name="a2b4411">
            <text:p>10</text:p>
          </table:table-cell>
          <table:table-cell office:string-value="teacher87FirstName" office:value-type="string" table:style-name="a39afcd">
            <text:p>teacher87FirstName</text:p>
          </table:table-cell>
          <table:table-cell office:string-value="teacher87LastName" office:value-type="string" table:style-name="a9e2ea7">
            <text:p>teacher87LastName</text:p>
          </table:table-cell>
          <table:table-cell office:string-value="B" office:value-type="string" table:style-name="a29a94f">
            <text:p>B</text:p>
          </table:table-cell>
          <table:table-cell table:style-name="a7677a1"/>
          <table:table-cell table:style-name="af44f11"/>
        </table:table-row>
        <table:table-row>
          <table:table-cell table:style-name="ac806c9"/>
          <table:table-cell table:style-name="a0ff1e9"/>
          <table:table-cell table:style-name="aa4c427"/>
          <table:table-cell table:style-name="ad056b9"/>
          <table:table-cell table:style-name="a78b846"/>
          <table:table-cell table:style-name="a0e938e"/>
          <table:table-cell table:style-name="a3c6f7a"/>
          <table:table-cell table:style-name="aad1832"/>
          <table:table-cell table:style-name="a53cc2b"/>
          <table:table-cell table:style-name="a872d34"/>
        </table:table-row>
        <table:table-row>
          <table:table-cell office:string-value="DE1" office:value-type="string" table:style-name="a0b4bef">
            <text:p>DE1</text:p>
          </table:table-cell>
          <table:table-cell office:value="1.0" office:value-type="float" table:style-name="af4e93f">
            <text:p>1</text:p>
          </table:table-cell>
          <table:table-cell office:string-value="testcourse88" office:value-type="string" table:style-name="a0c3b5c">
            <text:p>testcourse88</text:p>
          </table:table-cell>
          <table:table-cell table:style-name="adc0c65"/>
          <table:table-cell table:style-name="a858d37"/>
          <table:table-cell table:style-name="aeebd2c"/>
          <table:table-cell table:style-name="ad7daf4"/>
          <table:table-cell table:style-name="a401ca6"/>
          <table:table-cell table:style-name="aa271f2"/>
          <table:table-cell table:style-name="a03cb2d"/>
        </table:table-row>
        <table:table-row>
          <table:table-cell table:style-name="a39c70d"/>
          <table:table-cell table:style-name="a550bbb"/>
          <table:table-cell office:string-value="CM" office:value-type="string" table:style-name="aa377cf">
            <text:p>CM</text:p>
          </table:table-cell>
          <table:table-cell office:value="3.0" office:value-type="float" table:style-name="a868a6b">
            <text:p>3</text:p>
          </table:table-cell>
          <table:table-cell office:value="10.0" office:value-type="float" table:style-name="a84bb5b">
            <text:p>10</text:p>
          </table:table-cell>
          <table:table-cell office:string-value="teacher88FirstName" office:value-type="string" table:style-name="aea6650">
            <text:p>teacher88FirstName</text:p>
          </table:table-cell>
          <table:table-cell office:string-value="teacher88LastName" office:value-type="string" table:style-name="a5d289e">
            <text:p>teacher88LastName</text:p>
          </table:table-cell>
          <table:table-cell office:string-value="A" office:value-type="string" table:style-name="ae5087a">
            <text:p>A</text:p>
          </table:table-cell>
          <table:table-cell table:style-name="a9d7111"/>
          <table:table-cell table:style-name="a7916ac"/>
        </table:table-row>
        <table:table-row>
          <table:table-cell table:style-name="aac87c2"/>
          <table:table-cell table:style-name="ac3ca89"/>
          <table:table-cell table:style-name="ae1fc96"/>
          <table:table-cell table:style-name="aad359d"/>
          <table:table-cell table:style-name="a1e5dd9"/>
          <table:table-cell table:style-name="a9951b6"/>
          <table:table-cell table:style-name="a6ef64b"/>
          <table:table-cell table:style-name="a58f0df"/>
          <table:table-cell table:style-name="ad6c283"/>
          <table:table-cell table:style-name="aa547a1"/>
        </table:table-row>
        <table:table-row>
          <table:table-cell table:style-name="a27679a"/>
          <table:table-cell table:style-name="a3a83af"/>
          <table:table-cell office:string-value="TD" office:value-type="string" table:style-name="a9312d5">
            <text:p>TD</text:p>
          </table:table-cell>
          <table:table-cell office:value="4.0" office:value-type="float" table:style-name="a95dd70">
            <text:p>4</text:p>
          </table:table-cell>
          <table:table-cell office:value="10.0" office:value-type="float" table:style-name="a5662a2">
            <text:p>10</text:p>
          </table:table-cell>
          <table:table-cell office:string-value="teacher88FirstName" office:value-type="string" table:style-name="aad6d20">
            <text:p>teacher88FirstName</text:p>
          </table:table-cell>
          <table:table-cell office:string-value="teacher88LastName" office:value-type="string" table:style-name="a4f4861">
            <text:p>teacher88LastName</text:p>
          </table:table-cell>
          <table:table-cell office:string-value="B" office:value-type="string" table:style-name="ada1b4a">
            <text:p>B</text:p>
          </table:table-cell>
          <table:table-cell table:style-name="a95cfd1"/>
          <table:table-cell table:style-name="a69b95d"/>
        </table:table-row>
        <table:table-row>
          <table:table-cell table:style-name="a64582a"/>
          <table:table-cell table:style-name="a7f397a"/>
          <table:table-cell table:style-name="a1b74ed"/>
          <table:table-cell table:style-name="abdf1a1"/>
          <table:table-cell table:style-name="a152cdc"/>
          <table:table-cell table:style-name="aec38d5"/>
          <table:table-cell table:style-name="af5327a"/>
          <table:table-cell table:style-name="ab32b76"/>
          <table:table-cell table:style-name="abe1844"/>
          <table:table-cell table:style-name="ac1c240"/>
        </table:table-row>
        <table:table-row>
          <table:table-cell office:string-value="DE1" office:value-type="string" table:style-name="a50f55a">
            <text:p>DE1</text:p>
          </table:table-cell>
          <table:table-cell office:value="1.0" office:value-type="float" table:style-name="a3714e7">
            <text:p>1</text:p>
          </table:table-cell>
          <table:table-cell office:string-value="testcourse89" office:value-type="string" table:style-name="a479ae0">
            <text:p>testcourse89</text:p>
          </table:table-cell>
          <table:table-cell table:style-name="a11066c"/>
          <table:table-cell table:style-name="adf6223"/>
          <table:table-cell table:style-name="a8c9fbb"/>
          <table:table-cell table:style-name="aef1c56"/>
          <table:table-cell table:style-name="a844d20"/>
          <table:table-cell table:style-name="aa60371"/>
          <table:table-cell table:style-name="a657c2b"/>
        </table:table-row>
        <table:table-row>
          <table:table-cell table:style-name="a317636"/>
          <table:table-cell table:style-name="aead923"/>
          <table:table-cell office:string-value="CM" office:value-type="string" table:style-name="a155b61">
            <text:p>CM</text:p>
          </table:table-cell>
          <table:table-cell office:value="3.0" office:value-type="float" table:style-name="aa965dd">
            <text:p>3</text:p>
          </table:table-cell>
          <table:table-cell office:value="10.0" office:value-type="float" table:style-name="abafc06">
            <text:p>10</text:p>
          </table:table-cell>
          <table:table-cell office:string-value="teacher89FirstName" office:value-type="string" table:style-name="ae4bf00">
            <text:p>teacher89FirstName</text:p>
          </table:table-cell>
          <table:table-cell office:string-value="teacher89LastName" office:value-type="string" table:style-name="ab70128">
            <text:p>teacher89LastName</text:p>
          </table:table-cell>
          <table:table-cell office:string-value="A" office:value-type="string" table:style-name="ade8697">
            <text:p>A</text:p>
          </table:table-cell>
          <table:table-cell table:style-name="a820e6a"/>
          <table:table-cell table:style-name="a4e9350"/>
        </table:table-row>
        <table:table-row>
          <table:table-cell table:style-name="a3e4a57"/>
          <table:table-cell table:style-name="a2c650a"/>
          <table:table-cell table:style-name="a3cedd3"/>
          <table:table-cell table:style-name="ad6c01d"/>
          <table:table-cell table:style-name="aad3ce6"/>
          <table:table-cell table:style-name="a098b1e"/>
          <table:table-cell table:style-name="a7b167e"/>
          <table:table-cell table:style-name="aed301b"/>
          <table:table-cell table:style-name="ad052f5"/>
          <table:table-cell table:style-name="a200c85"/>
        </table:table-row>
        <table:table-row>
          <table:table-cell table:style-name="a44a113"/>
          <table:table-cell table:style-name="acc8f62"/>
          <table:table-cell office:string-value="TD" office:value-type="string" table:style-name="ad17b15">
            <text:p>TD</text:p>
          </table:table-cell>
          <table:table-cell office:value="4.0" office:value-type="float" table:style-name="a8eeb6e">
            <text:p>4</text:p>
          </table:table-cell>
          <table:table-cell office:value="10.0" office:value-type="float" table:style-name="a8a5959">
            <text:p>10</text:p>
          </table:table-cell>
          <table:table-cell office:string-value="teacher89FirstName" office:value-type="string" table:style-name="ab1974a">
            <text:p>teacher89FirstName</text:p>
          </table:table-cell>
          <table:table-cell office:string-value="teacher89LastName" office:value-type="string" table:style-name="a0e0922">
            <text:p>teacher89LastName</text:p>
          </table:table-cell>
          <table:table-cell office:string-value="B" office:value-type="string" table:style-name="a2b8e64">
            <text:p>B</text:p>
          </table:table-cell>
          <table:table-cell table:style-name="aeddd97"/>
          <table:table-cell table:style-name="a294d94"/>
        </table:table-row>
        <table:table-row>
          <table:table-cell table:style-name="aa12b1a"/>
          <table:table-cell table:style-name="a28234b"/>
          <table:table-cell table:style-name="a638384"/>
          <table:table-cell table:style-name="afbc359"/>
          <table:table-cell table:style-name="ac047fd"/>
          <table:table-cell table:style-name="aa6ccd8"/>
          <table:table-cell table:style-name="aff2ac5"/>
          <table:table-cell table:style-name="a97d325"/>
          <table:table-cell table:style-name="a588eed"/>
          <table:table-cell table:style-name="ac481b5"/>
        </table:table-row>
        <table:table-row>
          <table:table-cell office:string-value="DE1" office:value-type="string" table:style-name="a3849f8">
            <text:p>DE1</text:p>
          </table:table-cell>
          <table:table-cell office:value="1.0" office:value-type="float" table:style-name="a01beef">
            <text:p>1</text:p>
          </table:table-cell>
          <table:table-cell office:string-value="testcourse90" office:value-type="string" table:style-name="aa0685f">
            <text:p>testcourse90</text:p>
          </table:table-cell>
          <table:table-cell table:style-name="a4327eb"/>
          <table:table-cell table:style-name="a3feec7"/>
          <table:table-cell table:style-name="aa8076e"/>
          <table:table-cell table:style-name="a1ae10e"/>
          <table:table-cell table:style-name="add9409"/>
          <table:table-cell table:style-name="a15c2a2"/>
          <table:table-cell table:style-name="a6907d3"/>
        </table:table-row>
        <table:table-row>
          <table:table-cell table:style-name="a922a37"/>
          <table:table-cell table:style-name="ae01302"/>
          <table:table-cell office:string-value="CM" office:value-type="string" table:style-name="aaeed7a">
            <text:p>CM</text:p>
          </table:table-cell>
          <table:table-cell office:value="3.0" office:value-type="float" table:style-name="a545150">
            <text:p>3</text:p>
          </table:table-cell>
          <table:table-cell office:value="10.0" office:value-type="float" table:style-name="a8cb58d">
            <text:p>10</text:p>
          </table:table-cell>
          <table:table-cell office:string-value="teacher90FirstName" office:value-type="string" table:style-name="a84156f">
            <text:p>teacher90FirstName</text:p>
          </table:table-cell>
          <table:table-cell office:string-value="teacher90LastName" office:value-type="string" table:style-name="aa0a27a">
            <text:p>teacher90LastName</text:p>
          </table:table-cell>
          <table:table-cell office:string-value="A" office:value-type="string" table:style-name="a3be97f">
            <text:p>A</text:p>
          </table:table-cell>
          <table:table-cell table:style-name="a9dbd9e"/>
          <table:table-cell table:style-name="a2877b5"/>
        </table:table-row>
        <table:table-row>
          <table:table-cell table:style-name="aea73d9"/>
          <table:table-cell table:style-name="a08c0d5"/>
          <table:table-cell table:style-name="a94cb13"/>
          <table:table-cell table:style-name="aa10a14"/>
          <table:table-cell table:style-name="a027bf8"/>
          <table:table-cell table:style-name="a436dc9"/>
          <table:table-cell table:style-name="aa2cbc1"/>
          <table:table-cell table:style-name="ad93ada"/>
          <table:table-cell table:style-name="a08165b"/>
          <table:table-cell table:style-name="a2b5166"/>
        </table:table-row>
        <table:table-row>
          <table:table-cell table:style-name="a25707f"/>
          <table:table-cell table:style-name="a140d5a"/>
          <table:table-cell office:string-value="TD" office:value-type="string" table:style-name="a6226bf">
            <text:p>TD</text:p>
          </table:table-cell>
          <table:table-cell office:value="4.0" office:value-type="float" table:style-name="ac0fb0c">
            <text:p>4</text:p>
          </table:table-cell>
          <table:table-cell office:value="10.0" office:value-type="float" table:style-name="abeacdb">
            <text:p>10</text:p>
          </table:table-cell>
          <table:table-cell office:string-value="teacher90FirstName" office:value-type="string" table:style-name="aed1c34">
            <text:p>teacher90FirstName</text:p>
          </table:table-cell>
          <table:table-cell office:string-value="teacher90LastName" office:value-type="string" table:style-name="a93f7b4">
            <text:p>teacher90LastName</text:p>
          </table:table-cell>
          <table:table-cell office:string-value="B" office:value-type="string" table:style-name="a723fe3">
            <text:p>B</text:p>
          </table:table-cell>
          <table:table-cell table:style-name="a5c601e"/>
          <table:table-cell table:style-name="ad073af"/>
        </table:table-row>
        <table:table-row>
          <table:table-cell table:style-name="a432e75"/>
          <table:table-cell table:style-name="a5c6168"/>
          <table:table-cell table:style-name="a572df1"/>
          <table:table-cell table:style-name="aa5ae0e"/>
          <table:table-cell table:style-name="a3da634"/>
          <table:table-cell table:style-name="ae086b5"/>
          <table:table-cell table:style-name="af4d863"/>
          <table:table-cell table:style-name="a5d5892"/>
          <table:table-cell table:style-name="a669933"/>
          <table:table-cell table:style-name="a4c24db"/>
        </table:table-row>
        <table:table-row>
          <table:table-cell office:string-value="DE1" office:value-type="string" table:style-name="adba4fb">
            <text:p>DE1</text:p>
          </table:table-cell>
          <table:table-cell office:value="1.0" office:value-type="float" table:style-name="ad05a03">
            <text:p>1</text:p>
          </table:table-cell>
          <table:table-cell office:string-value="testcourse91" office:value-type="string" table:style-name="a78a726">
            <text:p>testcourse91</text:p>
          </table:table-cell>
          <table:table-cell table:style-name="a738224"/>
          <table:table-cell table:style-name="a3e6ba0"/>
          <table:table-cell table:style-name="a17f547"/>
          <table:table-cell table:style-name="a6dc776"/>
          <table:table-cell table:style-name="ada9f4a"/>
          <table:table-cell table:style-name="a39485c"/>
          <table:table-cell table:style-name="a72e71b"/>
        </table:table-row>
        <table:table-row>
          <table:table-cell table:style-name="a7e098c"/>
          <table:table-cell table:style-name="a433e02"/>
          <table:table-cell office:string-value="CM" office:value-type="string" table:style-name="a9b322c">
            <text:p>CM</text:p>
          </table:table-cell>
          <table:table-cell office:value="3.0" office:value-type="float" table:style-name="abec51f">
            <text:p>3</text:p>
          </table:table-cell>
          <table:table-cell office:value="10.0" office:value-type="float" table:style-name="a8b1874">
            <text:p>10</text:p>
          </table:table-cell>
          <table:table-cell office:string-value="teacher91FirstName" office:value-type="string" table:style-name="ac13059">
            <text:p>teacher91FirstName</text:p>
          </table:table-cell>
          <table:table-cell office:string-value="teacher91LastName" office:value-type="string" table:style-name="a763fac">
            <text:p>teacher91LastName</text:p>
          </table:table-cell>
          <table:table-cell office:string-value="A" office:value-type="string" table:style-name="a5cf66e">
            <text:p>A</text:p>
          </table:table-cell>
          <table:table-cell table:style-name="abf099e"/>
          <table:table-cell table:style-name="a46cca6"/>
        </table:table-row>
        <table:table-row>
          <table:table-cell table:style-name="ad56fc7"/>
          <table:table-cell table:style-name="a03c154"/>
          <table:table-cell table:style-name="a677d01"/>
          <table:table-cell table:style-name="a6849b7"/>
          <table:table-cell table:style-name="a2d9b19"/>
          <table:table-cell table:style-name="a664076"/>
          <table:table-cell table:style-name="a84c4f2"/>
          <table:table-cell table:style-name="a129212"/>
          <table:table-cell table:style-name="a67364b"/>
          <table:table-cell table:style-name="aaccf98"/>
        </table:table-row>
        <table:table-row>
          <table:table-cell table:style-name="a416905"/>
          <table:table-cell table:style-name="ab508c9"/>
          <table:table-cell office:string-value="TD" office:value-type="string" table:style-name="abd5899">
            <text:p>TD</text:p>
          </table:table-cell>
          <table:table-cell office:value="4.0" office:value-type="float" table:style-name="a0ffc15">
            <text:p>4</text:p>
          </table:table-cell>
          <table:table-cell office:value="10.0" office:value-type="float" table:style-name="abebffe">
            <text:p>10</text:p>
          </table:table-cell>
          <table:table-cell office:string-value="teacher91FirstName" office:value-type="string" table:style-name="a11cac4">
            <text:p>teacher91FirstName</text:p>
          </table:table-cell>
          <table:table-cell office:string-value="teacher91LastName" office:value-type="string" table:style-name="ae3575a">
            <text:p>teacher91LastName</text:p>
          </table:table-cell>
          <table:table-cell office:string-value="B" office:value-type="string" table:style-name="a90d896">
            <text:p>B</text:p>
          </table:table-cell>
          <table:table-cell table:style-name="a68b623"/>
          <table:table-cell table:style-name="a2abe19"/>
        </table:table-row>
        <table:table-row>
          <table:table-cell table:style-name="a87d5bb"/>
          <table:table-cell table:style-name="a8d468a"/>
          <table:table-cell table:style-name="a3fd6b5"/>
          <table:table-cell table:style-name="ae9d276"/>
          <table:table-cell table:style-name="aae875d"/>
          <table:table-cell table:style-name="a55817c"/>
          <table:table-cell table:style-name="a1c8ca6"/>
          <table:table-cell table:style-name="a2a8176"/>
          <table:table-cell table:style-name="a7cd669"/>
          <table:table-cell table:style-name="ae0f4e2"/>
        </table:table-row>
        <table:table-row>
          <table:table-cell office:string-value="DE1" office:value-type="string" table:style-name="a90f539">
            <text:p>DE1</text:p>
          </table:table-cell>
          <table:table-cell office:value="1.0" office:value-type="float" table:style-name="a379f4d">
            <text:p>1</text:p>
          </table:table-cell>
          <table:table-cell office:string-value="testcourse92" office:value-type="string" table:style-name="a49dd72">
            <text:p>testcourse92</text:p>
          </table:table-cell>
          <table:table-cell table:style-name="abe48da"/>
          <table:table-cell table:style-name="a0010bd"/>
          <table:table-cell table:style-name="aefb6cb"/>
          <table:table-cell table:style-name="ae04d01"/>
          <table:table-cell table:style-name="a7b89ae"/>
          <table:table-cell table:style-name="a673ecd"/>
          <table:table-cell table:style-name="a41fda4"/>
        </table:table-row>
        <table:table-row>
          <table:table-cell table:style-name="a1ff3c3"/>
          <table:table-cell table:style-name="af3e8b1"/>
          <table:table-cell office:string-value="CM" office:value-type="string" table:style-name="ad0b0f6">
            <text:p>CM</text:p>
          </table:table-cell>
          <table:table-cell office:value="3.0" office:value-type="float" table:style-name="aeb6a84">
            <text:p>3</text:p>
          </table:table-cell>
          <table:table-cell office:value="10.0" office:value-type="float" table:style-name="a80c00e">
            <text:p>10</text:p>
          </table:table-cell>
          <table:table-cell office:string-value="teacher92FirstName" office:value-type="string" table:style-name="a769ac2">
            <text:p>teacher92FirstName</text:p>
          </table:table-cell>
          <table:table-cell office:string-value="teacher92LastName" office:value-type="string" table:style-name="afbf890">
            <text:p>teacher92LastName</text:p>
          </table:table-cell>
          <table:table-cell office:string-value="A" office:value-type="string" table:style-name="aba607e">
            <text:p>A</text:p>
          </table:table-cell>
          <table:table-cell table:style-name="a66d94c"/>
          <table:table-cell table:style-name="a2a4012"/>
        </table:table-row>
        <table:table-row>
          <table:table-cell table:style-name="adfc23e"/>
          <table:table-cell table:style-name="a95bcb7"/>
          <table:table-cell table:style-name="a595ac5"/>
          <table:table-cell table:style-name="abf55ba"/>
          <table:table-cell table:style-name="af73f37"/>
          <table:table-cell table:style-name="a2cbe8b"/>
          <table:table-cell table:style-name="a20f9b9"/>
          <table:table-cell table:style-name="a43510b"/>
          <table:table-cell table:style-name="acc7ea2"/>
          <table:table-cell table:style-name="a551a07"/>
        </table:table-row>
        <table:table-row>
          <table:table-cell table:style-name="a9623d6"/>
          <table:table-cell table:style-name="a3cdee6"/>
          <table:table-cell office:string-value="TD" office:value-type="string" table:style-name="a797e3c">
            <text:p>TD</text:p>
          </table:table-cell>
          <table:table-cell office:value="4.0" office:value-type="float" table:style-name="a7cdf50">
            <text:p>4</text:p>
          </table:table-cell>
          <table:table-cell office:value="10.0" office:value-type="float" table:style-name="a20376a">
            <text:p>10</text:p>
          </table:table-cell>
          <table:table-cell office:string-value="teacher92FirstName" office:value-type="string" table:style-name="a28d791">
            <text:p>teacher92FirstName</text:p>
          </table:table-cell>
          <table:table-cell office:string-value="teacher92LastName" office:value-type="string" table:style-name="a47e068">
            <text:p>teacher92LastName</text:p>
          </table:table-cell>
          <table:table-cell office:string-value="B" office:value-type="string" table:style-name="a77c220">
            <text:p>B</text:p>
          </table:table-cell>
          <table:table-cell table:style-name="a909cb5"/>
          <table:table-cell table:style-name="ab598dd"/>
        </table:table-row>
        <table:table-row>
          <table:table-cell table:style-name="a26dc93"/>
          <table:table-cell table:style-name="a1807d1"/>
          <table:table-cell table:style-name="a04b174"/>
          <table:table-cell table:style-name="ac2763b"/>
          <table:table-cell table:style-name="aca5720"/>
          <table:table-cell table:style-name="ade5ed6"/>
          <table:table-cell table:style-name="a5caf53"/>
          <table:table-cell table:style-name="ab80fdc"/>
          <table:table-cell table:style-name="ad37f18"/>
          <table:table-cell table:style-name="ae1c91b"/>
        </table:table-row>
        <table:table-row>
          <table:table-cell office:string-value="DE1" office:value-type="string" table:style-name="a52eb1c">
            <text:p>DE1</text:p>
          </table:table-cell>
          <table:table-cell office:value="1.0" office:value-type="float" table:style-name="a5a110c">
            <text:p>1</text:p>
          </table:table-cell>
          <table:table-cell office:string-value="testcourse93" office:value-type="string" table:style-name="a66f051">
            <text:p>testcourse93</text:p>
          </table:table-cell>
          <table:table-cell table:style-name="af4c3e2"/>
          <table:table-cell table:style-name="ac25fbf"/>
          <table:table-cell table:style-name="af9b07c"/>
          <table:table-cell table:style-name="ab5727c"/>
          <table:table-cell table:style-name="ac49b51"/>
          <table:table-cell table:style-name="a4591ca"/>
          <table:table-cell table:style-name="aed7a33"/>
        </table:table-row>
        <table:table-row>
          <table:table-cell table:style-name="a1d4c8b"/>
          <table:table-cell table:style-name="aaafed3"/>
          <table:table-cell office:string-value="CM" office:value-type="string" table:style-name="a8041fb">
            <text:p>CM</text:p>
          </table:table-cell>
          <table:table-cell office:value="3.0" office:value-type="float" table:style-name="ae44eb4">
            <text:p>3</text:p>
          </table:table-cell>
          <table:table-cell office:value="10.0" office:value-type="float" table:style-name="aabc49e">
            <text:p>10</text:p>
          </table:table-cell>
          <table:table-cell office:string-value="teacher93FirstName" office:value-type="string" table:style-name="a2882bc">
            <text:p>teacher93FirstName</text:p>
          </table:table-cell>
          <table:table-cell office:string-value="teacher93LastName" office:value-type="string" table:style-name="af08410">
            <text:p>teacher93LastName</text:p>
          </table:table-cell>
          <table:table-cell office:string-value="A" office:value-type="string" table:style-name="afce04b">
            <text:p>A</text:p>
          </table:table-cell>
          <table:table-cell table:style-name="a926e8c"/>
          <table:table-cell table:style-name="ac6f3c2"/>
        </table:table-row>
        <table:table-row>
          <table:table-cell table:style-name="a70f6c8"/>
          <table:table-cell table:style-name="adfccf7"/>
          <table:table-cell table:style-name="aba05ec"/>
          <table:table-cell table:style-name="ab0bb58"/>
          <table:table-cell table:style-name="ac6c48e"/>
          <table:table-cell table:style-name="a1df924"/>
          <table:table-cell table:style-name="ade3c87"/>
          <table:table-cell table:style-name="a346292"/>
          <table:table-cell table:style-name="a95b815"/>
          <table:table-cell table:style-name="a512f71"/>
        </table:table-row>
        <table:table-row>
          <table:table-cell table:style-name="ae6dbc1"/>
          <table:table-cell table:style-name="af0a6b1"/>
          <table:table-cell office:string-value="TD" office:value-type="string" table:style-name="ababe2d">
            <text:p>TD</text:p>
          </table:table-cell>
          <table:table-cell office:value="4.0" office:value-type="float" table:style-name="aef15cb">
            <text:p>4</text:p>
          </table:table-cell>
          <table:table-cell office:value="10.0" office:value-type="float" table:style-name="a413d9a">
            <text:p>10</text:p>
          </table:table-cell>
          <table:table-cell office:string-value="teacher93FirstName" office:value-type="string" table:style-name="aea4a02">
            <text:p>teacher93FirstName</text:p>
          </table:table-cell>
          <table:table-cell office:string-value="teacher93LastName" office:value-type="string" table:style-name="a031677">
            <text:p>teacher93LastName</text:p>
          </table:table-cell>
          <table:table-cell office:string-value="B" office:value-type="string" table:style-name="a659ced">
            <text:p>B</text:p>
          </table:table-cell>
          <table:table-cell table:style-name="ab5b660"/>
          <table:table-cell table:style-name="a95a515"/>
        </table:table-row>
        <table:table-row>
          <table:table-cell table:style-name="aad0d55"/>
          <table:table-cell table:style-name="a2cc98e"/>
          <table:table-cell table:style-name="a7d1412"/>
          <table:table-cell table:style-name="a21c9e5"/>
          <table:table-cell table:style-name="abd93e4"/>
          <table:table-cell table:style-name="aa50b56"/>
          <table:table-cell table:style-name="af62c86"/>
          <table:table-cell table:style-name="a11b5d4"/>
          <table:table-cell table:style-name="aa3cac0"/>
          <table:table-cell table:style-name="aecdb02"/>
        </table:table-row>
        <table:table-row>
          <table:table-cell office:string-value="DE1" office:value-type="string" table:style-name="abdd1d4">
            <text:p>DE1</text:p>
          </table:table-cell>
          <table:table-cell office:value="1.0" office:value-type="float" table:style-name="af54c2e">
            <text:p>1</text:p>
          </table:table-cell>
          <table:table-cell office:string-value="testcourse94" office:value-type="string" table:style-name="a36fdde">
            <text:p>testcourse94</text:p>
          </table:table-cell>
          <table:table-cell table:style-name="a3dd20f"/>
          <table:table-cell table:style-name="a125e1d"/>
          <table:table-cell table:style-name="aff70bf"/>
          <table:table-cell table:style-name="aaa0bf9"/>
          <table:table-cell table:style-name="a086002"/>
          <table:table-cell table:style-name="a3137ce"/>
          <table:table-cell table:style-name="abfbfb9"/>
        </table:table-row>
        <table:table-row>
          <table:table-cell table:style-name="a42e856"/>
          <table:table-cell table:style-name="aef063d"/>
          <table:table-cell office:string-value="CM" office:value-type="string" table:style-name="abb7474">
            <text:p>CM</text:p>
          </table:table-cell>
          <table:table-cell office:value="3.0" office:value-type="float" table:style-name="aba1dad">
            <text:p>3</text:p>
          </table:table-cell>
          <table:table-cell office:value="10.0" office:value-type="float" table:style-name="a1eb18c">
            <text:p>10</text:p>
          </table:table-cell>
          <table:table-cell office:string-value="teacher94FirstName" office:value-type="string" table:style-name="ad13f58">
            <text:p>teacher94FirstName</text:p>
          </table:table-cell>
          <table:table-cell office:string-value="teacher94LastName" office:value-type="string" table:style-name="ac0fbee">
            <text:p>teacher94LastName</text:p>
          </table:table-cell>
          <table:table-cell office:string-value="A" office:value-type="string" table:style-name="a79af1b">
            <text:p>A</text:p>
          </table:table-cell>
          <table:table-cell table:style-name="a6527f7"/>
          <table:table-cell table:style-name="a3e10bc"/>
        </table:table-row>
        <table:table-row>
          <table:table-cell table:style-name="ad2f329"/>
          <table:table-cell table:style-name="a698cef"/>
          <table:table-cell table:style-name="aac446f"/>
          <table:table-cell table:style-name="a07ac16"/>
          <table:table-cell table:style-name="a0e6665"/>
          <table:table-cell table:style-name="a366f11"/>
          <table:table-cell table:style-name="a05890c"/>
          <table:table-cell table:style-name="a8fdc17"/>
          <table:table-cell table:style-name="a617650"/>
          <table:table-cell table:style-name="a6bb1c6"/>
        </table:table-row>
        <table:table-row>
          <table:table-cell table:style-name="a1db360"/>
          <table:table-cell table:style-name="ab28b6b"/>
          <table:table-cell office:string-value="TD" office:value-type="string" table:style-name="a95d33a">
            <text:p>TD</text:p>
          </table:table-cell>
          <table:table-cell office:value="4.0" office:value-type="float" table:style-name="ae9af5c">
            <text:p>4</text:p>
          </table:table-cell>
          <table:table-cell office:value="10.0" office:value-type="float" table:style-name="a2c47be">
            <text:p>10</text:p>
          </table:table-cell>
          <table:table-cell office:string-value="teacher94FirstName" office:value-type="string" table:style-name="a3ba956">
            <text:p>teacher94FirstName</text:p>
          </table:table-cell>
          <table:table-cell office:string-value="teacher94LastName" office:value-type="string" table:style-name="a90574e">
            <text:p>teacher94LastName</text:p>
          </table:table-cell>
          <table:table-cell office:string-value="B" office:value-type="string" table:style-name="a184242">
            <text:p>B</text:p>
          </table:table-cell>
          <table:table-cell table:style-name="a430fd2"/>
          <table:table-cell table:style-name="aee9234"/>
        </table:table-row>
        <table:table-row>
          <table:table-cell table:style-name="a4f9ca6"/>
          <table:table-cell table:style-name="a98c923"/>
          <table:table-cell table:style-name="ae2d74b"/>
          <table:table-cell table:style-name="a1a9a4f"/>
          <table:table-cell table:style-name="a690168"/>
          <table:table-cell table:style-name="a24b271"/>
          <table:table-cell table:style-name="a3d7a48"/>
          <table:table-cell table:style-name="a528ce7"/>
          <table:table-cell table:style-name="a88496f"/>
          <table:table-cell table:style-name="ade8239"/>
        </table:table-row>
        <table:table-row>
          <table:table-cell office:string-value="DE1" office:value-type="string" table:style-name="a59689b">
            <text:p>DE1</text:p>
          </table:table-cell>
          <table:table-cell office:value="1.0" office:value-type="float" table:style-name="afc8100">
            <text:p>1</text:p>
          </table:table-cell>
          <table:table-cell office:string-value="testcourse95" office:value-type="string" table:style-name="a365971">
            <text:p>testcourse95</text:p>
          </table:table-cell>
          <table:table-cell table:style-name="ae5031d"/>
          <table:table-cell table:style-name="adbf179"/>
          <table:table-cell table:style-name="aba9c31"/>
          <table:table-cell table:style-name="abf9505"/>
          <table:table-cell table:style-name="a491c06"/>
          <table:table-cell table:style-name="a2dd8e9"/>
          <table:table-cell table:style-name="a6f6c4f"/>
        </table:table-row>
        <table:table-row>
          <table:table-cell table:style-name="a79bc89"/>
          <table:table-cell table:style-name="a51e74e"/>
          <table:table-cell office:string-value="CM" office:value-type="string" table:style-name="acaab48">
            <text:p>CM</text:p>
          </table:table-cell>
          <table:table-cell office:value="3.0" office:value-type="float" table:style-name="af1de5a">
            <text:p>3</text:p>
          </table:table-cell>
          <table:table-cell office:value="10.0" office:value-type="float" table:style-name="a2eedee">
            <text:p>10</text:p>
          </table:table-cell>
          <table:table-cell office:string-value="teacher95FirstName" office:value-type="string" table:style-name="a9842c9">
            <text:p>teacher95FirstName</text:p>
          </table:table-cell>
          <table:table-cell office:string-value="teacher95LastName" office:value-type="string" table:style-name="a3791c6">
            <text:p>teacher95LastName</text:p>
          </table:table-cell>
          <table:table-cell office:string-value="A" office:value-type="string" table:style-name="ac68cf6">
            <text:p>A</text:p>
          </table:table-cell>
          <table:table-cell table:style-name="ac84923"/>
          <table:table-cell table:style-name="a89f63e"/>
        </table:table-row>
        <table:table-row>
          <table:table-cell table:style-name="aa0204a"/>
          <table:table-cell table:style-name="a7cb379"/>
          <table:table-cell table:style-name="a26e58f"/>
          <table:table-cell table:style-name="aa0d8e6"/>
          <table:table-cell table:style-name="a425aba"/>
          <table:table-cell table:style-name="adc4349"/>
          <table:table-cell table:style-name="aaebfb0"/>
          <table:table-cell table:style-name="a0a3881"/>
          <table:table-cell table:style-name="aa55c4f"/>
          <table:table-cell table:style-name="ad14e40"/>
        </table:table-row>
        <table:table-row>
          <table:table-cell table:style-name="ac367cb"/>
          <table:table-cell table:style-name="a53db87"/>
          <table:table-cell office:string-value="TD" office:value-type="string" table:style-name="a5774ff">
            <text:p>TD</text:p>
          </table:table-cell>
          <table:table-cell office:value="4.0" office:value-type="float" table:style-name="acfa57f">
            <text:p>4</text:p>
          </table:table-cell>
          <table:table-cell office:value="10.0" office:value-type="float" table:style-name="a2d76aa">
            <text:p>10</text:p>
          </table:table-cell>
          <table:table-cell office:string-value="teacher95FirstName" office:value-type="string" table:style-name="a19d4a3">
            <text:p>teacher95FirstName</text:p>
          </table:table-cell>
          <table:table-cell office:string-value="teacher95LastName" office:value-type="string" table:style-name="a43fb38">
            <text:p>teacher95LastName</text:p>
          </table:table-cell>
          <table:table-cell office:string-value="B" office:value-type="string" table:style-name="a64d05c">
            <text:p>B</text:p>
          </table:table-cell>
          <table:table-cell table:style-name="ad90828"/>
          <table:table-cell table:style-name="a3362d7"/>
        </table:table-row>
        <table:table-row>
          <table:table-cell table:style-name="a2fac23"/>
          <table:table-cell table:style-name="a3435ed"/>
          <table:table-cell table:style-name="a8e5dfa"/>
          <table:table-cell table:style-name="a6735ea"/>
          <table:table-cell table:style-name="afe6035"/>
          <table:table-cell table:style-name="a024c5a"/>
          <table:table-cell table:style-name="af4111d"/>
          <table:table-cell table:style-name="a279da4"/>
          <table:table-cell table:style-name="a77ae7d"/>
          <table:table-cell table:style-name="a7e86b6"/>
        </table:table-row>
        <table:table-row>
          <table:table-cell office:string-value="DE1" office:value-type="string" table:style-name="a3ec9a6">
            <text:p>DE1</text:p>
          </table:table-cell>
          <table:table-cell office:value="1.0" office:value-type="float" table:style-name="a2c7dea">
            <text:p>1</text:p>
          </table:table-cell>
          <table:table-cell office:string-value="testcourse96" office:value-type="string" table:style-name="a8369e8">
            <text:p>testcourse96</text:p>
          </table:table-cell>
          <table:table-cell table:style-name="aeee344"/>
          <table:table-cell table:style-name="a422ca9"/>
          <table:table-cell table:style-name="accb5d7"/>
          <table:table-cell table:style-name="a7b9870"/>
          <table:table-cell table:style-name="a6ab9fb"/>
          <table:table-cell table:style-name="a9567b7"/>
          <table:table-cell table:style-name="a2a0f01"/>
        </table:table-row>
        <table:table-row>
          <table:table-cell table:style-name="a42353f"/>
          <table:table-cell table:style-name="aa822e7"/>
          <table:table-cell office:string-value="CM" office:value-type="string" table:style-name="a53425f">
            <text:p>CM</text:p>
          </table:table-cell>
          <table:table-cell office:value="3.0" office:value-type="float" table:style-name="ad79a20">
            <text:p>3</text:p>
          </table:table-cell>
          <table:table-cell office:value="10.0" office:value-type="float" table:style-name="a361bd9">
            <text:p>10</text:p>
          </table:table-cell>
          <table:table-cell office:string-value="teacher96FirstName" office:value-type="string" table:style-name="a488dba">
            <text:p>teacher96FirstName</text:p>
          </table:table-cell>
          <table:table-cell office:string-value="teacher96LastName" office:value-type="string" table:style-name="adda443">
            <text:p>teacher96LastName</text:p>
          </table:table-cell>
          <table:table-cell office:string-value="A" office:value-type="string" table:style-name="a9c7b21">
            <text:p>A</text:p>
          </table:table-cell>
          <table:table-cell table:style-name="acfe87a"/>
          <table:table-cell table:style-name="abe2bab"/>
        </table:table-row>
        <table:table-row>
          <table:table-cell table:style-name="ae31b28"/>
          <table:table-cell table:style-name="a163ead"/>
          <table:table-cell table:style-name="a46646b"/>
          <table:table-cell table:style-name="afc869b"/>
          <table:table-cell table:style-name="af406d2"/>
          <table:table-cell table:style-name="a45cfce"/>
          <table:table-cell table:style-name="a926511"/>
          <table:table-cell table:style-name="a00a279"/>
          <table:table-cell table:style-name="a9fdfc4"/>
          <table:table-cell table:style-name="ae6782a"/>
        </table:table-row>
        <table:table-row>
          <table:table-cell table:style-name="a9871e8"/>
          <table:table-cell table:style-name="adfce30"/>
          <table:table-cell office:string-value="TD" office:value-type="string" table:style-name="a3f40ca">
            <text:p>TD</text:p>
          </table:table-cell>
          <table:table-cell office:value="4.0" office:value-type="float" table:style-name="a009e59">
            <text:p>4</text:p>
          </table:table-cell>
          <table:table-cell office:value="10.0" office:value-type="float" table:style-name="ab5c0b2">
            <text:p>10</text:p>
          </table:table-cell>
          <table:table-cell office:string-value="teacher96FirstName" office:value-type="string" table:style-name="a383d71">
            <text:p>teacher96FirstName</text:p>
          </table:table-cell>
          <table:table-cell office:string-value="teacher96LastName" office:value-type="string" table:style-name="ab2ef0c">
            <text:p>teacher96LastName</text:p>
          </table:table-cell>
          <table:table-cell office:string-value="B" office:value-type="string" table:style-name="ae3f263">
            <text:p>B</text:p>
          </table:table-cell>
          <table:table-cell table:style-name="a5b15a7"/>
          <table:table-cell table:style-name="a74d5a1"/>
        </table:table-row>
        <table:table-row>
          <table:table-cell table:style-name="aa5c624"/>
          <table:table-cell table:style-name="a748b42"/>
          <table:table-cell table:style-name="a918ab2"/>
          <table:table-cell table:style-name="a458e50"/>
          <table:table-cell table:style-name="abbb375"/>
          <table:table-cell table:style-name="ac11061"/>
          <table:table-cell table:style-name="a102324"/>
          <table:table-cell table:style-name="a4903ad"/>
          <table:table-cell table:style-name="a9599dc"/>
          <table:table-cell table:style-name="adad792"/>
        </table:table-row>
        <table:table-row>
          <table:table-cell office:string-value="DE1" office:value-type="string" table:style-name="a8f47a6">
            <text:p>DE1</text:p>
          </table:table-cell>
          <table:table-cell office:value="1.0" office:value-type="float" table:style-name="aaa0e45">
            <text:p>1</text:p>
          </table:table-cell>
          <table:table-cell office:string-value="testcourse97" office:value-type="string" table:style-name="a6c853f">
            <text:p>testcourse97</text:p>
          </table:table-cell>
          <table:table-cell table:style-name="a9bbbde"/>
          <table:table-cell table:style-name="ac976f1"/>
          <table:table-cell table:style-name="a27f28a"/>
          <table:table-cell table:style-name="a8ad6ae"/>
          <table:table-cell table:style-name="a2dd76a"/>
          <table:table-cell table:style-name="a14e14a"/>
          <table:table-cell table:style-name="aac4461"/>
        </table:table-row>
        <table:table-row>
          <table:table-cell table:style-name="a2f5295"/>
          <table:table-cell table:style-name="a439801"/>
          <table:table-cell office:string-value="CM" office:value-type="string" table:style-name="a9fbfba">
            <text:p>CM</text:p>
          </table:table-cell>
          <table:table-cell office:value="3.0" office:value-type="float" table:style-name="a400001">
            <text:p>3</text:p>
          </table:table-cell>
          <table:table-cell office:value="10.0" office:value-type="float" table:style-name="a31dda0">
            <text:p>10</text:p>
          </table:table-cell>
          <table:table-cell office:string-value="teacher97FirstName" office:value-type="string" table:style-name="ab8d2ca">
            <text:p>teacher97FirstName</text:p>
          </table:table-cell>
          <table:table-cell office:string-value="teacher97LastName" office:value-type="string" table:style-name="ad51999">
            <text:p>teacher97LastName</text:p>
          </table:table-cell>
          <table:table-cell office:string-value="A" office:value-type="string" table:style-name="ad5ebc4">
            <text:p>A</text:p>
          </table:table-cell>
          <table:table-cell table:style-name="a50e589"/>
          <table:table-cell table:style-name="a8a4365"/>
        </table:table-row>
        <table:table-row>
          <table:table-cell table:style-name="aeadfdc"/>
          <table:table-cell table:style-name="ae9211b"/>
          <table:table-cell table:style-name="a74c56f"/>
          <table:table-cell table:style-name="a3981bc"/>
          <table:table-cell table:style-name="a1d5bb0"/>
          <table:table-cell table:style-name="a154d11"/>
          <table:table-cell table:style-name="a9c0693"/>
          <table:table-cell table:style-name="a731864"/>
          <table:table-cell table:style-name="a19bebb"/>
          <table:table-cell table:style-name="a42526a"/>
        </table:table-row>
        <table:table-row>
          <table:table-cell table:style-name="af8d83c"/>
          <table:table-cell table:style-name="a29416c"/>
          <table:table-cell office:string-value="TD" office:value-type="string" table:style-name="a6d55a2">
            <text:p>TD</text:p>
          </table:table-cell>
          <table:table-cell office:value="4.0" office:value-type="float" table:style-name="ac2c094">
            <text:p>4</text:p>
          </table:table-cell>
          <table:table-cell office:value="10.0" office:value-type="float" table:style-name="a649e27">
            <text:p>10</text:p>
          </table:table-cell>
          <table:table-cell office:string-value="teacher97FirstName" office:value-type="string" table:style-name="a7ee7e4">
            <text:p>teacher97FirstName</text:p>
          </table:table-cell>
          <table:table-cell office:string-value="teacher97LastName" office:value-type="string" table:style-name="ae34f3f">
            <text:p>teacher97LastName</text:p>
          </table:table-cell>
          <table:table-cell office:string-value="B" office:value-type="string" table:style-name="a0261f0">
            <text:p>B</text:p>
          </table:table-cell>
          <table:table-cell table:style-name="ad149ab"/>
          <table:table-cell table:style-name="a20fdec"/>
        </table:table-row>
        <table:table-row>
          <table:table-cell table:style-name="a956480"/>
          <table:table-cell table:style-name="a2c7d7e"/>
          <table:table-cell table:style-name="a555f4f"/>
          <table:table-cell table:style-name="ae922e5"/>
          <table:table-cell table:style-name="aceb2df"/>
          <table:table-cell table:style-name="ae1ba72"/>
          <table:table-cell table:style-name="ad31165"/>
          <table:table-cell table:style-name="af7ff27"/>
          <table:table-cell table:style-name="a01c1d9"/>
          <table:table-cell table:style-name="a8e595e"/>
        </table:table-row>
        <table:table-row>
          <table:table-cell office:string-value="DE1" office:value-type="string" table:style-name="a9dbff6">
            <text:p>DE1</text:p>
          </table:table-cell>
          <table:table-cell office:value="1.0" office:value-type="float" table:style-name="ada5384">
            <text:p>1</text:p>
          </table:table-cell>
          <table:table-cell office:string-value="testcourse98" office:value-type="string" table:style-name="a69c835">
            <text:p>testcourse98</text:p>
          </table:table-cell>
          <table:table-cell table:style-name="a174a0c"/>
          <table:table-cell table:style-name="a8f6c86"/>
          <table:table-cell table:style-name="aa5285a"/>
          <table:table-cell table:style-name="ab4530e"/>
          <table:table-cell table:style-name="aea9bc4"/>
          <table:table-cell table:style-name="a0887ef"/>
          <table:table-cell table:style-name="a4c60dd"/>
        </table:table-row>
        <table:table-row>
          <table:table-cell table:style-name="a1cef8a"/>
          <table:table-cell table:style-name="a9e3aca"/>
          <table:table-cell office:string-value="CM" office:value-type="string" table:style-name="a675e5d">
            <text:p>CM</text:p>
          </table:table-cell>
          <table:table-cell office:value="3.0" office:value-type="float" table:style-name="adf3339">
            <text:p>3</text:p>
          </table:table-cell>
          <table:table-cell office:value="10.0" office:value-type="float" table:style-name="ae7cd75">
            <text:p>10</text:p>
          </table:table-cell>
          <table:table-cell office:string-value="teacher98FirstName" office:value-type="string" table:style-name="a4023d7">
            <text:p>teacher98FirstName</text:p>
          </table:table-cell>
          <table:table-cell office:string-value="teacher98LastName" office:value-type="string" table:style-name="a1d228e">
            <text:p>teacher98LastName</text:p>
          </table:table-cell>
          <table:table-cell office:string-value="A" office:value-type="string" table:style-name="a64f3e1">
            <text:p>A</text:p>
          </table:table-cell>
          <table:table-cell table:style-name="a228a72"/>
          <table:table-cell table:style-name="a8fa35b"/>
        </table:table-row>
        <table:table-row>
          <table:table-cell table:style-name="a82a0ad"/>
          <table:table-cell table:style-name="abaa328"/>
          <table:table-cell table:style-name="ae559ff"/>
          <table:table-cell table:style-name="af25628"/>
          <table:table-cell table:style-name="a37b7f4"/>
          <table:table-cell table:style-name="a9d244e"/>
          <table:table-cell table:style-name="acf5370"/>
          <table:table-cell table:style-name="ae13273"/>
          <table:table-cell table:style-name="ad8e8e0"/>
          <table:table-cell table:style-name="a01c23b"/>
        </table:table-row>
        <table:table-row>
          <table:table-cell table:style-name="ada335a"/>
          <table:table-cell table:style-name="a2bf2b8"/>
          <table:table-cell office:string-value="TD" office:value-type="string" table:style-name="ae317b3">
            <text:p>TD</text:p>
          </table:table-cell>
          <table:table-cell office:value="4.0" office:value-type="float" table:style-name="a270d84">
            <text:p>4</text:p>
          </table:table-cell>
          <table:table-cell office:value="10.0" office:value-type="float" table:style-name="a168587">
            <text:p>10</text:p>
          </table:table-cell>
          <table:table-cell office:string-value="teacher98FirstName" office:value-type="string" table:style-name="a994163">
            <text:p>teacher98FirstName</text:p>
          </table:table-cell>
          <table:table-cell office:string-value="teacher98LastName" office:value-type="string" table:style-name="a396eae">
            <text:p>teacher98LastName</text:p>
          </table:table-cell>
          <table:table-cell office:string-value="B" office:value-type="string" table:style-name="aa1d0da">
            <text:p>B</text:p>
          </table:table-cell>
          <table:table-cell table:style-name="ae13f04"/>
          <table:table-cell table:style-name="add7823"/>
        </table:table-row>
        <table:table-row>
          <table:table-cell table:style-name="af8d470"/>
          <table:table-cell table:style-name="ad2cc1d"/>
          <table:table-cell table:style-name="af77a91"/>
          <table:table-cell table:style-name="ab8c999"/>
          <table:table-cell table:style-name="a3f9ee3"/>
          <table:table-cell table:style-name="a353ad9"/>
          <table:table-cell table:style-name="a30d77d"/>
          <table:table-cell table:style-name="a1e0c7c"/>
          <table:table-cell table:style-name="a4bb738"/>
          <table:table-cell table:style-name="a2466dd"/>
        </table:table-row>
        <table:table-row>
          <table:table-cell office:string-value="DE1" office:value-type="string" table:style-name="a4507ed">
            <text:p>DE1</text:p>
          </table:table-cell>
          <table:table-cell office:value="1.0" office:value-type="float" table:style-name="a127e61">
            <text:p>1</text:p>
          </table:table-cell>
          <table:table-cell office:string-value="testcourse99" office:value-type="string" table:style-name="a2afc25">
            <text:p>testcourse99</text:p>
          </table:table-cell>
          <table:table-cell table:style-name="afc17da"/>
          <table:table-cell table:style-name="a13b68b"/>
          <table:table-cell table:style-name="a1c6c28"/>
          <table:table-cell table:style-name="ae4579f"/>
          <table:table-cell table:style-name="ada12c2"/>
          <table:table-cell table:style-name="ac41d20"/>
          <table:table-cell table:style-name="af5c30e"/>
        </table:table-row>
        <table:table-row>
          <table:table-cell table:style-name="a26d479"/>
          <table:table-cell table:style-name="a4b5f58"/>
          <table:table-cell office:string-value="CM" office:value-type="string" table:style-name="aa4b480">
            <text:p>CM</text:p>
          </table:table-cell>
          <table:table-cell office:value="3.0" office:value-type="float" table:style-name="a5a8d33">
            <text:p>3</text:p>
          </table:table-cell>
          <table:table-cell office:value="10.0" office:value-type="float" table:style-name="ab51228">
            <text:p>10</text:p>
          </table:table-cell>
          <table:table-cell office:string-value="teacher99FirstName" office:value-type="string" table:style-name="a1cede6">
            <text:p>teacher99FirstName</text:p>
          </table:table-cell>
          <table:table-cell office:string-value="teacher99LastName" office:value-type="string" table:style-name="afa6e45">
            <text:p>teacher99LastName</text:p>
          </table:table-cell>
          <table:table-cell office:string-value="A" office:value-type="string" table:style-name="a7faf4a">
            <text:p>A</text:p>
          </table:table-cell>
          <table:table-cell table:style-name="ac2e5cc"/>
          <table:table-cell table:style-name="aa44fb0"/>
        </table:table-row>
        <table:table-row>
          <table:table-cell table:style-name="a30bb36"/>
          <table:table-cell table:style-name="a74ea6c"/>
          <table:table-cell table:style-name="a86e807"/>
          <table:table-cell table:style-name="a7d9132"/>
          <table:table-cell table:style-name="a479ec4"/>
          <table:table-cell table:style-name="a790573"/>
          <table:table-cell table:style-name="a190bec"/>
          <table:table-cell table:style-name="a89f55b"/>
          <table:table-cell table:style-name="ab6d000"/>
          <table:table-cell table:style-name="af067be"/>
        </table:table-row>
        <table:table-row>
          <table:table-cell table:style-name="ae1a6d6"/>
          <table:table-cell table:style-name="a9ff449"/>
          <table:table-cell office:string-value="TD" office:value-type="string" table:style-name="a9b6c9c">
            <text:p>TD</text:p>
          </table:table-cell>
          <table:table-cell office:value="4.0" office:value-type="float" table:style-name="a00d64a">
            <text:p>4</text:p>
          </table:table-cell>
          <table:table-cell office:value="10.0" office:value-type="float" table:style-name="a47f1b0">
            <text:p>10</text:p>
          </table:table-cell>
          <table:table-cell office:string-value="teacher99FirstName" office:value-type="string" table:style-name="a3c143b">
            <text:p>teacher99FirstName</text:p>
          </table:table-cell>
          <table:table-cell office:string-value="teacher99LastName" office:value-type="string" table:style-name="aae103f">
            <text:p>teacher99LastName</text:p>
          </table:table-cell>
          <table:table-cell office:string-value="B" office:value-type="string" table:style-name="a8f461b">
            <text:p>B</text:p>
          </table:table-cell>
          <table:table-cell table:style-name="ac3a0ef"/>
          <table:table-cell table:style-name="a1caa43"/>
        </table:table-row>
        <table:table-row>
          <table:table-cell table:style-name="ace0978"/>
          <table:table-cell table:style-name="ac18ae9"/>
          <table:table-cell table:style-name="af5640d"/>
          <table:table-cell table:style-name="a6c3701"/>
          <table:table-cell table:style-name="a71892a"/>
          <table:table-cell table:style-name="a6f537a"/>
          <table:table-cell table:style-name="a27a1bf"/>
          <table:table-cell table:style-name="a6327b2"/>
          <table:table-cell table:style-name="acc9a0a"/>
          <table:table-cell table:style-name="a09cb8b"/>
        </table:table-row>
        <table:table-row>
          <table:table-cell office:string-value="DE1" office:value-type="string" table:style-name="a9935d3">
            <text:p>DE1</text:p>
          </table:table-cell>
          <table:table-cell office:value="1.0" office:value-type="float" table:style-name="ab8e195">
            <text:p>1</text:p>
          </table:table-cell>
          <table:table-cell office:string-value="testcourse100" office:value-type="string" table:style-name="af349f5">
            <text:p>testcourse100</text:p>
          </table:table-cell>
          <table:table-cell table:style-name="aa6f62a"/>
          <table:table-cell table:style-name="a11cd1a"/>
          <table:table-cell table:style-name="a5bb179"/>
          <table:table-cell table:style-name="a1dcd4b"/>
          <table:table-cell table:style-name="a32f125"/>
          <table:table-cell table:style-name="a30fc73"/>
          <table:table-cell table:style-name="add8308"/>
        </table:table-row>
        <table:table-row>
          <table:table-cell table:style-name="ab8770a"/>
          <table:table-cell table:style-name="a7879e9"/>
          <table:table-cell office:string-value="CM" office:value-type="string" table:style-name="ac5312d">
            <text:p>CM</text:p>
          </table:table-cell>
          <table:table-cell office:value="3.0" office:value-type="float" table:style-name="a95e5b8">
            <text:p>3</text:p>
          </table:table-cell>
          <table:table-cell office:value="10.0" office:value-type="float" table:style-name="ae7c01f">
            <text:p>10</text:p>
          </table:table-cell>
          <table:table-cell office:string-value="teacher100FirstName" office:value-type="string" table:style-name="a9ed24c">
            <text:p>teacher100FirstName</text:p>
          </table:table-cell>
          <table:table-cell office:string-value="teacher100LastName" office:value-type="string" table:style-name="affa297">
            <text:p>teacher100LastName</text:p>
          </table:table-cell>
          <table:table-cell office:string-value="A" office:value-type="string" table:style-name="a44655b">
            <text:p>A</text:p>
          </table:table-cell>
          <table:table-cell table:style-name="a4630e1"/>
          <table:table-cell table:style-name="aee1cd4"/>
        </table:table-row>
        <table:table-row>
          <table:table-cell table:style-name="a5c7d9c"/>
          <table:table-cell table:style-name="aa8592a"/>
          <table:table-cell table:style-name="a86694c"/>
          <table:table-cell table:style-name="a051b0b"/>
          <table:table-cell table:style-name="a596987"/>
          <table:table-cell table:style-name="a3e3f81"/>
          <table:table-cell table:style-name="ae2de8b"/>
          <table:table-cell table:style-name="a58a2a2"/>
          <table:table-cell table:style-name="a0529b7"/>
          <table:table-cell table:style-name="a11df40"/>
        </table:table-row>
        <table:table-row>
          <table:table-cell table:style-name="a45d0d1"/>
          <table:table-cell table:style-name="a7460d3"/>
          <table:table-cell office:string-value="TD" office:value-type="string" table:style-name="a629fde">
            <text:p>TD</text:p>
          </table:table-cell>
          <table:table-cell office:value="4.0" office:value-type="float" table:style-name="af66bf6">
            <text:p>4</text:p>
          </table:table-cell>
          <table:table-cell office:value="10.0" office:value-type="float" table:style-name="a1a15b8">
            <text:p>10</text:p>
          </table:table-cell>
          <table:table-cell office:string-value="teacher100FirstName" office:value-type="string" table:style-name="aff4678">
            <text:p>teacher100FirstName</text:p>
          </table:table-cell>
          <table:table-cell office:string-value="teacher100LastName" office:value-type="string" table:style-name="a50042f">
            <text:p>teacher100LastName</text:p>
          </table:table-cell>
          <table:table-cell office:string-value="B" office:value-type="string" table:style-name="a3642c1">
            <text:p>B</text:p>
          </table:table-cell>
          <table:table-cell table:style-name="a2c8d60"/>
          <table:table-cell table:style-name="ab1966d"/>
        </table:table-row>
        <table:table-row>
          <table:table-cell table:style-name="a4d3165"/>
          <table:table-cell table:style-name="abfb439"/>
          <table:table-cell table:style-name="a6bd6de"/>
          <table:table-cell table:style-name="aa37750"/>
          <table:table-cell table:style-name="a1e841a"/>
          <table:table-cell table:style-name="a341614"/>
          <table:table-cell table:style-name="aaf4279"/>
          <table:table-cell table:style-name="a77f0f3"/>
          <table:table-cell table:style-name="af0b5ab"/>
          <table:table-cell table:style-name="a2aaf5e"/>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irelabuzdugan</dc:creator>
    <dc:date>2020-06-15T13:06:52</dc:date>
    <meta:editing-cycles>1</meta:editing-cycles>
    <meta:editing-duration>PT5.482S</meta:editing-duration>
    <meta:initial-creator>mirelabuzdugan</meta:initial-creator>
    <meta:creation-date>2020-06-15T13:06:47</meta:creation-date>
    <dc:language>ro</dc:language>
  </office:meta>
</office:document-meta>
</file>